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2134in"/>
    </style:style>
    <style:style style:name="co4" style:family="table-column">
      <style:table-column-properties fo:break-before="auto" style:column-width="0.4374in"/>
    </style:style>
    <style:style style:name="co5" style:family="table-column">
      <style:table-column-properties fo:break-before="auto" style:column-width="0.3736in"/>
    </style:style>
    <style:style style:name="co6" style:family="table-column">
      <style:table-column-properties fo:break-before="auto" style:column-width="0.5228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7"/>
    <style:style style:name="ce2" style:family="table-cell" style:parent-style-name="Default" style:data-style-name="N60"/>
    <style:style style:name="ce3" style:family="table-cell" style:parent-style-name="Default" style:data-style-name="N120"/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7" style:family="table-cell" style:parent-style-name="Default" style:data-style-name="N2"/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>
      <style:table-cell-properties fo:border-bottom="2.01pt solid #000000" fo:border-left="none" fo:border-right="none" fo:border-top="none"/>
    </style:style>
    <style:style style:name="ce21" style:family="table-cell" style:parent-style-name="Default" style:data-style-name="N121"/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6" style:family="table-cell" style:parent-style-name="Pivot_20_Table_20_Value">
      <style:table-cell-properties fo:border-bottom="none" fo:border-left="none" fo:border-right="2.01pt solid #000000" fo:border-top="none"/>
    </style:style>
    <style:style style:name="ce27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28" style:family="table-cell" style:parent-style-name="Default" style:data-style-name="N1"/>
    <style:style style:name="ce29" style:family="table-cell" style:parent-style-name="Pivot_20_Table_20_Corner" style:data-style-name="N1">
      <style:table-cell-properties fo:border-bottom="none" fo:border-left="2.01pt solid #000000" fo:border-right="0.99pt solid #000000" fo:border-top="2.01pt solid #000000"/>
    </style:style>
    <style:style style:name="ce30" style:family="table-cell" style:parent-style-name="Pivot_20_Table_20_Field" style:data-style-name="N1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Category" style:data-style-name="N1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1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1">
      <style:table-cell-properties fo:border-bottom="2.01pt solid #000000" fo:border-left="2.01pt solid #000000" fo:border-right="0.99pt solid #000000" fo:border-top="none"/>
    </style:style>
    <style:style style:name="ce34" style:family="table-cell" style:parent-style-name="Pivot_20_Table_20_Field" style:data-style-name="N1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1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7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38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39" style:family="table-cell" style:parent-style-name="Pivot_20_Table_20_Corner" style:data-style-name="N1">
      <style:table-cell-properties fo:border-bottom="0.99pt solid #000000" fo:border-left="none" fo:border-right="none" fo:border-top="2.01pt solid #000000"/>
    </style:style>
    <style:style style:name="ce40" style:family="table-cell" style:parent-style-name="Pivot_20_Table_20_Category" style:data-style-name="N1">
      <style:table-cell-properties fo:border-bottom="0.99pt solid #000000" fo:border-left="none" fo:border-right="none" fo:border-top="none"/>
    </style:style>
    <style:style style:name="ce41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42" style:family="table-cell" style:parent-style-name="Pivot_20_Table_20_Value" style:data-style-name="N1"/>
    <style:style style:name="ce43" style:family="table-cell" style:parent-style-name="Pivot_20_Table_20_Value" style:data-style-name="N1">
      <style:table-cell-properties fo:border-bottom="2.01pt solid #000000" fo:border-left="none" fo:border-right="none" fo:border-top="none"/>
    </style:style>
    <style:style style:name="ce44" style:family="table-cell" style:parent-style-name="Pivot_20_Table_20_Value" style:data-style-name="N1">
      <style:text-properties fo:font-weight="bold" style:font-weight-asian="bold" style:font-weight-complex="bold"/>
    </style:style>
    <style:style style:name="ce45" style:family="table-cell" style:parent-style-name="Pivot_20_Table_20_Corner" style:data-style-name="N1">
      <style:table-cell-properties fo:border-bottom="0.99pt solid #000000" fo:border-left="none" fo:border-right="2.01pt solid #000000" fo:border-top="2.01pt solid #000000"/>
    </style:style>
    <style:style style:name="ce46" style:family="table-cell" style:parent-style-name="Pivot_20_Table_20_Category" style:data-style-name="N1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48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49" style:family="table-cell" style:parent-style-name="Pivot_20_Table_20_Value" style:data-style-name="N1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50" style:family="table-cell" style:parent-style-name="Pivot_20_Table_20_Value" style:data-style-name="N1">
      <style:table-cell-properties fo:border-bottom="2.01pt solid #000000" fo:border-left="none" fo:border-right="2.01pt solid #000000" fo:border-top="none"/>
    </style:style>
    <style:style style:name="ce51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hallow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se -me^2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table:formula="of:=[.D2]-[.C2]*[.C2]" office:value-type="float" office:value="0.0744" calcext:value-type="float">
            <text:p>0.0744</text:p>
          </table:table-cell>
          <table:table-cell table:style-name="ce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table:formula="of:=[.D3]-[.C3]*[.C3]" office:value-type="float" office:value="0.07" calcext:value-type="float">
            <text:p>0.07</text:p>
          </table:table-cell>
          <table:table-cell table:style-name="ce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table:formula="of:=[.D4]-[.C4]*[.C4]" office:value-type="float" office:value="0.1364" calcext:value-type="float">
            <text:p>0.1364</text:p>
          </table:table-cell>
          <table:table-cell table:style-name="ce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  <table:table-cell table:formula="of:=[.D5]-[.C5]*[.C5]" office:value-type="float" office:value="0.1256" calcext:value-type="float">
            <text:p>0.1256</text:p>
          </table:table-cell>
          <table:table-cell table:style-name="ce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  <table:table-cell table:formula="of:=[.D6]-[.C6]*[.C6]" office:value-type="float" office:value="0.1211" calcext:value-type="float">
            <text:p>0.1211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formula="of:=[.D7]-[.C7]*[.C7]" office:value-type="float" office:value="0.0175" calcext:value-type="float">
            <text:p>0.0175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table:formula="of:=[.D8]-[.C8]*[.C8]" office:value-type="float" office:value="0.0724" calcext:value-type="float">
            <text:p>0.0724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formula="of:=[.D9]-[.C9]*[.C9]" office:value-type="float" office:value="0.0775" calcext:value-type="float">
            <text:p>0.0775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.43</text:p>
          </table:table-cell>
          <table:table-cell office:value-type="float" office:value="0.26" calcext:value-type="float">
            <text:p>0.26</text:p>
          </table:table-cell>
          <table:table-cell table:formula="of:=[.D10]-[.C10]*[.C10]" office:value-type="float" office:value="0.0751" calcext:value-type="float">
            <text:p>0.0751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table:formula="of:=[.D11]-[.C11]*[.C11]" office:value-type="float" office:value="0.0799" calcext:value-type="float">
            <text:p>0.0799</text:p>
          </table:table-cell>
          <table:table-cell table:style-name="ce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-0.17" calcext:value-type="float">
            <text:p>-0.17</text:p>
          </table:table-cell>
          <table:table-cell office:value-type="float" office:value="0.04" calcext:value-type="float">
            <text:p>0.04</text:p>
          </table:table-cell>
          <table:table-cell table:formula="of:=[.D12]-[.C12]*[.C12]" office:value-type="float" office:value="0.0111" calcext:value-type="float">
            <text:p>0.0111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formula="of:=[.D13]-[.C13]*[.C13]" office:value-type="float" office:value="0.0919" calcext:value-type="float">
            <text:p>0.0919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table:formula="of:=[.D14]-[.C14]*[.C14]" office:value-type="float" office:value="0.1" calcext:value-type="float">
            <text:p>0.1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table:formula="of:=[.D15]-[.C15]*[.C15]" office:value-type="float" office:value="0.0971" calcext:value-type="float">
            <text:p>0.0971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0.19" calcext:value-type="float">
            <text:p>-0.19</text:p>
          </table:table-cell>
          <table:table-cell office:value-type="float" office:value="0.13" calcext:value-type="float">
            <text:p>0.13</text:p>
          </table:table-cell>
          <table:table-cell table:formula="of:=[.D16]-[.C16]*[.C16]" office:value-type="float" office:value="0.0939" calcext:value-type="float">
            <text:p>0.0939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table:formula="of:=[.D17]-[.C17]*[.C17]" office:value-type="float" office:value="0.0899" calcext:value-type="float">
            <text:p>0.0899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D18]-[.C18]*[.C18]" office:value-type="float" office:value="0.09" calcext:value-type="float">
            <text:p>0.09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table:formula="of:=[.D19]-[.C19]*[.C19]" office:value-type="float" office:value="0.0911" calcext:value-type="float">
            <text:p>0.0911</text:p>
          </table:table-cell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  <table:table-cell office:value-type="float" office:value="0.18" calcext:value-type="float">
            <text:p>0.18</text:p>
          </table:table-cell>
          <table:table-cell table:formula="of:=[.D20]-[.C20]*[.C20]" office:value-type="float" office:value="0.1124" calcext:value-type="float">
            <text:p>0.1124</text:p>
          </table:table-cell>
          <table:table-cell table:style-name="ce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-0.09" calcext:value-type="float">
            <text:p>-0.09</text:p>
          </table:table-cell>
          <table:table-cell office:value-type="float" office:value="0.11" calcext:value-type="float">
            <text:p>0.11</text:p>
          </table:table-cell>
          <table:table-cell table:formula="of:=[.D21]-[.C21]*[.C21]" office:value-type="float" office:value="0.1019" calcext:value-type="float">
            <text:p>0.1019</text:p>
          </table:table-cell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formula="of:=[.D22]-[.C22]*[.C22]" office:value-type="float" office:value="0.11" calcext:value-type="float">
            <text:p>0.11</text:p>
          </table:table-cell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5" calcext:value-type="float">
            <text:p>-0.35</text:p>
          </table:table-cell>
          <table:table-cell office:value-type="float" office:value="0.14" calcext:value-type="float">
            <text:p>0.14</text:p>
          </table:table-cell>
          <table:table-cell table:formula="of:=[.D23]-[.C23]*[.C23]" office:value-type="float" office:value="0.0175" calcext:value-type="float">
            <text:p>0.0175</text:p>
          </table:table-cell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0.18" calcext:value-type="float">
            <text:p>-0.18</text:p>
          </table:table-cell>
          <table:table-cell office:value-type="float" office:value="0.05" calcext:value-type="float">
            <text:p>0.05</text:p>
          </table:table-cell>
          <table:table-cell table:formula="of:=[.D24]-[.C24]*[.C24]" office:value-type="float" office:value="0.0176" calcext:value-type="float">
            <text:p>0.0176</text:p>
          </table:table-cell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3" calcext:value-type="float">
            <text:p>0.03</text:p>
          </table:table-cell>
          <table:table-cell table:formula="of:=[.D25]-[.C25]*[.C25]" office:value-type="float" office:value="0.0219" calcext:value-type="float">
            <text:p>0.0219</text:p>
          </table:table-cell>
          <table:table-cell table:style-name="ce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39" calcext:value-type="float">
            <text:p>-0.39</text:p>
          </table:table-cell>
          <table:table-cell office:value-type="float" office:value="0.16" calcext:value-type="float">
            <text:p>0.16</text:p>
          </table:table-cell>
          <table:table-cell table:formula="of:=[.D26]-[.C26]*[.C26]" office:value-type="float" office:value="0.00789999999999999" calcext:value-type="float">
            <text:p>0.0079</text:p>
          </table:table-cell>
          <table:table-cell table:style-name="ce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.25</text:p>
          </table:table-cell>
          <table:table-cell office:value-type="float" office:value="0.08" calcext:value-type="float">
            <text:p>0.08</text:p>
          </table:table-cell>
          <table:table-cell table:formula="of:=[.D27]-[.C27]*[.C27]" office:value-type="float" office:value="0.0175" calcext:value-type="float">
            <text:p>0.0175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44" calcext:value-type="float">
            <text:p>-0.44</text:p>
          </table:table-cell>
          <table:table-cell office:value-type="float" office:value="0.2" calcext:value-type="float">
            <text:p>0.2</text:p>
          </table:table-cell>
          <table:table-cell table:formula="of:=[.D28]-[.C28]*[.C28]" office:value-type="float" office:value="0.00640000000000002" calcext:value-type="float">
            <text:p>0.0064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table:formula="of:=[.D29]-[.C29]*[.C29]" office:value-type="float" office:value="0.01" calcext:value-type="float">
            <text:p>0.01</text:p>
          </table:table-cell>
          <table:table-cell table:style-name="ce3"/>
        </table:table-row>
        <table:table-row table:style-name="ro2" table:number-rows-repeated="24">
          <table:table-cell table:number-columns-repeated="5"/>
          <table:table-cell table:style-name="ce3"/>
        </table:table-row>
        <table:table-row table:style-name="ro2" table:number-rows-repeated="7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8">
          <table:table-cell table:number-columns-repeated="6"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10480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ivot Table_Sheet1_3" table:style-name="ta1">
        <table:shapes>
          <draw:frame draw:z-index="0" draw:style-name="gr1" draw:text-style-name="P1" svg:width="6.4441in" svg:height="3.5429in" svg:x="0.0394in" svg:y="2.1728in">
            <draw:object draw:notify-on-update-of-ranges="'Pivot Table_Sheet1_3'.A4:'Pivot Table_Sheet1_3'.A4 'Pivot Table_Sheet1_3'.A5:'Pivot Table_Sheet1_3'.A12 'Pivot Table_Sheet1_3'.B4:'Pivot Table_Sheet1_3'.B4 'Pivot Table_Sheet1_3'.B5:'Pivot Table_Sheet1_3'.B12 'Pivot Table_Sheet1_3'.C4:'Pivot Table_Sheet1_3'.C4 'Pivot Table_Sheet1_3'.C5:'Pivot Table_Sheet1_3'.C12 'Pivot Table_Sheet1_3'.D4:'Pivot Table_Sheet1_3'.D4 'Pivot Table_Sheet1_3'.D5:'Pivot Table_Sheet1_3'.D12 'Pivot Table_Sheet1_3'.E4:'Pivot Table_Sheet1_3'.E4 'Pivot Table_Sheet1_3'.E5:'Pivot Table_Sheet1_3'.E12 'Pivot Table_Sheet1_3'.F4:'Pivot Table_Sheet1_3'.F4 'Pivot Table_Sheet1_3'.F5:'Pivot Table_Sheet1_3'.F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65in" svg:x="4.5949in" svg:y="2.3571in">
            <draw:object draw:notify-on-update-of-ranges="'Pivot Table_Sheet1_3'.O4:'Pivot Table_Sheet1_3'.O4 'Pivot Table_Sheet1_3'.O5:'Pivot Table_Sheet1_3'.O12 'Pivot Table_Sheet1_3'.P4:'Pivot Table_Sheet1_3'.P4 'Pivot Table_Sheet1_3'.P5:'Pivot Table_Sheet1_3'.P12 'Pivot Table_Sheet1_3'.Q4:'Pivot Table_Sheet1_3'.Q4 'Pivot Table_Sheet1_3'.Q5:'Pivot Table_Sheet1_3'.Q12 'Pivot Table_Sheet1_3'.R4:'Pivot Table_Sheet1_3'.R4 'Pivot Table_Sheet1_3'.R5:'Pivot Table_Sheet1_3'.R12 'Pivot Table_Sheet1_3'.S4:'Pivot Table_Sheet1_3'.S4 'Pivot Table_Sheet1_3'.S5:'Pivot Table_Sheet1_3'.S12 'Pivot Table_Sheet1_3'.T4:'Pivot Table_Sheet1_3'.T4 'Pivot Table_Sheet1_3'.T5:'Pivot Table_Sheet1_3'.T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024" table:default-cell-style-name="Default"/>
        <table:table-row table:style-name="ro3">
          <table:table-cell office:value-type="string" calcext:value-type="string">
            <text:p>Filter</text:p>
          </table:table-cell>
          <table:table-cell table:number-columns-repeated="1023"/>
        </table:table-row>
        <table:table-row table:style-name="ro2">
          <table:table-cell table:number-columns-repeated="14"/>
          <table:table-cell office:value-type="string" calcext:value-type="string">
            <text:p>norm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Sum - me</text:p>
          </table:table-cell>
          <table:table-cell table:style-name="ce9" office:value-type="string" calcext:value-type="string">
            <text:p>delta</text:p>
          </table:table-cell>
          <table:table-cell table:style-name="ce18" table:number-columns-repeated="3"/>
          <table:table-cell table:style-name="ce22"/>
          <table:table-cell table:number-columns-repeated="1018"/>
        </table:table-row>
        <table:table-row table:style-name="ro2">
          <table:table-cell table:style-name="ce5" office:value-type="string" calcext:value-type="string">
            <text:p>shallow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norm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1" office:value-type="float" office:value="0.16" calcext:value-type="float">
            <text:p>0.16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56" calcext:value-type="float">
            <text:p>0.56</text:p>
          </table:table-cell>
          <table:table-cell table:style-name="ce14" office:value-type="float" office:value="0.62" calcext:value-type="float">
            <text:p>0.62</text:p>
          </table:table-cell>
          <table:table-cell table:style-name="ce24" office:value-type="float" office:value="0.67" calcext:value-type="float">
            <text:p>0.67</text:p>
          </table:table-cell>
          <table:table-cell table:number-columns-repeated="6"/>
          <table:table-cell table:style-name="ce17" table:formula="of:=1/(0.71+0.1*[.O5])" office:value-type="float" office:value="1.40845070422535" calcext:value-type="float">
            <text:p>1.4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7" table:formula="of:=(1+[.B5])/[.$M5]" office:value-type="float" office:value="0.8236" calcext:value-type="float">
            <text:p>0.82</text:p>
          </table:table-cell>
          <table:table-cell table:style-name="ce17" table:formula="of:=(1+[.C5])/[.$M5]" office:value-type="float" office:value="0.994" calcext:value-type="float">
            <text:p>0.99</text:p>
          </table:table-cell>
          <table:table-cell table:style-name="ce17" table:formula="of:=(1+[.D5])/[.$M5]" office:value-type="float" office:value="1.1076" calcext:value-type="float">
            <text:p>1.11</text:p>
          </table:table-cell>
          <table:table-cell table:style-name="ce17" table:formula="of:=(1+[.E5])/[.$M5]" office:value-type="float" office:value="1.1502" calcext:value-type="float">
            <text:p>1.15</text:p>
          </table:table-cell>
          <table:table-cell table:style-name="ce17" table:formula="of:=(1+[.F5])/[.$M5]" office:value-type="float" office:value="1.1857" calcext:value-type="float">
            <text:p>1.19</text:p>
          </table:table-cell>
          <table:table-cell table:number-columns-repeated="1004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5" office:value-type="float" office:value="0.24" calcext:value-type="float">
            <text:p>0.24</text:p>
          </table:table-cell>
          <table:table-cell table:style-name="ce15" office:value-type="float" office:value="0.35" calcext:value-type="float">
            <text:p>0.35</text:p>
          </table:table-cell>
          <table:table-cell table:style-name="ce15" office:value-type="float" office:value="0.43" calcext:value-type="float">
            <text:p>0.43</text:p>
          </table:table-cell>
          <table:table-cell table:style-name="ce25" office:value-type="float" office:value="0.49" calcext:value-type="float">
            <text:p>0.49</text:p>
          </table:table-cell>
          <table:table-cell table:number-columns-repeated="6"/>
          <table:table-cell table:style-name="ce17" table:formula="of:=1/(0.71+0.1*[.O6])" office:value-type="float" office:value="1.23456790123457" calcext:value-type="float">
            <text:p>1.23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7" table:formula="of:=(1+[.B6])/[.$M6]" office:value-type="float" office:value="0.7695" calcext:value-type="float">
            <text:p>0.77</text:p>
          </table:table-cell>
          <table:table-cell table:style-name="ce17" table:formula="of:=(1+[.C6])/[.$M6]" office:value-type="float" office:value="1.0044" calcext:value-type="float">
            <text:p>1.00</text:p>
          </table:table-cell>
          <table:table-cell table:style-name="ce17" table:formula="of:=(1+[.D6])/[.$M6]" office:value-type="float" office:value="1.0935" calcext:value-type="float">
            <text:p>1.09</text:p>
          </table:table-cell>
          <table:table-cell table:style-name="ce17" table:formula="of:=(1+[.E6])/[.$M6]" office:value-type="float" office:value="1.1583" calcext:value-type="float">
            <text:p>1.16</text:p>
          </table:table-cell>
          <table:table-cell table:style-name="ce17" table:formula="of:=(1+[.F6])/[.$M6]" office:value-type="float" office:value="1.2069" calcext:value-type="float">
            <text:p>1.21</text:p>
          </table:table-cell>
          <table:table-cell table:number-columns-repeated="1004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2" office:value-type="float" office:value="-0.17" calcext:value-type="float">
            <text:p>-0.17</text:p>
          </table:table-cell>
          <table:table-cell table:style-name="ce15" office:value-type="float" office:value="0.09" calcext:value-type="float">
            <text:p>0.09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27" calcext:value-type="float">
            <text:p>0.27</text:p>
          </table:table-cell>
          <table:table-cell table:style-name="ce26"/>
          <table:table-cell table:number-columns-repeated="6"/>
          <table:table-cell table:style-name="ce17" table:formula="of:=1/(0.71+0.1*[.O7])" office:value-type="float" office:value="1.0989010989011" calcext:value-type="float">
            <text:p>1.1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7" table:formula="of:=(1+[.B7])/[.$M7]" office:value-type="float" office:value="0.7553" calcext:value-type="float">
            <text:p>0.76</text:p>
          </table:table-cell>
          <table:table-cell table:style-name="ce17" table:formula="of:=(1+[.C7])/[.$M7]" office:value-type="float" office:value="0.9919" calcext:value-type="float">
            <text:p>0.99</text:p>
          </table:table-cell>
          <table:table-cell table:style-name="ce17" table:formula="of:=(1+[.D7])/[.$M7]" office:value-type="float" office:value="1.092" calcext:value-type="float">
            <text:p>1.09</text:p>
          </table:table-cell>
          <table:table-cell table:style-name="ce17" table:formula="of:=(1+[.E7])/[.$M7]" office:value-type="float" office:value="1.1557" calcext:value-type="float">
            <text:p>1.16</text:p>
          </table:table-cell>
          <table:table-cell table:style-name="ce17"/>
          <table:table-cell table:number-columns-repeated="1004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2" office:value-type="float" office:value="-0.19" calcext:value-type="float">
            <text:p>-0.19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17" calcext:value-type="float">
            <text:p>0.17</text:p>
          </table:table-cell>
          <table:table-cell table:style-name="ce26"/>
          <table:table-cell table:number-columns-repeated="6"/>
          <table:table-cell table:style-name="ce17" table:formula="of:=1/(0.71+0.1*[.O8])" office:value-type="float" office:value="0.99009900990099" calcext:value-type="float">
            <text:p>0.99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7" table:formula="of:=(1+[.B8])/[.$M8]" office:value-type="float" office:value="0.8181" calcext:value-type="float">
            <text:p>0.82</text:p>
          </table:table-cell>
          <table:table-cell table:style-name="ce17" table:formula="of:=(1+[.C8])/[.$M8]" office:value-type="float" office:value="0.9999" calcext:value-type="float">
            <text:p>1.00</text:p>
          </table:table-cell>
          <table:table-cell table:style-name="ce17" table:formula="of:=(1+[.D8])/[.$M8]" office:value-type="float" office:value="1.111" calcext:value-type="float">
            <text:p>1.11</text:p>
          </table:table-cell>
          <table:table-cell table:style-name="ce17" table:formula="of:=(1+[.E8])/[.$M8]" office:value-type="float" office:value="1.1817" calcext:value-type="float">
            <text:p>1.18</text:p>
          </table:table-cell>
          <table:table-cell table:style-name="ce17"/>
          <table:table-cell table:number-columns-repeated="100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office:value-type="float" office:value="-0.26" calcext:value-type="float">
            <text:p>-0.26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0" calcext:value-type="float">
            <text:p>0</text:p>
          </table:table-cell>
          <table:table-cell table:style-name="Pivot_20_Table_20_Value"/>
          <table:table-cell table:style-name="ce26"/>
          <table:table-cell table:number-columns-repeated="6"/>
          <table:table-cell table:style-name="ce17" table:formula="of:=1/(0.71+0.1*[.O9])" office:value-type="float" office:value="0.900900900900901" calcext:value-type="float">
            <text:p>0.90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7" table:formula="of:=(1+[.B9])/[.$M9]" office:value-type="float" office:value="0.8214" calcext:value-type="float">
            <text:p>0.82</text:p>
          </table:table-cell>
          <table:table-cell table:style-name="ce17" table:formula="of:=(1+[.C9])/[.$M9]" office:value-type="float" office:value="1.0101" calcext:value-type="float">
            <text:p>1.01</text:p>
          </table:table-cell>
          <table:table-cell table:style-name="ce17" table:formula="of:=(1+[.D9])/[.$M9]" office:value-type="float" office:value="1.11" calcext:value-type="float">
            <text:p>1.11</text:p>
          </table:table-cell>
          <table:table-cell table:style-name="ce17" table:number-columns-repeated="2"/>
          <table:table-cell table:number-columns-repeated="100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2" office:value-type="float" office:value="-0.35" calcext:value-type="float">
            <text:p>-0.35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5" office:value-type="float" office:value="-0.09" calcext:value-type="float">
            <text:p>-0.09</text:p>
          </table:table-cell>
          <table:table-cell table:style-name="Pivot_20_Table_20_Value"/>
          <table:table-cell table:style-name="ce26"/>
          <table:table-cell table:number-columns-repeated="6"/>
          <table:table-cell table:style-name="ce17" table:formula="of:=1/(0.71+0.1*[.O10])" office:value-type="float" office:value="0.826446280991735" calcext:value-type="float">
            <text:p>0.83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7" table:formula="of:=(1+[.B10])/[.$M10]" office:value-type="float" office:value="0.7865" calcext:value-type="float">
            <text:p>0.79</text:p>
          </table:table-cell>
          <table:table-cell table:style-name="ce17" table:formula="of:=(1+[.C10])/[.$M10]" office:value-type="float" office:value="0.9922" calcext:value-type="float">
            <text:p>0.99</text:p>
          </table:table-cell>
          <table:table-cell table:style-name="ce17" table:formula="of:=(1+[.D10])/[.$M10]" office:value-type="float" office:value="1.1011" calcext:value-type="float">
            <text:p>1.10</text:p>
          </table:table-cell>
          <table:table-cell table:style-name="ce17" table:number-columns-repeated="2"/>
          <table:table-cell table:number-columns-repeated="100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2" office:value-type="float" office:value="-0.39" calcext:value-type="float">
            <text:p>-0.39</text:p>
          </table:table-cell>
          <table:table-cell table:style-name="ce15" office:value-type="float" office:value="-0.25" calcext:value-type="float">
            <text:p>-0.25</text:p>
          </table:table-cell>
          <table:table-cell table:style-name="Pivot_20_Table_20_Value" table:number-columns-repeated="2"/>
          <table:table-cell table:style-name="ce26"/>
          <table:table-cell table:number-columns-repeated="6"/>
          <table:table-cell table:style-name="ce17" table:formula="of:=1/(0.71+0.1*[.O11])" office:value-type="float" office:value="0.763358778625954" calcext:value-type="float">
            <text:p>0.76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7" table:formula="of:=(1+[.B11])/[.$M11]" office:value-type="float" office:value="0.7991" calcext:value-type="float">
            <text:p>0.80</text:p>
          </table:table-cell>
          <table:table-cell table:style-name="ce17" table:formula="of:=(1+[.C11])/[.$M11]" office:value-type="float" office:value="0.9825" calcext:value-type="float">
            <text:p>0.98</text:p>
          </table:table-cell>
          <table:table-cell table:style-name="ce17" table:number-columns-repeated="3"/>
          <table:table-cell table:number-columns-repeated="1004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3" office:value-type="float" office:value="-0.44" calcext:value-type="float">
            <text:p>-0.44</text:p>
          </table:table-cell>
          <table:table-cell table:style-name="ce16" office:value-type="float" office:value="-0.3" calcext:value-type="float">
            <text:p>-0.3</text:p>
          </table:table-cell>
          <table:table-cell table:style-name="ce20" table:number-columns-repeated="2"/>
          <table:table-cell table:style-name="ce27"/>
          <table:table-cell table:number-columns-repeated="6"/>
          <table:table-cell table:style-name="ce17" table:formula="of:=1/(0.71+0.1*[.O12])" office:value-type="float" office:value="0.709219858156028" calcext:value-type="float">
            <text:p>0.71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7" table:formula="of:=(1+[.B12])/[.$M12]" office:value-type="float" office:value="0.7896" calcext:value-type="float">
            <text:p>0.79</text:p>
          </table:table-cell>
          <table:table-cell table:style-name="ce17" table:formula="of:=(1+[.C12])/[.$M12]" office:value-type="float" office:value="0.987" calcext:value-type="float">
            <text:p>0.99</text:p>
          </table:table-cell>
          <table:table-cell table:style-name="ce17" table:number-columns-repeated="3"/>
          <table:table-cell table:number-columns-repeated="1004"/>
        </table:table-row>
        <table:table-row table:style-name="ro3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err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4" office:value-type="float" office:value="0.4" calcext:value-type="float">
            <text:p>0.4</text:p>
          </table:table-cell>
          <table:table-cell table:style-name="ce17" table:formula="of:=EXP(0.1*(2.9-[.A40]))-1" office:value-type="float" office:value="0.336427488025472" calcext:value-type="float">
            <text:p>0.34</text:p>
          </table:table-cell>
          <table:table-cell table:style-name="ce17" table:formula="of:=[.$B40]-[.C40]" office:value-type="float" office:value="0.063572511974528" calcext:value-type="float">
            <text:p>0.06</text:p>
          </table:table-cell>
          <table:table-cell table:style-name="ce17" table:formula="of:=1/(0.71+0.1*[.A40])-1" office:value-type="float" office:value="0.408450704225352" calcext:value-type="float">
            <text:p>0.41</text:p>
          </table:table-cell>
          <table:table-cell table:style-name="ce17" table:formula="of:=[.$B40]-[.E40]" office:value-type="float" office:value="-0.00845070422535221" calcext:value-type="float">
            <text:p>-0.01</text:p>
          </table:table-cell>
          <table:table-cell table:number-columns-repeated="1018"/>
        </table:table-row>
        <table:table-row table:style-name="ro2">
          <table:table-cell table:formula="of:=[.A40]+1" office:value-type="float" office:value="1" calcext:value-type="float">
            <text:p>1</text:p>
          </table:table-cell>
          <table:table-cell table:style-name="ce15" office:value-type="float" office:value="0.24" calcext:value-type="float">
            <text:p>0.24</text:p>
          </table:table-cell>
          <table:table-cell table:style-name="ce17" table:formula="of:=EXP(0.1*(2.9-[.A41]))-1" office:value-type="float" office:value="0.209249597657251" calcext:value-type="float">
            <text:p>0.21</text:p>
          </table:table-cell>
          <table:table-cell table:style-name="ce17" table:formula="of:=[.$B41]-[.C41]" office:value-type="float" office:value="0.0307504023427485" calcext:value-type="float">
            <text:p>0.03</text:p>
          </table:table-cell>
          <table:table-cell table:style-name="ce17" table:formula="of:=1/(0.71+0.1*[.A41])-1" office:value-type="float" office:value="0.234567901234568" calcext:value-type="float">
            <text:p>0.23</text:p>
          </table:table-cell>
          <table:table-cell table:style-name="ce17" table:formula="of:=[.$B41]-[.E41]" office:value-type="float" office:value="0.00543209876543194" calcext:value-type="float">
            <text:p>0.01</text:p>
          </table:table-cell>
          <table:table-cell table:number-columns-repeated="1018"/>
        </table:table-row>
        <table:table-row table:style-name="ro2">
          <table:table-cell table:formula="of:=[.A41]+1" office:value-type="float" office:value="2" calcext:value-type="float">
            <text:p>2</text:p>
          </table:table-cell>
          <table:table-cell table:style-name="ce15" office:value-type="float" office:value="0.09" calcext:value-type="float">
            <text:p>0.09</text:p>
          </table:table-cell>
          <table:table-cell table:style-name="ce17" table:formula="of:=EXP(0.1*(2.9-[.A42]))-1" office:value-type="float" office:value="0.0941742837052104" calcext:value-type="float">
            <text:p>0.09</text:p>
          </table:table-cell>
          <table:table-cell table:style-name="ce17" table:formula="of:=[.$B42]-[.C42]" office:value-type="float" office:value="-0.00417428370521042" calcext:value-type="float">
            <text:p>0.00</text:p>
          </table:table-cell>
          <table:table-cell table:style-name="ce17" table:formula="of:=1/(0.71+0.1*[.A42])-1" office:value-type="float" office:value="0.098901098901099" calcext:value-type="float">
            <text:p>0.10</text:p>
          </table:table-cell>
          <table:table-cell table:style-name="ce17" table:formula="of:=[.$B42]-[.E42]" office:value-type="float" office:value="-0.008901098901099" calcext:value-type="float">
            <text:p>-0.01</text:p>
          </table:table-cell>
          <table:table-cell table:number-columns-repeated="1018"/>
        </table:table-row>
        <table:table-row table:style-name="ro2">
          <table:table-cell table:formula="of:=[.A42]+1" office:value-type="float" office:value="3" calcext:value-type="float">
            <text:p>3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7" table:formula="of:=EXP(0.1*(2.9-[.A43]))-1" office:value-type="float" office:value="-0.009950166250832" calcext:value-type="float">
            <text:p>-0.01</text:p>
          </table:table-cell>
          <table:table-cell table:style-name="ce17" table:formula="of:=[.$B43]-[.C43]" office:value-type="float" office:value="-0.0000498337491679959" calcext:value-type="float">
            <text:p>0.00</text:p>
          </table:table-cell>
          <table:table-cell table:style-name="ce17" table:formula="of:=1/(0.71+0.1*[.A43])-1" office:value-type="float" office:value="-0.00990099009900991" calcext:value-type="float">
            <text:p>-0.01</text:p>
          </table:table-cell>
          <table:table-cell table:style-name="ce17" table:formula="of:=[.$B43]-[.E43]" office:value-type="float" office:value="-0.0000990099009900904" calcext:value-type="float">
            <text:p>0.00</text:p>
          </table:table-cell>
          <table:table-cell table:number-columns-repeated="1018"/>
        </table:table-row>
        <table:table-row table:style-name="ro2">
          <table:table-cell table:formula="of:=[.A43]+1" office:value-type="float" office:value="4" calcext:value-type="float">
            <text:p>4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7" table:formula="of:=EXP(0.1*(2.9-[.A44]))-1" office:value-type="float" office:value="-0.104165864703472" calcext:value-type="float">
            <text:p>-0.10</text:p>
          </table:table-cell>
          <table:table-cell table:style-name="ce17" table:formula="of:=[.$B44]-[.C44]" office:value-type="float" office:value="0.0141658647034718" calcext:value-type="float">
            <text:p>0.01</text:p>
          </table:table-cell>
          <table:table-cell table:style-name="ce17" table:formula="of:=1/(0.71+0.1*[.A44])-1" office:value-type="float" office:value="-0.099099099099099" calcext:value-type="float">
            <text:p>-0.10</text:p>
          </table:table-cell>
          <table:table-cell table:style-name="ce17" table:formula="of:=[.$B44]-[.E44]" office:value-type="float" office:value="0.00909909909909898" calcext:value-type="float">
            <text:p>0.01</text:p>
          </table:table-cell>
          <table:table-cell table:number-columns-repeated="1018"/>
        </table:table-row>
        <table:table-row table:style-name="ro2">
          <table:table-cell table:formula="of:=[.A44]+1" office:value-type="float" office:value="5" calcext:value-type="float">
            <text:p>5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7" table:formula="of:=EXP(0.1*(2.9-[.A45]))-1" office:value-type="float" office:value="-0.189415754029813" calcext:value-type="float">
            <text:p>-0.19</text:p>
          </table:table-cell>
          <table:table-cell table:style-name="ce17" table:formula="of:=[.$B45]-[.C45]" office:value-type="float" office:value="0.00941575402981293" calcext:value-type="float">
            <text:p>0.01</text:p>
          </table:table-cell>
          <table:table-cell table:style-name="ce17" table:formula="of:=1/(0.71+0.1*[.A45])-1" office:value-type="float" office:value="-0.173553719008264" calcext:value-type="float">
            <text:p>-0.17</text:p>
          </table:table-cell>
          <table:table-cell table:style-name="ce17" table:formula="of:=[.$B45]-[.E45]" office:value-type="float" office:value="-0.00644628099173555" calcext:value-type="float">
            <text:p>-0.01</text:p>
          </table:table-cell>
          <table:table-cell table:number-columns-repeated="1018"/>
        </table:table-row>
        <table:table-row table:style-name="ro2">
          <table:table-cell table:formula="of:=[.A45]+1" office:value-type="float" office:value="6" calcext:value-type="float">
            <text:p>6</text:p>
          </table:table-cell>
          <table:table-cell table:style-name="ce15" office:value-type="float" office:value="-0.25" calcext:value-type="float">
            <text:p>-0.25</text:p>
          </table:table-cell>
          <table:table-cell table:style-name="ce17" table:formula="of:=EXP(0.1*(2.9-[.A46]))-1" office:value-type="float" office:value="-0.266553043775711" calcext:value-type="float">
            <text:p>-0.27</text:p>
          </table:table-cell>
          <table:table-cell table:style-name="ce17" table:formula="of:=[.$B46]-[.C46]" office:value-type="float" office:value="0.0165530437757108" calcext:value-type="float">
            <text:p>0.02</text:p>
          </table:table-cell>
          <table:table-cell table:style-name="ce17" table:formula="of:=1/(0.71+0.1*[.A46])-1" office:value-type="float" office:value="-0.236641221374046" calcext:value-type="float">
            <text:p>-0.24</text:p>
          </table:table-cell>
          <table:table-cell table:style-name="ce17" table:formula="of:=[.$B46]-[.E46]" office:value-type="float" office:value="-0.0133587786259541" calcext:value-type="float">
            <text:p>-0.01</text:p>
          </table:table-cell>
          <table:table-cell table:number-columns-repeated="1018"/>
        </table:table-row>
        <table:table-row table:style-name="ro2">
          <table:table-cell table:formula="of:=[.A46]+1" office:value-type="float" office:value="7" calcext:value-type="float">
            <text:p>7</text:p>
          </table:table-cell>
          <table:table-cell table:style-name="ce16" office:value-type="float" office:value="-0.3" calcext:value-type="float">
            <text:p>-0.3</text:p>
          </table:table-cell>
          <table:table-cell table:style-name="ce17" table:formula="of:=EXP(0.1*(2.9-[.A47]))-1" office:value-type="float" office:value="-0.336349749863681" calcext:value-type="float">
            <text:p>-0.34</text:p>
          </table:table-cell>
          <table:table-cell table:style-name="ce17" table:formula="of:=[.$B47]-[.C47]" office:value-type="float" office:value="0.0363497498636806" calcext:value-type="float">
            <text:p>0.04</text:p>
          </table:table-cell>
          <table:table-cell table:style-name="ce17" table:formula="of:=1/(0.71+0.1*[.A47])-1" office:value-type="float" office:value="-0.290780141843972" calcext:value-type="float">
            <text:p>-0.29</text:p>
          </table:table-cell>
          <table:table-cell table:style-name="ce17" table:formula="of:=[.$B47]-[.E47]" office:value-type="float" office:value="-0.00921985815602827" calcext:value-type="float">
            <text:p>-0.0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7" table:formula="of:=1/([.B40]+1)" office:value-type="float" office:value="0.714285714285714" calcext:value-type="float">
            <text:p>0.71</text:p>
          </table:table-cell>
          <table:table-cell/>
          <table:table-cell table:style-name="ce21" table:formula="of:=SQRT(SUMSQ([.D40:.D47])/8)" office:value-type="float" office:value="0.0293451750100981" calcext:value-type="float">
            <text:p>0.029</text:p>
          </table:table-cell>
          <table:table-cell/>
          <table:table-cell table:style-name="ce21" table:formula="of:=SQRT(SUMSQ([.F40:.F47])/8)" office:value-type="float" office:value="0.00842594473444668" calcext:value-type="float">
            <text:p>0.008</text:p>
          </table:table-cell>
          <table:table-cell table:number-columns-repeated="1018"/>
        </table:table-row>
        <table:table-row table:style-name="ro2">
          <table:table-cell table:formula="of:=[.A49]+1" office:value-type="float" office:value="1" calcext:value-type="float">
            <text:p>1</text:p>
          </table:table-cell>
          <table:table-cell table:style-name="ce17" table:formula="of:=1/([.B41]+1)" office:value-type="float" office:value="0.806451612903226" calcext:value-type="float">
            <text:p>0.81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2" calcext:value-type="float">
            <text:p>2</text:p>
          </table:table-cell>
          <table:table-cell table:style-name="ce17" table:formula="of:=1/([.B42]+1)" office:value-type="float" office:value="0.91743119266055" calcext:value-type="float">
            <text:p>0.92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3" calcext:value-type="float">
            <text:p>3</text:p>
          </table:table-cell>
          <table:table-cell table:style-name="ce17" table:formula="of:=1/([.B43]+1)" office:value-type="float" office:value="1.01010101010101" calcext:value-type="float">
            <text:p>1.01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" calcext:value-type="float">
            <text:p>4</text:p>
          </table:table-cell>
          <table:table-cell table:style-name="ce17" table:formula="of:=1/([.B44]+1)" office:value-type="float" office:value="1.0989010989011" calcext:value-type="float">
            <text:p>1.10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5" calcext:value-type="float">
            <text:p>5</text:p>
          </table:table-cell>
          <table:table-cell table:style-name="ce17" table:formula="of:=1/([.B45]+1)" office:value-type="float" office:value="1.21951219512195" calcext:value-type="float">
            <text:p>1.22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6" calcext:value-type="float">
            <text:p>6</text:p>
          </table:table-cell>
          <table:table-cell table:style-name="ce17" table:formula="of:=1/([.B46]+1)" office:value-type="float" office:value="1.33333333333333" calcext:value-type="float">
            <text:p>1.33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7" calcext:value-type="float">
            <text:p>7</text:p>
          </table:table-cell>
          <table:table-cell table:style-name="ce17" table:formula="of:=1/([.B47]+1)" office:value-type="float" office:value="1.42857142857143" calcext:value-type="float">
            <text:p>1.43</text:p>
          </table:table-cell>
          <table:table-cell table:number-columns-repeated="1022"/>
        </table:table-row>
      </table:table>
      <table:table table:name="Pivot Table_Sheet1_2" table:style-name="ta1">
        <table:table-column table:style-name="co1" table:default-cell-style-name="Default"/>
        <table:table-row table:style-name="ro3" table:number-rows-repeated="6">
          <table:table-cell/>
        </table:table-row>
        <table:table-row table:style-name="ro2">
          <table:table-cell/>
        </table:table-row>
        <table:table-row table:style-name="ro3" table:number-rows-repeated="4">
          <table:table-cell/>
        </table:table-row>
        <table:table-row table:style-name="ro2">
          <table:table-cell/>
        </table:table-row>
      </table:table>
      <table:table table:name="Pivot Table_Sheet1_1" table:style-name="ta1">
        <table:shapes>
          <draw:frame draw:z-index="0" draw:style-name="gr1" draw:text-style-name="P1" svg:width="6.2949in" svg:height="9.863in" svg:x="0.0043in" svg:y="1.1472in">
            <draw:object draw:notify-on-update-of-ranges="'Pivot Table_Sheet1_1'.AI5:'Pivot Table_Sheet1_1'.AI5 'Pivot Table_Sheet1_1'.AI6:'Pivot Table_Sheet1_1'.AI57 'Pivot Table_Sheet1_1'.AJ5:'Pivot Table_Sheet1_1'.AJ5 'Pivot Table_Sheet1_1'.AJ6:'Pivot Table_Sheet1_1'.AJ57 'Pivot Table_Sheet1_1'.AK5:'Pivot Table_Sheet1_1'.AK5 'Pivot Table_Sheet1_1'.AK6:'Pivot Table_Sheet1_1'.AK57 'Pivot Table_Sheet1_1'.AL5:'Pivot Table_Sheet1_1'.AL5 'Pivot Table_Sheet1_1'.AL6:'Pivot Table_Sheet1_1'.AL57 'Pivot Table_Sheet1_1'.AM5:'Pivot Table_Sheet1_1'.AM5 'Pivot Table_Sheet1_1'.AM6:'Pivot Table_Sheet1_1'.AM57 'Pivot Table_Sheet1_1'.AN5:'Pivot Table_Sheet1_1'.AN5 'Pivot Table_Sheet1_1'.AN6:'Pivot Table_Sheet1_1'.AN57 'Pivot Table_Sheet1_1'.AO5:'Pivot Table_Sheet1_1'.AO5 'Pivot Table_Sheet1_1'.AO6:'Pivot Table_Sheet1_1'.AO57 'Pivot Table_Sheet1_1'.AP5:'Pivot Table_Sheet1_1'.AP5 'Pivot Table_Sheet1_1'.AP6:'Pivot Table_Sheet1_1'.AP57 'Pivot Table_Sheet1_1'.AQ5:'Pivot Table_Sheet1_1'.AQ5 'Pivot Table_Sheet1_1'.AQ6:'Pivot Table_Sheet1_1'.AQ57 'Pivot Table_Sheet1_1'.AR5:'Pivot Table_Sheet1_1'.AR5 'Pivot Table_Sheet1_1'.AR6:'Pivot Table_Sheet1_1'.AR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6965in" svg:y="10.2795in">
            <draw:object draw:notify-on-update-of-ranges="'Pivot Table_Sheet1_1'.AH62:'Pivot Table_Sheet1_1'.AH62 'Pivot Table_Sheet1_1'.AI62:'Pivot Table_Sheet1_1'.AN62 'Pivot Table_Sheet1_1'.AH63:'Pivot Table_Sheet1_1'.AH63 'Pivot Table_Sheet1_1'.AI63:'Pivot Table_Sheet1_1'.AN63 'Pivot Table_Sheet1_1'.AH64:'Pivot Table_Sheet1_1'.AH64 'Pivot Table_Sheet1_1'.AI64:'Pivot Table_Sheet1_1'.AN64 'Pivot Table_Sheet1_1'.AH65:'Pivot Table_Sheet1_1'.AH65 'Pivot Table_Sheet1_1'.AI65:'Pivot Table_Sheet1_1'.AN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33" table:default-cell-style-name="ce28"/>
        <table:table-column table:style-name="co4" table:default-cell-style-name="ce28"/>
        <table:table-column table:style-name="co5" table:number-columns-repeated="10" table:default-cell-style-name="ce28"/>
        <table:table-column table:style-name="co3" table:number-columns-repeated="4" table:default-cell-style-name="ce28"/>
        <table:table-column table:style-name="co6" table:default-cell-style-name="ce28"/>
        <table:table-column table:style-name="co3" table:number-columns-repeated="975" table:default-cell-style-name="ce28"/>
        <table:table-row table:style-name="ro2">
          <table:table-cell office:value-type="string" calcext:value-type="string">
            <text:p>Filt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>
            <text:p>Sum - err</text:p>
          </table:table-cell>
          <table:table-cell table:style-name="ce34" office:value-type="string" calcext:value-type="string">
            <text:p>cut pair</text:p>
          </table:table-cell>
          <table:table-cell table:style-name="ce39" table:number-columns-repeated="8"/>
          <table:table-cell table:style-name="ce45"/>
          <table:table-cell/>
          <table:table-cell table:style-name="ce51" office:value-type="string" calcext:value-type="string">
            <text:p>Smoothed</text:p>
          </table:table-cell>
          <table:table-cell table:number-columns-repeated="10"/>
          <table:table-cell table:style-name="ce51" office:value-type="string" calcext:value-type="string">
            <text:p>Formula</text:p>
          </table:table-cell>
          <table:table-cell table:number-columns-repeated="10"/>
          <table:table-cell office:value-type="string" calcext:value-type="string">
            <text:p>Smoothed – Formula</text:p>
          </table:table-cell>
          <table:table-cell table:number-columns-repeated="13"/>
          <table:table-cell office:value-type="string" calcext:value-type="string">
            <text:p>Err^2</text:p>
          </table:table-cell>
          <table:table-cell table:number-columns-repeated="975"/>
        </table:table-row>
        <table:table-row table:style-name="ro2">
          <table:table-cell table:style-name="ce30" office:value-type="string" calcext:value-type="string">
            <text:p>nEmpty</text:p>
          </table:table-cell>
          <table:table-cell table:style-name="ce35" office:value-type="float" office:value="41374" calcext:value-type="float">
            <text:p>41374</text:p>
          </table:table-cell>
          <table:table-cell table:style-name="ce40" office:value-type="float" office:value="41405" calcext:value-type="float">
            <text:p>41405</text:p>
          </table:table-cell>
          <table:table-cell table:style-name="ce40" office:value-type="string" calcext:value-type="string">
            <text:p><text:s/>0/ 2</text:p>
          </table:table-cell>
          <table:table-cell table:style-name="ce40" office:value-type="string" calcext:value-type="string">
            <text:p><text:s/>1/ 3</text:p>
          </table:table-cell>
          <table:table-cell table:style-name="ce40" office:value-type="string" calcext:value-type="string">
            <text:p><text:s/>2/ 4</text:p>
          </table:table-cell>
          <table:table-cell table:style-name="ce40" office:value-type="string" calcext:value-type="string">
            <text:p><text:s/>2/ 6</text:p>
          </table:table-cell>
          <table:table-cell table:style-name="ce40" office:value-type="string" calcext:value-type="string">
            <text:p><text:s/>3/ 5</text:p>
          </table:table-cell>
          <table:table-cell table:style-name="ce40" office:value-type="string" calcext:value-type="string">
            <text:p><text:s/>3/ 7</text:p>
          </table:table-cell>
          <table:table-cell table:style-name="ce40" office:value-type="string" calcext:value-type="string">
            <text:p><text:s/>4/ 8</text:p>
          </table:table-cell>
          <table:table-cell table:style-name="ce46" office:value-type="string" calcext:value-type="string">
            <text:p><text:s/>5/ 9</text:p>
          </table:table-cell>
          <table:table-cell table:number-columns-repeated="36"/>
          <table:table-cell table:style-name="Default"/>
          <table:table-cell table:formula="of:=SUMSQ([.AI6:.AR57])" office:value-type="float" office:value="17.7507360040648" calcext:value-type="float">
            <text:p>18</text:p>
          </table:table-cell>
          <table:table-cell table:number-columns-repeated="975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.91783675007388" calcext:value-type="float">
            <text:p>3</text:p>
          </table:table-cell>
          <table:table-cell table:number-columns-repeated="6" table:style-name="ce4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3"/>
          <table:table-cell table:formula="of:=[.D4]" office:value-type="string" office:string-value=" 0/ 2" calcext:value-type="string">
            <text:p><text:s/>0/ 2</text:p>
          </table:table-cell>
          <table:table-cell table:formula="of:=[.E4]" office:value-type="string" office:string-value=" 1/ 3" calcext:value-type="string">
            <text:p><text:s/>1/ 3</text:p>
          </table:table-cell>
          <table:table-cell table:formula="of:=[.F4]" office:value-type="string" office:string-value=" 2/ 4" calcext:value-type="string">
            <text:p><text:s/>2/ 4</text:p>
          </table:table-cell>
          <table:table-cell table:formula="of:=[.G4]" office:value-type="string" office:string-value=" 2/ 6" calcext:value-type="string">
            <text:p><text:s/>2/ 6</text:p>
          </table:table-cell>
          <table:table-cell table:formula="of:=[.H4]" office:value-type="string" office:string-value=" 3/ 5" calcext:value-type="string">
            <text:p><text:s/>3/ 5</text:p>
          </table:table-cell>
          <table:table-cell table:formula="of:=[.I4]" office:value-type="string" office:string-value=" 3/ 7" calcext:value-type="string">
            <text:p><text:s/>3/ 7</text:p>
          </table:table-cell>
          <table:table-cell table:formula="of:=[.J4]" office:value-type="string" office:string-value=" 4/ 8" calcext:value-type="string">
            <text:p><text:s/>4/ 8</text:p>
          </table:table-cell>
          <table:table-cell table:formula="of:=[.K4]" office:value-type="string" office:string-value=" 5/ 9" calcext:value-type="string">
            <text:p><text:s/>5/ 9</text:p>
          </table:table-cell>
          <table:table-cell office:value-type="string" calcext:value-type="string">
            <text:p>4/10</text:p>
          </table:table-cell>
          <table:table-cell office:value-type="string" calcext:value-type="string">
            <text:p>5/11</text:p>
          </table:table-cell>
          <table:table-cell table:number-columns-repeated="98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5.21914459464314" calcext:value-type="float">
            <text:p>5</text:p>
          </table:table-cell>
          <table:table-cell table:style-name="ce42" office:value-type="float" office:value="3.0828746270124" calcext:value-type="float">
            <text:p>3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Default"/>
          <table:table-cell table:formula="of:=[.D5]*0.25+[.D6]*0.5+[.D7]*0.25" office:value-type="float" office:value="4.85593720839552" calcext:value-type="float">
            <text:p>5</text:p>
          </table:table-cell>
          <table:table-cell table:number-columns-repeated="10"/>
          <table:table-cell table:formula="of:=(80-[.$A6])/14" office:value-type="float" office:value="5.57142857142857" calcext:value-type="float">
            <text:p>6</text:p>
          </table:table-cell>
          <table:table-cell table:number-columns-repeated="10"/>
          <table:table-cell table:style-name="ce17" table:formula="of:=[.M6]/[.X6]-1" office:value-type="float" office:value="-0.12842152669824" calcext:value-type="float">
            <text:p>-0.13</text:p>
          </table:table-cell>
          <table:table-cell table:style-name="ce17" table:number-columns-repeated="9"/>
          <table:table-cell table:number-columns-repeated="4"/>
          <table:table-cell table:style-name="ce17" table:formula="of:=AVERAGE([.AI6:.AR6])" office:value-type="float" office:value="-0.12842152669824" calcext:value-type="float">
            <text:p>-0.13</text:p>
          </table:table-cell>
          <table:table-cell table:number-columns-repeated="975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6.06762289422193" calcext:value-type="float">
            <text:p>6</text:p>
          </table:table-cell>
          <table:table-cell table:style-name="ce44" office:value-type="float" office:value="5.00639678379623" calcext:value-type="float">
            <text:p>5</text:p>
          </table:table-cell>
          <table:table-cell table:number-columns-repeated="2" table:style-name="ce42" office:value-type="float" office:value="2.63431389522839" calcext:value-type="float">
            <text:p>3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formula="of:=[.D6]*0.25+[.D7]*0.5+[.D8]*0.25" office:value-type="float" office:value="5.92283985230618" calcext:value-type="float">
            <text:p>6</text:p>
          </table:table-cell>
          <table:table-cell table:formula="of:=[.E6]*0.25+[.E7]*0.5+[.E8]*0.25" office:value-type="float" office:value="4.67554271446587" calcext:value-type="float">
            <text:p>5</text:p>
          </table:table-cell>
          <table:table-cell table:number-columns-repeated="9"/>
          <table:table-cell table:formula="of:=(80-[.$A7])/14" office:value-type="float" office:value="5.5" calcext:value-type="float">
            <text:p>6</text:p>
          </table:table-cell>
          <table:table-cell table:formula="of:=(80-[.$A7])/14" office:value-type="float" office:value="5.5" calcext:value-type="float">
            <text:p>6</text:p>
          </table:table-cell>
          <table:table-cell table:number-columns-repeated="9"/>
          <table:table-cell table:style-name="ce17" table:formula="of:=[.M7]/[.X7]-1" office:value-type="float" office:value="0.0768799731465781" calcext:value-type="float">
            <text:p>0.08</text:p>
          </table:table-cell>
          <table:table-cell table:style-name="ce17" table:formula="of:=[.N7]/[.Y7]-1" office:value-type="float" office:value="-0.14990132464257" calcext:value-type="float">
            <text:p>-0.15</text:p>
          </table:table-cell>
          <table:table-cell table:style-name="ce17" table:number-columns-repeated="8"/>
          <table:table-cell table:number-columns-repeated="4"/>
          <table:table-cell table:style-name="ce17" table:formula="of:=AVERAGE([.AI7:.AR7])" office:value-type="float" office:value="-0.0365106757479958" calcext:value-type="float">
            <text:p>-0.04</text:p>
          </table:table-cell>
          <table:table-cell table:number-columns-repeated="975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6.33696902613773" calcext:value-type="float">
            <text:p>6</text:p>
          </table:table-cell>
          <table:table-cell table:style-name="ce42" office:value-type="float" office:value="5.60650266325861" calcext:value-type="float">
            <text:p>6</text:p>
          </table:table-cell>
          <table:table-cell table:style-name="ce44" office:value-type="float" office:value="4.38583277085926" calcext:value-type="float">
            <text:p>4</text:p>
          </table:table-cell>
          <table:table-cell table:style-name="ce42" office:value-type="float" office:value="4.38583277085926" calcext:value-type="float">
            <text:p>4</text:p>
          </table:table-cell>
          <table:table-cell table:number-columns-repeated="2" table:style-name="ce42" office:value-type="float" office:value="2.6120029058088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formula="of:=[.D7]*0.25+[.D8]*0.5+[.D9]*0.25" office:value-type="float" office:value="6.0505846275864" calcext:value-type="float">
            <text:p>6</text:p>
          </table:table-cell>
          <table:table-cell table:formula="of:=[.E7]*0.25+[.E8]*0.5+[.E9]*0.25" office:value-type="float" office:value="5.3734303674232" calcext:value-type="float">
            <text:p>5</text:p>
          </table:table-cell>
          <table:table-cell table:formula="of:=[.F7]*0.25+[.F8]*0.5+[.F9]*0.25" office:value-type="float" office:value="4.02195213803755" calcext:value-type="float">
            <text:p>4</text:p>
          </table:table-cell>
          <table:table-cell table:number-columns-repeated="8"/>
          <table:table-cell table:formula="of:=(80-[.$A8])/14" office:value-type="float" office:value="5.42857142857143" calcext:value-type="float">
            <text:p>5</text:p>
          </table:table-cell>
          <table:table-cell table:formula="of:=(80-[.$A8])/14" office:value-type="float" office:value="5.42857142857143" calcext:value-type="float">
            <text:p>5</text:p>
          </table:table-cell>
          <table:table-cell table:formula="of:=(80-[.$A8])/14" office:value-type="float" office:value="5.42857142857143" calcext:value-type="float">
            <text:p>5</text:p>
          </table:table-cell>
          <table:table-cell table:number-columns-repeated="8"/>
          <table:table-cell table:style-name="ce17" table:formula="of:=[.M8]/[.X8]-1" office:value-type="float" office:value="0.114581378765916" calcext:value-type="float">
            <text:p>0.11</text:p>
          </table:table-cell>
          <table:table-cell table:style-name="ce17" table:formula="of:=[.N8]/[.Y8]-1" office:value-type="float" office:value="-0.0101575638957256" calcext:value-type="float">
            <text:p>-0.01</text:p>
          </table:table-cell>
          <table:table-cell table:style-name="ce17" table:formula="of:=[.O8]/[.Z8]-1" office:value-type="float" office:value="-0.259114079835189" calcext:value-type="float">
            <text:p>-0.26</text:p>
          </table:table-cell>
          <table:table-cell table:style-name="ce17" table:number-columns-repeated="7"/>
          <table:table-cell table:number-columns-repeated="4"/>
          <table:table-cell table:style-name="ce17" table:formula="of:=AVERAGE([.AI8:.AR8])" office:value-type="float" office:value="-0.0515634216549992" calcext:value-type="float">
            <text:p>-0.05</text:p>
          </table:table-cell>
          <table:table-cell table:number-columns-repeated="975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7" office:value-type="float" office:value="2.48064185128984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.46077756384822" calcext:value-type="float">
            <text:p>5</text:p>
          </table:table-cell>
          <table:table-cell table:style-name="ce42" office:value-type="float" office:value="5.27431935937937" calcext:value-type="float">
            <text:p>5</text:p>
          </table:table-cell>
          <table:table-cell table:style-name="ce42" office:value-type="float" office:value="4.68182911520328" calcext:value-type="float">
            <text:p>5</text:p>
          </table:table-cell>
          <table:table-cell table:style-name="ce44" office:value-type="float" office:value="5.26210622536723" calcext:value-type="float">
            <text:p>5</text:p>
          </table:table-cell>
          <table:table-cell table:number-columns-repeated="2" table:style-name="ce42" office:value-type="float" office:value="3.93171179355312" calcext:value-type="float">
            <text:p>4</text:p>
          </table:table-cell>
          <table:table-cell table:style-name="ce42" office:value-type="float" office:value="2.48064185128984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formula="of:=[.D8]*0.25+[.D9]*0.5+[.D10]*0.25" office:value-type="float" office:value="5.90645330417658" calcext:value-type="float">
            <text:p>6</text:p>
          </table:table-cell>
          <table:table-cell table:formula="of:=[.E8]*0.25+[.E9]*0.5+[.E10]*0.25" office:value-type="float" office:value="5.32021044462701" calcext:value-type="float">
            <text:p>5</text:p>
          </table:table-cell>
          <table:table-cell table:formula="of:=[.F8]*0.25+[.F9]*0.5+[.F10]*0.25" office:value-type="float" office:value="4.57720199187914" calcext:value-type="float">
            <text:p>5</text:p>
          </table:table-cell>
          <table:table-cell table:formula="of:=[.G8]*0.25+[.G9]*0.5+[.G10]*0.25" office:value-type="float" office:value="5.21105155451829" calcext:value-type="float">
            <text:p>5</text:p>
          </table:table-cell>
          <table:table-cell table:number-columns-repeated="7"/>
          <table:table-cell table:formula="of:=(80-[.$A9])/14" office:value-type="float" office:value="5.35714285714286" calcext:value-type="float">
            <text:p>5</text:p>
          </table:table-cell>
          <table:table-cell table:formula="of:=(80-[.$A9])/14" office:value-type="float" office:value="5.35714285714286" calcext:value-type="float">
            <text:p>5</text:p>
          </table:table-cell>
          <table:table-cell table:formula="of:=(80-[.$A9])/14" office:value-type="float" office:value="5.35714285714286" calcext:value-type="float">
            <text:p>5</text:p>
          </table:table-cell>
          <table:table-cell table:formula="of:=(80-[.$A9])/14" office:value-type="float" office:value="5.35714285714286" calcext:value-type="float">
            <text:p>5</text:p>
          </table:table-cell>
          <table:table-cell table:number-columns-repeated="7"/>
          <table:table-cell table:style-name="ce17" table:formula="of:=[.M9]/[.X9]-1" office:value-type="float" office:value="0.102537950112962" calcext:value-type="float">
            <text:p>0.10</text:p>
          </table:table-cell>
          <table:table-cell table:style-name="ce17" table:formula="of:=[.N9]/[.Y9]-1" office:value-type="float" office:value="-0.00689405033629231" calcext:value-type="float">
            <text:p>-0.01</text:p>
          </table:table-cell>
          <table:table-cell table:style-name="ce17" table:formula="of:=[.O9]/[.Z9]-1" office:value-type="float" office:value="-0.145588961515894" calcext:value-type="float">
            <text:p>-0.15</text:p>
          </table:table-cell>
          <table:table-cell table:style-name="ce17" table:formula="of:=[.P9]/[.AA9]-1" office:value-type="float" office:value="-0.0272703764899184" calcext:value-type="float">
            <text:p>-0.03</text:p>
          </table:table-cell>
          <table:table-cell table:style-name="ce17" table:number-columns-repeated="6"/>
          <table:table-cell table:number-columns-repeated="4"/>
          <table:table-cell table:style-name="ce17" table:formula="of:=AVERAGE([.AI9:.AR9])" office:value-type="float" office:value="-0.0193038595572857" calcext:value-type="float">
            <text:p>-0.02</text:p>
          </table:table-cell>
          <table:table-cell table:number-columns-repeated="975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7" office:value-type="float" office:value="4.22984536331073" calcext:value-type="float">
            <text:p>4</text:p>
          </table:table-cell>
          <table:table-cell table:style-name="ce42" office:value-type="float" office:value="2.67980072677104" calcext:value-type="float">
            <text:p>3</text:p>
          </table:table-cell>
          <table:table-cell table:style-name="ce42" office:value-type="float" office:value="6.36728906287214" calcext:value-type="float">
            <text:p>6</text:p>
          </table:table-cell>
          <table:table-cell table:style-name="ce42" office:value-type="float" office:value="5.12570039649068" calcext:value-type="float">
            <text:p>5</text:p>
          </table:table-cell>
          <table:table-cell table:style-name="ce42" office:value-type="float" office:value="4.55931696625075" calcext:value-type="float">
            <text:p>5</text:p>
          </table:table-cell>
          <table:table-cell table:style-name="ce42" office:value-type="float" office:value="5.93416099647945" calcext:value-type="float">
            <text:p>6</text:p>
          </table:table-cell>
          <table:table-cell table:style-name="ce44" office:value-type="float" office:value="4.49915160439247" calcext:value-type="float">
            <text:p>4</text:p>
          </table:table-cell>
          <table:table-cell table:style-name="ce42" office:value-type="float" office:value="5.0990688474955" calcext:value-type="float">
            <text:p>5</text:p>
          </table:table-cell>
          <table:table-cell table:style-name="ce42" office:value-type="float" office:value="4.22984536331073" calcext:value-type="float">
            <text:p>4</text:p>
          </table:table-cell>
          <table:table-cell table:style-name="ce48" office:value-type="float" office:value="2.67980072677104" calcext:value-type="float">
            <text:p>3</text:p>
          </table:table-cell>
          <table:table-cell/>
          <table:table-cell table:formula="of:=[.D9]*0.25+[.D10]*0.5+[.D11]*0.25" office:value-type="float" office:value="6.13460765761061" calcext:value-type="float">
            <text:p>6</text:p>
          </table:table-cell>
          <table:table-cell table:formula="of:=[.E9]*0.25+[.E10]*0.5+[.E11]*0.25" office:value-type="float" office:value="5.34902536450153" calcext:value-type="float">
            <text:p>5</text:p>
          </table:table-cell>
          <table:table-cell table:formula="of:=[.F9]*0.25+[.F10]*0.5+[.F11]*0.25" office:value-type="float" office:value="4.68780239372068" calcext:value-type="float">
            <text:p>5</text:p>
          </table:table-cell>
          <table:table-cell table:formula="of:=[.G9]*0.25+[.G10]*0.5+[.G11]*0.25" office:value-type="float" office:value="5.76073822310192" calcext:value-type="float">
            <text:p>6</text:p>
          </table:table-cell>
          <table:table-cell table:formula="of:=[.H9]*0.25+[.H10]*0.5+[.H11]*0.25" office:value-type="float" office:value="4.39713423049234" calcext:value-type="float">
            <text:p>4</text:p>
          </table:table-cell>
          <table:table-cell table:number-columns-repeated="6"/>
          <table:table-cell table:formula="of:=(80-[.$A10])/14" office:value-type="float" office:value="5.28571428571429" calcext:value-type="float">
            <text:p>5</text:p>
          </table:table-cell>
          <table:table-cell table:formula="of:=(80-[.$A10])/14" office:value-type="float" office:value="5.28571428571429" calcext:value-type="float">
            <text:p>5</text:p>
          </table:table-cell>
          <table:table-cell table:formula="of:=(80-[.$A10])/14" office:value-type="float" office:value="5.28571428571429" calcext:value-type="float">
            <text:p>5</text:p>
          </table:table-cell>
          <table:table-cell table:formula="of:=(80-[.$A10])/14" office:value-type="float" office:value="5.28571428571429" calcext:value-type="float">
            <text:p>5</text:p>
          </table:table-cell>
          <table:table-cell table:formula="of:=(80-[.$A10])/14" office:value-type="float" office:value="5.28571428571429" calcext:value-type="float">
            <text:p>5</text:p>
          </table:table-cell>
          <table:table-cell table:number-columns-repeated="6"/>
          <table:table-cell table:style-name="ce17" table:formula="of:=[.M10]/[.X10]-1" office:value-type="float" office:value="0.160601448737142" calcext:value-type="float">
            <text:p>0.16</text:p>
          </table:table-cell>
          <table:table-cell table:style-name="ce17" table:formula="of:=[.N10]/[.Y10]-1" office:value-type="float" office:value="0.0119777716624518" calcext:value-type="float">
            <text:p>0.01</text:p>
          </table:table-cell>
          <table:table-cell table:style-name="ce17" table:formula="of:=[.O10]/[.Z10]-1" office:value-type="float" office:value="-0.113118466052845" calcext:value-type="float">
            <text:p>-0.11</text:p>
          </table:table-cell>
          <table:table-cell table:style-name="ce17" table:formula="of:=[.P10]/[.AA10]-1" office:value-type="float" office:value="0.0898693935598218" calcext:value-type="float">
            <text:p>0.09</text:p>
          </table:table-cell>
          <table:table-cell table:style-name="ce17" table:formula="of:=[.Q10]/[.AB10]-1" office:value-type="float" office:value="-0.168109740177124" calcext:value-type="float">
            <text:p>-0.17</text:p>
          </table:table-cell>
          <table:table-cell table:style-name="ce17" table:number-columns-repeated="5"/>
          <table:table-cell table:number-columns-repeated="4"/>
          <table:table-cell table:style-name="ce17" table:formula="of:=AVERAGE([.AI10:.AR10])" office:value-type="float" office:value="-0.00375591845411074" calcext:value-type="float">
            <text:p>0.00</text:p>
          </table:table-cell>
          <table:table-cell table:number-columns-repeated="975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7" office:value-type="float" office:value="5.06306799173401" calcext:value-type="float">
            <text:p>5</text:p>
          </table:table-cell>
          <table:table-cell table:style-name="ce42" office:value-type="float" office:value="4.05246207222554" calcext:value-type="float">
            <text:p>4</text:p>
          </table:table-cell>
          <table:table-cell table:style-name="ce42" office:value-type="float" office:value="6.34307494084993" calcext:value-type="float">
            <text:p>6</text:p>
          </table:table-cell>
          <table:table-cell table:style-name="ce42" office:value-type="float" office:value="5.8703813056454" calcext:value-type="float">
            <text:p>6</text:p>
          </table:table-cell>
          <table:table-cell table:style-name="ce42" office:value-type="float" office:value="4.95074652717794" calcext:value-type="float">
            <text:p>5</text:p>
          </table:table-cell>
          <table:table-cell table:style-name="ce42" office:value-type="float" office:value="5.91252467408153" calcext:value-type="float">
            <text:p>6</text:p>
          </table:table-cell>
          <table:table-cell table:style-name="ce42" office:value-type="float" office:value="4.6585219196313" calcext:value-type="float">
            <text:p>5</text:p>
          </table:table-cell>
          <table:table-cell table:style-name="ce44" office:value-type="float" office:value="6.05369225538444" calcext:value-type="float">
            <text:p>6</text:p>
          </table:table-cell>
          <table:table-cell table:style-name="ce42" office:value-type="float" office:value="5.06306799173401" calcext:value-type="float">
            <text:p>5</text:p>
          </table:table-cell>
          <table:table-cell table:style-name="ce48" office:value-type="float" office:value="4.05246207222554" calcext:value-type="float">
            <text:p>4</text:p>
          </table:table-cell>
          <table:table-cell/>
          <table:table-cell table:formula="of:=[.D10]*0.25+[.D11]*0.5+[.D12]*0.25" office:value-type="float" office:value="6.45759612651971" calcext:value-type="float">
            <text:p>6</text:p>
          </table:table-cell>
          <table:table-cell table:formula="of:=[.E10]*0.25+[.E11]*0.5+[.E12]*0.25" office:value-type="float" office:value="5.34825703594374" calcext:value-type="float">
            <text:p>5</text:p>
          </table:table-cell>
          <table:table-cell table:formula="of:=[.F10]*0.25+[.F11]*0.5+[.F12]*0.25" office:value-type="float" office:value="4.66704690902411" calcext:value-type="float">
            <text:p>5</text:p>
          </table:table-cell>
          <table:table-cell table:formula="of:=[.G10]*0.25+[.G11]*0.5+[.G12]*0.25" office:value-type="float" office:value="5.96634185037936" calcext:value-type="float">
            <text:p>6</text:p>
          </table:table-cell>
          <table:table-cell table:formula="of:=[.H10]*0.25+[.H11]*0.5+[.H12]*0.25" office:value-type="float" office:value="4.54785536397672" calcext:value-type="float">
            <text:p>5</text:p>
          </table:table-cell>
          <table:table-cell table:formula="of:=[.I10]*0.25+[.I11]*0.5+[.I12]*0.25" office:value-type="float" office:value="5.76046423558021" calcext:value-type="float">
            <text:p>6</text:p>
          </table:table-cell>
          <table:table-cell table:number-columns-repeated="5"/>
          <table:table-cell table:formula="of:=(80-[.$A11])/14" office:value-type="float" office:value="5.21428571428571" calcext:value-type="float">
            <text:p>5</text:p>
          </table:table-cell>
          <table:table-cell table:formula="of:=(80-[.$A11])/14" office:value-type="float" office:value="5.21428571428571" calcext:value-type="float">
            <text:p>5</text:p>
          </table:table-cell>
          <table:table-cell table:formula="of:=(80-[.$A11])/14" office:value-type="float" office:value="5.21428571428571" calcext:value-type="float">
            <text:p>5</text:p>
          </table:table-cell>
          <table:table-cell table:formula="of:=(80-[.$A11])/14" office:value-type="float" office:value="5.21428571428571" calcext:value-type="float">
            <text:p>5</text:p>
          </table:table-cell>
          <table:table-cell table:formula="of:=(80-[.$A11])/14" office:value-type="float" office:value="5.21428571428571" calcext:value-type="float">
            <text:p>5</text:p>
          </table:table-cell>
          <table:table-cell table:formula="of:=(80-[.$A11])/14" office:value-type="float" office:value="5.21428571428571" calcext:value-type="float">
            <text:p>5</text:p>
          </table:table-cell>
          <table:table-cell table:number-columns-repeated="5"/>
          <table:table-cell table:style-name="ce17" table:formula="of:=[.M11]/[.X11]-1" office:value-type="float" office:value="0.238443092757205" calcext:value-type="float">
            <text:p>0.24</text:p>
          </table:table-cell>
          <table:table-cell table:style-name="ce17" table:formula="of:=[.N11]/[.Y11]-1" office:value-type="float" office:value="0.0256931301809911" calcext:value-type="float">
            <text:p>0.03</text:p>
          </table:table-cell>
          <table:table-cell table:style-name="ce17" table:formula="of:=[.O11]/[.Z11]-1" office:value-type="float" office:value="-0.10494990785839" calcext:value-type="float">
            <text:p>-0.10</text:p>
          </table:table-cell>
          <table:table-cell table:style-name="ce17" table:formula="of:=[.P11]/[.AA11]-1" office:value-type="float" office:value="0.144229943908371" calcext:value-type="float">
            <text:p>0.14</text:p>
          </table:table-cell>
          <table:table-cell table:style-name="ce17" table:formula="of:=[.Q11]/[.AB11]-1" office:value-type="float" office:value="-0.127808560333233" calcext:value-type="float">
            <text:p>-0.13</text:p>
          </table:table-cell>
          <table:table-cell table:style-name="ce17" table:formula="of:=[.R11]/[.AC11]-1" office:value-type="float" office:value="0.10474656572771" calcext:value-type="float">
            <text:p>0.10</text:p>
          </table:table-cell>
          <table:table-cell table:style-name="ce17" table:number-columns-repeated="4"/>
          <table:table-cell table:number-columns-repeated="4"/>
          <table:table-cell table:style-name="ce17" table:formula="of:=AVERAGE([.AI11:.AR11])" office:value-type="float" office:value="0.0467257107304425" calcext:value-type="float">
            <text:p>0.05</text:p>
          </table:table-cell>
          <table:table-cell table:number-columns-repeated="975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7" office:value-type="float" office:value="5.07639691980607" calcext:value-type="float">
            <text:p>5</text:p>
          </table:table-cell>
          <table:table-cell table:style-name="ce42" office:value-type="float" office:value="4.35444554140599" calcext:value-type="float">
            <text:p>4</text:p>
          </table:table-cell>
          <table:table-cell table:style-name="ce42" office:value-type="float" office:value="6.77694556150687" calcext:value-type="float">
            <text:p>7</text:p>
          </table:table-cell>
          <table:table-cell table:style-name="ce42" office:value-type="float" office:value="4.52656513599348" calcext:value-type="float">
            <text:p>5</text:p>
          </table:table-cell>
          <table:table-cell table:style-name="ce42" office:value-type="float" office:value="4.20737761548982" calcext:value-type="float">
            <text:p>4</text:p>
          </table:table-cell>
          <table:table-cell table:style-name="ce42" office:value-type="float" office:value="6.10615705687495" calcext:value-type="float">
            <text:p>6</text:p>
          </table:table-cell>
          <table:table-cell table:style-name="ce42" office:value-type="float" office:value="4.37522601225179" calcext:value-type="float">
            <text:p>4</text:p>
          </table:table-cell>
          <table:table-cell table:style-name="ce42" office:value-type="float" office:value="5.83540358405643" calcext:value-type="float">
            <text:p>6</text:p>
          </table:table-cell>
          <table:table-cell table:style-name="ce44" office:value-type="float" office:value="5.07639691980607" calcext:value-type="float">
            <text:p>5</text:p>
          </table:table-cell>
          <table:table-cell table:style-name="ce48" office:value-type="float" office:value="4.35444554140599" calcext:value-type="float">
            <text:p>4</text:p>
          </table:table-cell>
          <table:table-cell/>
          <table:table-cell table:formula="of:=[.D11]*0.25+[.D12]*0.5+[.D13]*0.25" office:value-type="float" office:value="6.4948436293967" calcext:value-type="float">
            <text:p>6</text:p>
          </table:table-cell>
          <table:table-cell table:formula="of:=[.E11]*0.25+[.E12]*0.5+[.E13]*0.25" office:value-type="float" office:value="4.98761292328399" calcext:value-type="float">
            <text:p>5</text:p>
          </table:table-cell>
          <table:table-cell table:formula="of:=[.F11]*0.25+[.F12]*0.5+[.F13]*0.25" office:value-type="float" office:value="4.475154211158" calcext:value-type="float">
            <text:p>4</text:p>
          </table:table-cell>
          <table:table-cell table:formula="of:=[.G11]*0.25+[.G12]*0.5+[.G13]*0.25" office:value-type="float" office:value="6.06247792891583" calcext:value-type="float">
            <text:p>6</text:p>
          </table:table-cell>
          <table:table-cell table:formula="of:=[.H11]*0.25+[.H12]*0.5+[.H13]*0.25" office:value-type="float" office:value="4.43763854119288" calcext:value-type="float">
            <text:p>4</text:p>
          </table:table-cell>
          <table:table-cell table:formula="of:=[.I11]*0.25+[.I12]*0.5+[.I13]*0.25" office:value-type="float" office:value="5.95559403442896" calcext:value-type="float">
            <text:p>6</text:p>
          </table:table-cell>
          <table:table-cell table:formula="of:=[.J11]*0.25+[.J12]*0.5+[.J13]*0.25" office:value-type="float" office:value="5.23284541801027" calcext:value-type="float">
            <text:p>5</text:p>
          </table:table-cell>
          <table:table-cell table:number-columns-repeated="4"/>
          <table:table-cell table:formula="of:=(80-[.$A12])/14" office:value-type="float" office:value="5.14285714285714" calcext:value-type="float">
            <text:p>5</text:p>
          </table:table-cell>
          <table:table-cell table:formula="of:=(80-[.$A12])/14" office:value-type="float" office:value="5.14285714285714" calcext:value-type="float">
            <text:p>5</text:p>
          </table:table-cell>
          <table:table-cell table:formula="of:=(80-[.$A12])/14" office:value-type="float" office:value="5.14285714285714" calcext:value-type="float">
            <text:p>5</text:p>
          </table:table-cell>
          <table:table-cell table:formula="of:=(80-[.$A12])/14" office:value-type="float" office:value="5.14285714285714" calcext:value-type="float">
            <text:p>5</text:p>
          </table:table-cell>
          <table:table-cell table:formula="of:=(80-[.$A12])/14" office:value-type="float" office:value="5.14285714285714" calcext:value-type="float">
            <text:p>5</text:p>
          </table:table-cell>
          <table:table-cell table:formula="of:=(80-[.$A12])/14" office:value-type="float" office:value="5.14285714285714" calcext:value-type="float">
            <text:p>5</text:p>
          </table:table-cell>
          <table:table-cell table:formula="of:=(80-[.$A12])/14" office:value-type="float" office:value="5.14285714285714" calcext:value-type="float">
            <text:p>5</text:p>
          </table:table-cell>
          <table:table-cell table:number-columns-repeated="4"/>
          <table:table-cell table:style-name="ce17" table:formula="of:=[.M12]/[.X12]-1" office:value-type="float" office:value="0.262886261271581" calcext:value-type="float">
            <text:p>0.26</text:p>
          </table:table-cell>
          <table:table-cell table:style-name="ce17" table:formula="of:=[.N12]/[.Y12]-1" office:value-type="float" office:value="-0.0301863760281138" calcext:value-type="float">
            <text:p>-0.03</text:p>
          </table:table-cell>
          <table:table-cell table:style-name="ce17" table:formula="of:=[.O12]/[.Z12]-1" office:value-type="float" office:value="-0.129831125608167" calcext:value-type="float">
            <text:p>-0.13</text:p>
          </table:table-cell>
          <table:table-cell table:style-name="ce17" table:formula="of:=[.P12]/[.AA12]-1" office:value-type="float" office:value="0.178815152844745" calcext:value-type="float">
            <text:p>0.18</text:p>
          </table:table-cell>
          <table:table-cell table:style-name="ce17" table:formula="of:=[.Q12]/[.AB12]-1" office:value-type="float" office:value="-0.137125839212495" calcext:value-type="float">
            <text:p>-0.14</text:p>
          </table:table-cell>
          <table:table-cell table:style-name="ce17" table:formula="of:=[.R12]/[.AC12]-1" office:value-type="float" office:value="0.158032173361187" calcext:value-type="float">
            <text:p>0.16</text:p>
          </table:table-cell>
          <table:table-cell table:style-name="ce17" table:formula="of:=[.S12]/[.AD12]-1" office:value-type="float" office:value="0.0174977201686628" calcext:value-type="float">
            <text:p>0.02</text:p>
          </table:table-cell>
          <table:table-cell table:style-name="ce17" table:number-columns-repeated="3"/>
          <table:table-cell table:number-columns-repeated="4"/>
          <table:table-cell table:style-name="ce17" table:formula="of:=AVERAGE([.AI12:.AR12])" office:value-type="float" office:value="0.0457268523996285" calcext:value-type="float">
            <text:p>0.05</text:p>
          </table:table-cell>
          <table:table-cell table:number-columns-repeated="975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7" office:value-type="float" office:value="5.88800454931803" calcext:value-type="float">
            <text:p>6</text:p>
          </table:table-cell>
          <table:table-cell table:style-name="ce42" office:value-type="float" office:value="5.20034106046205" calcext:value-type="float">
            <text:p>5</text:p>
          </table:table-cell>
          <table:table-cell table:style-name="ce42" office:value-type="float" office:value="6.08240845372314" calcext:value-type="float">
            <text:p>6</text:p>
          </table:table-cell>
          <table:table-cell table:style-name="ce42" office:value-type="float" office:value="5.02694011550359" calcext:value-type="float">
            <text:p>5</text:p>
          </table:table-cell>
          <table:table-cell table:style-name="ce42" office:value-type="float" office:value="4.53511508647441" calcext:value-type="float">
            <text:p>5</text:p>
          </table:table-cell>
          <table:table-cell table:style-name="ce42" office:value-type="float" office:value="6.12507292783191" calcext:value-type="float">
            <text:p>6</text:p>
          </table:table-cell>
          <table:table-cell table:style-name="ce42" office:value-type="float" office:value="4.34158022063665" calcext:value-type="float">
            <text:p>4</text:p>
          </table:table-cell>
          <table:table-cell table:style-name="ce42" office:value-type="float" office:value="6.09787671421855" calcext:value-type="float">
            <text:p>6</text:p>
          </table:table-cell>
          <table:table-cell table:style-name="ce42" office:value-type="float" office:value="5.71551984069492" calcext:value-type="float">
            <text:p>6</text:p>
          </table:table-cell>
          <table:table-cell table:style-name="ce49" office:value-type="float" office:value="5.20034106046205" calcext:value-type="float">
            <text:p>5</text:p>
          </table:table-cell>
          <table:table-cell/>
          <table:table-cell table:formula="of:=[.D12]*0.25+[.D13]*0.5+[.D14]*0.25" office:value-type="float" office:value="6.36107970318655" calcext:value-type="float">
            <text:p>6</text:p>
          </table:table-cell>
          <table:table-cell table:formula="of:=[.E12]*0.25+[.E13]*0.5+[.E14]*0.25" office:value-type="float" office:value="4.94545012897392" calcext:value-type="float">
            <text:p>5</text:p>
          </table:table-cell>
          <table:table-cell table:formula="of:=[.F12]*0.25+[.F13]*0.5+[.F14]*0.25" office:value-type="float" office:value="4.62641165161492" calcext:value-type="float">
            <text:p>5</text:p>
          </table:table-cell>
          <table:table-cell table:formula="of:=[.G12]*0.25+[.G13]*0.5+[.G14]*0.25" office:value-type="float" office:value="6.19701722384452" calcext:value-type="float">
            <text:p>6</text:p>
          </table:table-cell>
          <table:table-cell table:formula="of:=[.H12]*0.25+[.H13]*0.5+[.H14]*0.25" office:value-type="float" office:value="4.30068031517258" calcext:value-type="float">
            <text:p>4</text:p>
          </table:table-cell>
          <table:table-cell table:formula="of:=[.I12]*0.25+[.I13]*0.5+[.I14]*0.25" office:value-type="float" office:value="5.86222743145008" calcext:value-type="float">
            <text:p>6</text:p>
          </table:table-cell>
          <table:table-cell table:formula="of:=[.J12]*0.25+[.J13]*0.5+[.J14]*0.25" office:value-type="float" office:value="5.47319209036001" calcext:value-type="float">
            <text:p>5</text:p>
          </table:table-cell>
          <table:table-cell table:formula="of:=[.K12]*0.25+[.K13]*0.5+[.K14]*0.25" office:value-type="float" office:value="5.03585127905138" calcext:value-type="float">
            <text:p>5</text:p>
          </table:table-cell>
          <table:table-cell table:number-columns-repeated="3"/>
          <table:table-cell table:formula="of:=(80-[.$A13])/14" office:value-type="float" office:value="5.07142857142857" calcext:value-type="float">
            <text:p>5</text:p>
          </table:table-cell>
          <table:table-cell table:formula="of:=(80-[.$A13])/14" office:value-type="float" office:value="5.07142857142857" calcext:value-type="float">
            <text:p>5</text:p>
          </table:table-cell>
          <table:table-cell table:formula="of:=(80-[.$A13])/14" office:value-type="float" office:value="5.07142857142857" calcext:value-type="float">
            <text:p>5</text:p>
          </table:table-cell>
          <table:table-cell table:formula="of:=(80-[.$A13])/14" office:value-type="float" office:value="5.07142857142857" calcext:value-type="float">
            <text:p>5</text:p>
          </table:table-cell>
          <table:table-cell table:formula="of:=(80-[.$A13])/14" office:value-type="float" office:value="5.07142857142857" calcext:value-type="float">
            <text:p>5</text:p>
          </table:table-cell>
          <table:table-cell table:formula="of:=(80-[.$A13])/14" office:value-type="float" office:value="5.07142857142857" calcext:value-type="float">
            <text:p>5</text:p>
          </table:table-cell>
          <table:table-cell table:formula="of:=(80-[.$A13])/14" office:value-type="float" office:value="5.07142857142857" calcext:value-type="float">
            <text:p>5</text:p>
          </table:table-cell>
          <table:table-cell table:formula="of:=(80-[.$A13])/14" office:value-type="float" office:value="5.07142857142857" calcext:value-type="float">
            <text:p>5</text:p>
          </table:table-cell>
          <table:table-cell table:number-columns-repeated="3"/>
          <table:table-cell table:style-name="ce17" table:formula="of:=[.M13]/[.X13]-1" office:value-type="float" office:value="0.254297406262137" calcext:value-type="float">
            <text:p>0.25</text:p>
          </table:table-cell>
          <table:table-cell table:style-name="ce17" table:formula="of:=[.N13]/[.Y13]-1" office:value-type="float" office:value="-0.0248408196389457" calcext:value-type="float">
            <text:p>-0.02</text:p>
          </table:table-cell>
          <table:table-cell table:style-name="ce17" table:formula="of:=[.O13]/[.Z13]-1" office:value-type="float" office:value="-0.0877498151745236" calcext:value-type="float">
            <text:p>-0.09</text:p>
          </table:table-cell>
          <table:table-cell table:style-name="ce17" table:formula="of:=[.P13]/[.AA13]-1" office:value-type="float" office:value="0.221947058222864" calcext:value-type="float">
            <text:p>0.22</text:p>
          </table:table-cell>
          <table:table-cell table:style-name="ce17" table:formula="of:=[.Q13]/[.AB13]-1" office:value-type="float" office:value="-0.15197852940259" calcext:value-type="float">
            <text:p>-0.15</text:p>
          </table:table-cell>
          <table:table-cell table:style-name="ce17" table:formula="of:=[.R13]/[.AC13]-1" office:value-type="float" office:value="0.155932169581707" calcext:value-type="float">
            <text:p>0.16</text:p>
          </table:table-cell>
          <table:table-cell table:style-name="ce17" table:formula="of:=[.S13]/[.AD13]-1" office:value-type="float" office:value="0.0792209755639455" calcext:value-type="float">
            <text:p>0.08</text:p>
          </table:table-cell>
          <table:table-cell table:style-name="ce17" table:formula="of:=[.T13]/[.AE13]-1" office:value-type="float" office:value="-0.00701524075043269" calcext:value-type="float">
            <text:p>-0.01</text:p>
          </table:table-cell>
          <table:table-cell table:style-name="ce17" table:number-columns-repeated="2"/>
          <table:table-cell table:number-columns-repeated="4"/>
          <table:table-cell table:style-name="ce17" table:formula="of:=AVERAGE([.AI13:.AR13])" office:value-type="float" office:value="0.0549766505830202" calcext:value-type="float">
            <text:p>0.05</text:p>
          </table:table-cell>
          <table:table-cell table:number-columns-repeated="975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6.01772109255624" calcext:value-type="float">
            <text:p>6</text:p>
          </table:table-cell>
          <table:table-cell table:style-name="ce42" office:value-type="float" office:value="5.36798043134212" calcext:value-type="float">
            <text:p>5</text:p>
          </table:table-cell>
          <table:table-cell table:style-name="ce42" office:value-type="float" office:value="6.50255634379306" calcext:value-type="float">
            <text:p>7</text:p>
          </table:table-cell>
          <table:table-cell table:style-name="ce42" office:value-type="float" office:value="5.20135514889502" calcext:value-type="float">
            <text:p>5</text:p>
          </table:table-cell>
          <table:table-cell table:style-name="ce42" office:value-type="float" office:value="5.22803881802102" calcext:value-type="float">
            <text:p>5</text:p>
          </table:table-cell>
          <table:table-cell table:style-name="ce42" office:value-type="float" office:value="6.43176598283933" calcext:value-type="float">
            <text:p>6</text:p>
          </table:table-cell>
          <table:table-cell table:style-name="ce42" office:value-type="float" office:value="4.14433480716522" calcext:value-type="float">
            <text:p>4</text:p>
          </table:table-cell>
          <table:table-cell table:style-name="ce42" office:value-type="float" office:value="5.4177527133068" calcext:value-type="float">
            <text:p>5</text:p>
          </table:table-cell>
          <table:table-cell table:style-name="ce42" office:value-type="float" office:value="5.38533176024413" calcext:value-type="float">
            <text:p>5</text:p>
          </table:table-cell>
          <table:table-cell table:style-name="ce48" office:value-type="float" office:value="5.38827745387543" calcext:value-type="float">
            <text:p>5</text:p>
          </table:table-cell>
          <table:table-cell/>
          <table:table-cell table:formula="of:=[.D13]*0.25+[.D14]*0.5+[.D15]*0.25" office:value-type="float" office:value="6.32682921412841" calcext:value-type="float">
            <text:p>6</text:p>
          </table:table-cell>
          <table:table-cell table:formula="of:=[.E13]*0.25+[.E14]*0.5+[.E15]*0.25" office:value-type="float" office:value="5.21216441818213" calcext:value-type="float">
            <text:p>5</text:p>
          </table:table-cell>
          <table:table-cell table:formula="of:=[.F13]*0.25+[.F14]*0.5+[.F15]*0.25" office:value-type="float" office:value="5.0028181306095" calcext:value-type="float">
            <text:p>5</text:p>
          </table:table-cell>
          <table:table-cell table:formula="of:=[.G13]*0.25+[.G14]*0.5+[.G15]*0.25" office:value-type="float" office:value="6.28810092272211" calcext:value-type="float">
            <text:p>6</text:p>
          </table:table-cell>
          <table:table-cell table:formula="of:=[.H13]*0.25+[.H14]*0.5+[.H15]*0.25" office:value-type="float" office:value="4.4597599289114" calcext:value-type="float">
            <text:p>4</text:p>
          </table:table-cell>
          <table:table-cell table:formula="of:=[.I13]*0.25+[.I14]*0.5+[.I15]*0.25" office:value-type="float" office:value="5.82155406567092" calcext:value-type="float">
            <text:p>6</text:p>
          </table:table-cell>
          <table:table-cell table:formula="of:=[.J13]*0.25+[.J14]*0.5+[.J15]*0.25" office:value-type="float" office:value="5.41781321425826" calcext:value-type="float">
            <text:p>5</text:p>
          </table:table-cell>
          <table:table-cell table:formula="of:=[.K13]*0.25+[.K14]*0.5+[.K15]*0.25" office:value-type="float" office:value="5.14573993176158" calcext:value-type="float">
            <text:p>5</text:p>
          </table:table-cell>
          <table:table-cell table:formula="of:=[.B13]*0.25+[.B14]*0.5+[.B15]*0.25" office:value-type="float" office:value="5.88136010839827" calcext:value-type="float">
            <text:p>6</text:p>
          </table:table-cell>
          <table:table-cell table:number-columns-repeated="2"/>
          <table:table-cell table:formula="of:=(80-[.$A14])/14" office:value-type="float" office:value="5" calcext:value-type="float">
            <text:p>5</text:p>
          </table:table-cell>
          <table:table-cell table:formula="of:=(80-[.$A14])/14" office:value-type="float" office:value="5" calcext:value-type="float">
            <text:p>5</text:p>
          </table:table-cell>
          <table:table-cell table:formula="of:=(80-[.$A14])/14" office:value-type="float" office:value="5" calcext:value-type="float">
            <text:p>5</text:p>
          </table:table-cell>
          <table:table-cell table:formula="of:=(80-[.$A14])/14" office:value-type="float" office:value="5" calcext:value-type="float">
            <text:p>5</text:p>
          </table:table-cell>
          <table:table-cell table:formula="of:=(80-[.$A14])/14" office:value-type="float" office:value="5" calcext:value-type="float">
            <text:p>5</text:p>
          </table:table-cell>
          <table:table-cell table:formula="of:=(80-[.$A14])/14" office:value-type="float" office:value="5" calcext:value-type="float">
            <text:p>5</text:p>
          </table:table-cell>
          <table:table-cell table:formula="of:=(80-[.$A14])/14" office:value-type="float" office:value="5" calcext:value-type="float">
            <text:p>5</text:p>
          </table:table-cell>
          <table:table-cell table:formula="of:=(80-[.$A14])/14" office:value-type="float" office:value="5" calcext:value-type="float">
            <text:p>5</text:p>
          </table:table-cell>
          <table:table-cell table:formula="of:=(80-[.$A14])/14" office:value-type="float" office:value="5" calcext:value-type="float">
            <text:p>5</text:p>
          </table:table-cell>
          <table:table-cell table:number-columns-repeated="2"/>
          <table:table-cell table:style-name="ce17" table:formula="of:=[.M14]/[.X14]-1" office:value-type="float" office:value="0.265365842825682" calcext:value-type="float">
            <text:p>0.27</text:p>
          </table:table-cell>
          <table:table-cell table:style-name="ce17" table:formula="of:=[.N14]/[.Y14]-1" office:value-type="float" office:value="0.0424328836364256" calcext:value-type="float">
            <text:p>0.04</text:p>
          </table:table-cell>
          <table:table-cell table:style-name="ce17" table:formula="of:=[.O14]/[.Z14]-1" office:value-type="float" office:value="0.000563626121900196" calcext:value-type="float">
            <text:p>0.00</text:p>
          </table:table-cell>
          <table:table-cell table:style-name="ce17" table:formula="of:=[.P14]/[.AA14]-1" office:value-type="float" office:value="0.257620184544421" calcext:value-type="float">
            <text:p>0.26</text:p>
          </table:table-cell>
          <table:table-cell table:style-name="ce17" table:formula="of:=[.Q14]/[.AB14]-1" office:value-type="float" office:value="-0.10804801421772" calcext:value-type="float">
            <text:p>-0.11</text:p>
          </table:table-cell>
          <table:table-cell table:style-name="ce17" table:formula="of:=[.R14]/[.AC14]-1" office:value-type="float" office:value="0.164310813134184" calcext:value-type="float">
            <text:p>0.16</text:p>
          </table:table-cell>
          <table:table-cell table:style-name="ce17" table:formula="of:=[.S14]/[.AD14]-1" office:value-type="float" office:value="0.0835626428516527" calcext:value-type="float">
            <text:p>0.08</text:p>
          </table:table-cell>
          <table:table-cell table:style-name="ce17" table:formula="of:=[.T14]/[.AE14]-1" office:value-type="float" office:value="0.0291479863523167" calcext:value-type="float">
            <text:p>0.03</text:p>
          </table:table-cell>
          <table:table-cell table:style-name="ce17" table:formula="of:=[.U14]/[.AF14]-1" office:value-type="float" office:value="0.176272021679655" calcext:value-type="float">
            <text:p>0.18</text:p>
          </table:table-cell>
          <table:table-cell table:style-name="ce17"/>
          <table:table-cell table:number-columns-repeated="4"/>
          <table:table-cell table:style-name="ce17" table:formula="of:=AVERAGE([.AI14:.AR14])" office:value-type="float" office:value="0.101247554103169" calcext:value-type="float">
            <text:p>0.10</text:p>
          </table:table-cell>
          <table:table-cell table:number-columns-repeated="975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7" office:value-type="float" office:value="5.60199369916259" calcext:value-type="float">
            <text:p>6</text:p>
          </table:table-cell>
          <table:table-cell table:style-name="ce42" office:value-type="float" office:value="5.04854329963079" calcext:value-type="float">
            <text:p>5</text:p>
          </table:table-cell>
          <table:table-cell table:style-name="ce42" office:value-type="float" office:value="6.21979571520438" calcext:value-type="float">
            <text:p>6</text:p>
          </table:table-cell>
          <table:table-cell table:style-name="ce42" office:value-type="float" office:value="5.4190072594349" calcext:value-type="float">
            <text:p>5</text:p>
          </table:table-cell>
          <table:table-cell table:style-name="ce42" office:value-type="float" office:value="5.02007979992156" calcext:value-type="float">
            <text:p>5</text:p>
          </table:table-cell>
          <table:table-cell table:style-name="ce42" office:value-type="float" office:value="6.16379879737785" calcext:value-type="float">
            <text:p>6</text:p>
          </table:table-cell>
          <table:table-cell table:style-name="ce42" office:value-type="float" office:value="5.20878988067852" calcext:value-type="float">
            <text:p>5</text:p>
          </table:table-cell>
          <table:table-cell table:style-name="ce42" office:value-type="float" office:value="6.35283412185153" calcext:value-type="float">
            <text:p>6</text:p>
          </table:table-cell>
          <table:table-cell table:style-name="ce42" office:value-type="float" office:value="5.18506949584987" calcext:value-type="float">
            <text:p>5</text:p>
          </table:table-cell>
          <table:table-cell table:style-name="ce48" office:value-type="float" office:value="4.60606375883344" calcext:value-type="float">
            <text:p>5</text:p>
          </table:table-cell>
          <table:table-cell/>
          <table:table-cell table:formula="of:=[.D14]*0.25+[.D15]*0.5+[.D16]*0.25" office:value-type="float" office:value="6.25694316750716" calcext:value-type="float">
            <text:p>6</text:p>
          </table:table-cell>
          <table:table-cell table:formula="of:=[.E14]*0.25+[.E15]*0.5+[.E16]*0.25" office:value-type="float" office:value="5.18343223280309" calcext:value-type="float">
            <text:p>5</text:p>
          </table:table-cell>
          <table:table-cell table:formula="of:=[.F14]*0.25+[.F15]*0.5+[.F16]*0.25" office:value-type="float" office:value="5.07319459999886" calcext:value-type="float">
            <text:p>5</text:p>
          </table:table-cell>
          <table:table-cell table:formula="of:=[.G14]*0.25+[.G15]*0.5+[.G16]*0.25" office:value-type="float" office:value="6.27144646356695" calcext:value-type="float">
            <text:p>6</text:p>
          </table:table-cell>
          <table:table-cell table:formula="of:=[.H14]*0.25+[.H15]*0.5+[.H16]*0.25" office:value-type="float" office:value="4.81697585374762" calcext:value-type="float">
            <text:p>5</text:p>
          </table:table-cell>
          <table:table-cell table:formula="of:=[.I14]*0.25+[.I15]*0.5+[.I16]*0.25" office:value-type="float" office:value="5.84896806064476" calcext:value-type="float">
            <text:p>6</text:p>
          </table:table-cell>
          <table:table-cell table:formula="of:=[.J14]*0.25+[.J15]*0.5+[.J16]*0.25" office:value-type="float" office:value="5.09623167505761" calcext:value-type="float">
            <text:p>5</text:p>
          </table:table-cell>
          <table:table-cell table:formula="of:=[.K14]*0.25+[.K15]*0.5+[.K16]*0.25" office:value-type="float" office:value="4.80091625542184" calcext:value-type="float">
            <text:p>5</text:p>
          </table:table-cell>
          <table:table-cell table:formula="of:=[.B14]*0.25+[.B15]*0.5+[.B16]*0.25" office:value-type="float" office:value="5.62291292167194" calcext:value-type="float">
            <text:p>6</text:p>
          </table:table-cell>
          <table:table-cell table:formula="of:=[.C14]*0.25+[.C15]*0.5+[.C16]*0.25" office:value-type="float" office:value="5.15415483707183" calcext:value-type="float">
            <text:p>5</text:p>
          </table:table-cell>
          <table:table-cell/>
          <table:table-cell table:formula="of:=(80-[.$A15])/14" office:value-type="float" office:value="4.92857142857143" calcext:value-type="float">
            <text:p>5</text:p>
          </table:table-cell>
          <table:table-cell table:formula="of:=(80-[.$A15])/14" office:value-type="float" office:value="4.92857142857143" calcext:value-type="float">
            <text:p>5</text:p>
          </table:table-cell>
          <table:table-cell table:formula="of:=(80-[.$A15])/14" office:value-type="float" office:value="4.92857142857143" calcext:value-type="float">
            <text:p>5</text:p>
          </table:table-cell>
          <table:table-cell table:formula="of:=(80-[.$A15])/14" office:value-type="float" office:value="4.92857142857143" calcext:value-type="float">
            <text:p>5</text:p>
          </table:table-cell>
          <table:table-cell table:formula="of:=(80-[.$A15])/14" office:value-type="float" office:value="4.92857142857143" calcext:value-type="float">
            <text:p>5</text:p>
          </table:table-cell>
          <table:table-cell table:formula="of:=(80-[.$A15])/14" office:value-type="float" office:value="4.92857142857143" calcext:value-type="float">
            <text:p>5</text:p>
          </table:table-cell>
          <table:table-cell table:formula="of:=(80-[.$A15])/14" office:value-type="float" office:value="4.92857142857143" calcext:value-type="float">
            <text:p>5</text:p>
          </table:table-cell>
          <table:table-cell table:formula="of:=(80-[.$A15])/14" office:value-type="float" office:value="4.92857142857143" calcext:value-type="float">
            <text:p>5</text:p>
          </table:table-cell>
          <table:table-cell table:formula="of:=(80-[.$A15])/14" office:value-type="float" office:value="4.92857142857143" calcext:value-type="float">
            <text:p>5</text:p>
          </table:table-cell>
          <table:table-cell table:formula="of:=(80-[.$A15])/14" office:value-type="float" office:value="4.92857142857143" calcext:value-type="float">
            <text:p>5</text:p>
          </table:table-cell>
          <table:table-cell/>
          <table:table-cell table:style-name="ce17" table:formula="of:=[.M15]/[.X15]-1" office:value-type="float" office:value="0.269524700653626" calcext:value-type="float">
            <text:p>0.27</text:p>
          </table:table-cell>
          <table:table-cell table:style-name="ce17" table:formula="of:=[.N15]/[.Y15]-1" office:value-type="float" office:value="0.0517108878151193" calcext:value-type="float">
            <text:p>0.05</text:p>
          </table:table-cell>
          <table:table-cell table:style-name="ce17" table:formula="of:=[.O15]/[.Z15]-1" office:value-type="float" office:value="0.0293438318838255" calcext:value-type="float">
            <text:p>0.03</text:p>
          </table:table-cell>
          <table:table-cell table:style-name="ce17" table:formula="of:=[.P15]/[.AA15]-1" office:value-type="float" office:value="0.272467398404888" calcext:value-type="float">
            <text:p>0.27</text:p>
          </table:table-cell>
          <table:table-cell table:style-name="ce17" table:formula="of:=[.Q15]/[.AB15]-1" office:value-type="float" office:value="-0.022642580399034" calcext:value-type="float">
            <text:p>-0.02</text:p>
          </table:table-cell>
          <table:table-cell table:style-name="ce17" table:formula="of:=[.R15]/[.AC15]-1" office:value-type="float" office:value="0.186747142739517" calcext:value-type="float">
            <text:p>0.19</text:p>
          </table:table-cell>
          <table:table-cell table:style-name="ce17" table:formula="of:=[.S15]/[.AD15]-1" office:value-type="float" office:value="0.0340180210261809" calcext:value-type="float">
            <text:p>0.03</text:p>
          </table:table-cell>
          <table:table-cell table:style-name="ce17" table:formula="of:=[.T15]/[.AE15]-1" office:value-type="float" office:value="-0.0259010496245536" calcext:value-type="float">
            <text:p>-0.03</text:p>
          </table:table-cell>
          <table:table-cell table:style-name="ce17" table:formula="of:=[.U15]/[.AF15]-1" office:value-type="float" office:value="0.140880882658076" calcext:value-type="float">
            <text:p>0.14</text:p>
          </table:table-cell>
          <table:table-cell table:style-name="ce17" table:formula="of:=[.V15]/[.AG15]-1" office:value-type="float" office:value="0.0457705466522544" calcext:value-type="float">
            <text:p>0.05</text:p>
          </table:table-cell>
          <table:table-cell table:number-columns-repeated="4"/>
          <table:table-cell table:style-name="ce17" table:formula="of:=AVERAGE([.AI15:.AR15])" office:value-type="float" office:value="0.0981919781809899" calcext:value-type="float">
            <text:p>0.10</text:p>
          </table:table-cell>
          <table:table-cell table:number-columns-repeated="975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7" office:value-type="float" office:value="5.26994319580636" calcext:value-type="float">
            <text:p>5</text:p>
          </table:table-cell>
          <table:table-cell table:style-name="ce42" office:value-type="float" office:value="5.15155231768361" calcext:value-type="float">
            <text:p>5</text:p>
          </table:table-cell>
          <table:table-cell table:style-name="ce42" office:value-type="float" office:value="6.08562489582682" calcext:value-type="float">
            <text:p>6</text:p>
          </table:table-cell>
          <table:table-cell table:style-name="ce42" office:value-type="float" office:value="4.69435926344755" calcext:value-type="float">
            <text:p>5</text:p>
          </table:table-cell>
          <table:table-cell table:style-name="ce42" office:value-type="float" office:value="5.02457998213129" calcext:value-type="float">
            <text:p>5</text:p>
          </table:table-cell>
          <table:table-cell table:style-name="ce42" office:value-type="float" office:value="6.32642227667276" calcext:value-type="float">
            <text:p>6</text:p>
          </table:table-cell>
          <table:table-cell table:style-name="ce42" office:value-type="float" office:value="4.70598884646822" calcext:value-type="float">
            <text:p>5</text:p>
          </table:table-cell>
          <table:table-cell table:style-name="ce42" office:value-type="float" office:value="5.27245128556919" calcext:value-type="float">
            <text:p>5</text:p>
          </table:table-cell>
          <table:table-cell table:style-name="ce42" office:value-type="float" office:value="4.62945594828654" calcext:value-type="float">
            <text:p>5</text:p>
          </table:table-cell>
          <table:table-cell table:style-name="ce48" office:value-type="float" office:value="4.60326005014507" calcext:value-type="float">
            <text:p>5</text:p>
          </table:table-cell>
          <table:table-cell/>
          <table:table-cell table:formula="of:=[.D15]*0.25+[.D16]*0.5+[.D17]*0.25" office:value-type="float" office:value="6.01476869567511" calcext:value-type="float">
            <text:p>6</text:p>
          </table:table-cell>
          <table:table-cell table:formula="of:=[.E15]*0.25+[.E16]*0.5+[.E17]*0.25" office:value-type="float" office:value="4.91932052119389" calcext:value-type="float">
            <text:p>5</text:p>
          </table:table-cell>
          <table:table-cell table:formula="of:=[.F15]*0.25+[.F16]*0.5+[.F17]*0.25" office:value-type="float" office:value="4.92387080286638" calcext:value-type="float">
            <text:p>5</text:p>
          </table:table-cell>
          <table:table-cell table:formula="of:=[.G15]*0.25+[.G16]*0.5+[.G17]*0.25" office:value-type="float" office:value="6.18210793232755" calcext:value-type="float">
            <text:p>6</text:p>
          </table:table-cell>
          <table:table-cell table:formula="of:=[.H15]*0.25+[.H16]*0.5+[.H17]*0.25" office:value-type="float" office:value="4.65263970852221" calcext:value-type="float">
            <text:p>5</text:p>
          </table:table-cell>
          <table:table-cell table:formula="of:=[.I15]*0.25+[.I16]*0.5+[.I17]*0.25" office:value-type="float" office:value="5.51979163264237" calcext:value-type="float">
            <text:p>6</text:p>
          </table:table-cell>
          <table:table-cell table:formula="of:=[.J15]*0.25+[.J16]*0.5+[.J17]*0.25" office:value-type="float" office:value="4.94323707997352" calcext:value-type="float">
            <text:p>5</text:p>
          </table:table-cell>
          <table:table-cell table:formula="of:=[.K15]*0.25+[.K16]*0.5+[.K17]*0.25" office:value-type="float" office:value="4.77704069099092" calcext:value-type="float">
            <text:p>5</text:p>
          </table:table-cell>
          <table:table-cell table:formula="of:=[.B15]*0.25+[.B16]*0.5+[.B17]*0.25" office:value-type="float" office:value="5.51637569190651" calcext:value-type="float">
            <text:p>6</text:p>
          </table:table-cell>
          <table:table-cell table:formula="of:=[.C15]*0.25+[.C16]*0.5+[.C17]*0.25" office:value-type="float" office:value="5.27611194413737" calcext:value-type="float">
            <text:p>5</text:p>
          </table:table-cell>
          <table:table-cell/>
          <table:table-cell table:formula="of:=(80-[.$A16])/14" office:value-type="float" office:value="4.85714285714286" calcext:value-type="float">
            <text:p>5</text:p>
          </table:table-cell>
          <table:table-cell table:formula="of:=(80-[.$A16])/14" office:value-type="float" office:value="4.85714285714286" calcext:value-type="float">
            <text:p>5</text:p>
          </table:table-cell>
          <table:table-cell table:formula="of:=(80-[.$A16])/14" office:value-type="float" office:value="4.85714285714286" calcext:value-type="float">
            <text:p>5</text:p>
          </table:table-cell>
          <table:table-cell table:formula="of:=(80-[.$A16])/14" office:value-type="float" office:value="4.85714285714286" calcext:value-type="float">
            <text:p>5</text:p>
          </table:table-cell>
          <table:table-cell table:formula="of:=(80-[.$A16])/14" office:value-type="float" office:value="4.85714285714286" calcext:value-type="float">
            <text:p>5</text:p>
          </table:table-cell>
          <table:table-cell table:formula="of:=(80-[.$A16])/14" office:value-type="float" office:value="4.85714285714286" calcext:value-type="float">
            <text:p>5</text:p>
          </table:table-cell>
          <table:table-cell table:formula="of:=(80-[.$A16])/14" office:value-type="float" office:value="4.85714285714286" calcext:value-type="float">
            <text:p>5</text:p>
          </table:table-cell>
          <table:table-cell table:formula="of:=(80-[.$A16])/14" office:value-type="float" office:value="4.85714285714286" calcext:value-type="float">
            <text:p>5</text:p>
          </table:table-cell>
          <table:table-cell table:formula="of:=(80-[.$A16])/14" office:value-type="float" office:value="4.85714285714286" calcext:value-type="float">
            <text:p>5</text:p>
          </table:table-cell>
          <table:table-cell table:formula="of:=(80-[.$A16])/14" office:value-type="float" office:value="4.85714285714286" calcext:value-type="float">
            <text:p>5</text:p>
          </table:table-cell>
          <table:table-cell/>
          <table:table-cell table:style-name="ce17" table:formula="of:=[.M16]/[.X16]-1" office:value-type="float" office:value="0.238334731462522" calcext:value-type="float">
            <text:p>0.24</text:p>
          </table:table-cell>
          <table:table-cell table:style-name="ce17" table:formula="of:=[.N16]/[.Y16]-1" office:value-type="float" office:value="0.0128012837752129" calcext:value-type="float">
            <text:p>0.01</text:p>
          </table:table-cell>
          <table:table-cell table:style-name="ce17" table:formula="of:=[.O16]/[.Z16]-1" office:value-type="float" office:value="0.0137381064724897" calcext:value-type="float">
            <text:p>0.01</text:p>
          </table:table-cell>
          <table:table-cell table:style-name="ce17" table:formula="of:=[.P16]/[.AA16]-1" office:value-type="float" office:value="0.272786927243907" calcext:value-type="float">
            <text:p>0.27</text:p>
          </table:table-cell>
          <table:table-cell table:style-name="ce17" table:formula="of:=[.Q16]/[.AB16]-1" office:value-type="float" office:value="-0.0421035894218972" calcext:value-type="float">
            <text:p>-0.04</text:p>
          </table:table-cell>
          <table:table-cell table:style-name="ce17" table:formula="of:=[.R16]/[.AC16]-1" office:value-type="float" office:value="0.136427689073429" calcext:value-type="float">
            <text:p>0.14</text:p>
          </table:table-cell>
          <table:table-cell table:style-name="ce17" table:formula="of:=[.S16]/[.AD16]-1" office:value-type="float" office:value="0.0177252811710198" calcext:value-type="float">
            <text:p>0.02</text:p>
          </table:table-cell>
          <table:table-cell table:style-name="ce17" table:formula="of:=[.T16]/[.AE16]-1" office:value-type="float" office:value="-0.0164916224430453" calcext:value-type="float">
            <text:p>-0.02</text:p>
          </table:table-cell>
          <table:table-cell table:style-name="ce17" table:formula="of:=[.U16]/[.AF16]-1" office:value-type="float" office:value="0.135724407157223" calcext:value-type="float">
            <text:p>0.14</text:p>
          </table:table-cell>
          <table:table-cell table:style-name="ce17" table:formula="of:=[.V16]/[.AG16]-1" office:value-type="float" office:value="0.0862583414400469" calcext:value-type="float">
            <text:p>0.09</text:p>
          </table:table-cell>
          <table:table-cell table:number-columns-repeated="4"/>
          <table:table-cell table:style-name="ce17" table:formula="of:=AVERAGE([.AI16:.AR16])" office:value-type="float" office:value="0.0855201555930908" calcext:value-type="float">
            <text:p>0.09</text:p>
          </table:table-cell>
          <table:table-cell table:number-columns-repeated="975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style-name="ce37" office:value-type="float" office:value="5.92362267685073" calcext:value-type="float">
            <text:p>6</text:p>
          </table:table-cell>
          <table:table-cell table:style-name="ce42" office:value-type="float" office:value="5.75279984155148" calcext:value-type="float">
            <text:p>6</text:p>
          </table:table-cell>
          <table:table-cell table:style-name="ce42" office:value-type="float" office:value="5.66802927584241" calcext:value-type="float">
            <text:p>6</text:p>
          </table:table-cell>
          <table:table-cell table:style-name="ce42" office:value-type="float" office:value="4.86955629844557" calcext:value-type="float">
            <text:p>5</text:p>
          </table:table-cell>
          <table:table-cell table:style-name="ce42" office:value-type="float" office:value="4.62624344728138" calcext:value-type="float">
            <text:p>5</text:p>
          </table:table-cell>
          <table:table-cell table:style-name="ce42" office:value-type="float" office:value="5.91178837858681" calcext:value-type="float">
            <text:p>6</text:p>
          </table:table-cell>
          <table:table-cell table:style-name="ce42" office:value-type="float" office:value="3.98979126047389" calcext:value-type="float">
            <text:p>4</text:p>
          </table:table-cell>
          <table:table-cell table:style-name="ce42" office:value-type="float" office:value="5.18142983757958" calcext:value-type="float">
            <text:p>5</text:p>
          </table:table-cell>
          <table:table-cell table:style-name="ce42" office:value-type="float" office:value="5.32896692747114" calcext:value-type="float">
            <text:p>5</text:p>
          </table:table-cell>
          <table:table-cell table:style-name="ce48" office:value-type="float" office:value="5.29557890484011" calcext:value-type="float">
            <text:p>5</text:p>
          </table:table-cell>
          <table:table-cell/>
          <table:table-cell table:formula="of:=[.D16]*0.25+[.D17]*0.5+[.D18]*0.25" office:value-type="float" office:value="5.72072002115892" calcext:value-type="float">
            <text:p>6</text:p>
          </table:table-cell>
          <table:table-cell table:formula="of:=[.E16]*0.25+[.E17]*0.5+[.E18]*0.25" office:value-type="float" office:value="4.88096797783985" calcext:value-type="float">
            <text:p>5</text:p>
          </table:table-cell>
          <table:table-cell table:formula="of:=[.F16]*0.25+[.F17]*0.5+[.F18]*0.25" office:value-type="float" office:value="4.86008389013817" calcext:value-type="float">
            <text:p>5</text:p>
          </table:table-cell>
          <table:table-cell table:formula="of:=[.G16]*0.25+[.G17]*0.5+[.G18]*0.25" office:value-type="float" office:value="6.24080211278945" calcext:value-type="float">
            <text:p>6</text:p>
          </table:table-cell>
          <table:table-cell table:formula="of:=[.H16]*0.25+[.H17]*0.5+[.H18]*0.25" office:value-type="float" office:value="4.34293106595528" calcext:value-type="float">
            <text:p>4</text:p>
          </table:table-cell>
          <table:table-cell table:formula="of:=[.I16]*0.25+[.I17]*0.5+[.I18]*0.25" office:value-type="float" office:value="5.38621870166327" calcext:value-type="float">
            <text:p>5</text:p>
          </table:table-cell>
          <table:table-cell table:formula="of:=[.J16]*0.25+[.J17]*0.5+[.J18]*0.25" office:value-type="float" office:value="5.25957727178606" calcext:value-type="float">
            <text:p>5</text:p>
          </table:table-cell>
          <table:table-cell table:formula="of:=[.K16]*0.25+[.K17]*0.5+[.K18]*0.25" office:value-type="float" office:value="4.99319758448951" calcext:value-type="float">
            <text:p>5</text:p>
          </table:table-cell>
          <table:table-cell table:formula="of:=[.B16]*0.25+[.B17]*0.5+[.B18]*0.25" office:value-type="float" office:value="5.87594651158445" calcext:value-type="float">
            <text:p>6</text:p>
          </table:table-cell>
          <table:table-cell table:formula="of:=[.C16]*0.25+[.C17]*0.5+[.C18]*0.25" office:value-type="float" office:value="5.51822691971402" calcext:value-type="float">
            <text:p>6</text:p>
          </table:table-cell>
          <table:table-cell/>
          <table:table-cell table:formula="of:=(80-[.$A17])/14" office:value-type="float" office:value="4.78571428571429" calcext:value-type="float">
            <text:p>5</text:p>
          </table:table-cell>
          <table:table-cell table:formula="of:=(80-[.$A17])/14" office:value-type="float" office:value="4.78571428571429" calcext:value-type="float">
            <text:p>5</text:p>
          </table:table-cell>
          <table:table-cell table:formula="of:=(80-[.$A17])/14" office:value-type="float" office:value="4.78571428571429" calcext:value-type="float">
            <text:p>5</text:p>
          </table:table-cell>
          <table:table-cell table:formula="of:=(80-[.$A17])/14" office:value-type="float" office:value="4.78571428571429" calcext:value-type="float">
            <text:p>5</text:p>
          </table:table-cell>
          <table:table-cell table:formula="of:=(80-[.$A17])/14" office:value-type="float" office:value="4.78571428571429" calcext:value-type="float">
            <text:p>5</text:p>
          </table:table-cell>
          <table:table-cell table:formula="of:=(80-[.$A17])/14" office:value-type="float" office:value="4.78571428571429" calcext:value-type="float">
            <text:p>5</text:p>
          </table:table-cell>
          <table:table-cell table:formula="of:=(80-[.$A17])/14" office:value-type="float" office:value="4.78571428571429" calcext:value-type="float">
            <text:p>5</text:p>
          </table:table-cell>
          <table:table-cell table:formula="of:=(80-[.$A17])/14" office:value-type="float" office:value="4.78571428571429" calcext:value-type="float">
            <text:p>5</text:p>
          </table:table-cell>
          <table:table-cell table:formula="of:=(80-[.$A17])/14" office:value-type="float" office:value="4.78571428571429" calcext:value-type="float">
            <text:p>5</text:p>
          </table:table-cell>
          <table:table-cell table:formula="of:=(80-[.$A17])/14" office:value-type="float" office:value="4.78571428571429" calcext:value-type="float">
            <text:p>5</text:p>
          </table:table-cell>
          <table:table-cell/>
          <table:table-cell table:style-name="ce17" table:formula="of:=[.M17]/[.X17]-1" office:value-type="float" office:value="0.195374332779475" calcext:value-type="float">
            <text:p>0.20</text:p>
          </table:table-cell>
          <table:table-cell table:style-name="ce17" table:formula="of:=[.N17]/[.Y17]-1" office:value-type="float" office:value="0.0199037565635511" calcext:value-type="float">
            <text:p>0.02</text:p>
          </table:table-cell>
          <table:table-cell table:style-name="ce17" table:formula="of:=[.O17]/[.Z17]-1" office:value-type="float" office:value="0.0155399173423036" calcext:value-type="float">
            <text:p>0.02</text:p>
          </table:table-cell>
          <table:table-cell table:style-name="ce17" table:formula="of:=[.P17]/[.AA17]-1" office:value-type="float" office:value="0.304048202672423" calcext:value-type="float">
            <text:p>0.30</text:p>
          </table:table-cell>
          <table:table-cell table:style-name="ce17" table:formula="of:=[.Q17]/[.AB17]-1" office:value-type="float" office:value="-0.0925218668153156" calcext:value-type="float">
            <text:p>-0.09</text:p>
          </table:table-cell>
          <table:table-cell table:style-name="ce17" table:formula="of:=[.R17]/[.AC17]-1" office:value-type="float" office:value="0.125478534675907" calcext:value-type="float">
            <text:p>0.13</text:p>
          </table:table-cell>
          <table:table-cell table:style-name="ce17" table:formula="of:=[.S17]/[.AD17]-1" office:value-type="float" office:value="0.0990161463433556" calcext:value-type="float">
            <text:p>0.10</text:p>
          </table:table-cell>
          <table:table-cell table:style-name="ce17" table:formula="of:=[.T17]/[.AE17]-1" office:value-type="float" office:value="0.0433547191470609" calcext:value-type="float">
            <text:p>0.04</text:p>
          </table:table-cell>
          <table:table-cell table:style-name="ce17" table:formula="of:=[.U17]/[.AF17]-1" office:value-type="float" office:value="0.227809718838541" calcext:value-type="float">
            <text:p>0.23</text:p>
          </table:table-cell>
          <table:table-cell table:style-name="ce17" table:formula="of:=[.V17]/[.AG17]-1" office:value-type="float" office:value="0.153062341432781" calcext:value-type="float">
            <text:p>0.15</text:p>
          </table:table-cell>
          <table:table-cell table:number-columns-repeated="4"/>
          <table:table-cell table:style-name="ce17" table:formula="of:=AVERAGE([.AI17:.AR17])" office:value-type="float" office:value="0.109106580298008" calcext:value-type="float">
            <text:p>0.11</text:p>
          </table:table-cell>
          <table:table-cell table:number-columns-repeated="975"/>
        </table:table-row>
        <table:table-row table:style-name="ro2">
          <table:table-cell table:style-name="ce32" office:value-type="float" office:value="14" calcext:value-type="float">
            <text:p>14</text:p>
          </table:table-cell>
          <table:table-cell table:style-name="ce37" office:value-type="float" office:value="6.38659749682996" calcext:value-type="float">
            <text:p>6</text:p>
          </table:table-cell>
          <table:table-cell table:style-name="ce42" office:value-type="float" office:value="5.41575567806952" calcext:value-type="float">
            <text:p>5</text:p>
          </table:table-cell>
          <table:table-cell table:style-name="ce42" office:value-type="float" office:value="5.46119663712403" calcext:value-type="float">
            <text:p>5</text:p>
          </table:table-cell>
          <table:table-cell table:style-name="ce42" office:value-type="float" office:value="5.09040005102071" calcext:value-type="float">
            <text:p>5</text:p>
          </table:table-cell>
          <table:table-cell table:style-name="ce42" office:value-type="float" office:value="5.16326868385862" calcext:value-type="float">
            <text:p>5</text:p>
          </table:table-cell>
          <table:table-cell table:style-name="ce42" office:value-type="float" office:value="6.81320941731142" calcext:value-type="float">
            <text:p>7</text:p>
          </table:table-cell>
          <table:table-cell table:style-name="ce42" office:value-type="float" office:value="4.68615289640509" calcext:value-type="float">
            <text:p>5</text:p>
          </table:table-cell>
          <table:table-cell table:style-name="ce42" office:value-type="float" office:value="5.90956384592473" calcext:value-type="float">
            <text:p>6</text:p>
          </table:table-cell>
          <table:table-cell table:style-name="ce42" office:value-type="float" office:value="5.75091928391541" calcext:value-type="float">
            <text:p>6</text:p>
          </table:table-cell>
          <table:table-cell table:style-name="ce48" office:value-type="float" office:value="4.77837247813273" calcext:value-type="float">
            <text:p>5</text:p>
          </table:table-cell>
          <table:table-cell/>
          <table:table-cell table:formula="of:=[.D17]*0.25+[.D18]*0.5+[.D19]*0.25" office:value-type="float" office:value="5.51371635909026" calcext:value-type="float">
            <text:p>6</text:p>
          </table:table-cell>
          <table:table-cell table:formula="of:=[.E17]*0.25+[.E18]*0.5+[.E19]*0.25" office:value-type="float" office:value="5.00797609569805" calcext:value-type="float">
            <text:p>5</text:p>
          </table:table-cell>
          <table:table-cell table:formula="of:=[.F17]*0.25+[.F18]*0.5+[.F19]*0.25" office:value-type="float" office:value="4.80563708522576" calcext:value-type="float">
            <text:p>5</text:p>
          </table:table-cell>
          <table:table-cell table:formula="of:=[.G17]*0.25+[.G18]*0.5+[.G19]*0.25" office:value-type="float" office:value="6.26619816400802" calcext:value-type="float">
            <text:p>6</text:p>
          </table:table-cell>
          <table:table-cell table:formula="of:=[.H17]*0.25+[.H18]*0.5+[.H19]*0.25" office:value-type="float" office:value="4.38818824717196" calcext:value-type="float">
            <text:p>4</text:p>
          </table:table-cell>
          <table:table-cell table:formula="of:=[.I17]*0.25+[.I18]*0.5+[.I19]*0.25" office:value-type="float" office:value="5.47598947287211" calcext:value-type="float">
            <text:p>5</text:p>
          </table:table-cell>
          <table:table-cell table:formula="of:=[.J17]*0.25+[.J18]*0.5+[.J19]*0.25" office:value-type="float" office:value="5.38463196446059" calcext:value-type="float">
            <text:p>5</text:p>
          </table:table-cell>
          <table:table-cell table:formula="of:=[.K17]*0.25+[.K18]*0.5+[.K19]*0.25" office:value-type="float" office:value="4.80147967715589" calcext:value-type="float">
            <text:p>5</text:p>
          </table:table-cell>
          <table:table-cell table:formula="of:=[.B17]*0.25+[.B18]*0.5+[.B19]*0.25" office:value-type="float" office:value="5.97068552873519" calcext:value-type="float">
            <text:p>6</text:p>
          </table:table-cell>
          <table:table-cell table:formula="of:=[.C17]*0.25+[.C18]*0.5+[.C19]*0.25" office:value-type="float" office:value="5.40112258471729" calcext:value-type="float">
            <text:p>5</text:p>
          </table:table-cell>
          <table:table-cell/>
          <table:table-cell table:formula="of:=(80-[.$A18])/14" office:value-type="float" office:value="4.71428571428571" calcext:value-type="float">
            <text:p>5</text:p>
          </table:table-cell>
          <table:table-cell table:formula="of:=(80-[.$A18])/14" office:value-type="float" office:value="4.71428571428571" calcext:value-type="float">
            <text:p>5</text:p>
          </table:table-cell>
          <table:table-cell table:formula="of:=(80-[.$A18])/14" office:value-type="float" office:value="4.71428571428571" calcext:value-type="float">
            <text:p>5</text:p>
          </table:table-cell>
          <table:table-cell table:formula="of:=(80-[.$A18])/14" office:value-type="float" office:value="4.71428571428571" calcext:value-type="float">
            <text:p>5</text:p>
          </table:table-cell>
          <table:table-cell table:formula="of:=(80-[.$A18])/14" office:value-type="float" office:value="4.71428571428571" calcext:value-type="float">
            <text:p>5</text:p>
          </table:table-cell>
          <table:table-cell table:formula="of:=(80-[.$A18])/14" office:value-type="float" office:value="4.71428571428571" calcext:value-type="float">
            <text:p>5</text:p>
          </table:table-cell>
          <table:table-cell table:formula="of:=(80-[.$A18])/14" office:value-type="float" office:value="4.71428571428571" calcext:value-type="float">
            <text:p>5</text:p>
          </table:table-cell>
          <table:table-cell table:formula="of:=(80-[.$A18])/14" office:value-type="float" office:value="4.71428571428571" calcext:value-type="float">
            <text:p>5</text:p>
          </table:table-cell>
          <table:table-cell table:formula="of:=(80-[.$A18])/14" office:value-type="float" office:value="4.71428571428571" calcext:value-type="float">
            <text:p>5</text:p>
          </table:table-cell>
          <table:table-cell table:formula="of:=(80-[.$A18])/14" office:value-type="float" office:value="4.71428571428571" calcext:value-type="float">
            <text:p>5</text:p>
          </table:table-cell>
          <table:table-cell/>
          <table:table-cell table:style-name="ce17" table:formula="of:=[.M18]/[.X18]-1" office:value-type="float" office:value="0.169576197382783" calcext:value-type="float">
            <text:p>0.17</text:p>
          </table:table-cell>
          <table:table-cell table:style-name="ce17" table:formula="of:=[.N18]/[.Y18]-1" office:value-type="float" office:value="0.062297959693526" calcext:value-type="float">
            <text:p>0.06</text:p>
          </table:table-cell>
          <table:table-cell table:style-name="ce17" table:formula="of:=[.O18]/[.Z18]-1" office:value-type="float" office:value="0.0193775635327365" calcext:value-type="float">
            <text:p>0.02</text:p>
          </table:table-cell>
          <table:table-cell table:style-name="ce17" table:formula="of:=[.P18]/[.AA18]-1" office:value-type="float" office:value="0.329193549941094" calcext:value-type="float">
            <text:p>0.33</text:p>
          </table:table-cell>
          <table:table-cell table:style-name="ce17" table:formula="of:=[.Q18]/[.AB18]-1" office:value-type="float" office:value="-0.0691721899938263" calcext:value-type="float">
            <text:p>-0.07</text:p>
          </table:table-cell>
          <table:table-cell table:style-name="ce17" table:formula="of:=[.R18]/[.AC18]-1" office:value-type="float" office:value="0.16157352454863" calcext:value-type="float">
            <text:p>0.16</text:p>
          </table:table-cell>
          <table:table-cell table:style-name="ce17" table:formula="of:=[.S18]/[.AD18]-1" office:value-type="float" office:value="0.142194659128003" calcext:value-type="float">
            <text:p>0.14</text:p>
          </table:table-cell>
          <table:table-cell table:style-name="ce17" table:formula="of:=[.T18]/[.AE18]-1" office:value-type="float" office:value="0.0184956890936743" calcext:value-type="float">
            <text:p>0.02</text:p>
          </table:table-cell>
          <table:table-cell table:style-name="ce17" table:formula="of:=[.U18]/[.AF18]-1" office:value-type="float" office:value="0.266509051549888" calcext:value-type="float">
            <text:p>0.27</text:p>
          </table:table-cell>
          <table:table-cell table:style-name="ce17" table:formula="of:=[.V18]/[.AG18]-1" office:value-type="float" office:value="0.145692669485486" calcext:value-type="float">
            <text:p>0.15</text:p>
          </table:table-cell>
          <table:table-cell table:number-columns-repeated="4"/>
          <table:table-cell table:style-name="ce17" table:formula="of:=AVERAGE([.AI18:.AR18])" office:value-type="float" office:value="0.124573867436199" calcext:value-type="float">
            <text:p>0.12</text:p>
          </table:table-cell>
          <table:table-cell table:number-columns-repeated="975"/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table:style-name="ce37" office:value-type="float" office:value="5.1859244444301" calcext:value-type="float">
            <text:p>5</text:p>
          </table:table-cell>
          <table:table-cell table:style-name="ce42" office:value-type="float" office:value="5.02017914117864" calcext:value-type="float">
            <text:p>5</text:p>
          </table:table-cell>
          <table:table-cell table:style-name="ce42" office:value-type="float" office:value="5.46444288627059" calcext:value-type="float">
            <text:p>5</text:p>
          </table:table-cell>
          <table:table-cell table:style-name="ce42" office:value-type="float" office:value="4.98154798230521" calcext:value-type="float">
            <text:p>5</text:p>
          </table:table-cell>
          <table:table-cell table:style-name="ce42" office:value-type="float" office:value="4.26976752590441" calcext:value-type="float">
            <text:p>4</text:p>
          </table:table-cell>
          <table:table-cell table:style-name="ce42" office:value-type="float" office:value="5.52658544282241" calcext:value-type="float">
            <text:p>6</text:p>
          </table:table-cell>
          <table:table-cell table:style-name="ce42" office:value-type="float" office:value="4.19065593540377" calcext:value-type="float">
            <text:p>4</text:p>
          </table:table-cell>
          <table:table-cell table:style-name="ce42" office:value-type="float" office:value="4.90340036205942" calcext:value-type="float">
            <text:p>5</text:p>
          </table:table-cell>
          <table:table-cell table:style-name="ce42" office:value-type="float" office:value="4.70772236254037" calcext:value-type="float">
            <text:p>5</text:p>
          </table:table-cell>
          <table:table-cell table:style-name="ce48" office:value-type="float" office:value="4.35359484751801" calcext:value-type="float">
            <text:p>4</text:p>
          </table:table-cell>
          <table:table-cell/>
          <table:table-cell table:formula="of:=[.D18]*0.25+[.D19]*0.5+[.D20]*0.25" office:value-type="float" office:value="5.62924742388317" calcext:value-type="float">
            <text:p>6</text:p>
          </table:table-cell>
          <table:table-cell table:formula="of:=[.E18]*0.25+[.E19]*0.5+[.E20]*0.25" office:value-type="float" office:value="4.85853829636432" calcext:value-type="float">
            <text:p>5</text:p>
          </table:table-cell>
          <table:table-cell table:formula="of:=[.F18]*0.25+[.F19]*0.5+[.F20]*0.25" office:value-type="float" office:value="4.31358340243173" calcext:value-type="float">
            <text:p>4</text:p>
          </table:table-cell>
          <table:table-cell table:formula="of:=[.G18]*0.25+[.G19]*0.5+[.G20]*0.25" office:value-type="float" office:value="5.63474218214784" calcext:value-type="float">
            <text:p>6</text:p>
          </table:table-cell>
          <table:table-cell table:formula="of:=[.H18]*0.25+[.H19]*0.5+[.H20]*0.25" office:value-type="float" office:value="4.09479800794091" calcext:value-type="float">
            <text:p>4</text:p>
          </table:table-cell>
          <table:table-cell table:formula="of:=[.I18]*0.25+[.I19]*0.5+[.I20]*0.25" office:value-type="float" office:value="4.94783846421809" calcext:value-type="float">
            <text:p>5</text:p>
          </table:table-cell>
          <table:table-cell table:formula="of:=[.J18]*0.25+[.J19]*0.5+[.J20]*0.25" office:value-type="float" office:value="4.80366611429773" calcext:value-type="float">
            <text:p>5</text:p>
          </table:table-cell>
          <table:table-cell table:formula="of:=[.K18]*0.25+[.K19]*0.5+[.K20]*0.25" office:value-type="float" office:value="4.45470134803506" calcext:value-type="float">
            <text:p>4</text:p>
          </table:table-cell>
          <table:table-cell table:formula="of:=[.B18]*0.25+[.B19]*0.5+[.B20]*0.25" office:value-type="float" office:value="5.4482855945425" calcext:value-type="float">
            <text:p>5</text:p>
          </table:table-cell>
          <table:table-cell table:formula="of:=[.C18]*0.25+[.C19]*0.5+[.C20]*0.25" office:value-type="float" office:value="5.13342480812631" calcext:value-type="float">
            <text:p>5</text:p>
          </table:table-cell>
          <table:table-cell/>
          <table:table-cell table:formula="of:=(80-[.$A19])/14" office:value-type="float" office:value="4.64285714285714" calcext:value-type="float">
            <text:p>5</text:p>
          </table:table-cell>
          <table:table-cell table:formula="of:=(80-[.$A19])/14" office:value-type="float" office:value="4.64285714285714" calcext:value-type="float">
            <text:p>5</text:p>
          </table:table-cell>
          <table:table-cell table:formula="of:=(80-[.$A19])/14" office:value-type="float" office:value="4.64285714285714" calcext:value-type="float">
            <text:p>5</text:p>
          </table:table-cell>
          <table:table-cell table:formula="of:=(80-[.$A19])/14" office:value-type="float" office:value="4.64285714285714" calcext:value-type="float">
            <text:p>5</text:p>
          </table:table-cell>
          <table:table-cell table:formula="of:=(80-[.$A19])/14" office:value-type="float" office:value="4.64285714285714" calcext:value-type="float">
            <text:p>5</text:p>
          </table:table-cell>
          <table:table-cell table:formula="of:=(80-[.$A19])/14" office:value-type="float" office:value="4.64285714285714" calcext:value-type="float">
            <text:p>5</text:p>
          </table:table-cell>
          <table:table-cell table:formula="of:=(80-[.$A19])/14" office:value-type="float" office:value="4.64285714285714" calcext:value-type="float">
            <text:p>5</text:p>
          </table:table-cell>
          <table:table-cell table:formula="of:=(80-[.$A19])/14" office:value-type="float" office:value="4.64285714285714" calcext:value-type="float">
            <text:p>5</text:p>
          </table:table-cell>
          <table:table-cell table:formula="of:=(80-[.$A19])/14" office:value-type="float" office:value="4.64285714285714" calcext:value-type="float">
            <text:p>5</text:p>
          </table:table-cell>
          <table:table-cell table:formula="of:=(80-[.$A19])/14" office:value-type="float" office:value="4.64285714285714" calcext:value-type="float">
            <text:p>5</text:p>
          </table:table-cell>
          <table:table-cell/>
          <table:table-cell table:style-name="ce17" table:formula="of:=[.M19]/[.X19]-1" office:value-type="float" office:value="0.212453291297913" calcext:value-type="float">
            <text:p>0.21</text:p>
          </table:table-cell>
          <table:table-cell table:style-name="ce17" table:formula="of:=[.N19]/[.Y19]-1" office:value-type="float" office:value="0.0464544022938529" calcext:value-type="float">
            <text:p>0.05</text:p>
          </table:table-cell>
          <table:table-cell table:style-name="ce17" table:formula="of:=[.O19]/[.Z19]-1" office:value-type="float" office:value="-0.0709204979377822" calcext:value-type="float">
            <text:p>-0.07</text:p>
          </table:table-cell>
          <table:table-cell table:style-name="ce17" table:formula="of:=[.P19]/[.AA19]-1" office:value-type="float" office:value="0.213636777693382" calcext:value-type="float">
            <text:p>0.21</text:p>
          </table:table-cell>
          <table:table-cell table:style-name="ce17" table:formula="of:=[.Q19]/[.AB19]-1" office:value-type="float" office:value="-0.118043505981958" calcext:value-type="float">
            <text:p>-0.12</text:p>
          </table:table-cell>
          <table:table-cell table:style-name="ce17" table:formula="of:=[.R19]/[.AC19]-1" office:value-type="float" office:value="0.0656882846008193" calcext:value-type="float">
            <text:p>0.07</text:p>
          </table:table-cell>
          <table:table-cell table:style-name="ce17" table:formula="of:=[.S19]/[.AD19]-1" office:value-type="float" office:value="0.034635778464126" calcext:value-type="float">
            <text:p>0.03</text:p>
          </table:table-cell>
          <table:table-cell table:style-name="ce17" table:formula="of:=[.T19]/[.AE19]-1" office:value-type="float" office:value="-0.0405258635001413" calcext:value-type="float">
            <text:p>-0.04</text:p>
          </table:table-cell>
          <table:table-cell table:style-name="ce17" table:formula="of:=[.U19]/[.AF19]-1" office:value-type="float" office:value="0.173476897286078" calcext:value-type="float">
            <text:p>0.17</text:p>
          </table:table-cell>
          <table:table-cell table:style-name="ce17" table:formula="of:=[.V19]/[.AG19]-1" office:value-type="float" office:value="0.105660727904127" calcext:value-type="float">
            <text:p>0.11</text:p>
          </table:table-cell>
          <table:table-cell table:number-columns-repeated="4"/>
          <table:table-cell table:style-name="ce17" table:formula="of:=AVERAGE([.AI19:.AR19])" office:value-type="float" office:value="0.0622516292120417" calcext:value-type="float">
            <text:p>0.06</text:p>
          </table:table-cell>
          <table:table-cell table:number-columns-repeated="975"/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table:style-name="ce37" office:value-type="float" office:value="5.03469599247987" calcext:value-type="float">
            <text:p>5</text:p>
          </table:table-cell>
          <table:table-cell table:style-name="ce42" office:value-type="float" office:value="5.07758527207842" calcext:value-type="float">
            <text:p>5</text:p>
          </table:table-cell>
          <table:table-cell table:style-name="ce42" office:value-type="float" office:value="6.12690728586747" calcext:value-type="float">
            <text:p>6</text:p>
          </table:table-cell>
          <table:table-cell table:style-name="ce42" office:value-type="float" office:value="4.38065716982614" calcext:value-type="float">
            <text:p>4</text:p>
          </table:table-cell>
          <table:table-cell table:style-name="ce42" office:value-type="float" office:value="3.55152987405947" calcext:value-type="float">
            <text:p>4</text:p>
          </table:table-cell>
          <table:table-cell table:style-name="ce42" office:value-type="float" office:value="4.67258842563513" calcext:value-type="float">
            <text:p>5</text:p>
          </table:table-cell>
          <table:table-cell table:style-name="ce42" office:value-type="float" office:value="3.31172726455102" calcext:value-type="float">
            <text:p>3</text:p>
          </table:table-cell>
          <table:table-cell table:style-name="ce42" office:value-type="float" office:value="4.0749892868288" calcext:value-type="float">
            <text:p>4</text:p>
          </table:table-cell>
          <table:table-cell table:style-name="ce42" office:value-type="float" office:value="4.04830044819475" calcext:value-type="float">
            <text:p>4</text:p>
          </table:table-cell>
          <table:table-cell table:style-name="ce48" office:value-type="float" office:value="4.3332432189715" calcext:value-type="float">
            <text:p>4</text:p>
          </table:table-cell>
          <table:table-cell/>
          <table:table-cell table:formula="of:=[.D19]*0.25+[.D20]*0.5+[.D21]*0.25" office:value-type="float" office:value="5.99850414888667" calcext:value-type="float">
            <text:p>6</text:p>
          </table:table-cell>
          <table:table-cell table:formula="of:=[.E19]*0.25+[.E20]*0.5+[.E21]*0.25" office:value-type="float" office:value="4.72517935586395" calcext:value-type="float">
            <text:p>5</text:p>
          </table:table-cell>
          <table:table-cell table:formula="of:=[.F19]*0.25+[.F20]*0.5+[.F21]*0.25" office:value-type="float" office:value="3.78276961247421" calcext:value-type="float">
            <text:p>4</text:p>
          </table:table-cell>
          <table:table-cell table:formula="of:=[.G19]*0.25+[.G20]*0.5+[.G21]*0.25" office:value-type="float" office:value="5.02355329418589" calcext:value-type="float">
            <text:p>5</text:p>
          </table:table-cell>
          <table:table-cell table:formula="of:=[.H19]*0.25+[.H20]*0.5+[.H21]*0.25" office:value-type="float" office:value="3.63147891361151" calcext:value-type="float">
            <text:p>4</text:p>
          </table:table-cell>
          <table:table-cell table:formula="of:=[.I19]*0.25+[.I20]*0.5+[.I21]*0.25" office:value-type="float" office:value="4.38511282500721" calcext:value-type="float">
            <text:p>4</text:p>
          </table:table-cell>
          <table:table-cell table:formula="of:=[.J19]*0.25+[.J20]*0.5+[.J21]*0.25" office:value-type="float" office:value="4.35857744363352" calcext:value-type="float">
            <text:p>4</text:p>
          </table:table-cell>
          <table:table-cell table:formula="of:=[.K19]*0.25+[.K20]*0.5+[.K21]*0.25" office:value-type="float" office:value="4.42521313727265" calcext:value-type="float">
            <text:p>4</text:p>
          </table:table-cell>
          <table:table-cell table:formula="of:=[.B19]*0.25+[.B20]*0.5+[.B21]*0.25" office:value-type="float" office:value="5.13186804677718" calcext:value-type="float">
            <text:p>5</text:p>
          </table:table-cell>
          <table:table-cell table:formula="of:=[.C19]*0.25+[.C20]*0.5+[.C21]*0.25" office:value-type="float" office:value="5.17671794848552" calcext:value-type="float">
            <text:p>5</text:p>
          </table:table-cell>
          <table:table-cell/>
          <table:table-cell table:formula="of:=(80-[.$A20])/14" office:value-type="float" office:value="4.57142857142857" calcext:value-type="float">
            <text:p>5</text:p>
          </table:table-cell>
          <table:table-cell table:formula="of:=(80-[.$A20])/14" office:value-type="float" office:value="4.57142857142857" calcext:value-type="float">
            <text:p>5</text:p>
          </table:table-cell>
          <table:table-cell table:formula="of:=(80-[.$A20])/14" office:value-type="float" office:value="4.57142857142857" calcext:value-type="float">
            <text:p>5</text:p>
          </table:table-cell>
          <table:table-cell table:formula="of:=(80-[.$A20])/14" office:value-type="float" office:value="4.57142857142857" calcext:value-type="float">
            <text:p>5</text:p>
          </table:table-cell>
          <table:table-cell table:formula="of:=(80-[.$A20])/14" office:value-type="float" office:value="4.57142857142857" calcext:value-type="float">
            <text:p>5</text:p>
          </table:table-cell>
          <table:table-cell table:formula="of:=(80-[.$A20])/14" office:value-type="float" office:value="4.57142857142857" calcext:value-type="float">
            <text:p>5</text:p>
          </table:table-cell>
          <table:table-cell table:formula="of:=(80-[.$A20])/14" office:value-type="float" office:value="4.57142857142857" calcext:value-type="float">
            <text:p>5</text:p>
          </table:table-cell>
          <table:table-cell table:formula="of:=(80-[.$A20])/14" office:value-type="float" office:value="4.57142857142857" calcext:value-type="float">
            <text:p>5</text:p>
          </table:table-cell>
          <table:table-cell table:formula="of:=(80-[.$A20])/14" office:value-type="float" office:value="4.57142857142857" calcext:value-type="float">
            <text:p>5</text:p>
          </table:table-cell>
          <table:table-cell table:formula="of:=(80-[.$A20])/14" office:value-type="float" office:value="4.57142857142857" calcext:value-type="float">
            <text:p>5</text:p>
          </table:table-cell>
          <table:table-cell/>
          <table:table-cell table:style-name="ce17" table:formula="of:=[.M20]/[.X20]-1" office:value-type="float" office:value="0.31217278256896" calcext:value-type="float">
            <text:p>0.31</text:p>
          </table:table-cell>
          <table:table-cell table:style-name="ce17" table:formula="of:=[.N20]/[.Y20]-1" office:value-type="float" office:value="0.0336329840952394" calcext:value-type="float">
            <text:p>0.03</text:p>
          </table:table-cell>
          <table:table-cell table:style-name="ce17" table:formula="of:=[.O20]/[.Z20]-1" office:value-type="float" office:value="-0.172519147271267" calcext:value-type="float">
            <text:p>-0.17</text:p>
          </table:table-cell>
          <table:table-cell table:style-name="ce17" table:formula="of:=[.P20]/[.AA20]-1" office:value-type="float" office:value="0.098902283103163" calcext:value-type="float">
            <text:p>0.10</text:p>
          </table:table-cell>
          <table:table-cell table:style-name="ce17" table:formula="of:=[.Q20]/[.AB20]-1" office:value-type="float" office:value="-0.205613987647483" calcext:value-type="float">
            <text:p>-0.21</text:p>
          </table:table-cell>
          <table:table-cell table:style-name="ce17" table:formula="of:=[.R20]/[.AC20]-1" office:value-type="float" office:value="-0.0407565695296732" calcext:value-type="float">
            <text:p>-0.04</text:p>
          </table:table-cell>
          <table:table-cell table:style-name="ce17" table:formula="of:=[.S20]/[.AD20]-1" office:value-type="float" office:value="-0.0465611842051665" calcext:value-type="float">
            <text:p>-0.05</text:p>
          </table:table-cell>
          <table:table-cell table:style-name="ce17" table:formula="of:=[.T20]/[.AE20]-1" office:value-type="float" office:value="-0.0319846262216088" calcext:value-type="float">
            <text:p>-0.03</text:p>
          </table:table-cell>
          <table:table-cell table:style-name="ce17" table:formula="of:=[.U20]/[.AF20]-1" office:value-type="float" office:value="0.122596135232507" calcext:value-type="float">
            <text:p>0.12</text:p>
          </table:table-cell>
          <table:table-cell table:style-name="ce17" table:formula="of:=[.V20]/[.AG20]-1" office:value-type="float" office:value="0.132407051231207" calcext:value-type="float">
            <text:p>0.13</text:p>
          </table:table-cell>
          <table:table-cell table:number-columns-repeated="4"/>
          <table:table-cell table:style-name="ce17" table:formula="of:=AVERAGE([.AI20:.AR20])" office:value-type="float" office:value="0.0202275721355878" calcext:value-type="float">
            <text:p>0.02</text:p>
          </table:table-cell>
          <table:table-cell table:number-columns-repeated="975"/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table:style-name="ce37" office:value-type="float" office:value="5.27215575771887" calcext:value-type="float">
            <text:p>5</text:p>
          </table:table-cell>
          <table:table-cell table:style-name="ce42" office:value-type="float" office:value="5.53152210860658" calcext:value-type="float">
            <text:p>6</text:p>
          </table:table-cell>
          <table:table-cell table:style-name="ce42" office:value-type="float" office:value="6.27575913754117" calcext:value-type="float">
            <text:p>6</text:p>
          </table:table-cell>
          <table:table-cell table:style-name="ce42" office:value-type="float" office:value="5.15785510149832" calcext:value-type="float">
            <text:p>5</text:p>
          </table:table-cell>
          <table:table-cell table:style-name="ce42" office:value-type="float" office:value="3.75825117587349" calcext:value-type="float">
            <text:p>4</text:p>
          </table:table-cell>
          <table:table-cell table:style-name="ce42" office:value-type="float" office:value="5.22245088265087" calcext:value-type="float">
            <text:p>5</text:p>
          </table:table-cell>
          <table:table-cell table:style-name="ce42" office:value-type="float" office:value="3.71180518994023" calcext:value-type="float">
            <text:p>4</text:p>
          </table:table-cell>
          <table:table-cell table:style-name="ce42" office:value-type="float" office:value="4.48707236431181" calcext:value-type="float">
            <text:p>4</text:p>
          </table:table-cell>
          <table:table-cell table:style-name="ce42" office:value-type="float" office:value="4.62998651560422" calcext:value-type="float">
            <text:p>5</text:p>
          </table:table-cell>
          <table:table-cell table:style-name="ce48" office:value-type="float" office:value="4.68077126362958" calcext:value-type="float">
            <text:p>5</text:p>
          </table:table-cell>
          <table:table-cell/>
          <table:table-cell table:formula="of:=[.D20]*0.25+[.D21]*0.5+[.D22]*0.25" office:value-type="float" office:value="5.97744953027417" calcext:value-type="float">
            <text:p>6</text:p>
          </table:table-cell>
          <table:table-cell table:formula="of:=[.E20]*0.25+[.E21]*0.5+[.E22]*0.25" office:value-type="float" office:value="5.00781973402385" calcext:value-type="float">
            <text:p>5</text:p>
          </table:table-cell>
          <table:table-cell table:formula="of:=[.F20]*0.25+[.F21]*0.5+[.F22]*0.25" office:value-type="float" office:value="3.96172195826374" calcext:value-type="float">
            <text:p>4</text:p>
          </table:table-cell>
          <table:table-cell table:formula="of:=[.G20]*0.25+[.G21]*0.5+[.G22]*0.25" office:value-type="float" office:value="5.17866144165692" calcext:value-type="float">
            <text:p>5</text:p>
          </table:table-cell>
          <table:table-cell table:formula="of:=[.H20]*0.25+[.H21]*0.5+[.H22]*0.25" office:value-type="float" office:value="3.59502869373665" calcext:value-type="float">
            <text:p>4</text:p>
          </table:table-cell>
          <table:table-cell table:formula="of:=[.I20]*0.25+[.I21]*0.5+[.I22]*0.25" office:value-type="float" office:value="4.42158600500561" calcext:value-type="float">
            <text:p>4</text:p>
          </table:table-cell>
          <table:table-cell table:formula="of:=[.J20]*0.25+[.J21]*0.5+[.J22]*0.25" office:value-type="float" office:value="4.29181661116984" calcext:value-type="float">
            <text:p>4</text:p>
          </table:table-cell>
          <table:table-cell table:formula="of:=[.K20]*0.25+[.K21]*0.5+[.K22]*0.25" office:value-type="float" office:value="4.31444606737886" calcext:value-type="float">
            <text:p>4</text:p>
          </table:table-cell>
          <table:table-cell table:formula="of:=[.B20]*0.25+[.B21]*0.5+[.B22]*0.25" office:value-type="float" office:value="4.99300773152901" calcext:value-type="float">
            <text:p>5</text:p>
          </table:table-cell>
          <table:table-cell table:formula="of:=[.C20]*0.25+[.C21]*0.5+[.C22]*0.25" office:value-type="float" office:value="5.08668006786534" calcext:value-type="float">
            <text:p>5</text:p>
          </table:table-cell>
          <table:table-cell/>
          <table:table-cell table:formula="of:=(80-[.$A21])/14" office:value-type="float" office:value="4.5" calcext:value-type="float">
            <text:p>5</text:p>
          </table:table-cell>
          <table:table-cell table:formula="of:=(80-[.$A21])/14" office:value-type="float" office:value="4.5" calcext:value-type="float">
            <text:p>5</text:p>
          </table:table-cell>
          <table:table-cell table:formula="of:=(80-[.$A21])/14" office:value-type="float" office:value="4.5" calcext:value-type="float">
            <text:p>5</text:p>
          </table:table-cell>
          <table:table-cell table:formula="of:=(80-[.$A21])/14" office:value-type="float" office:value="4.5" calcext:value-type="float">
            <text:p>5</text:p>
          </table:table-cell>
          <table:table-cell table:formula="of:=(80-[.$A21])/14" office:value-type="float" office:value="4.5" calcext:value-type="float">
            <text:p>5</text:p>
          </table:table-cell>
          <table:table-cell table:formula="of:=(80-[.$A21])/14" office:value-type="float" office:value="4.5" calcext:value-type="float">
            <text:p>5</text:p>
          </table:table-cell>
          <table:table-cell table:formula="of:=(80-[.$A21])/14" office:value-type="float" office:value="4.5" calcext:value-type="float">
            <text:p>5</text:p>
          </table:table-cell>
          <table:table-cell table:formula="of:=(80-[.$A21])/14" office:value-type="float" office:value="4.5" calcext:value-type="float">
            <text:p>5</text:p>
          </table:table-cell>
          <table:table-cell table:formula="of:=(80-[.$A21])/14" office:value-type="float" office:value="4.5" calcext:value-type="float">
            <text:p>5</text:p>
          </table:table-cell>
          <table:table-cell table:formula="of:=(80-[.$A21])/14" office:value-type="float" office:value="4.5" calcext:value-type="float">
            <text:p>5</text:p>
          </table:table-cell>
          <table:table-cell/>
          <table:table-cell table:style-name="ce17" table:formula="of:=[.M21]/[.X21]-1" office:value-type="float" office:value="0.328322117838704" calcext:value-type="float">
            <text:p>0.33</text:p>
          </table:table-cell>
          <table:table-cell table:style-name="ce17" table:formula="of:=[.N21]/[.Y21]-1" office:value-type="float" office:value="0.112848829783079" calcext:value-type="float">
            <text:p>0.11</text:p>
          </table:table-cell>
          <table:table-cell table:style-name="ce17" table:formula="of:=[.O21]/[.Z21]-1" office:value-type="float" office:value="-0.119617342608058" calcext:value-type="float">
            <text:p>-0.12</text:p>
          </table:table-cell>
          <table:table-cell table:style-name="ce17" table:formula="of:=[.P21]/[.AA21]-1" office:value-type="float" office:value="0.150813653701537" calcext:value-type="float">
            <text:p>0.15</text:p>
          </table:table-cell>
          <table:table-cell table:style-name="ce17" table:formula="of:=[.Q21]/[.AB21]-1" office:value-type="float" office:value="-0.201104734725188" calcext:value-type="float">
            <text:p>-0.20</text:p>
          </table:table-cell>
          <table:table-cell table:style-name="ce17" table:formula="of:=[.R21]/[.AC21]-1" office:value-type="float" office:value="-0.017425332220976" calcext:value-type="float">
            <text:p>-0.02</text:p>
          </table:table-cell>
          <table:table-cell table:style-name="ce17" table:formula="of:=[.S21]/[.AD21]-1" office:value-type="float" office:value="-0.0462629752955921" calcext:value-type="float">
            <text:p>-0.05</text:p>
          </table:table-cell>
          <table:table-cell table:style-name="ce17" table:formula="of:=[.T21]/[.AE21]-1" office:value-type="float" office:value="-0.0412342072491416" calcext:value-type="float">
            <text:p>-0.04</text:p>
          </table:table-cell>
          <table:table-cell table:style-name="ce17" table:formula="of:=[.U21]/[.AF21]-1" office:value-type="float" office:value="0.109557273673113" calcext:value-type="float">
            <text:p>0.11</text:p>
          </table:table-cell>
          <table:table-cell table:style-name="ce17" table:formula="of:=[.V21]/[.AG21]-1" office:value-type="float" office:value="0.130373348414519" calcext:value-type="float">
            <text:p>0.13</text:p>
          </table:table-cell>
          <table:table-cell table:number-columns-repeated="4"/>
          <table:table-cell table:style-name="ce17" table:formula="of:=AVERAGE([.AI21:.AR21])" office:value-type="float" office:value="0.0406270631311996" calcext:value-type="float">
            <text:p>0.04</text:p>
          </table:table-cell>
          <table:table-cell table:number-columns-repeated="975"/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table:style-name="ce37" office:value-type="float" office:value="4.39302341819842" calcext:value-type="float">
            <text:p>4</text:p>
          </table:table-cell>
          <table:table-cell table:style-name="ce42" office:value-type="float" office:value="4.20609078216977" calcext:value-type="float">
            <text:p>4</text:p>
          </table:table-cell>
          <table:table-cell table:style-name="ce42" office:value-type="float" office:value="5.23137256014687" calcext:value-type="float">
            <text:p>5</text:p>
          </table:table-cell>
          <table:table-cell table:style-name="ce42" office:value-type="float" office:value="5.33491156327264" calcext:value-type="float">
            <text:p>5</text:p>
          </table:table-cell>
          <table:table-cell table:style-name="ce42" office:value-type="float" office:value="4.77885560724851" calcext:value-type="float">
            <text:p>5</text:p>
          </table:table-cell>
          <table:table-cell table:style-name="ce42" office:value-type="float" office:value="5.59715557569079" calcext:value-type="float">
            <text:p>6</text:p>
          </table:table-cell>
          <table:table-cell table:style-name="ce42" office:value-type="float" office:value="3.64477713051514" calcext:value-type="float">
            <text:p>4</text:p>
          </table:table-cell>
          <table:table-cell table:style-name="ce42" office:value-type="float" office:value="4.63721000457001" calcext:value-type="float">
            <text:p>5</text:p>
          </table:table-cell>
          <table:table-cell table:style-name="ce42" office:value-type="float" office:value="3.85899296527616" calcext:value-type="float">
            <text:p>4</text:p>
          </table:table-cell>
          <table:table-cell table:style-name="ce48" office:value-type="float" office:value="3.56299852328479" calcext:value-type="float">
            <text:p>4</text:p>
          </table:table-cell>
          <table:table-cell/>
          <table:table-cell table:formula="of:=[.D21]*0.25+[.D22]*0.5+[.D23]*0.25" office:value-type="float" office:value="5.56519897408137" calcext:value-type="float">
            <text:p>6</text:p>
          </table:table-cell>
          <table:table-cell table:formula="of:=[.E21]*0.25+[.E22]*0.5+[.E23]*0.25" office:value-type="float" office:value="4.92668494328349" calcext:value-type="float">
            <text:p>5</text:p>
          </table:table-cell>
          <table:table-cell table:formula="of:=[.F21]*0.25+[.F22]*0.5+[.F23]*0.25" office:value-type="float" office:value="4.21342146577142" calcext:value-type="float">
            <text:p>4</text:p>
          </table:table-cell>
          <table:table-cell table:formula="of:=[.G21]*0.25+[.G22]*0.5+[.G23]*0.25" office:value-type="float" office:value="5.21196933103621" calcext:value-type="float">
            <text:p>5</text:p>
          </table:table-cell>
          <table:table-cell table:formula="of:=[.H21]*0.25+[.H22]*0.5+[.H23]*0.25" office:value-type="float" office:value="3.76704063907057" calcext:value-type="float">
            <text:p>4</text:p>
          </table:table-cell>
          <table:table-cell table:formula="of:=[.I21]*0.25+[.I22]*0.5+[.I23]*0.25" office:value-type="float" office:value="4.62649167524801" calcext:value-type="float">
            <text:p>5</text:p>
          </table:table-cell>
          <table:table-cell table:formula="of:=[.J21]*0.25+[.J22]*0.5+[.J23]*0.25" office:value-type="float" office:value="4.03434736458202" calcext:value-type="float">
            <text:p>4</text:p>
          </table:table-cell>
          <table:table-cell table:formula="of:=[.K21]*0.25+[.K22]*0.5+[.K23]*0.25" office:value-type="float" office:value="3.7982827629318" calcext:value-type="float">
            <text:p>4</text:p>
          </table:table-cell>
          <table:table-cell table:formula="of:=[.B21]*0.25+[.B22]*0.5+[.B23]*0.25" office:value-type="float" office:value="4.52399082984376" calcext:value-type="float">
            <text:p>5</text:p>
          </table:table-cell>
          <table:table-cell table:formula="of:=[.C21]*0.25+[.C22]*0.5+[.C23]*0.25" office:value-type="float" office:value="4.46676074975858" calcext:value-type="float">
            <text:p>4</text:p>
          </table:table-cell>
          <table:table-cell/>
          <table:table-cell table:formula="of:=(80-[.$A22])/14" office:value-type="float" office:value="4.42857142857143" calcext:value-type="float">
            <text:p>4</text:p>
          </table:table-cell>
          <table:table-cell table:formula="of:=(80-[.$A22])/14" office:value-type="float" office:value="4.42857142857143" calcext:value-type="float">
            <text:p>4</text:p>
          </table:table-cell>
          <table:table-cell table:formula="of:=(80-[.$A22])/14" office:value-type="float" office:value="4.42857142857143" calcext:value-type="float">
            <text:p>4</text:p>
          </table:table-cell>
          <table:table-cell table:formula="of:=(80-[.$A22])/14" office:value-type="float" office:value="4.42857142857143" calcext:value-type="float">
            <text:p>4</text:p>
          </table:table-cell>
          <table:table-cell table:formula="of:=(80-[.$A22])/14" office:value-type="float" office:value="4.42857142857143" calcext:value-type="float">
            <text:p>4</text:p>
          </table:table-cell>
          <table:table-cell table:formula="of:=(80-[.$A22])/14" office:value-type="float" office:value="4.42857142857143" calcext:value-type="float">
            <text:p>4</text:p>
          </table:table-cell>
          <table:table-cell table:formula="of:=(80-[.$A22])/14" office:value-type="float" office:value="4.42857142857143" calcext:value-type="float">
            <text:p>4</text:p>
          </table:table-cell>
          <table:table-cell table:formula="of:=(80-[.$A22])/14" office:value-type="float" office:value="4.42857142857143" calcext:value-type="float">
            <text:p>4</text:p>
          </table:table-cell>
          <table:table-cell table:formula="of:=(80-[.$A22])/14" office:value-type="float" office:value="4.42857142857143" calcext:value-type="float">
            <text:p>4</text:p>
          </table:table-cell>
          <table:table-cell table:formula="of:=(80-[.$A22])/14" office:value-type="float" office:value="4.42857142857143" calcext:value-type="float">
            <text:p>4</text:p>
          </table:table-cell>
          <table:table-cell/>
          <table:table-cell table:style-name="ce17" table:formula="of:=[.M22]/[.X22]-1" office:value-type="float" office:value="0.256657832857084" calcext:value-type="float">
            <text:p>0.26</text:p>
          </table:table-cell>
          <table:table-cell table:style-name="ce17" table:formula="of:=[.N22]/[.Y22]-1" office:value-type="float" office:value="0.112477245257561" calcext:value-type="float">
            <text:p>0.11</text:p>
          </table:table-cell>
          <table:table-cell table:style-name="ce17" table:formula="of:=[.O22]/[.Z22]-1" office:value-type="float" office:value="-0.048582249664518" calcext:value-type="float">
            <text:p>-0.05</text:p>
          </table:table-cell>
          <table:table-cell table:style-name="ce17" table:formula="of:=[.P22]/[.AA22]-1" office:value-type="float" office:value="0.176896300556564" calcext:value-type="float">
            <text:p>0.18</text:p>
          </table:table-cell>
          <table:table-cell table:style-name="ce17" table:formula="of:=[.Q22]/[.AB22]-1" office:value-type="float" office:value="-0.149377920209872" calcext:value-type="float">
            <text:p>-0.15</text:p>
          </table:table-cell>
          <table:table-cell table:style-name="ce17" table:formula="of:=[.R22]/[.AC22]-1" office:value-type="float" office:value="0.044691668604389" calcext:value-type="float">
            <text:p>0.04</text:p>
          </table:table-cell>
          <table:table-cell table:style-name="ce17" table:formula="of:=[.S22]/[.AD22]-1" office:value-type="float" office:value="-0.0890183370298669" calcext:value-type="float">
            <text:p>-0.09</text:p>
          </table:table-cell>
          <table:table-cell table:style-name="ce17" table:formula="of:=[.T22]/[.AE22]-1" office:value-type="float" office:value="-0.142323247079917" calcext:value-type="float">
            <text:p>-0.14</text:p>
          </table:table-cell>
          <table:table-cell table:style-name="ce17" table:formula="of:=[.U22]/[.AF22]-1" office:value-type="float" office:value="0.0215463164163328" calcext:value-type="float">
            <text:p>0.02</text:p>
          </table:table-cell>
          <table:table-cell table:style-name="ce17" table:formula="of:=[.V22]/[.AG22]-1" office:value-type="float" office:value="0.0086233951067749" calcext:value-type="float">
            <text:p>0.01</text:p>
          </table:table-cell>
          <table:table-cell table:number-columns-repeated="4"/>
          <table:table-cell table:style-name="ce17" table:formula="of:=AVERAGE([.AI22:.AR22])" office:value-type="float" office:value="0.0191591004814532" calcext:value-type="float">
            <text:p>0.02</text:p>
          </table:table-cell>
          <table:table-cell table:number-columns-repeated="975"/>
        </table:table-row>
        <table:table-row table:style-name="ro2">
          <table:table-cell table:style-name="ce32" office:value-type="float" office:value="19" calcext:value-type="float">
            <text:p>19</text:p>
          </table:table-cell>
          <table:table-cell table:style-name="ce37" office:value-type="float" office:value="4.03776072525932" calcext:value-type="float">
            <text:p>4</text:p>
          </table:table-cell>
          <table:table-cell table:style-name="ce42" office:value-type="float" office:value="3.92333932608819" calcext:value-type="float">
            <text:p>4</text:p>
          </table:table-cell>
          <table:table-cell table:style-name="ce42" office:value-type="float" office:value="5.52229163849058" calcext:value-type="float">
            <text:p>6</text:p>
          </table:table-cell>
          <table:table-cell table:style-name="ce42" office:value-type="float" office:value="3.87906154509035" calcext:value-type="float">
            <text:p>4</text:p>
          </table:table-cell>
          <table:table-cell table:style-name="ce42" office:value-type="float" office:value="3.53772347271518" calcext:value-type="float">
            <text:p>4</text:p>
          </table:table-cell>
          <table:table-cell table:style-name="ce42" office:value-type="float" office:value="4.4311152901124" calcext:value-type="float">
            <text:p>4</text:p>
          </table:table-cell>
          <table:table-cell table:style-name="ce42" office:value-type="float" office:value="4.06680310531176" calcext:value-type="float">
            <text:p>4</text:p>
          </table:table-cell>
          <table:table-cell table:style-name="ce42" office:value-type="float" office:value="4.74447432754021" calcext:value-type="float">
            <text:p>5</text:p>
          </table:table-cell>
          <table:table-cell table:style-name="ce42" office:value-type="float" office:value="3.78941701217155" calcext:value-type="float">
            <text:p>4</text:p>
          </table:table-cell>
          <table:table-cell table:style-name="ce48" office:value-type="float" office:value="3.38636274152803" calcext:value-type="float">
            <text:p>3</text:p>
          </table:table-cell>
          <table:table-cell/>
          <table:table-cell table:formula="of:=[.D22]*0.25+[.D23]*0.5+[.D24]*0.25" office:value-type="float" office:value="5.13802208618102" calcext:value-type="float">
            <text:p>5</text:p>
          </table:table-cell>
          <table:table-cell table:formula="of:=[.E22]*0.25+[.E23]*0.5+[.E24]*0.25" office:value-type="float" office:value="4.21275932359352" calcext:value-type="float">
            <text:p>4</text:p>
          </table:table-cell>
          <table:table-cell table:formula="of:=[.F22]*0.25+[.F23]*0.5+[.F24]*0.25" office:value-type="float" office:value="3.7927566177298" calcext:value-type="float">
            <text:p>4</text:p>
          </table:table-cell>
          <table:table-cell table:formula="of:=[.G22]*0.25+[.G23]*0.5+[.G24]*0.25" office:value-type="float" office:value="4.73846017730405" calcext:value-type="float">
            <text:p>5</text:p>
          </table:table-cell>
          <table:table-cell table:formula="of:=[.H22]*0.25+[.H23]*0.5+[.H24]*0.25" office:value-type="float" office:value="3.90263247072694" calcext:value-type="float">
            <text:p>4</text:p>
          </table:table-cell>
          <table:table-cell table:formula="of:=[.I22]*0.25+[.I23]*0.5+[.I24]*0.25" office:value-type="float" office:value="4.58619218326732" calcext:value-type="float">
            <text:p>5</text:p>
          </table:table-cell>
          <table:table-cell table:formula="of:=[.J22]*0.25+[.J23]*0.5+[.J24]*0.25" office:value-type="float" office:value="3.91824148035659" calcext:value-type="float">
            <text:p>4</text:p>
          </table:table-cell>
          <table:table-cell table:formula="of:=[.K22]*0.25+[.K23]*0.5+[.K24]*0.25" office:value-type="float" office:value="3.51422083727908" calcext:value-type="float">
            <text:p>4</text:p>
          </table:table-cell>
          <table:table-cell table:formula="of:=[.B22]*0.25+[.B23]*0.5+[.B24]*0.25" office:value-type="float" office:value="4.36654641740847" calcext:value-type="float">
            <text:p>4</text:p>
          </table:table-cell>
          <table:table-cell table:formula="of:=[.C22]*0.25+[.C23]*0.5+[.C24]*0.25" office:value-type="float" office:value="4.05733076828713" calcext:value-type="float">
            <text:p>4</text:p>
          </table:table-cell>
          <table:table-cell/>
          <table:table-cell table:formula="of:=(80-[.$A23])/14" office:value-type="float" office:value="4.35714285714286" calcext:value-type="float">
            <text:p>4</text:p>
          </table:table-cell>
          <table:table-cell table:formula="of:=(80-[.$A23])/14" office:value-type="float" office:value="4.35714285714286" calcext:value-type="float">
            <text:p>4</text:p>
          </table:table-cell>
          <table:table-cell table:formula="of:=(80-[.$A23])/14" office:value-type="float" office:value="4.35714285714286" calcext:value-type="float">
            <text:p>4</text:p>
          </table:table-cell>
          <table:table-cell table:formula="of:=(80-[.$A23])/14" office:value-type="float" office:value="4.35714285714286" calcext:value-type="float">
            <text:p>4</text:p>
          </table:table-cell>
          <table:table-cell table:formula="of:=(80-[.$A23])/14" office:value-type="float" office:value="4.35714285714286" calcext:value-type="float">
            <text:p>4</text:p>
          </table:table-cell>
          <table:table-cell table:formula="of:=(80-[.$A23])/14" office:value-type="float" office:value="4.35714285714286" calcext:value-type="float">
            <text:p>4</text:p>
          </table:table-cell>
          <table:table-cell table:formula="of:=(80-[.$A23])/14" office:value-type="float" office:value="4.35714285714286" calcext:value-type="float">
            <text:p>4</text:p>
          </table:table-cell>
          <table:table-cell table:formula="of:=(80-[.$A23])/14" office:value-type="float" office:value="4.35714285714286" calcext:value-type="float">
            <text:p>4</text:p>
          </table:table-cell>
          <table:table-cell table:formula="of:=(80-[.$A23])/14" office:value-type="float" office:value="4.35714285714286" calcext:value-type="float">
            <text:p>4</text:p>
          </table:table-cell>
          <table:table-cell table:formula="of:=(80-[.$A23])/14" office:value-type="float" office:value="4.35714285714286" calcext:value-type="float">
            <text:p>4</text:p>
          </table:table-cell>
          <table:table-cell/>
          <table:table-cell table:style-name="ce17" table:formula="of:=[.M23]/[.X23]-1" office:value-type="float" office:value="0.179218183713676" calcext:value-type="float">
            <text:p>0.18</text:p>
          </table:table-cell>
          <table:table-cell table:style-name="ce17" table:formula="of:=[.N23]/[.Y23]-1" office:value-type="float" office:value="-0.0331372044211596" calcext:value-type="float">
            <text:p>-0.03</text:p>
          </table:table-cell>
          <table:table-cell table:style-name="ce17" table:formula="of:=[.O23]/[.Z23]-1" office:value-type="float" office:value="-0.129531268062014" calcext:value-type="float">
            <text:p>-0.13</text:p>
          </table:table-cell>
          <table:table-cell table:style-name="ce17" table:formula="of:=[.P23]/[.AA23]-1" office:value-type="float" office:value="0.0875154505287981" calcext:value-type="float">
            <text:p>0.09</text:p>
          </table:table-cell>
          <table:table-cell table:style-name="ce17" table:formula="of:=[.Q23]/[.AB23]-1" office:value-type="float" office:value="-0.104313859177424" calcext:value-type="float">
            <text:p>-0.10</text:p>
          </table:table-cell>
          <table:table-cell table:style-name="ce17" table:formula="of:=[.R23]/[.AC23]-1" office:value-type="float" office:value="0.0525686977990576" calcext:value-type="float">
            <text:p>0.05</text:p>
          </table:table-cell>
          <table:table-cell table:style-name="ce17" table:formula="of:=[.S23]/[.AD23]-1" office:value-type="float" office:value="-0.100731463524717" calcext:value-type="float">
            <text:p>-0.10</text:p>
          </table:table-cell>
          <table:table-cell table:style-name="ce17" table:formula="of:=[.T23]/[.AE23]-1" office:value-type="float" office:value="-0.193457512755621" calcext:value-type="float">
            <text:p>-0.19</text:p>
          </table:table-cell>
          <table:table-cell table:style-name="ce17" table:formula="of:=[.U23]/[.AF23]-1" office:value-type="float" office:value="0.00215819415932006" calcext:value-type="float">
            <text:p>0.00</text:p>
          </table:table-cell>
          <table:table-cell table:style-name="ce17" table:formula="of:=[.V23]/[.AG23]-1" office:value-type="float" office:value="-0.0688093318685274" calcext:value-type="float">
            <text:p>-0.07</text:p>
          </table:table-cell>
          <table:table-cell table:number-columns-repeated="4"/>
          <table:table-cell table:style-name="ce17" table:formula="of:=AVERAGE([.AI23:.AR23])" office:value-type="float" office:value="-0.0308520113608611" calcext:value-type="float">
            <text:p>-0.03</text:p>
          </table:table-cell>
          <table:table-cell table:number-columns-repeated="975"/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table:style-name="ce37" office:value-type="float" office:value="4.99764080091681" calcext:value-type="float">
            <text:p>5</text:p>
          </table:table-cell>
          <table:table-cell table:style-name="ce42" office:value-type="float" office:value="4.17655363880238" calcext:value-type="float">
            <text:p>4</text:p>
          </table:table-cell>
          <table:table-cell table:style-name="ce42" office:value-type="float" office:value="4.27613250759604" calcext:value-type="float">
            <text:p>4</text:p>
          </table:table-cell>
          <table:table-cell table:style-name="ce42" office:value-type="float" office:value="3.75800264092074" calcext:value-type="float">
            <text:p>4</text:p>
          </table:table-cell>
          <table:table-cell table:style-name="ce42" office:value-type="float" office:value="3.31672391824031" calcext:value-type="float">
            <text:p>3</text:p>
          </table:table-cell>
          <table:table-cell table:style-name="ce42" office:value-type="float" office:value="4.49445455330061" calcext:value-type="float">
            <text:p>4</text:p>
          </table:table-cell>
          <table:table-cell table:style-name="ce42" office:value-type="float" office:value="3.83214654176909" calcext:value-type="float">
            <text:p>4</text:p>
          </table:table-cell>
          <table:table-cell table:style-name="ce42" office:value-type="float" office:value="4.21861007341887" calcext:value-type="float">
            <text:p>4</text:p>
          </table:table-cell>
          <table:table-cell table:style-name="ce42" office:value-type="float" office:value="4.23513893180711" calcext:value-type="float">
            <text:p>4</text:p>
          </table:table-cell>
          <table:table-cell table:style-name="ce48" office:value-type="float" office:value="3.72115934277546" calcext:value-type="float">
            <text:p>4</text:p>
          </table:table-cell>
          <table:table-cell/>
          <table:table-cell table:formula="of:=[.D23]*0.25+[.D24]*0.5+[.D25]*0.25" office:value-type="float" office:value="4.71435925151384" calcext:value-type="float">
            <text:p>5</text:p>
          </table:table-cell>
          <table:table-cell table:formula="of:=[.E23]*0.25+[.E24]*0.5+[.E25]*0.25" office:value-type="float" office:value="3.93632893157826" calcext:value-type="float">
            <text:p>4</text:p>
          </table:table-cell>
          <table:table-cell table:formula="of:=[.F23]*0.25+[.F24]*0.5+[.F25]*0.25" office:value-type="float" office:value="3.47550279534316" calcext:value-type="float">
            <text:p>3</text:p>
          </table:table-cell>
          <table:table-cell table:formula="of:=[.G23]*0.25+[.G24]*0.5+[.G25]*0.25" office:value-type="float" office:value="4.54967266030067" calcext:value-type="float">
            <text:p>5</text:p>
          </table:table-cell>
          <table:table-cell table:formula="of:=[.H23]*0.25+[.H24]*0.5+[.H25]*0.25" office:value-type="float" office:value="3.7595751438357" calcext:value-type="float">
            <text:p>4</text:p>
          </table:table-cell>
          <table:table-cell table:formula="of:=[.I23]*0.25+[.I24]*0.5+[.I25]*0.25" office:value-type="float" office:value="4.48146951516715" calcext:value-type="float">
            <text:p>4</text:p>
          </table:table-cell>
          <table:table-cell table:formula="of:=[.J23]*0.25+[.J24]*0.5+[.J25]*0.25" office:value-type="float" office:value="4.08484694319661" calcext:value-type="float">
            <text:p>4</text:p>
          </table:table-cell>
          <table:table-cell table:formula="of:=[.K23]*0.25+[.K24]*0.5+[.K25]*0.25" office:value-type="float" office:value="3.77211811248025" calcext:value-type="float">
            <text:p>4</text:p>
          </table:table-cell>
          <table:table-cell table:formula="of:=[.B23]*0.25+[.B24]*0.5+[.B25]*0.25" office:value-type="float" office:value="4.63444999414615" calcext:value-type="float">
            <text:p>5</text:p>
          </table:table-cell>
          <table:table-cell table:formula="of:=[.C23]*0.25+[.C24]*0.5+[.C25]*0.25" office:value-type="float" office:value="4.25576070013472" calcext:value-type="float">
            <text:p>4</text:p>
          </table:table-cell>
          <table:table-cell/>
          <table:table-cell table:formula="of:=(80-[.$A24])/14" office:value-type="float" office:value="4.28571428571429" calcext:value-type="float">
            <text:p>4</text:p>
          </table:table-cell>
          <table:table-cell table:formula="of:=(80-[.$A24])/14" office:value-type="float" office:value="4.28571428571429" calcext:value-type="float">
            <text:p>4</text:p>
          </table:table-cell>
          <table:table-cell table:formula="of:=(80-[.$A24])/14" office:value-type="float" office:value="4.28571428571429" calcext:value-type="float">
            <text:p>4</text:p>
          </table:table-cell>
          <table:table-cell table:formula="of:=(80-[.$A24])/14" office:value-type="float" office:value="4.28571428571429" calcext:value-type="float">
            <text:p>4</text:p>
          </table:table-cell>
          <table:table-cell table:formula="of:=(80-[.$A24])/14" office:value-type="float" office:value="4.28571428571429" calcext:value-type="float">
            <text:p>4</text:p>
          </table:table-cell>
          <table:table-cell table:formula="of:=(80-[.$A24])/14" office:value-type="float" office:value="4.28571428571429" calcext:value-type="float">
            <text:p>4</text:p>
          </table:table-cell>
          <table:table-cell table:formula="of:=(80-[.$A24])/14" office:value-type="float" office:value="4.28571428571429" calcext:value-type="float">
            <text:p>4</text:p>
          </table:table-cell>
          <table:table-cell table:formula="of:=(80-[.$A24])/14" office:value-type="float" office:value="4.28571428571429" calcext:value-type="float">
            <text:p>4</text:p>
          </table:table-cell>
          <table:table-cell table:formula="of:=(80-[.$A24])/14" office:value-type="float" office:value="4.28571428571429" calcext:value-type="float">
            <text:p>4</text:p>
          </table:table-cell>
          <table:table-cell table:formula="of:=(80-[.$A24])/14" office:value-type="float" office:value="4.28571428571429" calcext:value-type="float">
            <text:p>4</text:p>
          </table:table-cell>
          <table:table-cell/>
          <table:table-cell table:style-name="ce17" table:formula="of:=[.M24]/[.X24]-1" office:value-type="float" office:value="0.100017158686562" calcext:value-type="float">
            <text:p>0.10</text:p>
          </table:table-cell>
          <table:table-cell table:style-name="ce17" table:formula="of:=[.N24]/[.Y24]-1" office:value-type="float" office:value="-0.0815232492984065" calcext:value-type="float">
            <text:p>-0.08</text:p>
          </table:table-cell>
          <table:table-cell table:style-name="ce17" table:formula="of:=[.O24]/[.Z24]-1" office:value-type="float" office:value="-0.189049347753263" calcext:value-type="float">
            <text:p>-0.19</text:p>
          </table:table-cell>
          <table:table-cell table:style-name="ce17" table:formula="of:=[.P24]/[.AA24]-1" office:value-type="float" office:value="0.061590287403489" calcext:value-type="float">
            <text:p>0.06</text:p>
          </table:table-cell>
          <table:table-cell table:style-name="ce17" table:formula="of:=[.Q24]/[.AB24]-1" office:value-type="float" office:value="-0.12276579977167" calcext:value-type="float">
            <text:p>-0.12</text:p>
          </table:table-cell>
          <table:table-cell table:style-name="ce17" table:formula="of:=[.R24]/[.AC24]-1" office:value-type="float" office:value="0.0456762202056686" calcext:value-type="float">
            <text:p>0.05</text:p>
          </table:table-cell>
          <table:table-cell table:style-name="ce17" table:formula="of:=[.S24]/[.AD24]-1" office:value-type="float" office:value="-0.0468690465874577" calcext:value-type="float">
            <text:p>-0.05</text:p>
          </table:table-cell>
          <table:table-cell table:style-name="ce17" table:formula="of:=[.T24]/[.AE24]-1" office:value-type="float" office:value="-0.119839107087942" calcext:value-type="float">
            <text:p>-0.12</text:p>
          </table:table-cell>
          <table:table-cell table:style-name="ce17" table:formula="of:=[.U24]/[.AF24]-1" office:value-type="float" office:value="0.0813716653007674" calcext:value-type="float">
            <text:p>0.08</text:p>
          </table:table-cell>
          <table:table-cell table:style-name="ce17" table:formula="of:=[.V24]/[.AG24]-1" office:value-type="float" office:value="-0.00698916996856502" calcext:value-type="float">
            <text:p>-0.01</text:p>
          </table:table-cell>
          <table:table-cell table:number-columns-repeated="4"/>
          <table:table-cell table:style-name="ce17" table:formula="of:=AVERAGE([.AI24:.AR24])" office:value-type="float" office:value="-0.0278380388870817" calcext:value-type="float">
            <text:p>-0.03</text:p>
          </table:table-cell>
          <table:table-cell table:number-columns-repeated="975"/>
        </table:table-row>
        <table:table-row table:style-name="ro2">
          <table:table-cell table:style-name="ce32" office:value-type="float" office:value="21" calcext:value-type="float">
            <text:p>21</text:p>
          </table:table-cell>
          <table:table-cell table:style-name="ce37" office:value-type="float" office:value="4.50475764949166" calcext:value-type="float">
            <text:p>5</text:p>
          </table:table-cell>
          <table:table-cell table:style-name="ce42" office:value-type="float" office:value="4.74659619684594" calcext:value-type="float">
            <text:p>5</text:p>
          </table:table-cell>
          <table:table-cell table:style-name="ce42" office:value-type="float" office:value="4.78288035237269" calcext:value-type="float">
            <text:p>5</text:p>
          </table:table-cell>
          <table:table-cell table:style-name="ce42" office:value-type="float" office:value="4.3502488993812" calcext:value-type="float">
            <text:p>4</text:p>
          </table:table-cell>
          <table:table-cell table:style-name="ce42" office:value-type="float" office:value="3.73083987217682" calcext:value-type="float">
            <text:p>4</text:p>
          </table:table-cell>
          <table:table-cell table:style-name="ce42" office:value-type="float" office:value="4.77866624448905" calcext:value-type="float">
            <text:p>5</text:p>
          </table:table-cell>
          <table:table-cell table:style-name="ce42" office:value-type="float" office:value="3.30720438649286" calcext:value-type="float">
            <text:p>3</text:p>
          </table:table-cell>
          <table:table-cell table:style-name="ce42" office:value-type="float" office:value="4.74418358629066" calcext:value-type="float">
            <text:p>5</text:p>
          </table:table-cell>
          <table:table-cell table:style-name="ce42" office:value-type="float" office:value="4.07969289700067" calcext:value-type="float">
            <text:p>4</text:p>
          </table:table-cell>
          <table:table-cell table:style-name="ce48" office:value-type="float" office:value="4.25979102284203" calcext:value-type="float">
            <text:p>4</text:p>
          </table:table-cell>
          <table:table-cell/>
          <table:table-cell table:formula="of:=[.D24]*0.25+[.D25]*0.5+[.D26]*0.25" office:value-type="float" office:value="4.54684552710352" calcext:value-type="float">
            <text:p>5</text:p>
          </table:table-cell>
          <table:table-cell table:formula="of:=[.E24]*0.25+[.E25]*0.5+[.E26]*0.25" office:value-type="float" office:value="3.95022392224932" calcext:value-type="float">
            <text:p>4</text:p>
          </table:table-cell>
          <table:table-cell table:formula="of:=[.F24]*0.25+[.F25]*0.5+[.F26]*0.25" office:value-type="float" office:value="3.50095188150075" calcext:value-type="float">
            <text:p>4</text:p>
          </table:table-cell>
          <table:table-cell table:formula="of:=[.G24]*0.25+[.G25]*0.5+[.G26]*0.25" office:value-type="float" office:value="4.53415682873168" calcext:value-type="float">
            <text:p>5</text:p>
          </table:table-cell>
          <table:table-cell table:formula="of:=[.H24]*0.25+[.H25]*0.5+[.H26]*0.25" office:value-type="float" office:value="3.30650344237981" calcext:value-type="float">
            <text:p>3</text:p>
          </table:table-cell>
          <table:table-cell table:formula="of:=[.I24]*0.25+[.I25]*0.5+[.I26]*0.25" office:value-type="float" office:value="4.37638756468587" calcext:value-type="float">
            <text:p>4</text:p>
          </table:table-cell>
          <table:table-cell table:formula="of:=[.J24]*0.25+[.J25]*0.5+[.J26]*0.25" office:value-type="float" office:value="4.02025918224324" calcext:value-type="float">
            <text:p>4</text:p>
          </table:table-cell>
          <table:table-cell table:formula="of:=[.K24]*0.25+[.K25]*0.5+[.K26]*0.25" office:value-type="float" office:value="3.90082517006662" calcext:value-type="float">
            <text:p>4</text:p>
          </table:table-cell>
          <table:table-cell table:formula="of:=[.B24]*0.25+[.B25]*0.5+[.B26]*0.25" office:value-type="float" office:value="4.56649667664622" calcext:value-type="float">
            <text:p>5</text:p>
          </table:table-cell>
          <table:table-cell table:formula="of:=[.C24]*0.25+[.C25]*0.5+[.C26]*0.25" office:value-type="float" office:value="4.38555790083134" calcext:value-type="float">
            <text:p>4</text:p>
          </table:table-cell>
          <table:table-cell/>
          <table:table-cell table:formula="of:=(80-[.$A25])/14" office:value-type="float" office:value="4.21428571428571" calcext:value-type="float">
            <text:p>4</text:p>
          </table:table-cell>
          <table:table-cell table:formula="of:=(80-[.$A25])/14" office:value-type="float" office:value="4.21428571428571" calcext:value-type="float">
            <text:p>4</text:p>
          </table:table-cell>
          <table:table-cell table:formula="of:=(80-[.$A25])/14" office:value-type="float" office:value="4.21428571428571" calcext:value-type="float">
            <text:p>4</text:p>
          </table:table-cell>
          <table:table-cell table:formula="of:=(80-[.$A25])/14" office:value-type="float" office:value="4.21428571428571" calcext:value-type="float">
            <text:p>4</text:p>
          </table:table-cell>
          <table:table-cell table:formula="of:=(80-[.$A25])/14" office:value-type="float" office:value="4.21428571428571" calcext:value-type="float">
            <text:p>4</text:p>
          </table:table-cell>
          <table:table-cell table:formula="of:=(80-[.$A25])/14" office:value-type="float" office:value="4.21428571428571" calcext:value-type="float">
            <text:p>4</text:p>
          </table:table-cell>
          <table:table-cell table:formula="of:=(80-[.$A25])/14" office:value-type="float" office:value="4.21428571428571" calcext:value-type="float">
            <text:p>4</text:p>
          </table:table-cell>
          <table:table-cell table:formula="of:=(80-[.$A25])/14" office:value-type="float" office:value="4.21428571428571" calcext:value-type="float">
            <text:p>4</text:p>
          </table:table-cell>
          <table:table-cell table:formula="of:=(80-[.$A25])/14" office:value-type="float" office:value="4.21428571428571" calcext:value-type="float">
            <text:p>4</text:p>
          </table:table-cell>
          <table:table-cell table:formula="of:=(80-[.$A25])/14" office:value-type="float" office:value="4.21428571428571" calcext:value-type="float">
            <text:p>4</text:p>
          </table:table-cell>
          <table:table-cell/>
          <table:table-cell table:style-name="ce17" table:formula="of:=[.M25]/[.X25]-1" office:value-type="float" office:value="0.0789124979567681" calcext:value-type="float">
            <text:p>0.08</text:p>
          </table:table-cell>
          <table:table-cell table:style-name="ce17" table:formula="of:=[.N25]/[.Y25]-1" office:value-type="float" office:value="-0.0626587303137209" calcext:value-type="float">
            <text:p>-0.06</text:p>
          </table:table-cell>
          <table:table-cell table:style-name="ce17" table:formula="of:=[.O25]/[.Z25]-1" office:value-type="float" office:value="-0.169265655237111" calcext:value-type="float">
            <text:p>-0.17</text:p>
          </table:table-cell>
          <table:table-cell table:style-name="ce17" table:formula="of:=[.P25]/[.AA25]-1" office:value-type="float" office:value="0.0759016203770078" calcext:value-type="float">
            <text:p>0.08</text:p>
          </table:table-cell>
          <table:table-cell table:style-name="ce17" table:formula="of:=[.Q25]/[.AB25]-1" office:value-type="float" office:value="-0.21540596282513" calcext:value-type="float">
            <text:p>-0.22</text:p>
          </table:table-cell>
          <table:table-cell table:style-name="ce17" table:formula="of:=[.R25]/[.AC25]-1" office:value-type="float" office:value="0.0384648458576644" calcext:value-type="float">
            <text:p>0.04</text:p>
          </table:table-cell>
          <table:table-cell table:style-name="ce17" table:formula="of:=[.S25]/[.AD25]-1" office:value-type="float" office:value="-0.0460401940439782" calcext:value-type="float">
            <text:p>-0.05</text:p>
          </table:table-cell>
          <table:table-cell table:style-name="ce17" table:formula="of:=[.T25]/[.AE25]-1" office:value-type="float" office:value="-0.0743804681197849" calcext:value-type="float">
            <text:p>-0.07</text:p>
          </table:table-cell>
          <table:table-cell table:style-name="ce17" table:formula="of:=[.U25]/[.AF25]-1" office:value-type="float" office:value="0.0835754825940174" calcext:value-type="float">
            <text:p>0.08</text:p>
          </table:table-cell>
          <table:table-cell table:style-name="ce17" table:formula="of:=[.V25]/[.AG25]-1" office:value-type="float" office:value="0.0406408578243849" calcext:value-type="float">
            <text:p>0.04</text:p>
          </table:table-cell>
          <table:table-cell table:number-columns-repeated="4"/>
          <table:table-cell table:style-name="ce17" table:formula="of:=AVERAGE([.AI25:.AR25])" office:value-type="float" office:value="-0.0250255705929882" calcext:value-type="float">
            <text:p>-0.03</text:p>
          </table:table-cell>
          <table:table-cell table:number-columns-repeated="975"/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table:style-name="ce37" office:value-type="float" office:value="4.25883060668475" calcext:value-type="float">
            <text:p>4</text:p>
          </table:table-cell>
          <table:table-cell table:style-name="ce42" office:value-type="float" office:value="3.87248557083108" calcext:value-type="float">
            <text:p>4</text:p>
          </table:table-cell>
          <table:table-cell table:style-name="ce42" office:value-type="float" office:value="4.34548889607268" calcext:value-type="float">
            <text:p>4</text:p>
          </table:table-cell>
          <table:table-cell table:style-name="ce42" office:value-type="float" office:value="3.34239524931414" calcext:value-type="float">
            <text:p>3</text:p>
          </table:table-cell>
          <table:table-cell table:style-name="ce42" office:value-type="float" office:value="3.22540386340905" calcext:value-type="float">
            <text:p>3</text:p>
          </table:table-cell>
          <table:table-cell table:style-name="ce42" office:value-type="float" office:value="4.08484027264799" calcext:value-type="float">
            <text:p>4</text:p>
          </table:table-cell>
          <table:table-cell table:style-name="ce42" office:value-type="float" office:value="2.77945845476442" calcext:value-type="float">
            <text:p>3</text:p>
          </table:table-cell>
          <table:table-cell table:style-name="ce42" office:value-type="float" office:value="3.79857301274329" calcext:value-type="float">
            <text:p>4</text:p>
          </table:table-cell>
          <table:table-cell table:style-name="ce42" office:value-type="float" office:value="3.68651200316449" calcext:value-type="float">
            <text:p>4</text:p>
          </table:table-cell>
          <table:table-cell table:style-name="ce48" office:value-type="float" office:value="3.36255929180695" calcext:value-type="float">
            <text:p>3</text:p>
          </table:table-cell>
          <table:table-cell/>
          <table:table-cell table:formula="of:=[.D25]*0.25+[.D26]*0.5+[.D27]*0.25" office:value-type="float" office:value="4.43138000028354" calcext:value-type="float">
            <text:p>4</text:p>
          </table:table-cell>
          <table:table-cell table:formula="of:=[.E25]*0.25+[.E26]*0.5+[.E27]*0.25" office:value-type="float" office:value="3.65798613476345" calcext:value-type="float">
            <text:p>4</text:p>
          </table:table-cell>
          <table:table-cell table:formula="of:=[.F25]*0.25+[.F26]*0.5+[.F27]*0.25" office:value-type="float" office:value="3.3358319628003" calcext:value-type="float">
            <text:p>3</text:p>
          </table:table-cell>
          <table:table-cell table:formula="of:=[.G25]*0.25+[.G26]*0.5+[.G27]*0.25" office:value-type="float" office:value="4.26486258060095" calcext:value-type="float">
            <text:p>4</text:p>
          </table:table-cell>
          <table:table-cell table:formula="of:=[.H25]*0.25+[.H26]*0.5+[.H27]*0.25" office:value-type="float" office:value="2.95369513162034" calcext:value-type="float">
            <text:p>3</text:p>
          </table:table-cell>
          <table:table-cell table:formula="of:=[.I25]*0.25+[.I26]*0.5+[.I27]*0.25" office:value-type="float" office:value="4.05593155591126" calcext:value-type="float">
            <text:p>4</text:p>
          </table:table-cell>
          <table:table-cell table:formula="of:=[.J25]*0.25+[.J26]*0.5+[.J27]*0.25" office:value-type="float" office:value="3.82002958694611" calcext:value-type="float">
            <text:p>4</text:p>
          </table:table-cell>
          <table:table-cell table:formula="of:=[.K25]*0.25+[.K26]*0.5+[.K27]*0.25" office:value-type="float" office:value="3.63379366906833" calcext:value-type="float">
            <text:p>4</text:p>
          </table:table-cell>
          <table:table-cell table:formula="of:=[.B25]*0.25+[.B26]*0.5+[.B27]*0.25" office:value-type="float" office:value="4.30669319761266" calcext:value-type="float">
            <text:p>4</text:p>
          </table:table-cell>
          <table:table-cell table:formula="of:=[.C25]*0.25+[.C26]*0.5+[.C27]*0.25" office:value-type="float" office:value="4.11562306917093" calcext:value-type="float">
            <text:p>4</text:p>
          </table:table-cell>
          <table:table-cell/>
          <table:table-cell table:formula="of:=(80-[.$A26])/14" office:value-type="float" office:value="4.14285714285714" calcext:value-type="float">
            <text:p>4</text:p>
          </table:table-cell>
          <table:table-cell table:formula="of:=(80-[.$A26])/14" office:value-type="float" office:value="4.14285714285714" calcext:value-type="float">
            <text:p>4</text:p>
          </table:table-cell>
          <table:table-cell table:formula="of:=(80-[.$A26])/14" office:value-type="float" office:value="4.14285714285714" calcext:value-type="float">
            <text:p>4</text:p>
          </table:table-cell>
          <table:table-cell table:formula="of:=(80-[.$A26])/14" office:value-type="float" office:value="4.14285714285714" calcext:value-type="float">
            <text:p>4</text:p>
          </table:table-cell>
          <table:table-cell table:formula="of:=(80-[.$A26])/14" office:value-type="float" office:value="4.14285714285714" calcext:value-type="float">
            <text:p>4</text:p>
          </table:table-cell>
          <table:table-cell table:formula="of:=(80-[.$A26])/14" office:value-type="float" office:value="4.14285714285714" calcext:value-type="float">
            <text:p>4</text:p>
          </table:table-cell>
          <table:table-cell table:formula="of:=(80-[.$A26])/14" office:value-type="float" office:value="4.14285714285714" calcext:value-type="float">
            <text:p>4</text:p>
          </table:table-cell>
          <table:table-cell table:formula="of:=(80-[.$A26])/14" office:value-type="float" office:value="4.14285714285714" calcext:value-type="float">
            <text:p>4</text:p>
          </table:table-cell>
          <table:table-cell table:formula="of:=(80-[.$A26])/14" office:value-type="float" office:value="4.14285714285714" calcext:value-type="float">
            <text:p>4</text:p>
          </table:table-cell>
          <table:table-cell table:formula="of:=(80-[.$A26])/14" office:value-type="float" office:value="4.14285714285714" calcext:value-type="float">
            <text:p>4</text:p>
          </table:table-cell>
          <table:table-cell/>
          <table:table-cell table:style-name="ce17" table:formula="of:=[.M26]/[.X26]-1" office:value-type="float" office:value="0.069643448344302" calcext:value-type="float">
            <text:p>0.07</text:p>
          </table:table-cell>
          <table:table-cell table:style-name="ce17" table:formula="of:=[.N26]/[.Y26]-1" office:value-type="float" office:value="-0.117037829539858" calcext:value-type="float">
            <text:p>-0.12</text:p>
          </table:table-cell>
          <table:table-cell table:style-name="ce17" table:formula="of:=[.O26]/[.Z26]-1" office:value-type="float" office:value="-0.194799181393032" calcext:value-type="float">
            <text:p>-0.19</text:p>
          </table:table-cell>
          <table:table-cell table:style-name="ce17" table:formula="of:=[.P26]/[.AA26]-1" office:value-type="float" office:value="0.0294495884209189" calcext:value-type="float">
            <text:p>0.03</text:p>
          </table:table-cell>
          <table:table-cell table:style-name="ce17" table:formula="of:=[.Q26]/[.AB26]-1" office:value-type="float" office:value="-0.287039106160608" calcext:value-type="float">
            <text:p>-0.29</text:p>
          </table:table-cell>
          <table:table-cell table:style-name="ce17" table:formula="of:=[.R26]/[.AC26]-1" office:value-type="float" office:value="-0.0209820382283168" calcext:value-type="float">
            <text:p>-0.02</text:p>
          </table:table-cell>
          <table:table-cell table:style-name="ce17" table:formula="of:=[.S26]/[.AD26]-1" office:value-type="float" office:value="-0.0779238928061112" calcext:value-type="float">
            <text:p>-0.08</text:p>
          </table:table-cell>
          <table:table-cell table:style-name="ce17" table:formula="of:=[.T26]/[.AE26]-1" office:value-type="float" office:value="-0.122877390224885" calcext:value-type="float">
            <text:p>-0.12</text:p>
          </table:table-cell>
          <table:table-cell table:style-name="ce17" table:formula="of:=[.U26]/[.AF26]-1" office:value-type="float" office:value="0.0395466339065047" calcext:value-type="float">
            <text:p>0.04</text:p>
          </table:table-cell>
          <table:table-cell table:style-name="ce17" table:formula="of:=[.V26]/[.AG26]-1" office:value-type="float" office:value="-0.00657374192425819" calcext:value-type="float">
            <text:p>-0.01</text:p>
          </table:table-cell>
          <table:table-cell table:number-columns-repeated="4"/>
          <table:table-cell table:style-name="ce17" table:formula="of:=AVERAGE([.AI26:.AR26])" office:value-type="float" office:value="-0.0688593509605343" calcext:value-type="float">
            <text:p>-0.07</text:p>
          </table:table-cell>
          <table:table-cell table:number-columns-repeated="975"/>
        </table:table-row>
        <table:table-row table:style-name="ro2">
          <table:table-cell table:style-name="ce32" office:value-type="float" office:value="23" calcext:value-type="float">
            <text:p>23</text:p>
          </table:table-cell>
          <table:table-cell table:style-name="ce37" office:value-type="float" office:value="4.2043539275895" calcext:value-type="float">
            <text:p>4</text:p>
          </table:table-cell>
          <table:table-cell table:style-name="ce42" office:value-type="float" office:value="3.97092493817561" calcext:value-type="float">
            <text:p>4</text:p>
          </table:table-cell>
          <table:table-cell table:style-name="ce42" office:value-type="float" office:value="4.25166185661611" calcext:value-type="float">
            <text:p>4</text:p>
          </table:table-cell>
          <table:table-cell table:style-name="ce42" office:value-type="float" office:value="3.59690514104431" calcext:value-type="float">
            <text:p>4</text:p>
          </table:table-cell>
          <table:table-cell table:style-name="ce42" office:value-type="float" office:value="3.16168025220627" calcext:value-type="float">
            <text:p>3</text:p>
          </table:table-cell>
          <table:table-cell table:style-name="ce42" office:value-type="float" office:value="4.11110353261876" calcext:value-type="float">
            <text:p>4</text:p>
          </table:table-cell>
          <table:table-cell table:style-name="ce42" office:value-type="float" office:value="2.94865923045966" calcext:value-type="float">
            <text:p>3</text:p>
          </table:table-cell>
          <table:table-cell table:style-name="ce42" office:value-type="float" office:value="3.88239661186779" calcext:value-type="float">
            <text:p>4</text:p>
          </table:table-cell>
          <table:table-cell table:style-name="ce42" office:value-type="float" office:value="3.8274014444548" calcext:value-type="float">
            <text:p>4</text:p>
          </table:table-cell>
          <table:table-cell table:style-name="ce48" office:value-type="float" office:value="3.5502650698174" calcext:value-type="float">
            <text:p>4</text:p>
          </table:table-cell>
          <table:table-cell/>
          <table:table-cell table:formula="of:=[.D26]*0.25+[.D27]*0.5+[.D28]*0.25" office:value-type="float" office:value="4.36546290949622" calcext:value-type="float">
            <text:p>4</text:p>
          </table:table-cell>
          <table:table-cell table:formula="of:=[.E26]*0.25+[.E27]*0.5+[.E28]*0.25" office:value-type="float" office:value="3.46646246780985" calcext:value-type="float">
            <text:p>3</text:p>
          </table:table-cell>
          <table:table-cell table:formula="of:=[.F26]*0.25+[.F27]*0.5+[.F28]*0.25" office:value-type="float" office:value="3.13535560916782" calcext:value-type="float">
            <text:p>3</text:p>
          </table:table-cell>
          <table:table-cell table:formula="of:=[.G26]*0.25+[.G27]*0.5+[.G28]*0.25" office:value-type="float" office:value="4.06811219390909" calcext:value-type="float">
            <text:p>4</text:p>
          </table:table-cell>
          <table:table-cell table:formula="of:=[.H26]*0.25+[.H27]*0.5+[.H28]*0.25" office:value-type="float" office:value="2.85626195325202" calcext:value-type="float">
            <text:p>3</text:p>
          </table:table-cell>
          <table:table-cell table:formula="of:=[.I26]*0.25+[.I27]*0.5+[.I28]*0.25" office:value-type="float" office:value="3.79137633091906" calcext:value-type="float">
            <text:p>4</text:p>
          </table:table-cell>
          <table:table-cell table:formula="of:=[.J26]*0.25+[.J27]*0.5+[.J28]*0.25" office:value-type="float" office:value="3.69849382590114" calcext:value-type="float">
            <text:p>4</text:p>
          </table:table-cell>
          <table:table-cell table:formula="of:=[.K26]*0.25+[.K27]*0.5+[.K28]*0.25" office:value-type="float" office:value="3.38987913808727" calcext:value-type="float">
            <text:p>3</text:p>
          </table:table-cell>
          <table:table-cell table:formula="of:=[.B26]*0.25+[.B27]*0.5+[.B28]*0.25" office:value-type="float" office:value="4.15060463937954" calcext:value-type="float">
            <text:p>4</text:p>
          </table:table-cell>
          <table:table-cell table:formula="of:=[.C26]*0.25+[.C27]*0.5+[.C28]*0.25" office:value-type="float" office:value="3.88012314684939" calcext:value-type="float">
            <text:p>4</text:p>
          </table:table-cell>
          <table:table-cell/>
          <table:table-cell table:formula="of:=(80-[.$A27])/14" office:value-type="float" office:value="4.07142857142857" calcext:value-type="float">
            <text:p>4</text:p>
          </table:table-cell>
          <table:table-cell table:formula="of:=(80-[.$A27])/14" office:value-type="float" office:value="4.07142857142857" calcext:value-type="float">
            <text:p>4</text:p>
          </table:table-cell>
          <table:table-cell table:formula="of:=(80-[.$A27])/14" office:value-type="float" office:value="4.07142857142857" calcext:value-type="float">
            <text:p>4</text:p>
          </table:table-cell>
          <table:table-cell table:formula="of:=(80-[.$A27])/14" office:value-type="float" office:value="4.07142857142857" calcext:value-type="float">
            <text:p>4</text:p>
          </table:table-cell>
          <table:table-cell table:formula="of:=(80-[.$A27])/14" office:value-type="float" office:value="4.07142857142857" calcext:value-type="float">
            <text:p>4</text:p>
          </table:table-cell>
          <table:table-cell table:formula="of:=(80-[.$A27])/14" office:value-type="float" office:value="4.07142857142857" calcext:value-type="float">
            <text:p>4</text:p>
          </table:table-cell>
          <table:table-cell table:formula="of:=(80-[.$A27])/14" office:value-type="float" office:value="4.07142857142857" calcext:value-type="float">
            <text:p>4</text:p>
          </table:table-cell>
          <table:table-cell table:formula="of:=(80-[.$A27])/14" office:value-type="float" office:value="4.07142857142857" calcext:value-type="float">
            <text:p>4</text:p>
          </table:table-cell>
          <table:table-cell table:formula="of:=(80-[.$A27])/14" office:value-type="float" office:value="4.07142857142857" calcext:value-type="float">
            <text:p>4</text:p>
          </table:table-cell>
          <table:table-cell table:formula="of:=(80-[.$A27])/14" office:value-type="float" office:value="4.07142857142857" calcext:value-type="float">
            <text:p>4</text:p>
          </table:table-cell>
          <table:table-cell/>
          <table:table-cell table:style-name="ce17" table:formula="of:=[.M27]/[.X27]-1" office:value-type="float" office:value="0.0722189602271415" calcext:value-type="float">
            <text:p>0.07</text:p>
          </table:table-cell>
          <table:table-cell table:style-name="ce17" table:formula="of:=[.N27]/[.Y27]-1" office:value-type="float" office:value="-0.148588165801089" calcext:value-type="float">
            <text:p>-0.15</text:p>
          </table:table-cell>
          <table:table-cell table:style-name="ce17" table:formula="of:=[.O27]/[.Z27]-1" office:value-type="float" office:value="-0.229912657397377" calcext:value-type="float">
            <text:p>-0.23</text:p>
          </table:table-cell>
          <table:table-cell table:style-name="ce17" table:formula="of:=[.P27]/[.AA27]-1" office:value-type="float" office:value="-0.000814548864432885" calcext:value-type="float">
            <text:p>0.00</text:p>
          </table:table-cell>
          <table:table-cell table:style-name="ce17" table:formula="of:=[.Q27]/[.AB27]-1" office:value-type="float" office:value="-0.29846197639424" calcext:value-type="float">
            <text:p>-0.30</text:p>
          </table:table-cell>
          <table:table-cell table:style-name="ce17" table:formula="of:=[.R27]/[.AC27]-1" office:value-type="float" office:value="-0.0687847608268973" calcext:value-type="float">
            <text:p>-0.07</text:p>
          </table:table-cell>
          <table:table-cell table:style-name="ce17" table:formula="of:=[.S27]/[.AD27]-1" office:value-type="float" office:value="-0.0915980076734042" calcext:value-type="float">
            <text:p>-0.09</text:p>
          </table:table-cell>
          <table:table-cell table:style-name="ce17" table:formula="of:=[.T27]/[.AE27]-1" office:value-type="float" office:value="-0.167398106434705" calcext:value-type="float">
            <text:p>-0.17</text:p>
          </table:table-cell>
          <table:table-cell table:style-name="ce17" table:formula="of:=[.U27]/[.AF27]-1" office:value-type="float" office:value="0.0194467535318161" calcext:value-type="float">
            <text:p>0.02</text:p>
          </table:table-cell>
          <table:table-cell table:style-name="ce17" table:formula="of:=[.V27]/[.AG27]-1" office:value-type="float" office:value="-0.0469872972650626" calcext:value-type="float">
            <text:p>-0.05</text:p>
          </table:table-cell>
          <table:table-cell table:number-columns-repeated="4"/>
          <table:table-cell table:style-name="ce17" table:formula="of:=AVERAGE([.AI27:.AR27])" office:value-type="float" office:value="-0.0960879806898251" calcext:value-type="float">
            <text:p>-0.10</text:p>
          </table:table-cell>
          <table:table-cell table:number-columns-repeated="975"/>
        </table:table-row>
        <table:table-row table:style-name="ro2">
          <table:table-cell table:style-name="ce32" office:value-type="float" office:value="24" calcext:value-type="float">
            <text:p>24</text:p>
          </table:table-cell>
          <table:table-cell table:style-name="ce37" office:value-type="float" office:value="3.93488009565441" calcext:value-type="float">
            <text:p>4</text:p>
          </table:table-cell>
          <table:table-cell table:style-name="ce42" office:value-type="float" office:value="3.70615714021525" calcext:value-type="float">
            <text:p>4</text:p>
          </table:table-cell>
          <table:table-cell table:style-name="ce42" office:value-type="float" office:value="4.61303902867998" calcext:value-type="float">
            <text:p>5</text:p>
          </table:table-cell>
          <table:table-cell table:style-name="ce42" office:value-type="float" office:value="3.32964433983664" calcext:value-type="float">
            <text:p>3</text:p>
          </table:table-cell>
          <table:table-cell table:style-name="ce42" office:value-type="float" office:value="2.9926580688497" calcext:value-type="float">
            <text:p>3</text:p>
          </table:table-cell>
          <table:table-cell table:style-name="ce42" office:value-type="float" office:value="3.96540143775086" calcext:value-type="float">
            <text:p>4</text:p>
          </table:table-cell>
          <table:table-cell table:style-name="ce42" office:value-type="float" office:value="2.74827089732436" calcext:value-type="float">
            <text:p>3</text:p>
          </table:table-cell>
          <table:table-cell table:style-name="ce42" office:value-type="float" office:value="3.60213908719737" calcext:value-type="float">
            <text:p>4</text:p>
          </table:table-cell>
          <table:table-cell table:style-name="ce42" office:value-type="float" office:value="3.45266041153048" calcext:value-type="float">
            <text:p>3</text:p>
          </table:table-cell>
          <table:table-cell table:style-name="ce48" office:value-type="float" office:value="3.09642712090733" calcext:value-type="float">
            <text:p>3</text:p>
          </table:table-cell>
          <table:table-cell/>
          <table:table-cell table:formula="of:=[.D27]*0.25+[.D28]*0.5+[.D29]*0.25" office:value-type="float" office:value="4.36569990939111" calcext:value-type="float">
            <text:p>4</text:p>
          </table:table-cell>
          <table:table-cell table:formula="of:=[.E27]*0.25+[.E28]*0.5+[.E29]*0.25" office:value-type="float" office:value="3.55386959440561" calcext:value-type="float">
            <text:p>4</text:p>
          </table:table-cell>
          <table:table-cell table:formula="of:=[.F27]*0.25+[.F28]*0.5+[.F29]*0.25" office:value-type="float" office:value="2.98322153065546" calcext:value-type="float">
            <text:p>3</text:p>
          </table:table-cell>
          <table:table-cell table:formula="of:=[.G27]*0.25+[.G28]*0.5+[.G29]*0.25" office:value-type="float" office:value="3.89566804735662" calcext:value-type="float">
            <text:p>4</text:p>
          </table:table-cell>
          <table:table-cell table:formula="of:=[.H27]*0.25+[.H28]*0.5+[.H29]*0.25" office:value-type="float" office:value="2.75160020765444" calcext:value-type="float">
            <text:p>3</text:p>
          </table:table-cell>
          <table:table-cell table:formula="of:=[.I27]*0.25+[.I28]*0.5+[.I29]*0.25" office:value-type="float" office:value="3.58322250323094" calcext:value-type="float">
            <text:p>4</text:p>
          </table:table-cell>
          <table:table-cell table:formula="of:=[.J27]*0.25+[.J28]*0.5+[.J29]*0.25" office:value-type="float" office:value="3.4599202834475" calcext:value-type="float">
            <text:p>3</text:p>
          </table:table-cell>
          <table:table-cell table:formula="of:=[.K27]*0.25+[.K28]*0.5+[.K29]*0.25" office:value-type="float" office:value="3.16245687187808" calcext:value-type="float">
            <text:p>3</text:p>
          </table:table-cell>
          <table:table-cell table:formula="of:=[.B27]*0.25+[.B28]*0.5+[.B29]*0.25" office:value-type="float" office:value="3.92178963670813" calcext:value-type="float">
            <text:p>4</text:p>
          </table:table-cell>
          <table:table-cell table:formula="of:=[.C27]*0.25+[.C28]*0.5+[.C29]*0.25" office:value-type="float" office:value="3.7104804060107" calcext:value-type="float">
            <text:p>4</text:p>
          </table:table-cell>
          <table:table-cell/>
          <table:table-cell table:formula="of:=(80-[.$A28])/14" office:value-type="float" office:value="4" calcext:value-type="float">
            <text:p>4</text:p>
          </table:table-cell>
          <table:table-cell table:formula="of:=(80-[.$A28])/14" office:value-type="float" office:value="4" calcext:value-type="float">
            <text:p>4</text:p>
          </table:table-cell>
          <table:table-cell table:formula="of:=(80-[.$A28])/14" office:value-type="float" office:value="4" calcext:value-type="float">
            <text:p>4</text:p>
          </table:table-cell>
          <table:table-cell table:formula="of:=(80-[.$A28])/14" office:value-type="float" office:value="4" calcext:value-type="float">
            <text:p>4</text:p>
          </table:table-cell>
          <table:table-cell table:formula="of:=(80-[.$A28])/14" office:value-type="float" office:value="4" calcext:value-type="float">
            <text:p>4</text:p>
          </table:table-cell>
          <table:table-cell table:formula="of:=(80-[.$A28])/14" office:value-type="float" office:value="4" calcext:value-type="float">
            <text:p>4</text:p>
          </table:table-cell>
          <table:table-cell table:formula="of:=(80-[.$A28])/14" office:value-type="float" office:value="4" calcext:value-type="float">
            <text:p>4</text:p>
          </table:table-cell>
          <table:table-cell table:formula="of:=(80-[.$A28])/14" office:value-type="float" office:value="4" calcext:value-type="float">
            <text:p>4</text:p>
          </table:table-cell>
          <table:table-cell table:formula="of:=(80-[.$A28])/14" office:value-type="float" office:value="4" calcext:value-type="float">
            <text:p>4</text:p>
          </table:table-cell>
          <table:table-cell table:formula="of:=(80-[.$A28])/14" office:value-type="float" office:value="4" calcext:value-type="float">
            <text:p>4</text:p>
          </table:table-cell>
          <table:table-cell/>
          <table:table-cell table:style-name="ce17" table:formula="of:=[.M28]/[.X28]-1" office:value-type="float" office:value="0.0914249773477778" calcext:value-type="float">
            <text:p>0.09</text:p>
          </table:table-cell>
          <table:table-cell table:style-name="ce17" table:formula="of:=[.N28]/[.Y28]-1" office:value-type="float" office:value="-0.111532601398597" calcext:value-type="float">
            <text:p>-0.11</text:p>
          </table:table-cell>
          <table:table-cell table:style-name="ce17" table:formula="of:=[.O28]/[.Z28]-1" office:value-type="float" office:value="-0.254194617336135" calcext:value-type="float">
            <text:p>-0.25</text:p>
          </table:table-cell>
          <table:table-cell table:style-name="ce17" table:formula="of:=[.P28]/[.AA28]-1" office:value-type="float" office:value="-0.0260829881608442" calcext:value-type="float">
            <text:p>-0.03</text:p>
          </table:table-cell>
          <table:table-cell table:style-name="ce17" table:formula="of:=[.Q28]/[.AB28]-1" office:value-type="float" office:value="-0.312099948086389" calcext:value-type="float">
            <text:p>-0.31</text:p>
          </table:table-cell>
          <table:table-cell table:style-name="ce17" table:formula="of:=[.R28]/[.AC28]-1" office:value-type="float" office:value="-0.104194374192265" calcext:value-type="float">
            <text:p>-0.10</text:p>
          </table:table-cell>
          <table:table-cell table:style-name="ce17" table:formula="of:=[.S28]/[.AD28]-1" office:value-type="float" office:value="-0.135019929138125" calcext:value-type="float">
            <text:p>-0.14</text:p>
          </table:table-cell>
          <table:table-cell table:style-name="ce17" table:formula="of:=[.T28]/[.AE28]-1" office:value-type="float" office:value="-0.20938578203048" calcext:value-type="float">
            <text:p>-0.21</text:p>
          </table:table-cell>
          <table:table-cell table:style-name="ce17" table:formula="of:=[.U28]/[.AF28]-1" office:value-type="float" office:value="-0.0195525908229666" calcext:value-type="float">
            <text:p>-0.02</text:p>
          </table:table-cell>
          <table:table-cell table:style-name="ce17" table:formula="of:=[.V28]/[.AG28]-1" office:value-type="float" office:value="-0.072379898497325" calcext:value-type="float">
            <text:p>-0.07</text:p>
          </table:table-cell>
          <table:table-cell table:number-columns-repeated="4"/>
          <table:table-cell table:style-name="ce17" table:formula="of:=AVERAGE([.AI28:.AR28])" office:value-type="float" office:value="-0.115301775231535" calcext:value-type="float">
            <text:p>-0.12</text:p>
          </table:table-cell>
          <table:table-cell table:number-columns-repeated="975"/>
        </table:table-row>
        <table:table-row table:style-name="ro2">
          <table:table-cell table:style-name="ce32" office:value-type="float" office:value="25" calcext:value-type="float">
            <text:p>25</text:p>
          </table:table-cell>
          <table:table-cell table:style-name="ce37" office:value-type="float" office:value="3.61304442793422" calcext:value-type="float">
            <text:p>4</text:p>
          </table:table-cell>
          <table:table-cell table:style-name="ce42" office:value-type="float" office:value="3.4586824054367" calcext:value-type="float">
            <text:p>3</text:p>
          </table:table-cell>
          <table:table-cell table:style-name="ce42" office:value-type="float" office:value="3.98505972358837" calcext:value-type="float">
            <text:p>4</text:p>
          </table:table-cell>
          <table:table-cell table:style-name="ce42" office:value-type="float" office:value="3.95928455690485" calcext:value-type="float">
            <text:p>4</text:p>
          </table:table-cell>
          <table:table-cell table:style-name="ce42" office:value-type="float" office:value="2.78588973271617" calcext:value-type="float">
            <text:p>3</text:p>
          </table:table-cell>
          <table:table-cell table:style-name="ce42" office:value-type="float" office:value="3.54076578130602" calcext:value-type="float">
            <text:p>4</text:p>
          </table:table-cell>
          <table:table-cell table:style-name="ce42" office:value-type="float" office:value="2.5611998055094" calcext:value-type="float">
            <text:p>3</text:p>
          </table:table-cell>
          <table:table-cell table:style-name="ce42" office:value-type="float" office:value="3.24621522666123" calcext:value-type="float">
            <text:p>3</text:p>
          </table:table-cell>
          <table:table-cell table:style-name="ce42" office:value-type="float" office:value="3.10695886627424" calcext:value-type="float">
            <text:p>3</text:p>
          </table:table-cell>
          <table:table-cell table:style-name="ce48" office:value-type="float" office:value="2.90670817588026" calcext:value-type="float">
            <text:p>3</text:p>
          </table:table-cell>
          <table:table-cell/>
          <table:table-cell table:formula="of:=[.D28]*0.25+[.D29]*0.5+[.D30]*0.25" office:value-type="float" office:value="4.26639568727045" calcext:value-type="float">
            <text:p>4</text:p>
          </table:table-cell>
          <table:table-cell table:formula="of:=[.E28]*0.25+[.E29]*0.5+[.E30]*0.25" office:value-type="float" office:value="3.78154860091759" calcext:value-type="float">
            <text:p>4</text:p>
          </table:table-cell>
          <table:table-cell table:formula="of:=[.F28]*0.25+[.F29]*0.5+[.F30]*0.25" office:value-type="float" office:value="2.98212085453457" calcext:value-type="float">
            <text:p>3</text:p>
          </table:table-cell>
          <table:table-cell table:formula="of:=[.G28]*0.25+[.G29]*0.5+[.G30]*0.25" office:value-type="float" office:value="3.79890593288071" calcext:value-type="float">
            <text:p>4</text:p>
          </table:table-cell>
          <table:table-cell table:formula="of:=[.H28]*0.25+[.H29]*0.5+[.H30]*0.25" office:value-type="float" office:value="2.59521881534729" calcext:value-type="float">
            <text:p>3</text:p>
          </table:table-cell>
          <table:table-cell table:formula="of:=[.I28]*0.25+[.I29]*0.5+[.I30]*0.25" office:value-type="float" office:value="3.34748204319575" calcext:value-type="float">
            <text:p>3</text:p>
          </table:table-cell>
          <table:table-cell table:formula="of:=[.J28]*0.25+[.J29]*0.5+[.J30]*0.25" office:value-type="float" office:value="3.27740046194022" calcext:value-type="float">
            <text:p>3</text:p>
          </table:table-cell>
          <table:table-cell table:formula="of:=[.K28]*0.25+[.K29]*0.5+[.K30]*0.25" office:value-type="float" office:value="2.98247855870578" calcext:value-type="float">
            <text:p>3</text:p>
          </table:table-cell>
          <table:table-cell table:formula="of:=[.B28]*0.25+[.B29]*0.5+[.B30]*0.25" office:value-type="float" office:value="3.78926046592366" calcext:value-type="float">
            <text:p>4</text:p>
          </table:table-cell>
          <table:table-cell table:formula="of:=[.C28]*0.25+[.C29]*0.5+[.C30]*0.25" office:value-type="float" office:value="3.59544183546657" calcext:value-type="float">
            <text:p>4</text:p>
          </table:table-cell>
          <table:table-cell/>
          <table:table-cell table:formula="of:=(80-[.$A29])/14" office:value-type="float" office:value="3.92857142857143" calcext:value-type="float">
            <text:p>4</text:p>
          </table:table-cell>
          <table:table-cell table:formula="of:=(80-[.$A29])/14" office:value-type="float" office:value="3.92857142857143" calcext:value-type="float">
            <text:p>4</text:p>
          </table:table-cell>
          <table:table-cell table:formula="of:=(80-[.$A29])/14" office:value-type="float" office:value="3.92857142857143" calcext:value-type="float">
            <text:p>4</text:p>
          </table:table-cell>
          <table:table-cell table:formula="of:=(80-[.$A29])/14" office:value-type="float" office:value="3.92857142857143" calcext:value-type="float">
            <text:p>4</text:p>
          </table:table-cell>
          <table:table-cell table:formula="of:=(80-[.$A29])/14" office:value-type="float" office:value="3.92857142857143" calcext:value-type="float">
            <text:p>4</text:p>
          </table:table-cell>
          <table:table-cell table:formula="of:=(80-[.$A29])/14" office:value-type="float" office:value="3.92857142857143" calcext:value-type="float">
            <text:p>4</text:p>
          </table:table-cell>
          <table:table-cell table:formula="of:=(80-[.$A29])/14" office:value-type="float" office:value="3.92857142857143" calcext:value-type="float">
            <text:p>4</text:p>
          </table:table-cell>
          <table:table-cell table:formula="of:=(80-[.$A29])/14" office:value-type="float" office:value="3.92857142857143" calcext:value-type="float">
            <text:p>4</text:p>
          </table:table-cell>
          <table:table-cell table:formula="of:=(80-[.$A29])/14" office:value-type="float" office:value="3.92857142857143" calcext:value-type="float">
            <text:p>4</text:p>
          </table:table-cell>
          <table:table-cell table:formula="of:=(80-[.$A29])/14" office:value-type="float" office:value="3.92857142857143" calcext:value-type="float">
            <text:p>4</text:p>
          </table:table-cell>
          <table:table-cell/>
          <table:table-cell table:style-name="ce17" table:formula="of:=[.M29]/[.X29]-1" office:value-type="float" office:value="0.0859916294870242" calcext:value-type="float">
            <text:p>0.09</text:p>
          </table:table-cell>
          <table:table-cell table:style-name="ce17" table:formula="of:=[.N29]/[.Y29]-1" office:value-type="float" office:value="-0.0374239924937033" calcext:value-type="float">
            <text:p>-0.04</text:p>
          </table:table-cell>
          <table:table-cell table:style-name="ce17" table:formula="of:=[.O29]/[.Z29]-1" office:value-type="float" office:value="-0.240914691573019" calcext:value-type="float">
            <text:p>-0.24</text:p>
          </table:table-cell>
          <table:table-cell table:style-name="ce17" table:formula="of:=[.P29]/[.AA29]-1" office:value-type="float" office:value="-0.0330057625394543" calcext:value-type="float">
            <text:p>-0.03</text:p>
          </table:table-cell>
          <table:table-cell table:style-name="ce17" table:formula="of:=[.Q29]/[.AB29]-1" office:value-type="float" office:value="-0.339398847002508" calcext:value-type="float">
            <text:p>-0.34</text:p>
          </table:table-cell>
          <table:table-cell table:style-name="ce17" table:formula="of:=[.R29]/[.AC29]-1" office:value-type="float" office:value="-0.147913661731991" calcext:value-type="float">
            <text:p>-0.15</text:p>
          </table:table-cell>
          <table:table-cell table:style-name="ce17" table:formula="of:=[.S29]/[.AD29]-1" office:value-type="float" office:value="-0.165752609687944" calcext:value-type="float">
            <text:p>-0.17</text:p>
          </table:table-cell>
          <table:table-cell table:style-name="ce17" table:formula="of:=[.T29]/[.AE29]-1" office:value-type="float" office:value="-0.240823639602164" calcext:value-type="float">
            <text:p>-0.24</text:p>
          </table:table-cell>
          <table:table-cell table:style-name="ce17" table:formula="of:=[.U29]/[.AF29]-1" office:value-type="float" office:value="-0.0354609723103397" calcext:value-type="float">
            <text:p>-0.04</text:p>
          </table:table-cell>
          <table:table-cell table:style-name="ce17" table:formula="of:=[.V29]/[.AG29]-1" office:value-type="float" office:value="-0.0847966236994188" calcext:value-type="float">
            <text:p>-0.08</text:p>
          </table:table-cell>
          <table:table-cell table:number-columns-repeated="4"/>
          <table:table-cell table:style-name="ce17" table:formula="of:=AVERAGE([.AI29:.AR29])" office:value-type="float" office:value="-0.123949917115352" calcext:value-type="float">
            <text:p>-0.12</text:p>
          </table:table-cell>
          <table:table-cell table:number-columns-repeated="975"/>
        </table:table-row>
        <table:table-row table:style-name="ro2">
          <table:table-cell table:style-name="ce32" office:value-type="float" office:value="26" calcext:value-type="float">
            <text:p>26</text:p>
          </table:table-cell>
          <table:table-cell table:style-name="ce37" office:value-type="float" office:value="3.99607291217181" calcext:value-type="float">
            <text:p>4</text:p>
          </table:table-cell>
          <table:table-cell table:style-name="ce42" office:value-type="float" office:value="3.75824539077764" calcext:value-type="float">
            <text:p>4</text:p>
          </table:table-cell>
          <table:table-cell table:style-name="ce42" office:value-type="float" office:value="4.48242427322509" calcext:value-type="float">
            <text:p>4</text:p>
          </table:table-cell>
          <table:table-cell table:style-name="ce42" office:value-type="float" office:value="3.87798095002403" calcext:value-type="float">
            <text:p>4</text:p>
          </table:table-cell>
          <table:table-cell table:style-name="ce42" office:value-type="float" office:value="3.36404588385624" calcext:value-type="float">
            <text:p>3</text:p>
          </table:table-cell>
          <table:table-cell table:style-name="ce42" office:value-type="float" office:value="4.14869073115997" calcext:value-type="float">
            <text:p>4</text:p>
          </table:table-cell>
          <table:table-cell table:style-name="ce42" office:value-type="float" office:value="2.510204753046" calcext:value-type="float">
            <text:p>3</text:p>
          </table:table-cell>
          <table:table-cell table:style-name="ce42" office:value-type="float" office:value="3.29535863226316" calcext:value-type="float">
            <text:p>3</text:p>
          </table:table-cell>
          <table:table-cell table:style-name="ce42" office:value-type="float" office:value="3.44302370368192" calcext:value-type="float">
            <text:p>3</text:p>
          </table:table-cell>
          <table:table-cell table:style-name="ce48" office:value-type="float" office:value="3.02007076215528" calcext:value-type="float">
            <text:p>3</text:p>
          </table:table-cell>
          <table:table-cell/>
          <table:table-cell table:formula="of:=[.D29]*0.25+[.D30]*0.5+[.D31]*0.25" office:value-type="float" office:value="4.32059244146137" calcext:value-type="float">
            <text:p>4</text:p>
          </table:table-cell>
          <table:table-cell table:formula="of:=[.E29]*0.25+[.E30]*0.5+[.E31]*0.25" office:value-type="float" office:value="3.78022267192317" calcext:value-type="float">
            <text:p>4</text:p>
          </table:table-cell>
          <table:table-cell table:formula="of:=[.F29]*0.25+[.F30]*0.5+[.F31]*0.25" office:value-type="float" office:value="3.2904348897627" calcext:value-type="float">
            <text:p>3</text:p>
          </table:table-cell>
          <table:table-cell table:formula="of:=[.G29]*0.25+[.G30]*0.5+[.G31]*0.25" office:value-type="float" office:value="3.937465215112" calcext:value-type="float">
            <text:p>4</text:p>
          </table:table-cell>
          <table:table-cell table:formula="of:=[.H29]*0.25+[.H30]*0.5+[.H31]*0.25" office:value-type="float" office:value="2.75477622807372" calcext:value-type="float">
            <text:p>3</text:p>
          </table:table-cell>
          <table:table-cell table:formula="of:=[.I29]*0.25+[.I30]*0.5+[.I31]*0.25" office:value-type="float" office:value="3.41910436166594" calcext:value-type="float">
            <text:p>3</text:p>
          </table:table-cell>
          <table:table-cell table:formula="of:=[.J29]*0.25+[.J30]*0.5+[.J31]*0.25" office:value-type="float" office:value="3.21889876677105" calcext:value-type="float">
            <text:p>3</text:p>
          </table:table-cell>
          <table:table-cell table:formula="of:=[.K29]*0.25+[.K30]*0.5+[.K31]*0.25" office:value-type="float" office:value="2.84897294765334" calcext:value-type="float">
            <text:p>3</text:p>
          </table:table-cell>
          <table:table-cell table:formula="of:=[.B29]*0.25+[.B30]*0.5+[.B31]*0.25" office:value-type="float" office:value="3.67749444703457" calcext:value-type="float">
            <text:p>4</text:p>
          </table:table-cell>
          <table:table-cell table:formula="of:=[.C29]*0.25+[.C30]*0.5+[.C31]*0.25" office:value-type="float" office:value="3.45621769809855" calcext:value-type="float">
            <text:p>3</text:p>
          </table:table-cell>
          <table:table-cell/>
          <table:table-cell table:formula="of:=(80-[.$A30])/14" office:value-type="float" office:value="3.85714285714286" calcext:value-type="float">
            <text:p>4</text:p>
          </table:table-cell>
          <table:table-cell table:formula="of:=(80-[.$A30])/14" office:value-type="float" office:value="3.85714285714286" calcext:value-type="float">
            <text:p>4</text:p>
          </table:table-cell>
          <table:table-cell table:formula="of:=(80-[.$A30])/14" office:value-type="float" office:value="3.85714285714286" calcext:value-type="float">
            <text:p>4</text:p>
          </table:table-cell>
          <table:table-cell table:formula="of:=(80-[.$A30])/14" office:value-type="float" office:value="3.85714285714286" calcext:value-type="float">
            <text:p>4</text:p>
          </table:table-cell>
          <table:table-cell table:formula="of:=(80-[.$A30])/14" office:value-type="float" office:value="3.85714285714286" calcext:value-type="float">
            <text:p>4</text:p>
          </table:table-cell>
          <table:table-cell table:formula="of:=(80-[.$A30])/14" office:value-type="float" office:value="3.85714285714286" calcext:value-type="float">
            <text:p>4</text:p>
          </table:table-cell>
          <table:table-cell table:formula="of:=(80-[.$A30])/14" office:value-type="float" office:value="3.85714285714286" calcext:value-type="float">
            <text:p>4</text:p>
          </table:table-cell>
          <table:table-cell table:formula="of:=(80-[.$A30])/14" office:value-type="float" office:value="3.85714285714286" calcext:value-type="float">
            <text:p>4</text:p>
          </table:table-cell>
          <table:table-cell table:formula="of:=(80-[.$A30])/14" office:value-type="float" office:value="3.85714285714286" calcext:value-type="float">
            <text:p>4</text:p>
          </table:table-cell>
          <table:table-cell table:formula="of:=(80-[.$A30])/14" office:value-type="float" office:value="3.85714285714286" calcext:value-type="float">
            <text:p>4</text:p>
          </table:table-cell>
          <table:table-cell/>
          <table:table-cell table:style-name="ce17" table:formula="of:=[.M30]/[.X30]-1" office:value-type="float" office:value="0.120153595934428" calcext:value-type="float">
            <text:p>0.12</text:p>
          </table:table-cell>
          <table:table-cell table:style-name="ce17" table:formula="of:=[.N30]/[.Y30]-1" office:value-type="float" office:value="-0.0199422702421423" calcext:value-type="float">
            <text:p>-0.02</text:p>
          </table:table-cell>
          <table:table-cell table:style-name="ce17" table:formula="of:=[.O30]/[.Z30]-1" office:value-type="float" office:value="-0.146924287839301" calcext:value-type="float">
            <text:p>-0.15</text:p>
          </table:table-cell>
          <table:table-cell table:style-name="ce17" table:formula="of:=[.P30]/[.AA30]-1" office:value-type="float" office:value="0.0208243150290384" calcext:value-type="float">
            <text:p>0.02</text:p>
          </table:table-cell>
          <table:table-cell table:style-name="ce17" table:formula="of:=[.Q30]/[.AB30]-1" office:value-type="float" office:value="-0.285798755684591" calcext:value-type="float">
            <text:p>-0.29</text:p>
          </table:table-cell>
          <table:table-cell table:style-name="ce17" table:formula="of:=[.R30]/[.AC30]-1" office:value-type="float" office:value="-0.113565535864386" calcext:value-type="float">
            <text:p>-0.11</text:p>
          </table:table-cell>
          <table:table-cell table:style-name="ce17" table:formula="of:=[.S30]/[.AD30]-1" office:value-type="float" office:value="-0.165470690096395" calcext:value-type="float">
            <text:p>-0.17</text:p>
          </table:table-cell>
          <table:table-cell table:style-name="ce17" table:formula="of:=[.T30]/[.AE30]-1" office:value-type="float" office:value="-0.261377383941725" calcext:value-type="float">
            <text:p>-0.26</text:p>
          </table:table-cell>
          <table:table-cell table:style-name="ce17" table:formula="of:=[.U30]/[.AF30]-1" office:value-type="float" office:value="-0.0465755137317773" calcext:value-type="float">
            <text:p>-0.05</text:p>
          </table:table-cell>
          <table:table-cell table:style-name="ce17" table:formula="of:=[.V30]/[.AG30]-1" office:value-type="float" office:value="-0.103943559752228" calcext:value-type="float">
            <text:p>-0.10</text:p>
          </table:table-cell>
          <table:table-cell table:number-columns-repeated="4"/>
          <table:table-cell table:style-name="ce17" table:formula="of:=AVERAGE([.AI30:.AR30])" office:value-type="float" office:value="-0.100262008618908" calcext:value-type="float">
            <text:p>-0.10</text:p>
          </table:table-cell>
          <table:table-cell table:number-columns-repeated="975"/>
        </table:table-row>
        <table:table-row table:style-name="ro2">
          <table:table-cell table:style-name="ce32" office:value-type="float" office:value="27" calcext:value-type="float">
            <text:p>27</text:p>
          </table:table-cell>
          <table:table-cell table:style-name="ce37" office:value-type="float" office:value="3.10478753586046" calcext:value-type="float">
            <text:p>3</text:p>
          </table:table-cell>
          <table:table-cell table:style-name="ce42" office:value-type="float" office:value="2.84969760540223" calcext:value-type="float">
            <text:p>3</text:p>
          </table:table-cell>
          <table:table-cell table:style-name="ce42" office:value-type="float" office:value="4.33246149580692" calcext:value-type="float">
            <text:p>4</text:p>
          </table:table-cell>
          <table:table-cell table:style-name="ce42" office:value-type="float" office:value="3.40564423073974" calcext:value-type="float">
            <text:p>3</text:p>
          </table:table-cell>
          <table:table-cell table:style-name="ce42" office:value-type="float" office:value="3.64775805862214" calcext:value-type="float">
            <text:p>4</text:p>
          </table:table-cell>
          <table:table-cell table:style-name="ce42" office:value-type="float" office:value="3.91171361682206" calcext:value-type="float">
            <text:p>4</text:p>
          </table:table-cell>
          <table:table-cell table:style-name="ce42" office:value-type="float" office:value="3.43749560069349" calcext:value-type="float">
            <text:p>3</text:p>
          </table:table-cell>
          <table:table-cell table:style-name="ce42" office:value-type="float" office:value="3.8394849554762" calcext:value-type="float">
            <text:p>4</text:p>
          </table:table-cell>
          <table:table-cell table:style-name="ce42" office:value-type="float" office:value="2.88258879344612" calcext:value-type="float">
            <text:p>3</text:p>
          </table:table-cell>
          <table:table-cell table:style-name="ce48" office:value-type="float" office:value="2.44904209042255" calcext:value-type="float">
            <text:p>2</text:p>
          </table:table-cell>
          <table:table-cell/>
          <table:table-cell table:formula="of:=[.D30]*0.25+[.D31]*0.5+[.D32]*0.25" office:value-type="float" office:value="4.37016222730163" calcext:value-type="float">
            <text:p>4</text:p>
          </table:table-cell>
          <table:table-cell table:formula="of:=[.E30]*0.25+[.E31]*0.5+[.E32]*0.25" office:value-type="float" office:value="3.44255538472421" calcext:value-type="float">
            <text:p>3</text:p>
          </table:table-cell>
          <table:table-cell table:formula="of:=[.F30]*0.25+[.F31]*0.5+[.F32]*0.25" office:value-type="float" office:value="3.33745517296917" calcext:value-type="float">
            <text:p>3</text:p>
          </table:table-cell>
          <table:table-cell table:formula="of:=[.G30]*0.25+[.G31]*0.5+[.G32]*0.25" office:value-type="float" office:value="3.85641808908032" calcext:value-type="float">
            <text:p>4</text:p>
          </table:table-cell>
          <table:table-cell table:formula="of:=[.H30]*0.25+[.H31]*0.5+[.H32]*0.25" office:value-type="float" office:value="3.00173387475074" calcext:value-type="float">
            <text:p>3</text:p>
          </table:table-cell>
          <table:table-cell table:formula="of:=[.I30]*0.25+[.I31]*0.5+[.I32]*0.25" office:value-type="float" office:value="3.47013226328282" calcext:value-type="float">
            <text:p>3</text:p>
          </table:table-cell>
          <table:table-cell table:formula="of:=[.J30]*0.25+[.J31]*0.5+[.J32]*0.25" office:value-type="float" office:value="3.03718508520038" calcext:value-type="float">
            <text:p>3</text:p>
          </table:table-cell>
          <table:table-cell table:formula="of:=[.K30]*0.25+[.K31]*0.5+[.K32]*0.25" office:value-type="float" office:value="2.64347333465214" calcext:value-type="float">
            <text:p>3</text:p>
          </table:table-cell>
          <table:table-cell table:formula="of:=[.B30]*0.25+[.B31]*0.5+[.B32]*0.25" office:value-type="float" office:value="3.36388912014399" calcext:value-type="float">
            <text:p>3</text:p>
          </table:table-cell>
          <table:table-cell table:formula="of:=[.C30]*0.25+[.C31]*0.5+[.C32]*0.25" office:value-type="float" office:value="3.09182230075805" calcext:value-type="float">
            <text:p>3</text:p>
          </table:table-cell>
          <table:table-cell/>
          <table:table-cell table:formula="of:=(80-[.$A31])/14" office:value-type="float" office:value="3.78571428571429" calcext:value-type="float">
            <text:p>4</text:p>
          </table:table-cell>
          <table:table-cell table:formula="of:=(80-[.$A31])/14" office:value-type="float" office:value="3.78571428571429" calcext:value-type="float">
            <text:p>4</text:p>
          </table:table-cell>
          <table:table-cell table:formula="of:=(80-[.$A31])/14" office:value-type="float" office:value="3.78571428571429" calcext:value-type="float">
            <text:p>4</text:p>
          </table:table-cell>
          <table:table-cell table:formula="of:=(80-[.$A31])/14" office:value-type="float" office:value="3.78571428571429" calcext:value-type="float">
            <text:p>4</text:p>
          </table:table-cell>
          <table:table-cell table:formula="of:=(80-[.$A31])/14" office:value-type="float" office:value="3.78571428571429" calcext:value-type="float">
            <text:p>4</text:p>
          </table:table-cell>
          <table:table-cell table:formula="of:=(80-[.$A31])/14" office:value-type="float" office:value="3.78571428571429" calcext:value-type="float">
            <text:p>4</text:p>
          </table:table-cell>
          <table:table-cell table:formula="of:=(80-[.$A31])/14" office:value-type="float" office:value="3.78571428571429" calcext:value-type="float">
            <text:p>4</text:p>
          </table:table-cell>
          <table:table-cell table:formula="of:=(80-[.$A31])/14" office:value-type="float" office:value="3.78571428571429" calcext:value-type="float">
            <text:p>4</text:p>
          </table:table-cell>
          <table:table-cell table:formula="of:=(80-[.$A31])/14" office:value-type="float" office:value="3.78571428571429" calcext:value-type="float">
            <text:p>4</text:p>
          </table:table-cell>
          <table:table-cell table:formula="of:=(80-[.$A31])/14" office:value-type="float" office:value="3.78571428571429" calcext:value-type="float">
            <text:p>4</text:p>
          </table:table-cell>
          <table:table-cell/>
          <table:table-cell table:style-name="ce17" table:formula="of:=[.M31]/[.X31]-1" office:value-type="float" office:value="0.154382475136278" calcext:value-type="float">
            <text:p>0.15</text:p>
          </table:table-cell>
          <table:table-cell table:style-name="ce17" table:formula="of:=[.N31]/[.Y31]-1" office:value-type="float" office:value="-0.0906457474313401" calcext:value-type="float">
            <text:p>-0.09</text:p>
          </table:table-cell>
          <table:table-cell table:style-name="ce17" table:formula="of:=[.O31]/[.Z31]-1" office:value-type="float" office:value="-0.118408067517578" calcext:value-type="float">
            <text:p>-0.12</text:p>
          </table:table-cell>
          <table:table-cell table:style-name="ce17" table:formula="of:=[.P31]/[.AA31]-1" office:value-type="float" office:value="0.0186764763608387" calcext:value-type="float">
            <text:p>0.02</text:p>
          </table:table-cell>
          <table:table-cell table:style-name="ce17" table:formula="of:=[.Q31]/[.AB31]-1" office:value-type="float" office:value="-0.207089165160181" calcext:value-type="float">
            <text:p>-0.21</text:p>
          </table:table-cell>
          <table:table-cell table:style-name="ce17" table:formula="of:=[.R31]/[.AC31]-1" office:value-type="float" office:value="-0.0833612889441603" calcext:value-type="float">
            <text:p>-0.08</text:p>
          </table:table-cell>
          <table:table-cell table:style-name="ce17" table:formula="of:=[.S31]/[.AD31]-1" office:value-type="float" office:value="-0.197724694475372" calcext:value-type="float">
            <text:p>-0.20</text:p>
          </table:table-cell>
          <table:table-cell table:style-name="ce17" table:formula="of:=[.T31]/[.AE31]-1" office:value-type="float" office:value="-0.30172402480887" calcext:value-type="float">
            <text:p>-0.30</text:p>
          </table:table-cell>
          <table:table-cell table:style-name="ce17" table:formula="of:=[.U31]/[.AF31]-1" office:value-type="float" office:value="-0.111425515433664" calcext:value-type="float">
            <text:p>-0.11</text:p>
          </table:table-cell>
          <table:table-cell table:style-name="ce17" table:formula="of:=[.V31]/[.AG31]-1" office:value-type="float" office:value="-0.18329222244127" calcext:value-type="float">
            <text:p>-0.18</text:p>
          </table:table-cell>
          <table:table-cell table:number-columns-repeated="4"/>
          <table:table-cell table:style-name="ce17" table:formula="of:=AVERAGE([.AI31:.AR31])" office:value-type="float" office:value="-0.112061177471532" calcext:value-type="float">
            <text:p>-0.11</text:p>
          </table:table-cell>
          <table:table-cell table:number-columns-repeated="975"/>
        </table:table-row>
        <table:table-row table:style-name="ro2">
          <table:table-cell table:style-name="ce32" office:value-type="float" office:value="28" calcext:value-type="float">
            <text:p>28</text:p>
          </table:table-cell>
          <table:table-cell table:style-name="ce37" office:value-type="float" office:value="3.24990849668322" calcext:value-type="float">
            <text:p>3</text:p>
          </table:table-cell>
          <table:table-cell table:style-name="ce42" office:value-type="float" office:value="2.90964860145009" calcext:value-type="float">
            <text:p>3</text:p>
          </table:table-cell>
          <table:table-cell table:style-name="ce42" office:value-type="float" office:value="4.33330164436758" calcext:value-type="float">
            <text:p>4</text:p>
          </table:table-cell>
          <table:table-cell table:style-name="ce42" office:value-type="float" office:value="3.08095212739333" calcext:value-type="float">
            <text:p>3</text:p>
          </table:table-cell>
          <table:table-cell table:style-name="ce42" office:value-type="float" office:value="2.69025869077615" calcext:value-type="float">
            <text:p>3</text:p>
          </table:table-cell>
          <table:table-cell table:style-name="ce42" office:value-type="float" office:value="3.45355439151717" calcext:value-type="float">
            <text:p>3</text:p>
          </table:table-cell>
          <table:table-cell table:style-name="ce42" office:value-type="float" office:value="2.62173954457" calcext:value-type="float">
            <text:p>3</text:p>
          </table:table-cell>
          <table:table-cell table:style-name="ce42" office:value-type="float" office:value="2.90620050991573" calcext:value-type="float">
            <text:p>3</text:p>
          </table:table-cell>
          <table:table-cell table:style-name="ce42" office:value-type="float" office:value="2.94053905022736" calcext:value-type="float">
            <text:p>3</text:p>
          </table:table-cell>
          <table:table-cell table:style-name="ce48" office:value-type="float" office:value="2.65573839560816" calcext:value-type="float">
            <text:p>3</text:p>
          </table:table-cell>
          <table:table-cell/>
          <table:table-cell table:formula="of:=[.D31]*0.25+[.D32]*0.5+[.D33]*0.25" office:value-type="float" office:value="4.38620368025191" calcext:value-type="float">
            <text:p>4</text:p>
          </table:table-cell>
          <table:table-cell table:formula="of:=[.E31]*0.25+[.E32]*0.5+[.E33]*0.25" office:value-type="float" office:value="3.18841855101579" calcext:value-type="float">
            <text:p>3</text:p>
          </table:table-cell>
          <table:table-cell table:formula="of:=[.F31]*0.25+[.F32]*0.5+[.F33]*0.25" office:value-type="float" office:value="2.99116719801796" calcext:value-type="float">
            <text:p>3</text:p>
          </table:table-cell>
          <table:table-cell table:formula="of:=[.G31]*0.25+[.G32]*0.5+[.G33]*0.25" office:value-type="float" office:value="3.68100119776581" calcext:value-type="float">
            <text:p>4</text:p>
          </table:table-cell>
          <table:table-cell table:formula="of:=[.H31]*0.25+[.H32]*0.5+[.H33]*0.25" office:value-type="float" office:value="2.9296390286014" calcext:value-type="float">
            <text:p>3</text:p>
          </table:table-cell>
          <table:table-cell table:formula="of:=[.I31]*0.25+[.I32]*0.5+[.I33]*0.25" office:value-type="float" office:value="3.31659224597413" calcext:value-type="float">
            <text:p>3</text:p>
          </table:table-cell>
          <table:table-cell table:formula="of:=[.J31]*0.25+[.J32]*0.5+[.J33]*0.25" office:value-type="float" office:value="2.93916725002897" calcext:value-type="float">
            <text:p>3</text:p>
          </table:table-cell>
          <table:table-cell table:formula="of:=[.K31]*0.25+[.K32]*0.5+[.K33]*0.25" office:value-type="float" office:value="2.65486281425382" calcext:value-type="float">
            <text:p>3</text:p>
          </table:table-cell>
          <table:table-cell table:formula="of:=[.B31]*0.25+[.B32]*0.5+[.B33]*0.25" office:value-type="float" office:value="3.23685145358031" calcext:value-type="float">
            <text:p>3</text:p>
          </table:table-cell>
          <table:table-cell table:formula="of:=[.C31]*0.25+[.C32]*0.5+[.C33]*0.25" office:value-type="float" office:value="2.95091128953968" calcext:value-type="float">
            <text:p>3</text:p>
          </table:table-cell>
          <table:table-cell/>
          <table:table-cell table:formula="of:=(80-[.$A32])/14" office:value-type="float" office:value="3.71428571428571" calcext:value-type="float">
            <text:p>4</text:p>
          </table:table-cell>
          <table:table-cell table:formula="of:=(80-[.$A32])/14" office:value-type="float" office:value="3.71428571428571" calcext:value-type="float">
            <text:p>4</text:p>
          </table:table-cell>
          <table:table-cell table:formula="of:=(80-[.$A32])/14" office:value-type="float" office:value="3.71428571428571" calcext:value-type="float">
            <text:p>4</text:p>
          </table:table-cell>
          <table:table-cell table:formula="of:=(80-[.$A32])/14" office:value-type="float" office:value="3.71428571428571" calcext:value-type="float">
            <text:p>4</text:p>
          </table:table-cell>
          <table:table-cell table:formula="of:=(80-[.$A32])/14" office:value-type="float" office:value="3.71428571428571" calcext:value-type="float">
            <text:p>4</text:p>
          </table:table-cell>
          <table:table-cell table:formula="of:=(80-[.$A32])/14" office:value-type="float" office:value="3.71428571428571" calcext:value-type="float">
            <text:p>4</text:p>
          </table:table-cell>
          <table:table-cell table:formula="of:=(80-[.$A32])/14" office:value-type="float" office:value="3.71428571428571" calcext:value-type="float">
            <text:p>4</text:p>
          </table:table-cell>
          <table:table-cell table:formula="of:=(80-[.$A32])/14" office:value-type="float" office:value="3.71428571428571" calcext:value-type="float">
            <text:p>4</text:p>
          </table:table-cell>
          <table:table-cell table:formula="of:=(80-[.$A32])/14" office:value-type="float" office:value="3.71428571428571" calcext:value-type="float">
            <text:p>4</text:p>
          </table:table-cell>
          <table:table-cell table:formula="of:=(80-[.$A32])/14" office:value-type="float" office:value="3.71428571428571" calcext:value-type="float">
            <text:p>4</text:p>
          </table:table-cell>
          <table:table-cell/>
          <table:table-cell table:style-name="ce17" table:formula="of:=[.M32]/[.X32]-1" office:value-type="float" office:value="0.180900990837053" calcext:value-type="float">
            <text:p>0.18</text:p>
          </table:table-cell>
          <table:table-cell table:style-name="ce17" table:formula="of:=[.N32]/[.Y32]-1" office:value-type="float" office:value="-0.141579620880364" calcext:value-type="float">
            <text:p>-0.14</text:p>
          </table:table-cell>
          <table:table-cell table:style-name="ce17" table:formula="of:=[.O32]/[.Z32]-1" office:value-type="float" office:value="-0.194685754379781" calcext:value-type="float">
            <text:p>-0.19</text:p>
          </table:table-cell>
          <table:table-cell table:style-name="ce17" table:formula="of:=[.P32]/[.AA32]-1" office:value-type="float" office:value="-0.00896121598612765" calcext:value-type="float">
            <text:p>-0.01</text:p>
          </table:table-cell>
          <table:table-cell table:style-name="ce17" table:formula="of:=[.Q32]/[.AB32]-1" office:value-type="float" office:value="-0.211251030761161" calcext:value-type="float">
            <text:p>-0.21</text:p>
          </table:table-cell>
          <table:table-cell table:style-name="ce17" table:formula="of:=[.R32]/[.AC32]-1" office:value-type="float" office:value="-0.107071318391581" calcext:value-type="float">
            <text:p>-0.11</text:p>
          </table:table-cell>
          <table:table-cell table:style-name="ce17" table:formula="of:=[.S32]/[.AD32]-1" office:value-type="float" office:value="-0.208685740376815" calcext:value-type="float">
            <text:p>-0.21</text:p>
          </table:table-cell>
          <table:table-cell table:style-name="ce17" table:formula="of:=[.T32]/[.AE32]-1" office:value-type="float" office:value="-0.28522924231628" calcext:value-type="float">
            <text:p>-0.29</text:p>
          </table:table-cell>
          <table:table-cell table:style-name="ce17" table:formula="of:=[.U32]/[.AF32]-1" office:value-type="float" office:value="-0.128539993266839" calcext:value-type="float">
            <text:p>-0.13</text:p>
          </table:table-cell>
          <table:table-cell table:style-name="ce17" table:formula="of:=[.V32]/[.AG32]-1" office:value-type="float" office:value="-0.205523883585471" calcext:value-type="float">
            <text:p>-0.21</text:p>
          </table:table-cell>
          <table:table-cell table:number-columns-repeated="4"/>
          <table:table-cell table:style-name="ce17" table:formula="of:=AVERAGE([.AI32:.AR32])" office:value-type="float" office:value="-0.131062680910737" calcext:value-type="float">
            <text:p>-0.13</text:p>
          </table:table-cell>
          <table:table-cell table:number-columns-repeated="975"/>
        </table:table-row>
        <table:table-row table:style-name="ro2">
          <table:table-cell table:style-name="ce32" office:value-type="float" office:value="29" calcext:value-type="float">
            <text:p>29</text:p>
          </table:table-cell>
          <table:table-cell table:style-name="ce37" office:value-type="float" office:value="3.34280128509435" calcext:value-type="float">
            <text:p>3</text:p>
          </table:table-cell>
          <table:table-cell table:style-name="ce42" office:value-type="float" office:value="3.13465034985629" calcext:value-type="float">
            <text:p>3</text:p>
          </table:table-cell>
          <table:table-cell table:style-name="ce42" office:value-type="float" office:value="4.54574993646557" calcext:value-type="float">
            <text:p>5</text:p>
          </table:table-cell>
          <table:table-cell table:style-name="ce42" office:value-type="float" office:value="3.18612571853678" calcext:value-type="float">
            <text:p>3</text:p>
          </table:table-cell>
          <table:table-cell table:style-name="ce42" office:value-type="float" office:value="2.93639335189739" calcext:value-type="float">
            <text:p>3</text:p>
          </table:table-cell>
          <table:table-cell table:style-name="ce42" office:value-type="float" office:value="3.90518239120684" calcext:value-type="float">
            <text:p>4</text:p>
          </table:table-cell>
          <table:table-cell table:style-name="ce42" office:value-type="float" office:value="3.03758142457212" calcext:value-type="float">
            <text:p>3</text:p>
          </table:table-cell>
          <table:table-cell table:style-name="ce42" office:value-type="float" office:value="3.61448300858886" calcext:value-type="float">
            <text:p>4</text:p>
          </table:table-cell>
          <table:table-cell table:style-name="ce42" office:value-type="float" office:value="2.99300210621505" calcext:value-type="float">
            <text:p>3</text:p>
          </table:table-cell>
          <table:table-cell table:style-name="ce48" office:value-type="float" office:value="2.8589323753764" calcext:value-type="float">
            <text:p>3</text:p>
          </table:table-cell>
          <table:table-cell/>
          <table:table-cell table:formula="of:=[.D32]*0.25+[.D33]*0.5+[.D34]*0.25" office:value-type="float" office:value="4.18429428560175" calcext:value-type="float">
            <text:p>4</text:p>
          </table:table-cell>
          <table:table-cell table:formula="of:=[.E32]*0.25+[.E33]*0.5+[.E34]*0.25" office:value-type="float" office:value="3.04953140105951" calcext:value-type="float">
            <text:p>3</text:p>
          </table:table-cell>
          <table:table-cell table:formula="of:=[.F32]*0.25+[.F33]*0.5+[.F34]*0.25" office:value-type="float" office:value="2.77438101484769" calcext:value-type="float">
            <text:p>3</text:p>
          </table:table-cell>
          <table:table-cell table:formula="of:=[.G32]*0.25+[.G33]*0.5+[.G34]*0.25" office:value-type="float" office:value="3.6964683908455" calcext:value-type="float">
            <text:p>4</text:p>
          </table:table-cell>
          <table:table-cell table:formula="of:=[.H32]*0.25+[.H33]*0.5+[.H34]*0.25" office:value-type="float" office:value="2.83068483729406" calcext:value-type="float">
            <text:p>3</text:p>
          </table:table-cell>
          <table:table-cell table:formula="of:=[.I32]*0.25+[.I33]*0.5+[.I34]*0.25" office:value-type="float" office:value="3.32405556903573" calcext:value-type="float">
            <text:p>3</text:p>
          </table:table-cell>
          <table:table-cell table:formula="of:=[.J32]*0.25+[.J33]*0.5+[.J34]*0.25" office:value-type="float" office:value="2.96828906577887" calcext:value-type="float">
            <text:p>3</text:p>
          </table:table-cell>
          <table:table-cell table:formula="of:=[.K32]*0.25+[.K33]*0.5+[.K34]*0.25" office:value-type="float" office:value="2.84234821704394" calcext:value-type="float">
            <text:p>3</text:p>
          </table:table-cell>
          <table:table-cell table:formula="of:=[.B32]*0.25+[.B33]*0.5+[.B34]*0.25" office:value-type="float" office:value="3.31510600536577" calcext:value-type="float">
            <text:p>3</text:p>
          </table:table-cell>
          <table:table-cell table:formula="of:=[.C32]*0.25+[.C33]*0.5+[.C34]*0.25" office:value-type="float" office:value="3.08467514269881" calcext:value-type="float">
            <text:p>3</text:p>
          </table:table-cell>
          <table:table-cell/>
          <table:table-cell table:formula="of:=(80-[.$A33])/14" office:value-type="float" office:value="3.64285714285714" calcext:value-type="float">
            <text:p>4</text:p>
          </table:table-cell>
          <table:table-cell table:formula="of:=(80-[.$A33])/14" office:value-type="float" office:value="3.64285714285714" calcext:value-type="float">
            <text:p>4</text:p>
          </table:table-cell>
          <table:table-cell table:formula="of:=(80-[.$A33])/14" office:value-type="float" office:value="3.64285714285714" calcext:value-type="float">
            <text:p>4</text:p>
          </table:table-cell>
          <table:table-cell table:formula="of:=(80-[.$A33])/14" office:value-type="float" office:value="3.64285714285714" calcext:value-type="float">
            <text:p>4</text:p>
          </table:table-cell>
          <table:table-cell table:formula="of:=(80-[.$A33])/14" office:value-type="float" office:value="3.64285714285714" calcext:value-type="float">
            <text:p>4</text:p>
          </table:table-cell>
          <table:table-cell table:formula="of:=(80-[.$A33])/14" office:value-type="float" office:value="3.64285714285714" calcext:value-type="float">
            <text:p>4</text:p>
          </table:table-cell>
          <table:table-cell table:formula="of:=(80-[.$A33])/14" office:value-type="float" office:value="3.64285714285714" calcext:value-type="float">
            <text:p>4</text:p>
          </table:table-cell>
          <table:table-cell table:formula="of:=(80-[.$A33])/14" office:value-type="float" office:value="3.64285714285714" calcext:value-type="float">
            <text:p>4</text:p>
          </table:table-cell>
          <table:table-cell table:formula="of:=(80-[.$A33])/14" office:value-type="float" office:value="3.64285714285714" calcext:value-type="float">
            <text:p>4</text:p>
          </table:table-cell>
          <table:table-cell table:formula="of:=(80-[.$A33])/14" office:value-type="float" office:value="3.64285714285714" calcext:value-type="float">
            <text:p>4</text:p>
          </table:table-cell>
          <table:table-cell/>
          <table:table-cell table:style-name="ce17" table:formula="of:=[.M33]/[.X33]-1" office:value-type="float" office:value="0.148629803890676" calcext:value-type="float">
            <text:p>0.15</text:p>
          </table:table-cell>
          <table:table-cell table:style-name="ce17" table:formula="of:=[.N33]/[.Y33]-1" office:value-type="float" office:value="-0.162873733042488" calcext:value-type="float">
            <text:p>-0.16</text:p>
          </table:table-cell>
          <table:table-cell table:style-name="ce17" table:formula="of:=[.O33]/[.Z33]-1" office:value-type="float" office:value="-0.238405211610439" calcext:value-type="float">
            <text:p>-0.24</text:p>
          </table:table-cell>
          <table:table-cell table:style-name="ce17" table:formula="of:=[.P33]/[.AA33]-1" office:value-type="float" office:value="0.0147168131732747" calcext:value-type="float">
            <text:p>0.01</text:p>
          </table:table-cell>
          <table:table-cell table:style-name="ce17" table:formula="of:=[.Q33]/[.AB33]-1" office:value-type="float" office:value="-0.222949260350651" calcext:value-type="float">
            <text:p>-0.22</text:p>
          </table:table-cell>
          <table:table-cell table:style-name="ce17" table:formula="of:=[.R33]/[.AC33]-1" office:value-type="float" office:value="-0.0875141575196042" calcext:value-type="float">
            <text:p>-0.09</text:p>
          </table:table-cell>
          <table:table-cell table:style-name="ce17" table:formula="of:=[.S33]/[.AD33]-1" office:value-type="float" office:value="-0.185175550570507" calcext:value-type="float">
            <text:p>-0.19</text:p>
          </table:table-cell>
          <table:table-cell table:style-name="ce17" table:formula="of:=[.T33]/[.AE33]-1" office:value-type="float" office:value="-0.219747548262448" calcext:value-type="float">
            <text:p>-0.22</text:p>
          </table:table-cell>
          <table:table-cell table:style-name="ce17" table:formula="of:=[.U33]/[.AF33]-1" office:value-type="float" office:value="-0.0899709004878279" calcext:value-type="float">
            <text:p>-0.09</text:p>
          </table:table-cell>
          <table:table-cell table:style-name="ce17" table:formula="of:=[.V33]/[.AG33]-1" office:value-type="float" office:value="-0.153226431416013" calcext:value-type="float">
            <text:p>-0.15</text:p>
          </table:table-cell>
          <table:table-cell table:number-columns-repeated="4"/>
          <table:table-cell table:style-name="ce17" table:formula="of:=AVERAGE([.AI33:.AR33])" office:value-type="float" office:value="-0.119651617619603" calcext:value-type="float">
            <text:p>-0.12</text:p>
          </table:table-cell>
          <table:table-cell table:number-columns-repeated="975"/>
        </table:table-row>
        <table:table-row table:style-name="ro2">
          <table:table-cell table:style-name="ce32" office:value-type="float" office:value="30" calcext:value-type="float">
            <text:p>30</text:p>
          </table:table-cell>
          <table:table-cell table:style-name="ce37" office:value-type="float" office:value="3.32491295459116" calcext:value-type="float">
            <text:p>3</text:p>
          </table:table-cell>
          <table:table-cell table:style-name="ce42" office:value-type="float" office:value="3.15975126963256" calcext:value-type="float">
            <text:p>3</text:p>
          </table:table-cell>
          <table:table-cell table:style-name="ce42" office:value-type="float" office:value="3.31237562510829" calcext:value-type="float">
            <text:p>3</text:p>
          </table:table-cell>
          <table:table-cell table:style-name="ce42" office:value-type="float" office:value="2.74492203977116" calcext:value-type="float">
            <text:p>3</text:p>
          </table:table-cell>
          <table:table-cell table:style-name="ce42" office:value-type="float" office:value="2.53447866481982" calcext:value-type="float">
            <text:p>3</text:p>
          </table:table-cell>
          <table:table-cell table:style-name="ce42" office:value-type="float" office:value="3.52195438945116" calcext:value-type="float">
            <text:p>4</text:p>
          </table:table-cell>
          <table:table-cell table:style-name="ce42" office:value-type="float" office:value="2.62583695546199" calcext:value-type="float">
            <text:p>3</text:p>
          </table:table-cell>
          <table:table-cell table:style-name="ce42" office:value-type="float" office:value="3.16105574904946" calcext:value-type="float">
            <text:p>3</text:p>
          </table:table-cell>
          <table:table-cell table:style-name="ce42" office:value-type="float" office:value="2.946613000458" calcext:value-type="float">
            <text:p>3</text:p>
          </table:table-cell>
          <table:table-cell table:style-name="ce48" office:value-type="float" office:value="2.99578972181479" calcext:value-type="float">
            <text:p>3</text:p>
          </table:table-cell>
          <table:table-cell/>
          <table:table-cell table:formula="of:=[.D33]*0.25+[.D34]*0.5+[.D35]*0.25" office:value-type="float" office:value="3.65479737209812" calcext:value-type="float">
            <text:p>4</text:p>
          </table:table-cell>
          <table:table-cell table:formula="of:=[.E33]*0.25+[.E34]*0.5+[.E35]*0.25" office:value-type="float" office:value="2.8558630792349" calcext:value-type="float">
            <text:p>3</text:p>
          </table:table-cell>
          <table:table-cell table:formula="of:=[.F33]*0.25+[.F34]*0.5+[.F35]*0.25" office:value-type="float" office:value="2.62896338062102" calcext:value-type="float">
            <text:p>3</text:p>
          </table:table-cell>
          <table:table-cell table:formula="of:=[.G33]*0.25+[.G34]*0.5+[.G35]*0.25" office:value-type="float" office:value="3.56207119987427" calcext:value-type="float">
            <text:p>4</text:p>
          </table:table-cell>
          <table:table-cell table:formula="of:=[.H33]*0.25+[.H34]*0.5+[.H35]*0.25" office:value-type="float" office:value="2.61221299240831" calcext:value-type="float">
            <text:p>3</text:p>
          </table:table-cell>
          <table:table-cell table:formula="of:=[.I33]*0.25+[.I34]*0.5+[.I35]*0.25" office:value-type="float" office:value="3.14742467236473" calcext:value-type="float">
            <text:p>3</text:p>
          </table:table-cell>
          <table:table-cell table:formula="of:=[.J33]*0.25+[.J34]*0.5+[.J35]*0.25" office:value-type="float" office:value="2.89704149766657" calcext:value-type="float">
            <text:p>3</text:p>
          </table:table-cell>
          <table:table-cell table:formula="of:=[.K33]*0.25+[.K34]*0.5+[.K35]*0.25" office:value-type="float" office:value="2.90095678799404" calcext:value-type="float">
            <text:p>3</text:p>
          </table:table-cell>
          <table:table-cell table:formula="of:=[.B33]*0.25+[.B34]*0.5+[.B35]*0.25" office:value-type="float" office:value="3.23303302608338" calcext:value-type="float">
            <text:p>3</text:p>
          </table:table-cell>
          <table:table-cell table:formula="of:=[.C33]*0.25+[.C34]*0.5+[.C35]*0.25" office:value-type="float" office:value="3.10525171228259" calcext:value-type="float">
            <text:p>3</text:p>
          </table:table-cell>
          <table:table-cell/>
          <table:table-cell table:formula="of:=(80-[.$A34])/14" office:value-type="float" office:value="3.57142857142857" calcext:value-type="float">
            <text:p>4</text:p>
          </table:table-cell>
          <table:table-cell table:formula="of:=(80-[.$A34])/14" office:value-type="float" office:value="3.57142857142857" calcext:value-type="float">
            <text:p>4</text:p>
          </table:table-cell>
          <table:table-cell table:formula="of:=(80-[.$A34])/14" office:value-type="float" office:value="3.57142857142857" calcext:value-type="float">
            <text:p>4</text:p>
          </table:table-cell>
          <table:table-cell table:formula="of:=(80-[.$A34])/14" office:value-type="float" office:value="3.57142857142857" calcext:value-type="float">
            <text:p>4</text:p>
          </table:table-cell>
          <table:table-cell table:formula="of:=(80-[.$A34])/14" office:value-type="float" office:value="3.57142857142857" calcext:value-type="float">
            <text:p>4</text:p>
          </table:table-cell>
          <table:table-cell table:formula="of:=(80-[.$A34])/14" office:value-type="float" office:value="3.57142857142857" calcext:value-type="float">
            <text:p>4</text:p>
          </table:table-cell>
          <table:table-cell table:formula="of:=(80-[.$A34])/14" office:value-type="float" office:value="3.57142857142857" calcext:value-type="float">
            <text:p>4</text:p>
          </table:table-cell>
          <table:table-cell table:formula="of:=(80-[.$A34])/14" office:value-type="float" office:value="3.57142857142857" calcext:value-type="float">
            <text:p>4</text:p>
          </table:table-cell>
          <table:table-cell table:formula="of:=(80-[.$A34])/14" office:value-type="float" office:value="3.57142857142857" calcext:value-type="float">
            <text:p>4</text:p>
          </table:table-cell>
          <table:table-cell table:formula="of:=(80-[.$A34])/14" office:value-type="float" office:value="3.57142857142857" calcext:value-type="float">
            <text:p>4</text:p>
          </table:table-cell>
          <table:table-cell/>
          <table:table-cell table:style-name="ce17" table:formula="of:=[.M34]/[.X34]-1" office:value-type="float" office:value="0.0233432641874749" calcext:value-type="float">
            <text:p>0.02</text:p>
          </table:table-cell>
          <table:table-cell table:style-name="ce17" table:formula="of:=[.N34]/[.Y34]-1" office:value-type="float" office:value="-0.200358337814229" calcext:value-type="float">
            <text:p>-0.20</text:p>
          </table:table-cell>
          <table:table-cell table:style-name="ce17" table:formula="of:=[.O34]/[.Z34]-1" office:value-type="float" office:value="-0.263890253426114" calcext:value-type="float">
            <text:p>-0.26</text:p>
          </table:table-cell>
          <table:table-cell table:style-name="ce17" table:formula="of:=[.P34]/[.AA34]-1" office:value-type="float" office:value="-0.00262006403520365" calcext:value-type="float">
            <text:p>0.00</text:p>
          </table:table-cell>
          <table:table-cell table:style-name="ce17" table:formula="of:=[.Q34]/[.AB34]-1" office:value-type="float" office:value="-0.268580362125673" calcext:value-type="float">
            <text:p>-0.27</text:p>
          </table:table-cell>
          <table:table-cell table:style-name="ce17" table:formula="of:=[.R34]/[.AC34]-1" office:value-type="float" office:value="-0.118721091737877" calcext:value-type="float">
            <text:p>-0.12</text:p>
          </table:table-cell>
          <table:table-cell table:style-name="ce17" table:formula="of:=[.S34]/[.AD34]-1" office:value-type="float" office:value="-0.18882838065336" calcext:value-type="float">
            <text:p>-0.19</text:p>
          </table:table-cell>
          <table:table-cell table:style-name="ce17" table:formula="of:=[.T34]/[.AE34]-1" office:value-type="float" office:value="-0.187732099361669" calcext:value-type="float">
            <text:p>-0.19</text:p>
          </table:table-cell>
          <table:table-cell table:style-name="ce17" table:formula="of:=[.U34]/[.AF34]-1" office:value-type="float" office:value="-0.0947507526966544" calcext:value-type="float">
            <text:p>-0.09</text:p>
          </table:table-cell>
          <table:table-cell table:style-name="ce17" table:formula="of:=[.V34]/[.AG34]-1" office:value-type="float" office:value="-0.130529520560875" calcext:value-type="float">
            <text:p>-0.13</text:p>
          </table:table-cell>
          <table:table-cell table:number-columns-repeated="4"/>
          <table:table-cell table:style-name="ce17" table:formula="of:=AVERAGE([.AI34:.AR34])" office:value-type="float" office:value="-0.143266759822418" calcext:value-type="float">
            <text:p>-0.14</text:p>
          </table:table-cell>
          <table:table-cell table:number-columns-repeated="975"/>
        </table:table-row>
        <table:table-row table:style-name="ro2">
          <table:table-cell table:style-name="ce32" office:value-type="float" office:value="31" calcext:value-type="float">
            <text:p>31</text:p>
          </table:table-cell>
          <table:table-cell table:style-name="ce37" office:value-type="float" office:value="2.93950491005685" calcext:value-type="float">
            <text:p>3</text:p>
          </table:table-cell>
          <table:table-cell table:style-name="ce42" office:value-type="float" office:value="2.96685396000893" calcext:value-type="float">
            <text:p>3</text:p>
          </table:table-cell>
          <table:table-cell table:style-name="ce42" office:value-type="float" office:value="3.44868830171035" calcext:value-type="float">
            <text:p>3</text:p>
          </table:table-cell>
          <table:table-cell table:style-name="ce42" office:value-type="float" office:value="2.74748251886049" calcext:value-type="float">
            <text:p>3</text:p>
          </table:table-cell>
          <table:table-cell table:style-name="ce42" office:value-type="float" office:value="2.51050284094706" calcext:value-type="float">
            <text:p>3</text:p>
          </table:table-cell>
          <table:table-cell table:style-name="ce42" office:value-type="float" office:value="3.29919362938794" calcext:value-type="float">
            <text:p>3</text:p>
          </table:table-cell>
          <table:table-cell table:style-name="ce42" office:value-type="float" office:value="2.15959663413714" calcext:value-type="float">
            <text:p>2</text:p>
          </table:table-cell>
          <table:table-cell table:style-name="ce42" office:value-type="float" office:value="2.65310418277113" calcext:value-type="float">
            <text:p>3</text:p>
          </table:table-cell>
          <table:table-cell table:style-name="ce42" office:value-type="float" office:value="2.70193788353524" calcext:value-type="float">
            <text:p>3</text:p>
          </table:table-cell>
          <table:table-cell table:style-name="ce48" office:value-type="float" office:value="2.75331533297018" calcext:value-type="float">
            <text:p>3</text:p>
          </table:table-cell>
          <table:table-cell/>
          <table:table-cell table:formula="of:=[.D34]*0.25+[.D35]*0.5+[.D36]*0.25" office:value-type="float" office:value="3.62170254609392" calcext:value-type="float">
            <text:p>4</text:p>
          </table:table-cell>
          <table:table-cell table:formula="of:=[.E34]*0.25+[.E35]*0.5+[.E36]*0.25" office:value-type="float" office:value="2.79818655035647" calcext:value-type="float">
            <text:p>3</text:p>
          </table:table-cell>
          <table:table-cell table:formula="of:=[.F34]*0.25+[.F35]*0.5+[.F36]*0.25" office:value-type="float" office:value="2.55157352476893" calcext:value-type="float">
            <text:p>3</text:p>
          </table:table-cell>
          <table:table-cell table:formula="of:=[.G34]*0.25+[.G35]*0.5+[.G36]*0.25" office:value-type="float" office:value="3.34311156860266" calcext:value-type="float">
            <text:p>3</text:p>
          </table:table-cell>
          <table:table-cell table:formula="of:=[.H34]*0.25+[.H35]*0.5+[.H36]*0.25" office:value-type="float" office:value="2.30888678894131" calcext:value-type="float">
            <text:p>2</text:p>
          </table:table-cell>
          <table:table-cell table:formula="of:=[.I34]*0.25+[.I35]*0.5+[.I36]*0.25" office:value-type="float" office:value="2.81834253196046" calcext:value-type="float">
            <text:p>3</text:p>
          </table:table-cell>
          <table:table-cell table:formula="of:=[.J34]*0.25+[.J35]*0.5+[.J36]*0.25" office:value-type="float" office:value="2.71186297575128" calcext:value-type="float">
            <text:p>3</text:p>
          </table:table-cell>
          <table:table-cell table:formula="of:=[.K34]*0.25+[.K35]*0.5+[.K36]*0.25" office:value-type="float" office:value="2.78920654464029" calcext:value-type="float">
            <text:p>3</text:p>
          </table:table-cell>
          <table:table-cell table:formula="of:=[.B34]*0.25+[.B35]*0.5+[.B36]*0.25" office:value-type="float" office:value="3.09023180362416" calcext:value-type="float">
            <text:p>3</text:p>
          </table:table-cell>
          <table:table-cell table:formula="of:=[.C34]*0.25+[.C35]*0.5+[.C36]*0.25" office:value-type="float" office:value="2.967984909706" calcext:value-type="float">
            <text:p>3</text:p>
          </table:table-cell>
          <table:table-cell/>
          <table:table-cell table:formula="of:=(80-[.$A35])/14" office:value-type="float" office:value="3.5" calcext:value-type="float">
            <text:p>4</text:p>
          </table:table-cell>
          <table:table-cell table:formula="of:=(80-[.$A35])/14" office:value-type="float" office:value="3.5" calcext:value-type="float">
            <text:p>4</text:p>
          </table:table-cell>
          <table:table-cell table:formula="of:=(80-[.$A35])/14" office:value-type="float" office:value="3.5" calcext:value-type="float">
            <text:p>4</text:p>
          </table:table-cell>
          <table:table-cell table:formula="of:=(80-[.$A35])/14" office:value-type="float" office:value="3.5" calcext:value-type="float">
            <text:p>4</text:p>
          </table:table-cell>
          <table:table-cell table:formula="of:=(80-[.$A35])/14" office:value-type="float" office:value="3.5" calcext:value-type="float">
            <text:p>4</text:p>
          </table:table-cell>
          <table:table-cell table:formula="of:=(80-[.$A35])/14" office:value-type="float" office:value="3.5" calcext:value-type="float">
            <text:p>4</text:p>
          </table:table-cell>
          <table:table-cell table:formula="of:=(80-[.$A35])/14" office:value-type="float" office:value="3.5" calcext:value-type="float">
            <text:p>4</text:p>
          </table:table-cell>
          <table:table-cell table:formula="of:=(80-[.$A35])/14" office:value-type="float" office:value="3.5" calcext:value-type="float">
            <text:p>4</text:p>
          </table:table-cell>
          <table:table-cell table:formula="of:=(80-[.$A35])/14" office:value-type="float" office:value="3.5" calcext:value-type="float">
            <text:p>4</text:p>
          </table:table-cell>
          <table:table-cell table:formula="of:=(80-[.$A35])/14" office:value-type="float" office:value="3.5" calcext:value-type="float">
            <text:p>4</text:p>
          </table:table-cell>
          <table:table-cell/>
          <table:table-cell table:style-name="ce17" table:formula="of:=[.M35]/[.X35]-1" office:value-type="float" office:value="0.0347721560268357" calcext:value-type="float">
            <text:p>0.03</text:p>
          </table:table-cell>
          <table:table-cell table:style-name="ce17" table:formula="of:=[.N35]/[.Y35]-1" office:value-type="float" office:value="-0.200518128469579" calcext:value-type="float">
            <text:p>-0.20</text:p>
          </table:table-cell>
          <table:table-cell table:style-name="ce17" table:formula="of:=[.O35]/[.Z35]-1" office:value-type="float" office:value="-0.270978992923162" calcext:value-type="float">
            <text:p>-0.27</text:p>
          </table:table-cell>
          <table:table-cell table:style-name="ce17" table:formula="of:=[.P35]/[.AA35]-1" office:value-type="float" office:value="-0.044825266113526" calcext:value-type="float">
            <text:p>-0.04</text:p>
          </table:table-cell>
          <table:table-cell table:style-name="ce17" table:formula="of:=[.Q35]/[.AB35]-1" office:value-type="float" office:value="-0.340318060302483" calcext:value-type="float">
            <text:p>-0.34</text:p>
          </table:table-cell>
          <table:table-cell table:style-name="ce17" table:formula="of:=[.R35]/[.AC35]-1" office:value-type="float" office:value="-0.194759276582727" calcext:value-type="float">
            <text:p>-0.19</text:p>
          </table:table-cell>
          <table:table-cell table:style-name="ce17" table:formula="of:=[.S35]/[.AD35]-1" office:value-type="float" office:value="-0.225182006928205" calcext:value-type="float">
            <text:p>-0.23</text:p>
          </table:table-cell>
          <table:table-cell table:style-name="ce17" table:formula="of:=[.T35]/[.AE35]-1" office:value-type="float" office:value="-0.203083844388488" calcext:value-type="float">
            <text:p>-0.20</text:p>
          </table:table-cell>
          <table:table-cell table:style-name="ce17" table:formula="of:=[.U35]/[.AF35]-1" office:value-type="float" office:value="-0.117076627535953" calcext:value-type="float">
            <text:p>-0.12</text:p>
          </table:table-cell>
          <table:table-cell table:style-name="ce17" table:formula="of:=[.V35]/[.AG35]-1" office:value-type="float" office:value="-0.152004311512572" calcext:value-type="float">
            <text:p>-0.15</text:p>
          </table:table-cell>
          <table:table-cell table:number-columns-repeated="4"/>
          <table:table-cell table:style-name="ce17" table:formula="of:=AVERAGE([.AI35:.AR35])" office:value-type="float" office:value="-0.171397435872986" calcext:value-type="float">
            <text:p>-0.17</text:p>
          </table:table-cell>
          <table:table-cell table:number-columns-repeated="975"/>
        </table:table-row>
        <table:table-row table:style-name="ro2">
          <table:table-cell table:style-name="ce32" office:value-type="float" office:value="32" calcext:value-type="float">
            <text:p>32</text:p>
          </table:table-cell>
          <table:table-cell table:style-name="ce37" office:value-type="float" office:value="3.15700443979181" calcext:value-type="float">
            <text:p>3</text:p>
          </table:table-cell>
          <table:table-cell table:style-name="ce42" office:value-type="float" office:value="2.77848044917356" calcext:value-type="float">
            <text:p>3</text:p>
          </table:table-cell>
          <table:table-cell table:style-name="ce42" office:value-type="float" office:value="4.27705795584671" calcext:value-type="float">
            <text:p>4</text:p>
          </table:table-cell>
          <table:table-cell table:style-name="ce42" office:value-type="float" office:value="2.95285912393376" calcext:value-type="float">
            <text:p>3</text:p>
          </table:table-cell>
          <table:table-cell table:style-name="ce42" office:value-type="float" office:value="2.65080975236179" calcext:value-type="float">
            <text:p>3</text:p>
          </table:table-cell>
          <table:table-cell table:style-name="ce42" office:value-type="float" office:value="3.2521046261836" calcext:value-type="float">
            <text:p>3</text:p>
          </table:table-cell>
          <table:table-cell table:style-name="ce42" office:value-type="float" office:value="2.29051693202896" calcext:value-type="float">
            <text:p>2</text:p>
          </table:table-cell>
          <table:table-cell table:style-name="ce42" office:value-type="float" office:value="2.80610601325012" calcext:value-type="float">
            <text:p>3</text:p>
          </table:table-cell>
          <table:table-cell table:style-name="ce42" office:value-type="float" office:value="2.49696313547666" calcext:value-type="float">
            <text:p>2</text:p>
          </table:table-cell>
          <table:table-cell table:style-name="ce48" office:value-type="float" office:value="2.65440579080603" calcext:value-type="float">
            <text:p>3</text:p>
          </table:table-cell>
          <table:table-cell/>
          <table:table-cell table:formula="of:=[.D35]*0.25+[.D36]*0.5+[.D37]*0.25" office:value-type="float" office:value="4.01113237079419" calcext:value-type="float">
            <text:p>4</text:p>
          </table:table-cell>
          <table:table-cell table:formula="of:=[.E35]*0.25+[.E36]*0.5+[.E37]*0.25" office:value-type="float" office:value="3.05821527181486" calcext:value-type="float">
            <text:p>3</text:p>
          </table:table-cell>
          <table:table-cell table:formula="of:=[.F35]*0.25+[.F36]*0.5+[.F37]*0.25" office:value-type="float" office:value="2.53305983793603" calcext:value-type="float">
            <text:p>3</text:p>
          </table:table-cell>
          <table:table-cell table:formula="of:=[.G35]*0.25+[.G36]*0.5+[.G37]*0.25" office:value-type="float" office:value="3.22375136370537" calcext:value-type="float">
            <text:p>3</text:p>
          </table:table-cell>
          <table:table-cell table:formula="of:=[.H35]*0.25+[.H36]*0.5+[.H37]*0.25" office:value-type="float" office:value="2.28476672519119" calcext:value-type="float">
            <text:p>2</text:p>
          </table:table-cell>
          <table:table-cell table:formula="of:=[.I35]*0.25+[.I36]*0.5+[.I37]*0.25" office:value-type="float" office:value="2.7859531149212" calcext:value-type="float">
            <text:p>3</text:p>
          </table:table-cell>
          <table:table-cell table:formula="of:=[.J35]*0.25+[.J36]*0.5+[.J37]*0.25" office:value-type="float" office:value="2.63777836166403" calcext:value-type="float">
            <text:p>3</text:p>
          </table:table-cell>
          <table:table-cell table:formula="of:=[.K35]*0.25+[.K36]*0.5+[.K37]*0.25" office:value-type="float" office:value="2.6463612460062" calcext:value-type="float">
            <text:p>3</text:p>
          </table:table-cell>
          <table:table-cell table:formula="of:=[.B35]*0.25+[.B36]*0.5+[.B37]*0.25" office:value-type="float" office:value="3.20044426570874" calcext:value-type="float">
            <text:p>3</text:p>
          </table:table-cell>
          <table:table-cell table:formula="of:=[.C35]*0.25+[.C36]*0.5+[.C37]*0.25" office:value-type="float" office:value="2.89696495124996" calcext:value-type="float">
            <text:p>3</text:p>
          </table:table-cell>
          <table:table-cell/>
          <table:table-cell table:formula="of:=(80-[.$A36])/14" office:value-type="float" office:value="3.42857142857143" calcext:value-type="float">
            <text:p>3</text:p>
          </table:table-cell>
          <table:table-cell table:formula="of:=(80-[.$A36])/14" office:value-type="float" office:value="3.42857142857143" calcext:value-type="float">
            <text:p>3</text:p>
          </table:table-cell>
          <table:table-cell table:formula="of:=(80-[.$A36])/14" office:value-type="float" office:value="3.42857142857143" calcext:value-type="float">
            <text:p>3</text:p>
          </table:table-cell>
          <table:table-cell table:formula="of:=(80-[.$A36])/14" office:value-type="float" office:value="3.42857142857143" calcext:value-type="float">
            <text:p>3</text:p>
          </table:table-cell>
          <table:table-cell table:formula="of:=(80-[.$A36])/14" office:value-type="float" office:value="3.42857142857143" calcext:value-type="float">
            <text:p>3</text:p>
          </table:table-cell>
          <table:table-cell table:formula="of:=(80-[.$A36])/14" office:value-type="float" office:value="3.42857142857143" calcext:value-type="float">
            <text:p>3</text:p>
          </table:table-cell>
          <table:table-cell table:formula="of:=(80-[.$A36])/14" office:value-type="float" office:value="3.42857142857143" calcext:value-type="float">
            <text:p>3</text:p>
          </table:table-cell>
          <table:table-cell table:formula="of:=(80-[.$A36])/14" office:value-type="float" office:value="3.42857142857143" calcext:value-type="float">
            <text:p>3</text:p>
          </table:table-cell>
          <table:table-cell table:formula="of:=(80-[.$A36])/14" office:value-type="float" office:value="3.42857142857143" calcext:value-type="float">
            <text:p>3</text:p>
          </table:table-cell>
          <table:table-cell table:formula="of:=(80-[.$A36])/14" office:value-type="float" office:value="3.42857142857143" calcext:value-type="float">
            <text:p>3</text:p>
          </table:table-cell>
          <table:table-cell/>
          <table:table-cell table:style-name="ce17" table:formula="of:=[.M36]/[.X36]-1" office:value-type="float" office:value="0.169913608148307" calcext:value-type="float">
            <text:p>0.17</text:p>
          </table:table-cell>
          <table:table-cell table:style-name="ce17" table:formula="of:=[.N36]/[.Y36]-1" office:value-type="float" office:value="-0.108020545720666" calcext:value-type="float">
            <text:p>-0.11</text:p>
          </table:table-cell>
          <table:table-cell table:style-name="ce17" table:formula="of:=[.O36]/[.Z36]-1" office:value-type="float" office:value="-0.26119088060199" calcext:value-type="float">
            <text:p>-0.26</text:p>
          </table:table-cell>
          <table:table-cell table:style-name="ce17" table:formula="of:=[.P36]/[.AA36]-1" office:value-type="float" office:value="-0.0597391855859327" calcext:value-type="float">
            <text:p>-0.06</text:p>
          </table:table-cell>
          <table:table-cell table:style-name="ce17" table:formula="of:=[.Q36]/[.AB36]-1" office:value-type="float" office:value="-0.33360970515257" calcext:value-type="float">
            <text:p>-0.33</text:p>
          </table:table-cell>
          <table:table-cell table:style-name="ce17" table:formula="of:=[.R36]/[.AC36]-1" office:value-type="float" office:value="-0.187430341481317" calcext:value-type="float">
            <text:p>-0.19</text:p>
          </table:table-cell>
          <table:table-cell table:style-name="ce17" table:formula="of:=[.S36]/[.AD36]-1" office:value-type="float" office:value="-0.230647977847992" calcext:value-type="float">
            <text:p>-0.23</text:p>
          </table:table-cell>
          <table:table-cell table:style-name="ce17" table:formula="of:=[.T36]/[.AE36]-1" office:value-type="float" office:value="-0.228144636581526" calcext:value-type="float">
            <text:p>-0.23</text:p>
          </table:table-cell>
          <table:table-cell table:style-name="ce17" table:formula="of:=[.U36]/[.AF36]-1" office:value-type="float" office:value="-0.066537089168284" calcext:value-type="float">
            <text:p>-0.07</text:p>
          </table:table-cell>
          <table:table-cell table:style-name="ce17" table:formula="of:=[.V36]/[.AG36]-1" office:value-type="float" office:value="-0.155051889218762" calcext:value-type="float">
            <text:p>-0.16</text:p>
          </table:table-cell>
          <table:table-cell table:number-columns-repeated="4"/>
          <table:table-cell table:style-name="ce17" table:formula="of:=AVERAGE([.AI36:.AR36])" office:value-type="float" office:value="-0.146045864321073" calcext:value-type="float">
            <text:p>-0.15</text:p>
          </table:table-cell>
          <table:table-cell table:number-columns-repeated="975"/>
        </table:table-row>
        <table:table-row table:style-name="ro2">
          <table:table-cell table:style-name="ce32" office:value-type="float" office:value="33" calcext:value-type="float">
            <text:p>33</text:p>
          </table:table-cell>
          <table:table-cell table:style-name="ce37" office:value-type="float" office:value="3.54826327319449" calcext:value-type="float">
            <text:p>4</text:p>
          </table:table-cell>
          <table:table-cell table:style-name="ce42" office:value-type="float" office:value="3.06404494664378" calcext:value-type="float">
            <text:p>3</text:p>
          </table:table-cell>
          <table:table-cell table:style-name="ce42" office:value-type="float" office:value="4.04172526977302" calcext:value-type="float">
            <text:p>4</text:p>
          </table:table-cell>
          <table:table-cell table:style-name="ce42" office:value-type="float" office:value="3.57966032053143" calcext:value-type="float">
            <text:p>4</text:p>
          </table:table-cell>
          <table:table-cell table:style-name="ce42" office:value-type="float" office:value="2.32011700607349" calcext:value-type="float">
            <text:p>2</text:p>
          </table:table-cell>
          <table:table-cell table:style-name="ce42" office:value-type="float" office:value="3.09160257306636" calcext:value-type="float">
            <text:p>3</text:p>
          </table:table-cell>
          <table:table-cell table:style-name="ce42" office:value-type="float" office:value="2.39843640256969" calcext:value-type="float">
            <text:p>2</text:p>
          </table:table-cell>
          <table:table-cell table:style-name="ce42" office:value-type="float" office:value="2.87849625041344" calcext:value-type="float">
            <text:p>3</text:p>
          </table:table-cell>
          <table:table-cell table:style-name="ce42" office:value-type="float" office:value="2.85524929216755" calcext:value-type="float">
            <text:p>3</text:p>
          </table:table-cell>
          <table:table-cell table:style-name="ce48" office:value-type="float" office:value="2.52331806944255" calcext:value-type="float">
            <text:p>3</text:p>
          </table:table-cell>
          <table:table-cell/>
          <table:table-cell table:formula="of:=[.D36]*0.25+[.D37]*0.5+[.D38]*0.25" office:value-type="float" office:value="4.01043679769699" calcext:value-type="float">
            <text:p>4</text:p>
          </table:table-cell>
          <table:table-cell table:formula="of:=[.E36]*0.25+[.E37]*0.5+[.E38]*0.25" office:value-type="float" office:value="3.40325013114687" calcext:value-type="float">
            <text:p>3</text:p>
          </table:table-cell>
          <table:table-cell table:formula="of:=[.F36]*0.25+[.F37]*0.5+[.F38]*0.25" office:value-type="float" office:value="2.53308951611622" calcext:value-type="float">
            <text:p>3</text:p>
          </table:table-cell>
          <table:table-cell table:formula="of:=[.G36]*0.25+[.G37]*0.5+[.G38]*0.25" office:value-type="float" office:value="3.14649128883843" calcext:value-type="float">
            <text:p>3</text:p>
          </table:table-cell>
          <table:table-cell table:formula="of:=[.H36]*0.25+[.H37]*0.5+[.H38]*0.25" office:value-type="float" office:value="2.38554897369903" calcext:value-type="float">
            <text:p>2</text:p>
          </table:table-cell>
          <table:table-cell table:formula="of:=[.I36]*0.25+[.I37]*0.5+[.I38]*0.25" office:value-type="float" office:value="2.93996120798883" calcext:value-type="float">
            <text:p>3</text:p>
          </table:table-cell>
          <table:table-cell table:formula="of:=[.J36]*0.25+[.J37]*0.5+[.J38]*0.25" office:value-type="float" office:value="2.72666248307029" calcext:value-type="float">
            <text:p>3</text:p>
          </table:table-cell>
          <table:table-cell table:formula="of:=[.K36]*0.25+[.K37]*0.5+[.K38]*0.25" office:value-type="float" office:value="2.56866048190638" calcext:value-type="float">
            <text:p>3</text:p>
          </table:table-cell>
          <table:table-cell table:formula="of:=[.B36]*0.25+[.B37]*0.5+[.B38]*0.25" office:value-type="float" office:value="3.32850673581984" calcext:value-type="float">
            <text:p>3</text:p>
          </table:table-cell>
          <table:table-cell table:formula="of:=[.C36]*0.25+[.C37]*0.5+[.C38]*0.25" office:value-type="float" office:value="3.03809798576344" calcext:value-type="float">
            <text:p>3</text:p>
          </table:table-cell>
          <table:table-cell/>
          <table:table-cell table:formula="of:=(80-[.$A37])/14" office:value-type="float" office:value="3.35714285714286" calcext:value-type="float">
            <text:p>3</text:p>
          </table:table-cell>
          <table:table-cell table:formula="of:=(80-[.$A37])/14" office:value-type="float" office:value="3.35714285714286" calcext:value-type="float">
            <text:p>3</text:p>
          </table:table-cell>
          <table:table-cell table:formula="of:=(80-[.$A37])/14" office:value-type="float" office:value="3.35714285714286" calcext:value-type="float">
            <text:p>3</text:p>
          </table:table-cell>
          <table:table-cell table:formula="of:=(80-[.$A37])/14" office:value-type="float" office:value="3.35714285714286" calcext:value-type="float">
            <text:p>3</text:p>
          </table:table-cell>
          <table:table-cell table:formula="of:=(80-[.$A37])/14" office:value-type="float" office:value="3.35714285714286" calcext:value-type="float">
            <text:p>3</text:p>
          </table:table-cell>
          <table:table-cell table:formula="of:=(80-[.$A37])/14" office:value-type="float" office:value="3.35714285714286" calcext:value-type="float">
            <text:p>3</text:p>
          </table:table-cell>
          <table:table-cell table:formula="of:=(80-[.$A37])/14" office:value-type="float" office:value="3.35714285714286" calcext:value-type="float">
            <text:p>3</text:p>
          </table:table-cell>
          <table:table-cell table:formula="of:=(80-[.$A37])/14" office:value-type="float" office:value="3.35714285714286" calcext:value-type="float">
            <text:p>3</text:p>
          </table:table-cell>
          <table:table-cell table:formula="of:=(80-[.$A37])/14" office:value-type="float" office:value="3.35714285714286" calcext:value-type="float">
            <text:p>3</text:p>
          </table:table-cell>
          <table:table-cell table:formula="of:=(80-[.$A37])/14" office:value-type="float" office:value="3.35714285714286" calcext:value-type="float">
            <text:p>3</text:p>
          </table:table-cell>
          <table:table-cell/>
          <table:table-cell table:style-name="ce17" table:formula="of:=[.M37]/[.X37]-1" office:value-type="float" office:value="0.194598195058677" calcext:value-type="float">
            <text:p>0.19</text:p>
          </table:table-cell>
          <table:table-cell table:style-name="ce17" table:formula="of:=[.N37]/[.Y37]-1" office:value-type="float" office:value="0.0137340816182163" calcext:value-type="float">
            <text:p>0.01</text:p>
          </table:table-cell>
          <table:table-cell table:style-name="ce17" table:formula="of:=[.O37]/[.Z37]-1" office:value-type="float" office:value="-0.245462697327084" calcext:value-type="float">
            <text:p>-0.25</text:p>
          </table:table-cell>
          <table:table-cell table:style-name="ce17" table:formula="of:=[.P37]/[.AA37]-1" office:value-type="float" office:value="-0.0627472756651484" calcext:value-type="float">
            <text:p>-0.06</text:p>
          </table:table-cell>
          <table:table-cell table:style-name="ce17" table:formula="of:=[.Q37]/[.AB37]-1" office:value-type="float" office:value="-0.289410944004544" calcext:value-type="float">
            <text:p>-0.29</text:p>
          </table:table-cell>
          <table:table-cell table:style-name="ce17" table:formula="of:=[.R37]/[.AC37]-1" office:value-type="float" office:value="-0.124266874216094" calcext:value-type="float">
            <text:p>-0.12</text:p>
          </table:table-cell>
          <table:table-cell table:style-name="ce17" table:formula="of:=[.S37]/[.AD37]-1" office:value-type="float" office:value="-0.187802664617359" calcext:value-type="float">
            <text:p>-0.19</text:p>
          </table:table-cell>
          <table:table-cell table:style-name="ce17" table:formula="of:=[.T37]/[.AE37]-1" office:value-type="float" office:value="-0.234867090495971" calcext:value-type="float">
            <text:p>-0.23</text:p>
          </table:table-cell>
          <table:table-cell table:style-name="ce17" table:formula="of:=[.U37]/[.AF37]-1" office:value-type="float" office:value="-0.00852990847919588" calcext:value-type="float">
            <text:p>-0.01</text:p>
          </table:table-cell>
          <table:table-cell table:style-name="ce17" table:formula="of:=[.V37]/[.AG37]-1" office:value-type="float" office:value="-0.0950346425385501" calcext:value-type="float">
            <text:p>-0.10</text:p>
          </table:table-cell>
          <table:table-cell table:number-columns-repeated="4"/>
          <table:table-cell table:style-name="ce17" table:formula="of:=AVERAGE([.AI37:.AR37])" office:value-type="float" office:value="-0.103978982066705" calcext:value-type="float">
            <text:p>-0.10</text:p>
          </table:table-cell>
          <table:table-cell table:number-columns-repeated="975"/>
        </table:table-row>
        <table:table-row table:style-name="ro2">
          <table:table-cell table:style-name="ce32" office:value-type="float" office:value="34" calcext:value-type="float">
            <text:p>34</text:p>
          </table:table-cell>
          <table:table-cell table:style-name="ce37" office:value-type="float" office:value="3.06049595709857" calcext:value-type="float">
            <text:p>3</text:p>
          </table:table-cell>
          <table:table-cell table:style-name="ce42" office:value-type="float" office:value="3.24582160059263" calcext:value-type="float">
            <text:p>3</text:p>
          </table:table-cell>
          <table:table-cell table:style-name="ce42" office:value-type="float" office:value="3.68123869539522" calcext:value-type="float">
            <text:p>4</text:p>
          </table:table-cell>
          <table:table-cell table:style-name="ce42" office:value-type="float" office:value="3.50082075959086" calcext:value-type="float">
            <text:p>4</text:p>
          </table:table-cell>
          <table:table-cell table:style-name="ce42" office:value-type="float" office:value="2.84131429995609" calcext:value-type="float">
            <text:p>3</text:p>
          </table:table-cell>
          <table:table-cell table:style-name="ce42" office:value-type="float" office:value="3.15065538303741" calcext:value-type="float">
            <text:p>3</text:p>
          </table:table-cell>
          <table:table-cell table:style-name="ce42" office:value-type="float" office:value="2.45480615762778" calcext:value-type="float">
            <text:p>2</text:p>
          </table:table-cell>
          <table:table-cell table:style-name="ce42" office:value-type="float" office:value="3.19674631787831" calcext:value-type="float">
            <text:p>3</text:p>
          </table:table-cell>
          <table:table-cell table:style-name="ce42" office:value-type="float" office:value="2.69918821246941" calcext:value-type="float">
            <text:p>3</text:p>
          </table:table-cell>
          <table:table-cell table:style-name="ce48" office:value-type="float" office:value="2.57359999793441" calcext:value-type="float">
            <text:p>3</text:p>
          </table:table-cell>
          <table:table-cell/>
          <table:table-cell table:formula="of:=[.D37]*0.25+[.D38]*0.5+[.D39]*0.25" office:value-type="float" office:value="3.5411912522874" calcext:value-type="float">
            <text:p>4</text:p>
          </table:table-cell>
          <table:table-cell table:formula="of:=[.E37]*0.25+[.E38]*0.5+[.E39]*0.25" office:value-type="float" office:value="3.30587707560506" calcext:value-type="float">
            <text:p>3</text:p>
          </table:table-cell>
          <table:table-cell table:formula="of:=[.F37]*0.25+[.F38]*0.5+[.F39]*0.25" office:value-type="float" office:value="2.78373423547093" calcext:value-type="float">
            <text:p>3</text:p>
          </table:table-cell>
          <table:table-cell table:formula="of:=[.G37]*0.25+[.G38]*0.5+[.G39]*0.25" office:value-type="float" office:value="3.15477886859538" calcext:value-type="float">
            <text:p>3</text:p>
          </table:table-cell>
          <table:table-cell table:formula="of:=[.H37]*0.25+[.H38]*0.5+[.H39]*0.25" office:value-type="float" office:value="2.58643657652808" calcext:value-type="float">
            <text:p>3</text:p>
          </table:table-cell>
          <table:table-cell table:formula="of:=[.I37]*0.25+[.I38]*0.5+[.I39]*0.25" office:value-type="float" office:value="3.17984674060412" calcext:value-type="float">
            <text:p>3</text:p>
          </table:table-cell>
          <table:table-cell table:formula="of:=[.J37]*0.25+[.J38]*0.5+[.J39]*0.25" office:value-type="float" office:value="2.56894476988676" calcext:value-type="float">
            <text:p>3</text:p>
          </table:table-cell>
          <table:table-cell table:formula="of:=[.K37]*0.25+[.K38]*0.5+[.K39]*0.25" office:value-type="float" office:value="2.45196742066884" calcext:value-type="float">
            <text:p>2</text:p>
          </table:table-cell>
          <table:table-cell table:formula="of:=[.B37]*0.25+[.B38]*0.5+[.B39]*0.25" office:value-type="float" office:value="3.0430012536272" calcext:value-type="float">
            <text:p>3</text:p>
          </table:table-cell>
          <table:table-cell table:formula="of:=[.C37]*0.25+[.C38]*0.5+[.C39]*0.25" office:value-type="float" office:value="3.00513718316947" calcext:value-type="float">
            <text:p>3</text:p>
          </table:table-cell>
          <table:table-cell/>
          <table:table-cell table:formula="of:=(80-[.$A38])/14" office:value-type="float" office:value="3.28571428571429" calcext:value-type="float">
            <text:p>3</text:p>
          </table:table-cell>
          <table:table-cell table:formula="of:=(80-[.$A38])/14" office:value-type="float" office:value="3.28571428571429" calcext:value-type="float">
            <text:p>3</text:p>
          </table:table-cell>
          <table:table-cell table:formula="of:=(80-[.$A38])/14" office:value-type="float" office:value="3.28571428571429" calcext:value-type="float">
            <text:p>3</text:p>
          </table:table-cell>
          <table:table-cell table:formula="of:=(80-[.$A38])/14" office:value-type="float" office:value="3.28571428571429" calcext:value-type="float">
            <text:p>3</text:p>
          </table:table-cell>
          <table:table-cell table:formula="of:=(80-[.$A38])/14" office:value-type="float" office:value="3.28571428571429" calcext:value-type="float">
            <text:p>3</text:p>
          </table:table-cell>
          <table:table-cell table:formula="of:=(80-[.$A38])/14" office:value-type="float" office:value="3.28571428571429" calcext:value-type="float">
            <text:p>3</text:p>
          </table:table-cell>
          <table:table-cell table:formula="of:=(80-[.$A38])/14" office:value-type="float" office:value="3.28571428571429" calcext:value-type="float">
            <text:p>3</text:p>
          </table:table-cell>
          <table:table-cell table:formula="of:=(80-[.$A38])/14" office:value-type="float" office:value="3.28571428571429" calcext:value-type="float">
            <text:p>3</text:p>
          </table:table-cell>
          <table:table-cell table:formula="of:=(80-[.$A38])/14" office:value-type="float" office:value="3.28571428571429" calcext:value-type="float">
            <text:p>3</text:p>
          </table:table-cell>
          <table:table-cell table:formula="of:=(80-[.$A38])/14" office:value-type="float" office:value="3.28571428571429" calcext:value-type="float">
            <text:p>3</text:p>
          </table:table-cell>
          <table:table-cell/>
          <table:table-cell table:style-name="ce17" table:formula="of:=[.M38]/[.X38]-1" office:value-type="float" office:value="0.0777538593918177" calcext:value-type="float">
            <text:p>0.08</text:p>
          </table:table-cell>
          <table:table-cell table:style-name="ce17" table:formula="of:=[.N38]/[.Y38]-1" office:value-type="float" office:value="0.00613650127110454" calcext:value-type="float">
            <text:p>0.01</text:p>
          </table:table-cell>
          <table:table-cell table:style-name="ce17" table:formula="of:=[.O38]/[.Z38]-1" office:value-type="float" office:value="-0.152776537030587" calcext:value-type="float">
            <text:p>-0.15</text:p>
          </table:table-cell>
          <table:table-cell table:style-name="ce17" table:formula="of:=[.P38]/[.AA38]-1" office:value-type="float" office:value="-0.0398499095579278" calcext:value-type="float">
            <text:p>-0.04</text:p>
          </table:table-cell>
          <table:table-cell table:style-name="ce17" table:formula="of:=[.Q38]/[.AB38]-1" office:value-type="float" office:value="-0.212823650621888" calcext:value-type="float">
            <text:p>-0.21</text:p>
          </table:table-cell>
          <table:table-cell table:style-name="ce17" table:formula="of:=[.R38]/[.AC38]-1" office:value-type="float" office:value="-0.032220557207441" calcext:value-type="float">
            <text:p>-0.03</text:p>
          </table:table-cell>
          <table:table-cell table:style-name="ce17" table:formula="of:=[.S38]/[.AD38]-1" office:value-type="float" office:value="-0.218147243947507" calcext:value-type="float">
            <text:p>-0.22</text:p>
          </table:table-cell>
          <table:table-cell table:style-name="ce17" table:formula="of:=[.T38]/[.AE38]-1" office:value-type="float" office:value="-0.253749045883396" calcext:value-type="float">
            <text:p>-0.25</text:p>
          </table:table-cell>
          <table:table-cell table:style-name="ce17" table:formula="of:=[.U38]/[.AF38]-1" office:value-type="float" office:value="-0.0738691836786776" calcext:value-type="float">
            <text:p>-0.07</text:p>
          </table:table-cell>
          <table:table-cell table:style-name="ce17" table:formula="of:=[.V38]/[.AG38]-1" office:value-type="float" office:value="-0.0853930312092909" calcext:value-type="float">
            <text:p>-0.09</text:p>
          </table:table-cell>
          <table:table-cell table:number-columns-repeated="4"/>
          <table:table-cell table:style-name="ce17" table:formula="of:=AVERAGE([.AI38:.AR38])" office:value-type="float" office:value="-0.0984938798473793" calcext:value-type="float">
            <text:p>-0.10</text:p>
          </table:table-cell>
          <table:table-cell table:number-columns-repeated="975"/>
        </table:table-row>
        <table:table-row table:style-name="ro2">
          <table:table-cell table:style-name="ce32" office:value-type="float" office:value="35" calcext:value-type="float">
            <text:p>35</text:p>
          </table:table-cell>
          <table:table-cell table:style-name="ce37" office:value-type="float" office:value="2.50274982711717" calcext:value-type="float">
            <text:p>3</text:p>
          </table:table-cell>
          <table:table-cell table:style-name="ce42" office:value-type="float" office:value="2.46486058484884" calcext:value-type="float">
            <text:p>2</text:p>
          </table:table-cell>
          <table:table-cell table:style-name="ce42" office:value-type="float" office:value="2.76056234858615" calcext:value-type="float">
            <text:p>3</text:p>
          </table:table-cell>
          <table:table-cell table:style-name="ce42" office:value-type="float" office:value="2.64220646270708" calcext:value-type="float">
            <text:p>3</text:p>
          </table:table-cell>
          <table:table-cell table:style-name="ce42" office:value-type="float" office:value="3.13219133589804" calcext:value-type="float">
            <text:p>3</text:p>
          </table:table-cell>
          <table:table-cell table:style-name="ce42" office:value-type="float" office:value="3.22620213524035" calcext:value-type="float">
            <text:p>3</text:p>
          </table:table-cell>
          <table:table-cell table:style-name="ce42" office:value-type="float" office:value="3.03769758828708" calcext:value-type="float">
            <text:p>3</text:p>
          </table:table-cell>
          <table:table-cell table:style-name="ce42" office:value-type="float" office:value="3.44739807624642" calcext:value-type="float">
            <text:p>3</text:p>
          </table:table-cell>
          <table:table-cell table:style-name="ce42" office:value-type="float" office:value="2.02215336244067" calcext:value-type="float">
            <text:p>2</text:p>
          </table:table-cell>
          <table:table-cell table:style-name="ce48" office:value-type="float" office:value="2.137351617364" calcext:value-type="float">
            <text:p>2</text:p>
          </table:table-cell>
          <table:table-cell/>
          <table:table-cell table:formula="of:=[.D38]*0.25+[.D39]*0.5+[.D40]*0.25" office:value-type="float" office:value="3.13077150127834" calcext:value-type="float">
            <text:p>3</text:p>
          </table:table-cell>
          <table:table-cell table:formula="of:=[.E38]*0.25+[.E39]*0.5+[.E40]*0.25" office:value-type="float" office:value="2.98656964555562" calcext:value-type="float">
            <text:p>3</text:p>
          </table:table-cell>
          <table:table-cell table:formula="of:=[.F38]*0.25+[.F39]*0.5+[.F40]*0.25" office:value-type="float" office:value="2.9228730914547" calcext:value-type="float">
            <text:p>3</text:p>
          </table:table-cell>
          <table:table-cell table:formula="of:=[.G38]*0.25+[.G39]*0.5+[.G40]*0.25" office:value-type="float" office:value="3.29695241585886" calcext:value-type="float">
            <text:p>3</text:p>
          </table:table-cell>
          <table:table-cell table:formula="of:=[.H38]*0.25+[.H39]*0.5+[.H40]*0.25" office:value-type="float" office:value="2.89246529753441" calcext:value-type="float">
            <text:p>3</text:p>
          </table:table-cell>
          <table:table-cell table:formula="of:=[.I38]*0.25+[.I39]*0.5+[.I40]*0.25" office:value-type="float" office:value="3.38238182530643" calcext:value-type="float">
            <text:p>3</text:p>
          </table:table-cell>
          <table:table-cell table:formula="of:=[.J38]*0.25+[.J39]*0.5+[.J40]*0.25" office:value-type="float" office:value="2.46543093362347" calcext:value-type="float">
            <text:p>2</text:p>
          </table:table-cell>
          <table:table-cell table:formula="of:=[.K38]*0.25+[.K39]*0.5+[.K40]*0.25" office:value-type="float" office:value="2.28271188096728" calcext:value-type="float">
            <text:p>2</text:p>
          </table:table-cell>
          <table:table-cell table:formula="of:=[.B38]*0.25+[.B39]*0.5+[.B40]*0.25" office:value-type="float" office:value="2.86755519034975" calcext:value-type="float">
            <text:p>3</text:p>
          </table:table-cell>
          <table:table-cell table:formula="of:=[.C38]*0.25+[.C39]*0.5+[.C40]*0.25" office:value-type="float" office:value="2.75072074186445" calcext:value-type="float">
            <text:p>3</text:p>
          </table:table-cell>
          <table:table-cell/>
          <table:table-cell table:formula="of:=(80-[.$A39])/14" office:value-type="float" office:value="3.21428571428571" calcext:value-type="float">
            <text:p>3</text:p>
          </table:table-cell>
          <table:table-cell table:formula="of:=(80-[.$A39])/14" office:value-type="float" office:value="3.21428571428571" calcext:value-type="float">
            <text:p>3</text:p>
          </table:table-cell>
          <table:table-cell table:formula="of:=(80-[.$A39])/14" office:value-type="float" office:value="3.21428571428571" calcext:value-type="float">
            <text:p>3</text:p>
          </table:table-cell>
          <table:table-cell table:formula="of:=(80-[.$A39])/14" office:value-type="float" office:value="3.21428571428571" calcext:value-type="float">
            <text:p>3</text:p>
          </table:table-cell>
          <table:table-cell table:formula="of:=(80-[.$A39])/14" office:value-type="float" office:value="3.21428571428571" calcext:value-type="float">
            <text:p>3</text:p>
          </table:table-cell>
          <table:table-cell table:formula="of:=(80-[.$A39])/14" office:value-type="float" office:value="3.21428571428571" calcext:value-type="float">
            <text:p>3</text:p>
          </table:table-cell>
          <table:table-cell table:formula="of:=(80-[.$A39])/14" office:value-type="float" office:value="3.21428571428571" calcext:value-type="float">
            <text:p>3</text:p>
          </table:table-cell>
          <table:table-cell table:formula="of:=(80-[.$A39])/14" office:value-type="float" office:value="3.21428571428571" calcext:value-type="float">
            <text:p>3</text:p>
          </table:table-cell>
          <table:table-cell table:formula="of:=(80-[.$A39])/14" office:value-type="float" office:value="3.21428571428571" calcext:value-type="float">
            <text:p>3</text:p>
          </table:table-cell>
          <table:table-cell table:formula="of:=(80-[.$A39])/14" office:value-type="float" office:value="3.21428571428571" calcext:value-type="float">
            <text:p>3</text:p>
          </table:table-cell>
          <table:table-cell/>
          <table:table-cell table:style-name="ce17" table:formula="of:=[.M39]/[.X39]-1" office:value-type="float" office:value="-0.0259821996022951" calcext:value-type="float">
            <text:p>-0.03</text:p>
          </table:table-cell>
          <table:table-cell table:style-name="ce17" table:formula="of:=[.N39]/[.Y39]-1" office:value-type="float" office:value="-0.0708449991604732" calcext:value-type="float">
            <text:p>-0.07</text:p>
          </table:table-cell>
          <table:table-cell table:style-name="ce17" table:formula="of:=[.O39]/[.Z39]-1" office:value-type="float" office:value="-0.0906617048807591" calcext:value-type="float">
            <text:p>-0.09</text:p>
          </table:table-cell>
          <table:table-cell table:style-name="ce17" table:formula="of:=[.P39]/[.AA39]-1" office:value-type="float" office:value="0.0257185293783113" calcext:value-type="float">
            <text:p>0.03</text:p>
          </table:table-cell>
          <table:table-cell table:style-name="ce17" table:formula="of:=[.Q39]/[.AB39]-1" office:value-type="float" office:value="-0.10012190743374" calcext:value-type="float">
            <text:p>-0.10</text:p>
          </table:table-cell>
          <table:table-cell table:style-name="ce17" table:formula="of:=[.R39]/[.AC39]-1" office:value-type="float" office:value="0.0522965678731115" calcext:value-type="float">
            <text:p>0.05</text:p>
          </table:table-cell>
          <table:table-cell table:style-name="ce17" table:formula="of:=[.S39]/[.AD39]-1" office:value-type="float" office:value="-0.232977042872697" calcext:value-type="float">
            <text:p>-0.23</text:p>
          </table:table-cell>
          <table:table-cell table:style-name="ce17" table:formula="of:=[.T39]/[.AE39]-1" office:value-type="float" office:value="-0.289822970365735" calcext:value-type="float">
            <text:p>-0.29</text:p>
          </table:table-cell>
          <table:table-cell table:style-name="ce17" table:formula="of:=[.U39]/[.AF39]-1" office:value-type="float" office:value="-0.107871718557856" calcext:value-type="float">
            <text:p>-0.11</text:p>
          </table:table-cell>
          <table:table-cell table:style-name="ce17" table:formula="of:=[.V39]/[.AG39]-1" office:value-type="float" office:value="-0.144220213642171" calcext:value-type="float">
            <text:p>-0.14</text:p>
          </table:table-cell>
          <table:table-cell table:number-columns-repeated="4"/>
          <table:table-cell table:style-name="ce17" table:formula="of:=AVERAGE([.AI39:.AR39])" office:value-type="float" office:value="-0.0984487659264303" calcext:value-type="float">
            <text:p>-0.10</text:p>
          </table:table-cell>
          <table:table-cell table:number-columns-repeated="975"/>
        </table:table-row>
        <table:table-row table:style-name="ro2">
          <table:table-cell table:style-name="ce32" office:value-type="float" office:value="36" calcext:value-type="float">
            <text:p>36</text:p>
          </table:table-cell>
          <table:table-cell table:style-name="ce37" office:value-type="float" office:value="3.40422515006608" calcext:value-type="float">
            <text:p>3</text:p>
          </table:table-cell>
          <table:table-cell table:style-name="ce42" office:value-type="float" office:value="2.82734019716748" calcext:value-type="float">
            <text:p>3</text:p>
          </table:table-cell>
          <table:table-cell table:style-name="ce42" office:value-type="float" office:value="3.32072261254583" calcext:value-type="float">
            <text:p>3</text:p>
          </table:table-cell>
          <table:table-cell table:style-name="ce42" office:value-type="float" office:value="3.16104489721746" calcext:value-type="float">
            <text:p>3</text:p>
          </table:table-cell>
          <table:table-cell table:style-name="ce42" office:value-type="float" office:value="2.58579539406665" calcext:value-type="float">
            <text:p>3</text:p>
          </table:table-cell>
          <table:table-cell table:style-name="ce42" office:value-type="float" office:value="3.58475000991733" calcext:value-type="float">
            <text:p>4</text:p>
          </table:table-cell>
          <table:table-cell table:style-name="ce42" office:value-type="float" office:value="3.0396598559357" calcext:value-type="float">
            <text:p>3</text:p>
          </table:table-cell>
          <table:table-cell table:style-name="ce42" office:value-type="float" office:value="3.43798483085456" calcext:value-type="float">
            <text:p>3</text:p>
          </table:table-cell>
          <table:table-cell table:style-name="ce42" office:value-type="float" office:value="3.11822879714314" calcext:value-type="float">
            <text:p>3</text:p>
          </table:table-cell>
          <table:table-cell table:style-name="ce48" office:value-type="float" office:value="2.28254429120671" calcext:value-type="float">
            <text:p>2</text:p>
          </table:table-cell>
          <table:table-cell/>
          <table:table-cell table:formula="of:=[.D39]*0.25+[.D40]*0.5+[.D41]*0.25" office:value-type="float" office:value="3.16661017963355" calcext:value-type="float">
            <text:p>3</text:p>
          </table:table-cell>
          <table:table-cell table:formula="of:=[.E39]*0.25+[.E40]*0.5+[.E41]*0.25" office:value-type="float" office:value="2.88107556643819" calcext:value-type="float">
            <text:p>3</text:p>
          </table:table-cell>
          <table:table-cell table:formula="of:=[.F39]*0.25+[.F40]*0.5+[.F41]*0.25" office:value-type="float" office:value="2.60311361983881" calcext:value-type="float">
            <text:p>3</text:p>
          </table:table-cell>
          <table:table-cell table:formula="of:=[.G39]*0.25+[.G40]*0.5+[.G41]*0.25" office:value-type="float" office:value="3.34861925820559" calcext:value-type="float">
            <text:p>3</text:p>
          </table:table-cell>
          <table:table-cell table:formula="of:=[.H39]*0.25+[.H40]*0.5+[.H41]*0.25" office:value-type="float" office:value="2.7729888254479" calcext:value-type="float">
            <text:p>3</text:p>
          </table:table-cell>
          <table:table-cell table:formula="of:=[.I39]*0.25+[.I40]*0.5+[.I41]*0.25" office:value-type="float" office:value="3.33505585179581" calcext:value-type="float">
            <text:p>3</text:p>
          </table:table-cell>
          <table:table-cell table:formula="of:=[.J39]*0.25+[.J40]*0.5+[.J41]*0.25" office:value-type="float" office:value="2.7186740585216" calcext:value-type="float">
            <text:p>3</text:p>
          </table:table-cell>
          <table:table-cell table:formula="of:=[.K39]*0.25+[.K40]*0.5+[.K41]*0.25" office:value-type="float" office:value="2.37006457726698" calcext:value-type="float">
            <text:p>2</text:p>
          </table:table-cell>
          <table:table-cell table:formula="of:=[.B39]*0.25+[.B40]*0.5+[.B41]*0.25" office:value-type="float" office:value="3.09404987750507" calcext:value-type="float">
            <text:p>3</text:p>
          </table:table-cell>
          <table:table-cell table:formula="of:=[.C39]*0.25+[.C40]*0.5+[.C41]*0.25" office:value-type="float" office:value="2.82374933979613" calcext:value-type="float">
            <text:p>3</text:p>
          </table:table-cell>
          <table:table-cell/>
          <table:table-cell table:formula="of:=(80-[.$A40])/14" office:value-type="float" office:value="3.14285714285714" calcext:value-type="float">
            <text:p>3</text:p>
          </table:table-cell>
          <table:table-cell table:formula="of:=(80-[.$A40])/14" office:value-type="float" office:value="3.14285714285714" calcext:value-type="float">
            <text:p>3</text:p>
          </table:table-cell>
          <table:table-cell table:formula="of:=(80-[.$A40])/14" office:value-type="float" office:value="3.14285714285714" calcext:value-type="float">
            <text:p>3</text:p>
          </table:table-cell>
          <table:table-cell table:formula="of:=(80-[.$A40])/14" office:value-type="float" office:value="3.14285714285714" calcext:value-type="float">
            <text:p>3</text:p>
          </table:table-cell>
          <table:table-cell table:formula="of:=(80-[.$A40])/14" office:value-type="float" office:value="3.14285714285714" calcext:value-type="float">
            <text:p>3</text:p>
          </table:table-cell>
          <table:table-cell table:formula="of:=(80-[.$A40])/14" office:value-type="float" office:value="3.14285714285714" calcext:value-type="float">
            <text:p>3</text:p>
          </table:table-cell>
          <table:table-cell table:formula="of:=(80-[.$A40])/14" office:value-type="float" office:value="3.14285714285714" calcext:value-type="float">
            <text:p>3</text:p>
          </table:table-cell>
          <table:table-cell table:formula="of:=(80-[.$A40])/14" office:value-type="float" office:value="3.14285714285714" calcext:value-type="float">
            <text:p>3</text:p>
          </table:table-cell>
          <table:table-cell table:formula="of:=(80-[.$A40])/14" office:value-type="float" office:value="3.14285714285714" calcext:value-type="float">
            <text:p>3</text:p>
          </table:table-cell>
          <table:table-cell table:formula="of:=(80-[.$A40])/14" office:value-type="float" office:value="3.14285714285714" calcext:value-type="float">
            <text:p>3</text:p>
          </table:table-cell>
          <table:table-cell/>
          <table:table-cell table:style-name="ce17" table:formula="of:=[.M40]/[.X40]-1" office:value-type="float" office:value="0.00755778442885724" calcext:value-type="float">
            <text:p>0.01</text:p>
          </table:table-cell>
          <table:table-cell table:style-name="ce17" table:formula="of:=[.N40]/[.Y40]-1" office:value-type="float" office:value="-0.0832941379514859" calcext:value-type="float">
            <text:p>-0.08</text:p>
          </table:table-cell>
          <table:table-cell table:style-name="ce17" table:formula="of:=[.O40]/[.Z40]-1" office:value-type="float" office:value="-0.171736575505832" calcext:value-type="float">
            <text:p>-0.17</text:p>
          </table:table-cell>
          <table:table-cell table:style-name="ce17" table:formula="of:=[.P40]/[.AA40]-1" office:value-type="float" office:value="0.0654697639745061" calcext:value-type="float">
            <text:p>0.07</text:p>
          </table:table-cell>
          <table:table-cell table:style-name="ce17" table:formula="of:=[.Q40]/[.AB40]-1" office:value-type="float" office:value="-0.117685373721123" calcext:value-type="float">
            <text:p>-0.12</text:p>
          </table:table-cell>
          <table:table-cell table:style-name="ce17" table:formula="of:=[.R40]/[.AC40]-1" office:value-type="float" office:value="0.0611541346623048" calcext:value-type="float">
            <text:p>0.06</text:p>
          </table:table-cell>
          <table:table-cell table:style-name="ce17" table:formula="of:=[.S40]/[.AD40]-1" office:value-type="float" office:value="-0.134967345015854" calcext:value-type="float">
            <text:p>-0.13</text:p>
          </table:table-cell>
          <table:table-cell table:style-name="ce17" table:formula="of:=[.T40]/[.AE40]-1" office:value-type="float" office:value="-0.24588854359687" calcext:value-type="float">
            <text:p>-0.25</text:p>
          </table:table-cell>
          <table:table-cell table:style-name="ce17" table:formula="of:=[.U40]/[.AF40]-1" office:value-type="float" office:value="-0.0155295844302047" calcext:value-type="float">
            <text:p>-0.02</text:p>
          </table:table-cell>
          <table:table-cell table:style-name="ce17" table:formula="of:=[.V40]/[.AG40]-1" office:value-type="float" office:value="-0.101534300973958" calcext:value-type="float">
            <text:p>-0.10</text:p>
          </table:table-cell>
          <table:table-cell table:number-columns-repeated="4"/>
          <table:table-cell table:style-name="ce17" table:formula="of:=AVERAGE([.AI40:.AR40])" office:value-type="float" office:value="-0.0736454178129659" calcext:value-type="float">
            <text:p>-0.07</text:p>
          </table:table-cell>
          <table:table-cell table:number-columns-repeated="975"/>
        </table:table-row>
        <table:table-row table:style-name="ro2">
          <table:table-cell table:style-name="ce32" office:value-type="float" office:value="37" calcext:value-type="float">
            <text:p>37</text:p>
          </table:table-cell>
          <table:table-cell table:style-name="ce37" office:value-type="float" office:value="3.06499938277096" calcext:value-type="float">
            <text:p>3</text:p>
          </table:table-cell>
          <table:table-cell table:style-name="ce42" office:value-type="float" office:value="3.17545638000072" calcext:value-type="float">
            <text:p>3</text:p>
          </table:table-cell>
          <table:table-cell table:style-name="ce42" office:value-type="float" office:value="3.26443314485639" calcext:value-type="float">
            <text:p>3</text:p>
          </table:table-cell>
          <table:table-cell table:style-name="ce42" office:value-type="float" office:value="2.56000600861074" calcext:value-type="float">
            <text:p>3</text:p>
          </table:table-cell>
          <table:table-cell table:style-name="ce42" office:value-type="float" office:value="2.10867235532393" calcext:value-type="float">
            <text:p>2</text:p>
          </table:table-cell>
          <table:table-cell table:style-name="ce42" office:value-type="float" office:value="2.99877487774735" calcext:value-type="float">
            <text:p>3</text:p>
          </table:table-cell>
          <table:table-cell table:style-name="ce42" office:value-type="float" office:value="1.97493800163312" calcext:value-type="float">
            <text:p>2</text:p>
          </table:table-cell>
          <table:table-cell table:style-name="ce42" office:value-type="float" office:value="3.01685566922771" calcext:value-type="float">
            <text:p>3</text:p>
          </table:table-cell>
          <table:table-cell table:style-name="ce42" office:value-type="float" office:value="2.61608527735945" calcext:value-type="float">
            <text:p>3</text:p>
          </table:table-cell>
          <table:table-cell table:style-name="ce48" office:value-type="float" office:value="2.7778181092905" calcext:value-type="float">
            <text:p>3</text:p>
          </table:table-cell>
          <table:table-cell/>
          <table:table-cell table:formula="of:=[.D40]*0.25+[.D41]*0.5+[.D42]*0.25" office:value-type="float" office:value="3.3593677480031" calcext:value-type="float">
            <text:p>3</text:p>
          </table:table-cell>
          <table:table-cell table:formula="of:=[.E40]*0.25+[.E41]*0.5+[.E42]*0.25" office:value-type="float" office:value="2.76440544025508" calcext:value-type="float">
            <text:p>3</text:p>
          </table:table-cell>
          <table:table-cell table:formula="of:=[.F40]*0.25+[.F41]*0.5+[.F42]*0.25" office:value-type="float" office:value="2.25788401319616" calcext:value-type="float">
            <text:p>2</text:p>
          </table:table-cell>
          <table:table-cell table:formula="of:=[.G40]*0.25+[.G41]*0.5+[.G42]*0.25" office:value-type="float" office:value="3.05339523082079" calcext:value-type="float">
            <text:p>3</text:p>
          </table:table-cell>
          <table:table-cell table:formula="of:=[.H40]*0.25+[.H41]*0.5+[.H42]*0.25" office:value-type="float" office:value="2.16842292728182" calcext:value-type="float">
            <text:p>2</text:p>
          </table:table-cell>
          <table:table-cell table:formula="of:=[.I40]*0.25+[.I41]*0.5+[.I42]*0.25" office:value-type="float" office:value="2.99165919886462" calcext:value-type="float">
            <text:p>3</text:p>
          </table:table-cell>
          <table:table-cell table:formula="of:=[.J40]*0.25+[.J41]*0.5+[.J42]*0.25" office:value-type="float" office:value="2.72352205302294" calcext:value-type="float">
            <text:p>3</text:p>
          </table:table-cell>
          <table:table-cell table:formula="of:=[.K40]*0.25+[.K41]*0.5+[.K42]*0.25" office:value-type="float" office:value="2.54408673239195" calcext:value-type="float">
            <text:p>3</text:p>
          </table:table-cell>
          <table:table-cell table:formula="of:=[.B40]*0.25+[.B41]*0.5+[.B42]*0.25" office:value-type="float" office:value="3.02432997718783" calcext:value-type="float">
            <text:p>3</text:p>
          </table:table-cell>
          <table:table-cell table:formula="of:=[.C40]*0.25+[.C41]*0.5+[.C42]*0.25" office:value-type="float" office:value="2.9172828834293" calcext:value-type="float">
            <text:p>3</text:p>
          </table:table-cell>
          <table:table-cell/>
          <table:table-cell table:formula="of:=(80-[.$A41])/14" office:value-type="float" office:value="3.07142857142857" calcext:value-type="float">
            <text:p>3</text:p>
          </table:table-cell>
          <table:table-cell table:formula="of:=(80-[.$A41])/14" office:value-type="float" office:value="3.07142857142857" calcext:value-type="float">
            <text:p>3</text:p>
          </table:table-cell>
          <table:table-cell table:formula="of:=(80-[.$A41])/14" office:value-type="float" office:value="3.07142857142857" calcext:value-type="float">
            <text:p>3</text:p>
          </table:table-cell>
          <table:table-cell table:formula="of:=(80-[.$A41])/14" office:value-type="float" office:value="3.07142857142857" calcext:value-type="float">
            <text:p>3</text:p>
          </table:table-cell>
          <table:table-cell table:formula="of:=(80-[.$A41])/14" office:value-type="float" office:value="3.07142857142857" calcext:value-type="float">
            <text:p>3</text:p>
          </table:table-cell>
          <table:table-cell table:formula="of:=(80-[.$A41])/14" office:value-type="float" office:value="3.07142857142857" calcext:value-type="float">
            <text:p>3</text:p>
          </table:table-cell>
          <table:table-cell table:formula="of:=(80-[.$A41])/14" office:value-type="float" office:value="3.07142857142857" calcext:value-type="float">
            <text:p>3</text:p>
          </table:table-cell>
          <table:table-cell table:formula="of:=(80-[.$A41])/14" office:value-type="float" office:value="3.07142857142857" calcext:value-type="float">
            <text:p>3</text:p>
          </table:table-cell>
          <table:table-cell table:formula="of:=(80-[.$A41])/14" office:value-type="float" office:value="3.07142857142857" calcext:value-type="float">
            <text:p>3</text:p>
          </table:table-cell>
          <table:table-cell table:formula="of:=(80-[.$A41])/14" office:value-type="float" office:value="3.07142857142857" calcext:value-type="float">
            <text:p>3</text:p>
          </table:table-cell>
          <table:table-cell/>
          <table:table-cell table:style-name="ce17" table:formula="of:=[.M41]/[.X41]-1" office:value-type="float" office:value="0.0937476388847316" calcext:value-type="float">
            <text:p>0.09</text:p>
          </table:table-cell>
          <table:table-cell table:style-name="ce17" table:formula="of:=[.N41]/[.Y41]-1" office:value-type="float" office:value="-0.0999610194518352" calcext:value-type="float">
            <text:p>-0.10</text:p>
          </table:table-cell>
          <table:table-cell table:style-name="ce17" table:formula="of:=[.O41]/[.Z41]-1" office:value-type="float" office:value="-0.26487497244776" calcext:value-type="float">
            <text:p>-0.26</text:p>
          </table:table-cell>
          <table:table-cell table:style-name="ce17" table:formula="of:=[.P41]/[.AA41]-1" office:value-type="float" office:value="-0.00587132019788095" calcext:value-type="float">
            <text:p>-0.01</text:p>
          </table:table-cell>
          <table:table-cell table:style-name="ce17" table:formula="of:=[.Q41]/[.AB41]-1" office:value-type="float" office:value="-0.294001837629176" calcext:value-type="float">
            <text:p>-0.29</text:p>
          </table:table-cell>
          <table:table-cell table:style-name="ce17" table:formula="of:=[.R41]/[.AC41]-1" office:value-type="float" office:value="-0.0259714236254724" calcext:value-type="float">
            <text:p>-0.03</text:p>
          </table:table-cell>
          <table:table-cell table:style-name="ce17" table:formula="of:=[.S41]/[.AD41]-1" office:value-type="float" office:value="-0.113271889713462" calcext:value-type="float">
            <text:p>-0.11</text:p>
          </table:table-cell>
          <table:table-cell table:style-name="ce17" table:formula="of:=[.T41]/[.AE41]-1" office:value-type="float" office:value="-0.171692691779366" calcext:value-type="float">
            <text:p>-0.17</text:p>
          </table:table-cell>
          <table:table-cell table:style-name="ce17" table:formula="of:=[.U41]/[.AF41]-1" office:value-type="float" office:value="-0.0153344260318704" calcext:value-type="float">
            <text:p>-0.02</text:p>
          </table:table-cell>
          <table:table-cell table:style-name="ce17" table:formula="of:=[.V41]/[.AG41]-1" office:value-type="float" office:value="-0.050186968185808" calcext:value-type="float">
            <text:p>-0.05</text:p>
          </table:table-cell>
          <table:table-cell table:number-columns-repeated="4"/>
          <table:table-cell table:style-name="ce17" table:formula="of:=AVERAGE([.AI41:.AR41])" office:value-type="float" office:value="-0.09474189101779" calcext:value-type="float">
            <text:p>-0.09</text:p>
          </table:table-cell>
          <table:table-cell table:number-columns-repeated="975"/>
        </table:table-row>
        <table:table-row table:style-name="ro2">
          <table:table-cell table:style-name="ce32" office:value-type="float" office:value="38" calcext:value-type="float">
            <text:p>38</text:p>
          </table:table-cell>
          <table:table-cell table:style-name="ce37" office:value-type="float" office:value="2.56309599314331" calcext:value-type="float">
            <text:p>3</text:p>
          </table:table-cell>
          <table:table-cell table:style-name="ce42" office:value-type="float" office:value="2.4908785765483" calcext:value-type="float">
            <text:p>2</text:p>
          </table:table-cell>
          <table:table-cell table:style-name="ce42" office:value-type="float" office:value="3.5878820897538" calcext:value-type="float">
            <text:p>4</text:p>
          </table:table-cell>
          <table:table-cell table:style-name="ce42" office:value-type="float" office:value="2.77656484658137" calcext:value-type="float">
            <text:p>3</text:p>
          </table:table-cell>
          <table:table-cell table:style-name="ce42" office:value-type="float" office:value="2.22839594807016" calcext:value-type="float">
            <text:p>2</text:p>
          </table:table-cell>
          <table:table-cell table:style-name="ce42" office:value-type="float" office:value="2.63128115787115" calcext:value-type="float">
            <text:p>3</text:p>
          </table:table-cell>
          <table:table-cell table:style-name="ce42" office:value-type="float" office:value="1.68415584992532" calcext:value-type="float">
            <text:p>2</text:p>
          </table:table-cell>
          <table:table-cell table:style-name="ce42" office:value-type="float" office:value="2.4949406261485" calcext:value-type="float">
            <text:p>2</text:p>
          </table:table-cell>
          <table:table-cell table:style-name="ce42" office:value-type="float" office:value="2.54368886022971" calcext:value-type="float">
            <text:p>3</text:p>
          </table:table-cell>
          <table:table-cell table:style-name="ce48" office:value-type="float" office:value="2.33816641978008" calcext:value-type="float">
            <text:p>2</text:p>
          </table:table-cell>
          <table:table-cell/>
          <table:table-cell table:formula="of:=[.D41]*0.25+[.D42]*0.5+[.D43]*0.25" office:value-type="float" office:value="3.3566165853071" calcext:value-type="float">
            <text:p>3</text:p>
          </table:table-cell>
          <table:table-cell table:formula="of:=[.E41]*0.25+[.E42]*0.5+[.E43]*0.25" office:value-type="float" office:value="2.73240826711189" calcext:value-type="float">
            <text:p>3</text:p>
          </table:table-cell>
          <table:table-cell table:formula="of:=[.F41]*0.25+[.F42]*0.5+[.F43]*0.25" office:value-type="float" office:value="2.19021748479688" calcext:value-type="float">
            <text:p>2</text:p>
          </table:table-cell>
          <table:table-cell table:formula="of:=[.G41]*0.25+[.G42]*0.5+[.G43]*0.25" office:value-type="float" office:value="2.73497850185026" calcext:value-type="float">
            <text:p>3</text:p>
          </table:table-cell>
          <table:table-cell table:formula="of:=[.H41]*0.25+[.H42]*0.5+[.H43]*0.25" office:value-type="float" office:value="1.79537644163375" calcext:value-type="float">
            <text:p>2</text:p>
          </table:table-cell>
          <table:table-cell table:formula="of:=[.I41]*0.25+[.I42]*0.5+[.I43]*0.25" office:value-type="float" office:value="2.56115138557063" calcext:value-type="float">
            <text:p>3</text:p>
          </table:table-cell>
          <table:table-cell table:formula="of:=[.J41]*0.25+[.J42]*0.5+[.J43]*0.25" office:value-type="float" office:value="2.59951942478877" calcext:value-type="float">
            <text:p>3</text:p>
          </table:table-cell>
          <table:table-cell table:formula="of:=[.K41]*0.25+[.K42]*0.5+[.K43]*0.25" office:value-type="float" office:value="2.50007414468853" calcext:value-type="float">
            <text:p>3</text:p>
          </table:table-cell>
          <table:table-cell table:formula="of:=[.B41]*0.25+[.B42]*0.5+[.B43]*0.25" office:value-type="float" office:value="2.72162385190886" calcext:value-type="float">
            <text:p>3</text:p>
          </table:table-cell>
          <table:table-cell table:formula="of:=[.C41]*0.25+[.C42]*0.5+[.C43]*0.25" office:value-type="float" office:value="2.72240567635276" calcext:value-type="float">
            <text:p>3</text:p>
          </table:table-cell>
          <table:table-cell/>
          <table:table-cell table:formula="of:=(80-[.$A42])/14" office:value-type="float" office:value="3" calcext:value-type="float">
            <text:p>3</text:p>
          </table:table-cell>
          <table:table-cell table:formula="of:=(80-[.$A42])/14" office:value-type="float" office:value="3" calcext:value-type="float">
            <text:p>3</text:p>
          </table:table-cell>
          <table:table-cell table:formula="of:=(80-[.$A42])/14" office:value-type="float" office:value="3" calcext:value-type="float">
            <text:p>3</text:p>
          </table:table-cell>
          <table:table-cell table:formula="of:=(80-[.$A42])/14" office:value-type="float" office:value="3" calcext:value-type="float">
            <text:p>3</text:p>
          </table:table-cell>
          <table:table-cell table:formula="of:=(80-[.$A42])/14" office:value-type="float" office:value="3" calcext:value-type="float">
            <text:p>3</text:p>
          </table:table-cell>
          <table:table-cell table:formula="of:=(80-[.$A42])/14" office:value-type="float" office:value="3" calcext:value-type="float">
            <text:p>3</text:p>
          </table:table-cell>
          <table:table-cell table:formula="of:=(80-[.$A42])/14" office:value-type="float" office:value="3" calcext:value-type="float">
            <text:p>3</text:p>
          </table:table-cell>
          <table:table-cell table:formula="of:=(80-[.$A42])/14" office:value-type="float" office:value="3" calcext:value-type="float">
            <text:p>3</text:p>
          </table:table-cell>
          <table:table-cell table:formula="of:=(80-[.$A42])/14" office:value-type="float" office:value="3" calcext:value-type="float">
            <text:p>3</text:p>
          </table:table-cell>
          <table:table-cell table:formula="of:=(80-[.$A42])/14" office:value-type="float" office:value="3" calcext:value-type="float">
            <text:p>3</text:p>
          </table:table-cell>
          <table:table-cell/>
          <table:table-cell table:style-name="ce17" table:formula="of:=[.M42]/[.X42]-1" office:value-type="float" office:value="0.118872195102367" calcext:value-type="float">
            <text:p>0.12</text:p>
          </table:table-cell>
          <table:table-cell table:style-name="ce17" table:formula="of:=[.N42]/[.Y42]-1" office:value-type="float" office:value="-0.089197244296035" calcext:value-type="float">
            <text:p>-0.09</text:p>
          </table:table-cell>
          <table:table-cell table:style-name="ce17" table:formula="of:=[.O42]/[.Z42]-1" office:value-type="float" office:value="-0.269927505067705" calcext:value-type="float">
            <text:p>-0.27</text:p>
          </table:table-cell>
          <table:table-cell table:style-name="ce17" table:formula="of:=[.P42]/[.AA42]-1" office:value-type="float" office:value="-0.0883404993832476" calcext:value-type="float">
            <text:p>-0.09</text:p>
          </table:table-cell>
          <table:table-cell table:style-name="ce17" table:formula="of:=[.Q42]/[.AB42]-1" office:value-type="float" office:value="-0.401541186122084" calcext:value-type="float">
            <text:p>-0.40</text:p>
          </table:table-cell>
          <table:table-cell table:style-name="ce17" table:formula="of:=[.R42]/[.AC42]-1" office:value-type="float" office:value="-0.146282871476457" calcext:value-type="float">
            <text:p>-0.15</text:p>
          </table:table-cell>
          <table:table-cell table:style-name="ce17" table:formula="of:=[.S42]/[.AD42]-1" office:value-type="float" office:value="-0.13349352507041" calcext:value-type="float">
            <text:p>-0.13</text:p>
          </table:table-cell>
          <table:table-cell table:style-name="ce17" table:formula="of:=[.T42]/[.AE42]-1" office:value-type="float" office:value="-0.16664195177049" calcext:value-type="float">
            <text:p>-0.17</text:p>
          </table:table-cell>
          <table:table-cell table:style-name="ce17" table:formula="of:=[.U42]/[.AF42]-1" office:value-type="float" office:value="-0.0927920493637146" calcext:value-type="float">
            <text:p>-0.09</text:p>
          </table:table-cell>
          <table:table-cell table:style-name="ce17" table:formula="of:=[.V42]/[.AG42]-1" office:value-type="float" office:value="-0.0925314412157464" calcext:value-type="float">
            <text:p>-0.09</text:p>
          </table:table-cell>
          <table:table-cell table:number-columns-repeated="4"/>
          <table:table-cell table:style-name="ce17" table:formula="of:=AVERAGE([.AI42:.AR42])" office:value-type="float" office:value="-0.136187607866352" calcext:value-type="float">
            <text:p>-0.14</text:p>
          </table:table-cell>
          <table:table-cell table:number-columns-repeated="975"/>
        </table:table-row>
        <table:table-row table:style-name="ro2">
          <table:table-cell table:style-name="ce32" office:value-type="float" office:value="39" calcext:value-type="float">
            <text:p>39</text:p>
          </table:table-cell>
          <table:table-cell table:style-name="ce37" office:value-type="float" office:value="2.69530403857785" calcext:value-type="float">
            <text:p>3</text:p>
          </table:table-cell>
          <table:table-cell table:style-name="ce42" office:value-type="float" office:value="2.73240917231373" calcext:value-type="float">
            <text:p>3</text:p>
          </table:table-cell>
          <table:table-cell table:style-name="ce42" office:value-type="float" office:value="2.9862690168644" calcext:value-type="float">
            <text:p>3</text:p>
          </table:table-cell>
          <table:table-cell table:style-name="ce42" office:value-type="float" office:value="2.81649736667409" calcext:value-type="float">
            <text:p>3</text:p>
          </table:table-cell>
          <table:table-cell table:style-name="ce42" office:value-type="float" office:value="2.19540568772329" calcext:value-type="float">
            <text:p>2</text:p>
          </table:table-cell>
          <table:table-cell table:style-name="ce42" office:value-type="float" office:value="2.67857681391139" calcext:value-type="float">
            <text:p>3</text:p>
          </table:table-cell>
          <table:table-cell table:style-name="ce42" office:value-type="float" office:value="1.83825606505122" calcext:value-type="float">
            <text:p>2</text:p>
          </table:table-cell>
          <table:table-cell table:style-name="ce42" office:value-type="float" office:value="2.23786862075781" calcext:value-type="float">
            <text:p>2</text:p>
          </table:table-cell>
          <table:table-cell table:style-name="ce42" office:value-type="float" office:value="2.69461470133621" calcext:value-type="float">
            <text:p>3</text:p>
          </table:table-cell>
          <table:table-cell table:style-name="ce48" office:value-type="float" office:value="2.54614562990345" calcext:value-type="float">
            <text:p>3</text:p>
          </table:table-cell>
          <table:table-cell/>
          <table:table-cell table:formula="of:=[.D42]*0.25+[.D43]*0.5+[.D44]*0.25" office:value-type="float" office:value="3.25397579900252" calcext:value-type="float">
            <text:p>3</text:p>
          </table:table-cell>
          <table:table-cell table:formula="of:=[.E42]*0.25+[.E43]*0.5+[.E44]*0.25" office:value-type="float" office:value="2.60777289436547" calcext:value-type="float">
            <text:p>3</text:p>
          </table:table-cell>
          <table:table-cell table:formula="of:=[.F42]*0.25+[.F43]*0.5+[.F44]*0.25" office:value-type="float" office:value="2.16070621082367" calcext:value-type="float">
            <text:p>2</text:p>
          </table:table-cell>
          <table:table-cell table:formula="of:=[.G42]*0.25+[.G43]*0.5+[.G44]*0.25" office:value-type="float" office:value="2.65944499245855" calcext:value-type="float">
            <text:p>3</text:p>
          </table:table-cell>
          <table:table-cell table:formula="of:=[.H42]*0.25+[.H43]*0.5+[.H44]*0.25" office:value-type="float" office:value="1.76350659524304" calcext:value-type="float">
            <text:p>2</text:p>
          </table:table-cell>
          <table:table-cell table:formula="of:=[.I42]*0.25+[.I43]*0.5+[.I44]*0.25" office:value-type="float" office:value="2.29127270691887" calcext:value-type="float">
            <text:p>2</text:p>
          </table:table-cell>
          <table:table-cell table:formula="of:=[.J42]*0.25+[.J43]*0.5+[.J44]*0.25" office:value-type="float" office:value="2.48570783911228" calcext:value-type="float">
            <text:p>2</text:p>
          </table:table-cell>
          <table:table-cell table:formula="of:=[.K42]*0.25+[.K43]*0.5+[.K44]*0.25" office:value-type="float" office:value="2.37707328316156" calcext:value-type="float">
            <text:p>2</text:p>
          </table:table-cell>
          <table:table-cell table:formula="of:=[.B42]*0.25+[.B43]*0.5+[.B44]*0.25" office:value-type="float" office:value="2.55756034479715" calcext:value-type="float">
            <text:p>3</text:p>
          </table:table-cell>
          <table:table-cell table:formula="of:=[.C42]*0.25+[.C43]*0.5+[.C44]*0.25" office:value-type="float" office:value="2.52804289295056" calcext:value-type="float">
            <text:p>3</text:p>
          </table:table-cell>
          <table:table-cell/>
          <table:table-cell table:formula="of:=(80-[.$A43])/14" office:value-type="float" office:value="2.92857142857143" calcext:value-type="float">
            <text:p>3</text:p>
          </table:table-cell>
          <table:table-cell table:formula="of:=(80-[.$A43])/14" office:value-type="float" office:value="2.92857142857143" calcext:value-type="float">
            <text:p>3</text:p>
          </table:table-cell>
          <table:table-cell table:formula="of:=(80-[.$A43])/14" office:value-type="float" office:value="2.92857142857143" calcext:value-type="float">
            <text:p>3</text:p>
          </table:table-cell>
          <table:table-cell table:formula="of:=(80-[.$A43])/14" office:value-type="float" office:value="2.92857142857143" calcext:value-type="float">
            <text:p>3</text:p>
          </table:table-cell>
          <table:table-cell table:formula="of:=(80-[.$A43])/14" office:value-type="float" office:value="2.92857142857143" calcext:value-type="float">
            <text:p>3</text:p>
          </table:table-cell>
          <table:table-cell table:formula="of:=(80-[.$A43])/14" office:value-type="float" office:value="2.92857142857143" calcext:value-type="float">
            <text:p>3</text:p>
          </table:table-cell>
          <table:table-cell table:formula="of:=(80-[.$A43])/14" office:value-type="float" office:value="2.92857142857143" calcext:value-type="float">
            <text:p>3</text:p>
          </table:table-cell>
          <table:table-cell table:formula="of:=(80-[.$A43])/14" office:value-type="float" office:value="2.92857142857143" calcext:value-type="float">
            <text:p>3</text:p>
          </table:table-cell>
          <table:table-cell table:formula="of:=(80-[.$A43])/14" office:value-type="float" office:value="2.92857142857143" calcext:value-type="float">
            <text:p>3</text:p>
          </table:table-cell>
          <table:table-cell table:formula="of:=(80-[.$A43])/14" office:value-type="float" office:value="2.92857142857143" calcext:value-type="float">
            <text:p>3</text:p>
          </table:table-cell>
          <table:table-cell/>
          <table:table-cell table:style-name="ce17" table:formula="of:=[.M43]/[.X43]-1" office:value-type="float" office:value="0.111113687464274" calcext:value-type="float">
            <text:p>0.11</text:p>
          </table:table-cell>
          <table:table-cell table:style-name="ce17" table:formula="of:=[.N43]/[.Y43]-1" office:value-type="float" office:value="-0.109540962899595" calcext:value-type="float">
            <text:p>-0.11</text:p>
          </table:table-cell>
          <table:table-cell table:style-name="ce17" table:formula="of:=[.O43]/[.Z43]-1" office:value-type="float" office:value="-0.262197879230943" calcext:value-type="float">
            <text:p>-0.26</text:p>
          </table:table-cell>
          <table:table-cell table:style-name="ce17" table:formula="of:=[.P43]/[.AA43]-1" office:value-type="float" office:value="-0.0918968318434207" calcext:value-type="float">
            <text:p>-0.09</text:p>
          </table:table-cell>
          <table:table-cell table:style-name="ce17" table:formula="of:=[.Q43]/[.AB43]-1" office:value-type="float" office:value="-0.397827016258473" calcext:value-type="float">
            <text:p>-0.40</text:p>
          </table:table-cell>
          <table:table-cell table:style-name="ce17" table:formula="of:=[.R43]/[.AC43]-1" office:value-type="float" office:value="-0.21761419763746" calcext:value-type="float">
            <text:p>-0.22</text:p>
          </table:table-cell>
          <table:table-cell table:style-name="ce17" table:formula="of:=[.S43]/[.AD43]-1" office:value-type="float" office:value="-0.151221713473856" calcext:value-type="float">
            <text:p>-0.15</text:p>
          </table:table-cell>
          <table:table-cell table:style-name="ce17" table:formula="of:=[.T43]/[.AE43]-1" office:value-type="float" office:value="-0.188316439896052" calcext:value-type="float">
            <text:p>-0.19</text:p>
          </table:table-cell>
          <table:table-cell table:style-name="ce17" table:formula="of:=[.U43]/[.AF43]-1" office:value-type="float" office:value="-0.12668671153268" calcext:value-type="float">
            <text:p>-0.13</text:p>
          </table:table-cell>
          <table:table-cell table:style-name="ce17" table:formula="of:=[.V43]/[.AG43]-1" office:value-type="float" office:value="-0.136765841431515" calcext:value-type="float">
            <text:p>-0.14</text:p>
          </table:table-cell>
          <table:table-cell table:number-columns-repeated="4"/>
          <table:table-cell table:style-name="ce17" table:formula="of:=AVERAGE([.AI43:.AR43])" office:value-type="float" office:value="-0.157095390673972" calcext:value-type="float">
            <text:p>-0.16</text:p>
          </table:table-cell>
          <table:table-cell table:number-columns-repeated="975"/>
        </table:table-row>
        <table:table-row table:style-name="ro2">
          <table:table-cell table:style-name="ce32" office:value-type="float" office:value="40" calcext:value-type="float">
            <text:p>40</text:p>
          </table:table-cell>
          <table:table-cell table:style-name="ce37" office:value-type="float" office:value="2.2765373088896" calcext:value-type="float">
            <text:p>2</text:p>
          </table:table-cell>
          <table:table-cell table:style-name="ce42" office:value-type="float" office:value="2.15647465062649" calcext:value-type="float">
            <text:p>2</text:p>
          </table:table-cell>
          <table:table-cell table:style-name="ce42" office:value-type="float" office:value="3.45548307252746" calcext:value-type="float">
            <text:p>3</text:p>
          </table:table-cell>
          <table:table-cell table:style-name="ce42" office:value-type="float" office:value="2.02153199753233" calcext:value-type="float">
            <text:p>2</text:p>
          </table:table-cell>
          <table:table-cell table:style-name="ce42" office:value-type="float" office:value="2.02361751977792" calcext:value-type="float">
            <text:p>2</text:p>
          </table:table-cell>
          <table:table-cell table:style-name="ce42" office:value-type="float" office:value="2.6493451841403" calcext:value-type="float">
            <text:p>3</text:p>
          </table:table-cell>
          <table:table-cell table:style-name="ce42" office:value-type="float" office:value="1.6933584009444" calcext:value-type="float">
            <text:p>2</text:p>
          </table:table-cell>
          <table:table-cell table:style-name="ce42" office:value-type="float" office:value="2.19441296001135" calcext:value-type="float">
            <text:p>2</text:p>
          </table:table-cell>
          <table:table-cell table:style-name="ce42" office:value-type="float" office:value="2.00991309354698" calcext:value-type="float">
            <text:p>2</text:p>
          </table:table-cell>
          <table:table-cell table:style-name="ce48" office:value-type="float" office:value="2.07783545305926" calcext:value-type="float">
            <text:p>2</text:p>
          </table:table-cell>
          <table:table-cell/>
          <table:table-cell table:formula="of:=[.D43]*0.25+[.D44]*0.5+[.D45]*0.25" office:value-type="float" office:value="3.35874990267087" calcext:value-type="float">
            <text:p>3</text:p>
          </table:table-cell>
          <table:table-cell table:formula="of:=[.E43]*0.25+[.E44]*0.5+[.E45]*0.25" office:value-type="float" office:value="2.55749397954267" calcext:value-type="float">
            <text:p>3</text:p>
          </table:table-cell>
          <table:table-cell table:formula="of:=[.F43]*0.25+[.F44]*0.5+[.F45]*0.25" office:value-type="float" office:value="2.00540022214854" calcext:value-type="float">
            <text:p>2</text:p>
          </table:table-cell>
          <table:table-cell table:formula="of:=[.G43]*0.25+[.G44]*0.5+[.G45]*0.25" office:value-type="float" office:value="2.58401673673399" calcext:value-type="float">
            <text:p>3</text:p>
          </table:table-cell>
          <table:table-cell table:formula="of:=[.H43]*0.25+[.H44]*0.5+[.H45]*0.25" office:value-type="float" office:value="1.70318980617108" calcext:value-type="float">
            <text:p>2</text:p>
          </table:table-cell>
          <table:table-cell table:formula="of:=[.I43]*0.25+[.I44]*0.5+[.I45]*0.25" office:value-type="float" office:value="2.22542801001051" calcext:value-type="float">
            <text:p>2</text:p>
          </table:table-cell>
          <table:table-cell table:formula="of:=[.J43]*0.25+[.J44]*0.5+[.J45]*0.25" office:value-type="float" office:value="2.21165112056349" calcext:value-type="float">
            <text:p>2</text:p>
          </table:table-cell>
          <table:table-cell table:formula="of:=[.K43]*0.25+[.K44]*0.5+[.K45]*0.25" office:value-type="float" office:value="2.23567132001873" calcext:value-type="float">
            <text:p>2</text:p>
          </table:table-cell>
          <table:table-cell table:formula="of:=[.B43]*0.25+[.B44]*0.5+[.B45]*0.25" office:value-type="float" office:value="2.47385687305959" calcext:value-type="float">
            <text:p>2</text:p>
          </table:table-cell>
          <table:table-cell table:formula="of:=[.C43]*0.25+[.C44]*0.5+[.C45]*0.25" office:value-type="float" office:value="2.35994360372379" calcext:value-type="float">
            <text:p>2</text:p>
          </table:table-cell>
          <table:table-cell/>
          <table:table-cell table:formula="of:=(80-[.$A44])/14" office:value-type="float" office:value="2.85714285714286" calcext:value-type="float">
            <text:p>3</text:p>
          </table:table-cell>
          <table:table-cell table:formula="of:=(80-[.$A44])/14" office:value-type="float" office:value="2.85714285714286" calcext:value-type="float">
            <text:p>3</text:p>
          </table:table-cell>
          <table:table-cell table:formula="of:=(80-[.$A44])/14" office:value-type="float" office:value="2.85714285714286" calcext:value-type="float">
            <text:p>3</text:p>
          </table:table-cell>
          <table:table-cell table:formula="of:=(80-[.$A44])/14" office:value-type="float" office:value="2.85714285714286" calcext:value-type="float">
            <text:p>3</text:p>
          </table:table-cell>
          <table:table-cell table:formula="of:=(80-[.$A44])/14" office:value-type="float" office:value="2.85714285714286" calcext:value-type="float">
            <text:p>3</text:p>
          </table:table-cell>
          <table:table-cell table:formula="of:=(80-[.$A44])/14" office:value-type="float" office:value="2.85714285714286" calcext:value-type="float">
            <text:p>3</text:p>
          </table:table-cell>
          <table:table-cell table:formula="of:=(80-[.$A44])/14" office:value-type="float" office:value="2.85714285714286" calcext:value-type="float">
            <text:p>3</text:p>
          </table:table-cell>
          <table:table-cell table:formula="of:=(80-[.$A44])/14" office:value-type="float" office:value="2.85714285714286" calcext:value-type="float">
            <text:p>3</text:p>
          </table:table-cell>
          <table:table-cell table:formula="of:=(80-[.$A44])/14" office:value-type="float" office:value="2.85714285714286" calcext:value-type="float">
            <text:p>3</text:p>
          </table:table-cell>
          <table:table-cell table:formula="of:=(80-[.$A44])/14" office:value-type="float" office:value="2.85714285714286" calcext:value-type="float">
            <text:p>3</text:p>
          </table:table-cell>
          <table:table-cell/>
          <table:table-cell table:style-name="ce17" table:formula="of:=[.M44]/[.X44]-1" office:value-type="float" office:value="0.175562465934806" calcext:value-type="float">
            <text:p>0.18</text:p>
          </table:table-cell>
          <table:table-cell table:style-name="ce17" table:formula="of:=[.N44]/[.Y44]-1" office:value-type="float" office:value="-0.104877107160065" calcext:value-type="float">
            <text:p>-0.10</text:p>
          </table:table-cell>
          <table:table-cell table:style-name="ce17" table:formula="of:=[.O44]/[.Z44]-1" office:value-type="float" office:value="-0.29810992224801" calcext:value-type="float">
            <text:p>-0.30</text:p>
          </table:table-cell>
          <table:table-cell table:style-name="ce17" table:formula="of:=[.P44]/[.AA44]-1" office:value-type="float" office:value="-0.0955941421431024" calcext:value-type="float">
            <text:p>-0.10</text:p>
          </table:table-cell>
          <table:table-cell table:style-name="ce17" table:formula="of:=[.Q44]/[.AB44]-1" office:value-type="float" office:value="-0.403883567840121" calcext:value-type="float">
            <text:p>-0.40</text:p>
          </table:table-cell>
          <table:table-cell table:style-name="ce17" table:formula="of:=[.R44]/[.AC44]-1" office:value-type="float" office:value="-0.22110019649632" calcext:value-type="float">
            <text:p>-0.22</text:p>
          </table:table-cell>
          <table:table-cell table:style-name="ce17" table:formula="of:=[.S44]/[.AD44]-1" office:value-type="float" office:value="-0.225922107802778" calcext:value-type="float">
            <text:p>-0.23</text:p>
          </table:table-cell>
          <table:table-cell table:style-name="ce17" table:formula="of:=[.T44]/[.AE44]-1" office:value-type="float" office:value="-0.217515037993446" calcext:value-type="float">
            <text:p>-0.22</text:p>
          </table:table-cell>
          <table:table-cell table:style-name="ce17" table:formula="of:=[.U44]/[.AF44]-1" office:value-type="float" office:value="-0.134150094429145" calcext:value-type="float">
            <text:p>-0.13</text:p>
          </table:table-cell>
          <table:table-cell table:style-name="ce17" table:formula="of:=[.V44]/[.AG44]-1" office:value-type="float" office:value="-0.174019738696672" calcext:value-type="float">
            <text:p>-0.17</text:p>
          </table:table-cell>
          <table:table-cell table:number-columns-repeated="4"/>
          <table:table-cell table:style-name="ce17" table:formula="of:=AVERAGE([.AI44:.AR44])" office:value-type="float" office:value="-0.169960944887485" calcext:value-type="float">
            <text:p>-0.17</text:p>
          </table:table-cell>
          <table:table-cell table:number-columns-repeated="975"/>
        </table:table-row>
        <table:table-row table:style-name="ro2">
          <table:table-cell table:style-name="ce32" office:value-type="float" office:value="41" calcext:value-type="float">
            <text:p>41</text:p>
          </table:table-cell>
          <table:table-cell table:style-name="ce37" office:value-type="float" office:value="2.64704883588129" calcext:value-type="float">
            <text:p>3</text:p>
          </table:table-cell>
          <table:table-cell table:style-name="ce42" office:value-type="float" office:value="2.39441594132846" calcext:value-type="float">
            <text:p>2</text:p>
          </table:table-cell>
          <table:table-cell table:style-name="ce42" office:value-type="float" office:value="3.53776444876418" calcext:value-type="float">
            <text:p>4</text:p>
          </table:table-cell>
          <table:table-cell table:style-name="ce42" office:value-type="float" office:value="3.37041455643194" calcext:value-type="float">
            <text:p>3</text:p>
          </table:table-cell>
          <table:table-cell table:style-name="ce42" office:value-type="float" office:value="1.77896016131504" calcext:value-type="float">
            <text:p>2</text:p>
          </table:table-cell>
          <table:table-cell table:style-name="ce42" office:value-type="float" office:value="2.358799764744" calcext:value-type="float">
            <text:p>2</text:p>
          </table:table-cell>
          <table:table-cell table:style-name="ce42" office:value-type="float" office:value="1.58778635774431" calcext:value-type="float">
            <text:p>2</text:p>
          </table:table-cell>
          <table:table-cell table:style-name="ce42" office:value-type="float" office:value="2.27501749926154" calcext:value-type="float">
            <text:p>2</text:p>
          </table:table-cell>
          <table:table-cell table:style-name="ce42" office:value-type="float" office:value="2.1321635938238" calcext:value-type="float">
            <text:p>2</text:p>
          </table:table-cell>
          <table:table-cell table:style-name="ce48" office:value-type="float" office:value="2.24086874405293" calcext:value-type="float">
            <text:p>2</text:p>
          </table:table-cell>
          <table:table-cell/>
          <table:table-cell table:formula="of:=[.D44]*0.25+[.D45]*0.5+[.D46]*0.25" office:value-type="float" office:value="3.394026716975" calcext:value-type="float">
            <text:p>3</text:p>
          </table:table-cell>
          <table:table-cell table:formula="of:=[.E44]*0.25+[.E45]*0.5+[.E46]*0.25" office:value-type="float" office:value="2.95165117091079" calcext:value-type="float">
            <text:p>3</text:p>
          </table:table-cell>
          <table:table-cell table:formula="of:=[.F44]*0.25+[.F45]*0.5+[.F46]*0.25" office:value-type="float" office:value="2.06660569347648" calcext:value-type="float">
            <text:p>2</text:p>
          </table:table-cell>
          <table:table-cell table:formula="of:=[.G44]*0.25+[.G45]*0.5+[.G46]*0.25" office:value-type="float" office:value="2.61984248295812" calcext:value-type="float">
            <text:p>3</text:p>
          </table:table-cell>
          <table:table-cell table:formula="of:=[.H44]*0.25+[.H45]*0.5+[.H46]*0.25" office:value-type="float" office:value="1.64253458247074" calcext:value-type="float">
            <text:p>2</text:p>
          </table:table-cell>
          <table:table-cell table:formula="of:=[.I44]*0.25+[.I45]*0.5+[.I46]*0.25" office:value-type="float" office:value="2.225879426243" calcext:value-type="float">
            <text:p>2</text:p>
          </table:table-cell>
          <table:table-cell table:formula="of:=[.J44]*0.25+[.J45]*0.5+[.J46]*0.25" office:value-type="float" office:value="2.04811964998212" calcext:value-type="float">
            <text:p>2</text:p>
          </table:table-cell>
          <table:table-cell table:formula="of:=[.K44]*0.25+[.K45]*0.5+[.K46]*0.25" office:value-type="float" office:value="2.07304708602567" calcext:value-type="float">
            <text:p>2</text:p>
          </table:table-cell>
          <table:table-cell table:formula="of:=[.B44]*0.25+[.B45]*0.5+[.B46]*0.25" office:value-type="float" office:value="2.39298010290237" calcext:value-type="float">
            <text:p>2</text:p>
          </table:table-cell>
          <table:table-cell table:formula="of:=[.C44]*0.25+[.C45]*0.5+[.C46]*0.25" office:value-type="float" office:value="2.23625828992469" calcext:value-type="float">
            <text:p>2</text:p>
          </table:table-cell>
          <table:table-cell/>
          <table:table-cell table:formula="of:=(80-[.$A45])/14" office:value-type="float" office:value="2.78571428571429" calcext:value-type="float">
            <text:p>3</text:p>
          </table:table-cell>
          <table:table-cell table:formula="of:=(80-[.$A45])/14" office:value-type="float" office:value="2.78571428571429" calcext:value-type="float">
            <text:p>3</text:p>
          </table:table-cell>
          <table:table-cell table:formula="of:=(80-[.$A45])/14" office:value-type="float" office:value="2.78571428571429" calcext:value-type="float">
            <text:p>3</text:p>
          </table:table-cell>
          <table:table-cell table:formula="of:=(80-[.$A45])/14" office:value-type="float" office:value="2.78571428571429" calcext:value-type="float">
            <text:p>3</text:p>
          </table:table-cell>
          <table:table-cell table:formula="of:=(80-[.$A45])/14" office:value-type="float" office:value="2.78571428571429" calcext:value-type="float">
            <text:p>3</text:p>
          </table:table-cell>
          <table:table-cell table:formula="of:=(80-[.$A45])/14" office:value-type="float" office:value="2.78571428571429" calcext:value-type="float">
            <text:p>3</text:p>
          </table:table-cell>
          <table:table-cell table:formula="of:=(80-[.$A45])/14" office:value-type="float" office:value="2.78571428571429" calcext:value-type="float">
            <text:p>3</text:p>
          </table:table-cell>
          <table:table-cell table:formula="of:=(80-[.$A45])/14" office:value-type="float" office:value="2.78571428571429" calcext:value-type="float">
            <text:p>3</text:p>
          </table:table-cell>
          <table:table-cell table:formula="of:=(80-[.$A45])/14" office:value-type="float" office:value="2.78571428571429" calcext:value-type="float">
            <text:p>3</text:p>
          </table:table-cell>
          <table:table-cell table:formula="of:=(80-[.$A45])/14" office:value-type="float" office:value="2.78571428571429" calcext:value-type="float">
            <text:p>3</text:p>
          </table:table-cell>
          <table:table-cell/>
          <table:table-cell table:style-name="ce17" table:formula="of:=[.M45]/[.X45]-1" office:value-type="float" office:value="0.218368565067949" calcext:value-type="float">
            <text:p>0.22</text:p>
          </table:table-cell>
          <table:table-cell table:style-name="ce17" table:formula="of:=[.N45]/[.Y45]-1" office:value-type="float" office:value="0.0595670869936182" calcext:value-type="float">
            <text:p>0.06</text:p>
          </table:table-cell>
          <table:table-cell table:style-name="ce17" table:formula="of:=[.O45]/[.Z45]-1" office:value-type="float" office:value="-0.258141545931521" calcext:value-type="float">
            <text:p>-0.26</text:p>
          </table:table-cell>
          <table:table-cell table:style-name="ce17" table:formula="of:=[.P45]/[.AA45]-1" office:value-type="float" office:value="-0.0595437240663146" calcext:value-type="float">
            <text:p>-0.06</text:p>
          </table:table-cell>
          <table:table-cell table:style-name="ce17" table:formula="of:=[.Q45]/[.AB45]-1" office:value-type="float" office:value="-0.41037220116435" calcext:value-type="float">
            <text:p>-0.41</text:p>
          </table:table-cell>
          <table:table-cell table:style-name="ce17" table:formula="of:=[.R45]/[.AC45]-1" office:value-type="float" office:value="-0.200966359810206" calcext:value-type="float">
            <text:p>-0.20</text:p>
          </table:table-cell>
          <table:table-cell table:style-name="ce17" table:formula="of:=[.S45]/[.AD45]-1" office:value-type="float" office:value="-0.264777561544881" calcext:value-type="float">
            <text:p>-0.26</text:p>
          </table:table-cell>
          <table:table-cell table:style-name="ce17" table:formula="of:=[.T45]/[.AE45]-1" office:value-type="float" office:value="-0.255829251170273" calcext:value-type="float">
            <text:p>-0.26</text:p>
          </table:table-cell>
          <table:table-cell table:style-name="ce17" table:formula="of:=[.U45]/[.AF45]-1" office:value-type="float" office:value="-0.140981501522228" calcext:value-type="float">
            <text:p>-0.14</text:p>
          </table:table-cell>
          <table:table-cell table:style-name="ce17" table:formula="of:=[.V45]/[.AG45]-1" office:value-type="float" office:value="-0.19724061387319" calcext:value-type="float">
            <text:p>-0.20</text:p>
          </table:table-cell>
          <table:table-cell table:number-columns-repeated="4"/>
          <table:table-cell table:style-name="ce17" table:formula="of:=AVERAGE([.AI45:.AR45])" office:value-type="float" office:value="-0.15099171070214" calcext:value-type="float">
            <text:p>-0.15</text:p>
          </table:table-cell>
          <table:table-cell table:number-columns-repeated="975"/>
        </table:table-row>
        <table:table-row table:style-name="ro2">
          <table:table-cell table:style-name="ce32" office:value-type="float" office:value="42" calcext:value-type="float">
            <text:p>42</text:p>
          </table:table-cell>
          <table:table-cell table:style-name="ce37" office:value-type="float" office:value="2.00128543095728" calcext:value-type="float">
            <text:p>2</text:p>
          </table:table-cell>
          <table:table-cell table:style-name="ce42" office:value-type="float" office:value="1.99972662641532" calcext:value-type="float">
            <text:p>2</text:p>
          </table:table-cell>
          <table:table-cell table:style-name="ce42" office:value-type="float" office:value="3.04509489784419" calcext:value-type="float">
            <text:p>3</text:p>
          </table:table-cell>
          <table:table-cell table:style-name="ce42" office:value-type="float" office:value="3.04424357324697" calcext:value-type="float">
            <text:p>3</text:p>
          </table:table-cell>
          <table:table-cell table:style-name="ce42" office:value-type="float" office:value="2.6848849314979" calcext:value-type="float">
            <text:p>3</text:p>
          </table:table-cell>
          <table:table-cell table:style-name="ce42" office:value-type="float" office:value="3.11242521820421" calcext:value-type="float">
            <text:p>3</text:p>
          </table:table-cell>
          <table:table-cell table:style-name="ce42" office:value-type="float" office:value="1.70120721344994" calcext:value-type="float">
            <text:p>2</text:p>
          </table:table-cell>
          <table:table-cell table:style-name="ce42" office:value-type="float" office:value="2.15906974643755" calcext:value-type="float">
            <text:p>2</text:p>
          </table:table-cell>
          <table:table-cell table:style-name="ce42" office:value-type="float" office:value="1.9182383187339" calcext:value-type="float">
            <text:p>2</text:p>
          </table:table-cell>
          <table:table-cell table:style-name="ce48" office:value-type="float" office:value="1.73261540293755" calcext:value-type="float">
            <text:p>2</text:p>
          </table:table-cell>
          <table:table-cell/>
          <table:table-cell table:formula="of:=[.D45]*0.25+[.D46]*0.5+[.D47]*0.25" office:value-type="float" office:value="3.1019976431709" calcext:value-type="float">
            <text:p>3</text:p>
          </table:table-cell>
          <table:table-cell table:formula="of:=[.E45]*0.25+[.E46]*0.5+[.E47]*0.25" office:value-type="float" office:value="2.94556698503293" calcext:value-type="float">
            <text:p>3</text:p>
          </table:table-cell>
          <table:table-cell table:formula="of:=[.F45]*0.25+[.F46]*0.5+[.F47]*0.25" office:value-type="float" office:value="2.35527542744131" calcext:value-type="float">
            <text:p>2</text:p>
          </table:table-cell>
          <table:table-cell table:formula="of:=[.G45]*0.25+[.G46]*0.5+[.G47]*0.25" office:value-type="float" office:value="2.79190774326086" calcext:value-type="float">
            <text:p>3</text:p>
          </table:table-cell>
          <table:table-cell table:formula="of:=[.H45]*0.25+[.H46]*0.5+[.H47]*0.25" office:value-type="float" office:value="1.82100571464647" calcext:value-type="float">
            <text:p>2</text:p>
          </table:table-cell>
          <table:table-cell table:formula="of:=[.I45]*0.25+[.I46]*0.5+[.I47]*0.25" office:value-type="float" office:value="2.22612159249977" calcext:value-type="float">
            <text:p>2</text:p>
          </table:table-cell>
          <table:table-cell table:formula="of:=[.J45]*0.25+[.J46]*0.5+[.J47]*0.25" office:value-type="float" office:value="1.93557588499774" calcext:value-type="float">
            <text:p>2</text:p>
          </table:table-cell>
          <table:table-cell table:formula="of:=[.K45]*0.25+[.K46]*0.5+[.K47]*0.25" office:value-type="float" office:value="1.87620885945933" calcext:value-type="float">
            <text:p>2</text:p>
          </table:table-cell>
          <table:table-cell table:formula="of:=[.B45]*0.25+[.B46]*0.5+[.B47]*0.25" office:value-type="float" office:value="2.18664640433424" calcext:value-type="float">
            <text:p>2</text:p>
          </table:table-cell>
          <table:table-cell table:formula="of:=[.C45]*0.25+[.C46]*0.5+[.C47]*0.25" office:value-type="float" office:value="2.10748856447506" calcext:value-type="float">
            <text:p>2</text:p>
          </table:table-cell>
          <table:table-cell/>
          <table:table-cell table:formula="of:=(80-[.$A46])/14" office:value-type="float" office:value="2.71428571428571" calcext:value-type="float">
            <text:p>3</text:p>
          </table:table-cell>
          <table:table-cell table:formula="of:=(80-[.$A46])/14" office:value-type="float" office:value="2.71428571428571" calcext:value-type="float">
            <text:p>3</text:p>
          </table:table-cell>
          <table:table-cell table:formula="of:=(80-[.$A46])/14" office:value-type="float" office:value="2.71428571428571" calcext:value-type="float">
            <text:p>3</text:p>
          </table:table-cell>
          <table:table-cell table:formula="of:=(80-[.$A46])/14" office:value-type="float" office:value="2.71428571428571" calcext:value-type="float">
            <text:p>3</text:p>
          </table:table-cell>
          <table:table-cell table:formula="of:=(80-[.$A46])/14" office:value-type="float" office:value="2.71428571428571" calcext:value-type="float">
            <text:p>3</text:p>
          </table:table-cell>
          <table:table-cell table:formula="of:=(80-[.$A46])/14" office:value-type="float" office:value="2.71428571428571" calcext:value-type="float">
            <text:p>3</text:p>
          </table:table-cell>
          <table:table-cell table:formula="of:=(80-[.$A46])/14" office:value-type="float" office:value="2.71428571428571" calcext:value-type="float">
            <text:p>3</text:p>
          </table:table-cell>
          <table:table-cell table:formula="of:=(80-[.$A46])/14" office:value-type="float" office:value="2.71428571428571" calcext:value-type="float">
            <text:p>3</text:p>
          </table:table-cell>
          <table:table-cell table:formula="of:=(80-[.$A46])/14" office:value-type="float" office:value="2.71428571428571" calcext:value-type="float">
            <text:p>3</text:p>
          </table:table-cell>
          <table:table-cell table:formula="of:=(80-[.$A46])/14" office:value-type="float" office:value="2.71428571428571" calcext:value-type="float">
            <text:p>3</text:p>
          </table:table-cell>
          <table:table-cell/>
          <table:table-cell table:style-name="ce17" table:formula="of:=[.M46]/[.X46]-1" office:value-type="float" office:value="0.142841236957699" calcext:value-type="float">
            <text:p>0.14</text:p>
          </table:table-cell>
          <table:table-cell table:style-name="ce17" table:formula="of:=[.N46]/[.Y46]-1" office:value-type="float" office:value="0.0852088892226579" calcext:value-type="float">
            <text:p>0.09</text:p>
          </table:table-cell>
          <table:table-cell table:style-name="ce17" table:formula="of:=[.O46]/[.Z46]-1" office:value-type="float" office:value="-0.13226694778478" calcext:value-type="float">
            <text:p>-0.13</text:p>
          </table:table-cell>
          <table:table-cell table:style-name="ce17" table:formula="of:=[.P46]/[.AA46]-1" office:value-type="float" office:value="0.028597589622422" calcext:value-type="float">
            <text:p>0.03</text:p>
          </table:table-cell>
          <table:table-cell table:style-name="ce17" table:formula="of:=[.Q46]/[.AB46]-1" office:value-type="float" office:value="-0.329103157761825" calcext:value-type="float">
            <text:p>-0.33</text:p>
          </table:table-cell>
          <table:table-cell table:style-name="ce17" table:formula="of:=[.R46]/[.AC46]-1" office:value-type="float" office:value="-0.179849939605349" calcext:value-type="float">
            <text:p>-0.18</text:p>
          </table:table-cell>
          <table:table-cell table:style-name="ce17" table:formula="of:=[.S46]/[.AD46]-1" office:value-type="float" office:value="-0.286893095000834" calcext:value-type="float">
            <text:p>-0.29</text:p>
          </table:table-cell>
          <table:table-cell table:style-name="ce17" table:formula="of:=[.T46]/[.AE46]-1" office:value-type="float" office:value="-0.308765157041301" calcext:value-type="float">
            <text:p>-0.31</text:p>
          </table:table-cell>
          <table:table-cell table:style-name="ce17" table:formula="of:=[.U46]/[.AF46]-1" office:value-type="float" office:value="-0.194393429982121" calcext:value-type="float">
            <text:p>-0.19</text:p>
          </table:table-cell>
          <table:table-cell table:style-name="ce17" table:formula="of:=[.V46]/[.AG46]-1" office:value-type="float" office:value="-0.223556844667083" calcext:value-type="float">
            <text:p>-0.22</text:p>
          </table:table-cell>
          <table:table-cell table:number-columns-repeated="4"/>
          <table:table-cell table:style-name="ce17" table:formula="of:=AVERAGE([.AI46:.AR46])" office:value-type="float" office:value="-0.139818085604051" calcext:value-type="float">
            <text:p>-0.14</text:p>
          </table:table-cell>
          <table:table-cell table:number-columns-repeated="975"/>
        </table:table-row>
        <table:table-row table:style-name="ro2">
          <table:table-cell table:style-name="ce32" office:value-type="float" office:value="43" calcext:value-type="float">
            <text:p>43</text:p>
          </table:table-cell>
          <table:table-cell table:style-name="ce37" office:value-type="float" office:value="2.09696591954113" calcext:value-type="float">
            <text:p>2</text:p>
          </table:table-cell>
          <table:table-cell table:style-name="ce42" office:value-type="float" office:value="2.03608506374113" calcext:value-type="float">
            <text:p>2</text:p>
          </table:table-cell>
          <table:table-cell table:style-name="ce42" office:value-type="float" office:value="2.78003632823104" calcext:value-type="float">
            <text:p>3</text:p>
          </table:table-cell>
          <table:table-cell table:style-name="ce42" office:value-type="float" office:value="2.32336623720584" calcext:value-type="float">
            <text:p>2</text:p>
          </table:table-cell>
          <table:table-cell table:style-name="ce42" office:value-type="float" office:value="2.2723716854544" calcext:value-type="float">
            <text:p>2</text:p>
          </table:table-cell>
          <table:table-cell table:style-name="ce42" office:value-type="float" office:value="2.58398077189103" calcext:value-type="float">
            <text:p>3</text:p>
          </table:table-cell>
          <table:table-cell table:style-name="ce42" office:value-type="float" office:value="2.29382207394171" calcext:value-type="float">
            <text:p>2</text:p>
          </table:table-cell>
          <table:table-cell table:style-name="ce42" office:value-type="float" office:value="2.31132937786243" calcext:value-type="float">
            <text:p>2</text:p>
          </table:table-cell>
          <table:table-cell table:style-name="ce42" office:value-type="float" office:value="1.77366330869935" calcext:value-type="float">
            <text:p>2</text:p>
          </table:table-cell>
          <table:table-cell table:style-name="ce48" office:value-type="float" office:value="1.79873588790926" calcext:value-type="float">
            <text:p>2</text:p>
          </table:table-cell>
          <table:table-cell/>
          <table:table-cell table:formula="of:=[.D46]*0.25+[.D47]*0.5+[.D48]*0.25" office:value-type="float" office:value="2.73658516322209" calcext:value-type="float">
            <text:p>3</text:p>
          </table:table-cell>
          <table:table-cell table:formula="of:=[.E46]*0.25+[.E47]*0.5+[.E48]*0.25" office:value-type="float" office:value="2.41949123415455" calcext:value-type="float">
            <text:p>2</text:p>
          </table:table-cell>
          <table:table-cell table:formula="of:=[.F46]*0.25+[.F47]*0.5+[.F48]*0.25" office:value-type="float" office:value="2.24084893027479" calcext:value-type="float">
            <text:p>2</text:p>
          </table:table-cell>
          <table:table-cell table:formula="of:=[.G46]*0.25+[.G47]*0.5+[.G48]*0.25" office:value-type="float" office:value="2.70587253657" calcext:value-type="float">
            <text:p>3</text:p>
          </table:table-cell>
          <table:table-cell table:formula="of:=[.H46]*0.25+[.H47]*0.5+[.H48]*0.25" office:value-type="float" office:value="2.08401796267632" calcext:value-type="float">
            <text:p>2</text:p>
          </table:table-cell>
          <table:table-cell table:formula="of:=[.I46]*0.25+[.I47]*0.5+[.I48]*0.25" office:value-type="float" office:value="2.27430771458113" calcext:value-type="float">
            <text:p>2</text:p>
          </table:table-cell>
          <table:table-cell table:formula="of:=[.J46]*0.25+[.J47]*0.5+[.J48]*0.25" office:value-type="float" office:value="2.0134550338599" calcext:value-type="float">
            <text:p>2</text:p>
          </table:table-cell>
          <table:table-cell table:formula="of:=[.K46]*0.25+[.K47]*0.5+[.K48]*0.25" office:value-type="float" office:value="1.80891928143258" calcext:value-type="float">
            <text:p>2</text:p>
          </table:table-cell>
          <table:table-cell table:formula="of:=[.B46]*0.25+[.B47]*0.5+[.B48]*0.25" office:value-type="float" office:value="2.21999656662992" calcext:value-type="float">
            <text:p>2</text:p>
          </table:table-cell>
          <table:table-cell table:formula="of:=[.C46]*0.25+[.C47]*0.5+[.C48]*0.25" office:value-type="float" office:value="2.05301194878785" calcext:value-type="float">
            <text:p>2</text:p>
          </table:table-cell>
          <table:table-cell/>
          <table:table-cell table:formula="of:=(80-[.$A47])/14" office:value-type="float" office:value="2.64285714285714" calcext:value-type="float">
            <text:p>3</text:p>
          </table:table-cell>
          <table:table-cell table:formula="of:=(80-[.$A47])/14" office:value-type="float" office:value="2.64285714285714" calcext:value-type="float">
            <text:p>3</text:p>
          </table:table-cell>
          <table:table-cell table:formula="of:=(80-[.$A47])/14" office:value-type="float" office:value="2.64285714285714" calcext:value-type="float">
            <text:p>3</text:p>
          </table:table-cell>
          <table:table-cell table:formula="of:=(80-[.$A47])/14" office:value-type="float" office:value="2.64285714285714" calcext:value-type="float">
            <text:p>3</text:p>
          </table:table-cell>
          <table:table-cell table:formula="of:=(80-[.$A47])/14" office:value-type="float" office:value="2.64285714285714" calcext:value-type="float">
            <text:p>3</text:p>
          </table:table-cell>
          <table:table-cell table:formula="of:=(80-[.$A47])/14" office:value-type="float" office:value="2.64285714285714" calcext:value-type="float">
            <text:p>3</text:p>
          </table:table-cell>
          <table:table-cell table:formula="of:=(80-[.$A47])/14" office:value-type="float" office:value="2.64285714285714" calcext:value-type="float">
            <text:p>3</text:p>
          </table:table-cell>
          <table:table-cell table:formula="of:=(80-[.$A47])/14" office:value-type="float" office:value="2.64285714285714" calcext:value-type="float">
            <text:p>3</text:p>
          </table:table-cell>
          <table:table-cell table:formula="of:=(80-[.$A47])/14" office:value-type="float" office:value="2.64285714285714" calcext:value-type="float">
            <text:p>3</text:p>
          </table:table-cell>
          <table:table-cell table:formula="of:=(80-[.$A47])/14" office:value-type="float" office:value="2.64285714285714" calcext:value-type="float">
            <text:p>3</text:p>
          </table:table-cell>
          <table:table-cell/>
          <table:table-cell table:style-name="ce17" table:formula="of:=[.M47]/[.X47]-1" office:value-type="float" office:value="0.0354646563543035" calcext:value-type="float">
            <text:p>0.04</text:p>
          </table:table-cell>
          <table:table-cell table:style-name="ce17" table:formula="of:=[.N47]/[.Y47]-1" office:value-type="float" office:value="-0.0845168303199002" calcext:value-type="float">
            <text:p>-0.08</text:p>
          </table:table-cell>
          <table:table-cell table:style-name="ce17" table:formula="of:=[.O47]/[.Z47]-1" office:value-type="float" office:value="-0.152111215571701" calcext:value-type="float">
            <text:p>-0.15</text:p>
          </table:table-cell>
          <table:table-cell table:style-name="ce17" table:formula="of:=[.P47]/[.AA47]-1" office:value-type="float" office:value="0.0238436624859446" calcext:value-type="float">
            <text:p>0.02</text:p>
          </table:table-cell>
          <table:table-cell table:style-name="ce17" table:formula="of:=[.Q47]/[.AB47]-1" office:value-type="float" office:value="-0.211452662771121" calcext:value-type="float">
            <text:p>-0.21</text:p>
          </table:table-cell>
          <table:table-cell table:style-name="ce17" table:formula="of:=[.R47]/[.AC47]-1" office:value-type="float" office:value="-0.139451135023357" calcext:value-type="float">
            <text:p>-0.14</text:p>
          </table:table-cell>
          <table:table-cell table:style-name="ce17" table:formula="of:=[.S47]/[.AD47]-1" office:value-type="float" office:value="-0.238152149350308" calcext:value-type="float">
            <text:p>-0.24</text:p>
          </table:table-cell>
          <table:table-cell table:style-name="ce17" table:formula="of:=[.T47]/[.AE47]-1" office:value-type="float" office:value="-0.315544055674159" calcext:value-type="float">
            <text:p>-0.32</text:p>
          </table:table-cell>
          <table:table-cell table:style-name="ce17" table:formula="of:=[.U47]/[.AF47]-1" office:value-type="float" office:value="-0.160001299113002" calcext:value-type="float">
            <text:p>-0.16</text:p>
          </table:table-cell>
          <table:table-cell table:style-name="ce17" table:formula="of:=[.V47]/[.AG47]-1" office:value-type="float" office:value="-0.223184668026218" calcext:value-type="float">
            <text:p>-0.22</text:p>
          </table:table-cell>
          <table:table-cell table:number-columns-repeated="4"/>
          <table:table-cell table:style-name="ce17" table:formula="of:=AVERAGE([.AI47:.AR47])" office:value-type="float" office:value="-0.146510569700952" calcext:value-type="float">
            <text:p>-0.15</text:p>
          </table:table-cell>
          <table:table-cell table:number-columns-repeated="975"/>
        </table:table-row>
        <table:table-row table:style-name="ro2">
          <table:table-cell table:style-name="ce32" office:value-type="float" office:value="44" calcext:value-type="float">
            <text:p>44</text:p>
          </table:table-cell>
          <table:table-cell table:style-name="ce37" office:value-type="float" office:value="2.68476899648016" calcext:value-type="float">
            <text:p>3</text:p>
          </table:table-cell>
          <table:table-cell table:style-name="ce42" office:value-type="float" office:value="2.14015104125382" calcext:value-type="float">
            <text:p>2</text:p>
          </table:table-cell>
          <table:table-cell table:style-name="ce42" office:value-type="float" office:value="2.34117309858209" calcext:value-type="float">
            <text:p>2</text:p>
          </table:table-cell>
          <table:table-cell table:style-name="ce42" office:value-type="float" office:value="1.98698888895955" calcext:value-type="float">
            <text:p>2</text:p>
          </table:table-cell>
          <table:table-cell table:style-name="ce42" office:value-type="float" office:value="1.73376741869245" calcext:value-type="float">
            <text:p>2</text:p>
          </table:table-cell>
          <table:table-cell table:style-name="ce42" office:value-type="float" office:value="2.54310338429372" calcext:value-type="float">
            <text:p>3</text:p>
          </table:table-cell>
          <table:table-cell table:style-name="ce42" office:value-type="float" office:value="2.04722048937192" calcext:value-type="float">
            <text:p>2</text:p>
          </table:table-cell>
          <table:table-cell table:style-name="ce42" office:value-type="float" office:value="2.3155023561621" calcext:value-type="float">
            <text:p>2</text:p>
          </table:table-cell>
          <table:table-cell table:style-name="ce42" office:value-type="float" office:value="2.58825519930701" calcext:value-type="float">
            <text:p>3</text:p>
          </table:table-cell>
          <table:table-cell table:style-name="ce48" office:value-type="float" office:value="1.90558994697423" calcext:value-type="float">
            <text:p>2</text:p>
          </table:table-cell>
          <table:table-cell/>
          <table:table-cell table:formula="of:=[.D47]*0.25+[.D48]*0.5+[.D49]*0.25" office:value-type="float" office:value="2.43767760432635" calcext:value-type="float">
            <text:p>2</text:p>
          </table:table-cell>
          <table:table-cell table:formula="of:=[.E47]*0.25+[.E48]*0.5+[.E49]*0.25" office:value-type="float" office:value="2.06568381650665" calcext:value-type="float">
            <text:p>2</text:p>
          </table:table-cell>
          <table:table-cell table:formula="of:=[.F47]*0.25+[.F48]*0.5+[.F49]*0.25" office:value-type="float" office:value="1.86416867864933" calcext:value-type="float">
            <text:p>2</text:p>
          </table:table-cell>
          <table:table-cell table:formula="of:=[.G47]*0.25+[.G48]*0.5+[.G49]*0.25" office:value-type="float" office:value="2.52235041930038" calcext:value-type="float">
            <text:p>3</text:p>
          </table:table-cell>
          <table:table-cell table:formula="of:=[.H47]*0.25+[.H48]*0.5+[.H49]*0.25" office:value-type="float" office:value="2.07209346495093" calcext:value-type="float">
            <text:p>2</text:p>
          </table:table-cell>
          <table:table-cell table:formula="of:=[.I47]*0.25+[.I48]*0.5+[.I49]*0.25" office:value-type="float" office:value="2.44337280228995" calcext:value-type="float">
            <text:p>2</text:p>
          </table:table-cell>
          <table:table-cell table:formula="of:=[.J47]*0.25+[.J48]*0.5+[.J49]*0.25" office:value-type="float" office:value="2.22485217229559" calcext:value-type="float">
            <text:p>2</text:p>
          </table:table-cell>
          <table:table-cell table:formula="of:=[.K47]*0.25+[.K48]*0.5+[.K49]*0.25" office:value-type="float" office:value="2.00937124985364" calcext:value-type="float">
            <text:p>2</text:p>
          </table:table-cell>
          <table:table-cell table:formula="of:=[.B47]*0.25+[.B48]*0.5+[.B49]*0.25" office:value-type="float" office:value="2.42890484810535" calcext:value-type="float">
            <text:p>2</text:p>
          </table:table-cell>
          <table:table-cell table:formula="of:=[.C47]*0.25+[.C48]*0.5+[.C49]*0.25" office:value-type="float" office:value="2.23199975492828" calcext:value-type="float">
            <text:p>2</text:p>
          </table:table-cell>
          <table:table-cell/>
          <table:table-cell table:formula="of:=(80-[.$A48])/14" office:value-type="float" office:value="2.57142857142857" calcext:value-type="float">
            <text:p>3</text:p>
          </table:table-cell>
          <table:table-cell table:formula="of:=(80-[.$A48])/14" office:value-type="float" office:value="2.57142857142857" calcext:value-type="float">
            <text:p>3</text:p>
          </table:table-cell>
          <table:table-cell table:formula="of:=(80-[.$A48])/14" office:value-type="float" office:value="2.57142857142857" calcext:value-type="float">
            <text:p>3</text:p>
          </table:table-cell>
          <table:table-cell table:formula="of:=(80-[.$A48])/14" office:value-type="float" office:value="2.57142857142857" calcext:value-type="float">
            <text:p>3</text:p>
          </table:table-cell>
          <table:table-cell table:formula="of:=(80-[.$A48])/14" office:value-type="float" office:value="2.57142857142857" calcext:value-type="float">
            <text:p>3</text:p>
          </table:table-cell>
          <table:table-cell table:formula="of:=(80-[.$A48])/14" office:value-type="float" office:value="2.57142857142857" calcext:value-type="float">
            <text:p>3</text:p>
          </table:table-cell>
          <table:table-cell table:formula="of:=(80-[.$A48])/14" office:value-type="float" office:value="2.57142857142857" calcext:value-type="float">
            <text:p>3</text:p>
          </table:table-cell>
          <table:table-cell table:formula="of:=(80-[.$A48])/14" office:value-type="float" office:value="2.57142857142857" calcext:value-type="float">
            <text:p>3</text:p>
          </table:table-cell>
          <table:table-cell table:formula="of:=(80-[.$A48])/14" office:value-type="float" office:value="2.57142857142857" calcext:value-type="float">
            <text:p>3</text:p>
          </table:table-cell>
          <table:table-cell table:formula="of:=(80-[.$A48])/14" office:value-type="float" office:value="2.57142857142857" calcext:value-type="float">
            <text:p>3</text:p>
          </table:table-cell>
          <table:table-cell/>
          <table:table-cell table:style-name="ce17" table:formula="of:=[.M48]/[.X48]-1" office:value-type="float" office:value="-0.0520142649841964" calcext:value-type="float">
            <text:p>-0.05</text:p>
          </table:table-cell>
          <table:table-cell table:style-name="ce17" table:formula="of:=[.N48]/[.Y48]-1" office:value-type="float" office:value="-0.196678515802968" calcext:value-type="float">
            <text:p>-0.20</text:p>
          </table:table-cell>
          <table:table-cell table:style-name="ce17" table:formula="of:=[.O48]/[.Z48]-1" office:value-type="float" office:value="-0.275045513858595" calcext:value-type="float">
            <text:p>-0.28</text:p>
          </table:table-cell>
          <table:table-cell table:style-name="ce17" table:formula="of:=[.P48]/[.AA48]-1" office:value-type="float" office:value="-0.0190859480498505" calcext:value-type="float">
            <text:p>-0.02</text:p>
          </table:table-cell>
          <table:table-cell table:style-name="ce17" table:formula="of:=[.Q48]/[.AB48]-1" office:value-type="float" office:value="-0.194185874741305" calcext:value-type="float">
            <text:p>-0.19</text:p>
          </table:table-cell>
          <table:table-cell table:style-name="ce17" table:formula="of:=[.R48]/[.AC48]-1" office:value-type="float" office:value="-0.0497994657761304" calcext:value-type="float">
            <text:p>-0.05</text:p>
          </table:table-cell>
          <table:table-cell table:style-name="ce17" table:formula="of:=[.S48]/[.AD48]-1" office:value-type="float" office:value="-0.134779710773937" calcext:value-type="float">
            <text:p>-0.13</text:p>
          </table:table-cell>
          <table:table-cell table:style-name="ce17" table:formula="of:=[.T48]/[.AE48]-1" office:value-type="float" office:value="-0.218577847279141" calcext:value-type="float">
            <text:p>-0.22</text:p>
          </table:table-cell>
          <table:table-cell table:style-name="ce17" table:formula="of:=[.U48]/[.AF48]-1" office:value-type="float" office:value="-0.0554258924034732" calcext:value-type="float">
            <text:p>-0.06</text:p>
          </table:table-cell>
          <table:table-cell table:style-name="ce17" table:formula="of:=[.V48]/[.AG48]-1" office:value-type="float" office:value="-0.132000095305668" calcext:value-type="float">
            <text:p>-0.13</text:p>
          </table:table-cell>
          <table:table-cell table:number-columns-repeated="4"/>
          <table:table-cell table:style-name="ce17" table:formula="of:=AVERAGE([.AI48:.AR48])" office:value-type="float" office:value="-0.132759312897526" calcext:value-type="float">
            <text:p>-0.13</text:p>
          </table:table-cell>
          <table:table-cell table:number-columns-repeated="975"/>
        </table:table-row>
        <table:table-row table:style-name="ro2">
          <table:table-cell table:style-name="ce32" office:value-type="float" office:value="45" calcext:value-type="float">
            <text:p>45</text:p>
          </table:table-cell>
          <table:table-cell table:style-name="ce37" office:value-type="float" office:value="2.24911547991997" calcext:value-type="float">
            <text:p>2</text:p>
          </table:table-cell>
          <table:table-cell table:style-name="ce42" office:value-type="float" office:value="2.61161187346437" calcext:value-type="float">
            <text:p>3</text:p>
          </table:table-cell>
          <table:table-cell table:style-name="ce42" office:value-type="float" office:value="2.2883278919102" calcext:value-type="float">
            <text:p>2</text:p>
          </table:table-cell>
          <table:table-cell table:style-name="ce42" office:value-type="float" office:value="1.96539125090167" calcext:value-type="float">
            <text:p>2</text:p>
          </table:table-cell>
          <table:table-cell table:style-name="ce42" office:value-type="float" office:value="1.71676819175799" calcext:value-type="float">
            <text:p>2</text:p>
          </table:table-cell>
          <table:table-cell table:style-name="ce42" office:value-type="float" office:value="2.41921413672307" calcext:value-type="float">
            <text:p>2</text:p>
          </table:table-cell>
          <table:table-cell table:style-name="ce42" office:value-type="float" office:value="1.90011080711817" calcext:value-type="float">
            <text:p>2</text:p>
          </table:table-cell>
          <table:table-cell table:style-name="ce42" office:value-type="float" office:value="2.83115711897316" calcext:value-type="float">
            <text:p>3</text:p>
          </table:table-cell>
          <table:table-cell table:style-name="ce42" office:value-type="float" office:value="1.949234981869" calcext:value-type="float">
            <text:p>2</text:p>
          </table:table-cell>
          <table:table-cell table:style-name="ce48" office:value-type="float" office:value="2.42756921755682" calcext:value-type="float">
            <text:p>2</text:p>
          </table:table-cell>
          <table:table-cell/>
          <table:table-cell table:formula="of:=[.D48]*0.25+[.D49]*0.5+[.D50]*0.25" office:value-type="float" office:value="2.30232769857628" calcext:value-type="float">
            <text:p>2</text:p>
          </table:table-cell>
          <table:table-cell table:formula="of:=[.E48]*0.25+[.E49]*0.5+[.E50]*0.25" office:value-type="float" office:value="2.0041955846954" calcext:value-type="float">
            <text:p>2</text:p>
          </table:table-cell>
          <table:table-cell table:formula="of:=[.F48]*0.25+[.F49]*0.5+[.F50]*0.25" office:value-type="float" office:value="1.73985286364795" calcext:value-type="float">
            <text:p>2</text:p>
          </table:table-cell>
          <table:table-cell table:formula="of:=[.G48]*0.25+[.G49]*0.5+[.G50]*0.25" office:value-type="float" office:value="2.39463403210962" calcext:value-type="float">
            <text:p>2</text:p>
          </table:table-cell>
          <table:table-cell table:formula="of:=[.H48]*0.25+[.H49]*0.5+[.H50]*0.25" office:value-type="float" office:value="1.81585899424801" calcext:value-type="float">
            <text:p>2</text:p>
          </table:table-cell>
          <table:table-cell table:formula="of:=[.I48]*0.25+[.I49]*0.5+[.I50]*0.25" office:value-type="float" office:value="2.48893425900323" calcext:value-type="float">
            <text:p>2</text:p>
          </table:table-cell>
          <table:table-cell table:formula="of:=[.J48]*0.25+[.J49]*0.5+[.J50]*0.25" office:value-type="float" office:value="2.11421471080266" calcext:value-type="float">
            <text:p>2</text:p>
          </table:table-cell>
          <table:table-cell table:formula="of:=[.K48]*0.25+[.K49]*0.5+[.K50]*0.25" office:value-type="float" office:value="2.10443531350291" calcext:value-type="float">
            <text:p>2</text:p>
          </table:table-cell>
          <table:table-cell table:formula="of:=[.B48]*0.25+[.B49]*0.5+[.B50]*0.25" office:value-type="float" office:value="2.31406452766676" calcext:value-type="float">
            <text:p>2</text:p>
          </table:table-cell>
          <table:table-cell table:formula="of:=[.C48]*0.25+[.C49]*0.5+[.C50]*0.25" office:value-type="float" office:value="2.29594246333185" calcext:value-type="float">
            <text:p>2</text:p>
          </table:table-cell>
          <table:table-cell/>
          <table:table-cell table:formula="of:=(80-[.$A49])/14" office:value-type="float" office:value="2.5" calcext:value-type="float">
            <text:p>3</text:p>
          </table:table-cell>
          <table:table-cell table:formula="of:=(80-[.$A49])/14" office:value-type="float" office:value="2.5" calcext:value-type="float">
            <text:p>3</text:p>
          </table:table-cell>
          <table:table-cell table:formula="of:=(80-[.$A49])/14" office:value-type="float" office:value="2.5" calcext:value-type="float">
            <text:p>3</text:p>
          </table:table-cell>
          <table:table-cell table:formula="of:=(80-[.$A49])/14" office:value-type="float" office:value="2.5" calcext:value-type="float">
            <text:p>3</text:p>
          </table:table-cell>
          <table:table-cell table:formula="of:=(80-[.$A49])/14" office:value-type="float" office:value="2.5" calcext:value-type="float">
            <text:p>3</text:p>
          </table:table-cell>
          <table:table-cell table:formula="of:=(80-[.$A49])/14" office:value-type="float" office:value="2.5" calcext:value-type="float">
            <text:p>3</text:p>
          </table:table-cell>
          <table:table-cell table:formula="of:=(80-[.$A49])/14" office:value-type="float" office:value="2.5" calcext:value-type="float">
            <text:p>3</text:p>
          </table:table-cell>
          <table:table-cell table:formula="of:=(80-[.$A49])/14" office:value-type="float" office:value="2.5" calcext:value-type="float">
            <text:p>3</text:p>
          </table:table-cell>
          <table:table-cell table:formula="of:=(80-[.$A49])/14" office:value-type="float" office:value="2.5" calcext:value-type="float">
            <text:p>3</text:p>
          </table:table-cell>
          <table:table-cell table:formula="of:=(80-[.$A49])/14" office:value-type="float" office:value="2.5" calcext:value-type="float">
            <text:p>3</text:p>
          </table:table-cell>
          <table:table-cell/>
          <table:table-cell table:style-name="ce17" table:formula="of:=[.M49]/[.X49]-1" office:value-type="float" office:value="-0.0790689205694871" calcext:value-type="float">
            <text:p>-0.08</text:p>
          </table:table-cell>
          <table:table-cell table:style-name="ce17" table:formula="of:=[.N49]/[.Y49]-1" office:value-type="float" office:value="-0.198321766121839" calcext:value-type="float">
            <text:p>-0.20</text:p>
          </table:table-cell>
          <table:table-cell table:style-name="ce17" table:formula="of:=[.O49]/[.Z49]-1" office:value-type="float" office:value="-0.30405885454082" calcext:value-type="float">
            <text:p>-0.30</text:p>
          </table:table-cell>
          <table:table-cell table:style-name="ce17" table:formula="of:=[.P49]/[.AA49]-1" office:value-type="float" office:value="-0.0421463871561502" calcext:value-type="float">
            <text:p>-0.04</text:p>
          </table:table-cell>
          <table:table-cell table:style-name="ce17" table:formula="of:=[.Q49]/[.AB49]-1" office:value-type="float" office:value="-0.273656402300796" calcext:value-type="float">
            <text:p>-0.27</text:p>
          </table:table-cell>
          <table:table-cell table:style-name="ce17" table:formula="of:=[.R49]/[.AC49]-1" office:value-type="float" office:value="-0.00442629639870984" calcext:value-type="float">
            <text:p>0.00</text:p>
          </table:table-cell>
          <table:table-cell table:style-name="ce17" table:formula="of:=[.S49]/[.AD49]-1" office:value-type="float" office:value="-0.154314115678937" calcext:value-type="float">
            <text:p>-0.15</text:p>
          </table:table-cell>
          <table:table-cell table:style-name="ce17" table:formula="of:=[.T49]/[.AE49]-1" office:value-type="float" office:value="-0.158225874598835" calcext:value-type="float">
            <text:p>-0.16</text:p>
          </table:table-cell>
          <table:table-cell table:style-name="ce17" table:formula="of:=[.U49]/[.AF49]-1" office:value-type="float" office:value="-0.074374188933297" calcext:value-type="float">
            <text:p>-0.07</text:p>
          </table:table-cell>
          <table:table-cell table:style-name="ce17" table:formula="of:=[.V49]/[.AG49]-1" office:value-type="float" office:value="-0.0816230146672593" calcext:value-type="float">
            <text:p>-0.08</text:p>
          </table:table-cell>
          <table:table-cell table:number-columns-repeated="4"/>
          <table:table-cell table:style-name="ce17" table:formula="of:=AVERAGE([.AI49:.AR49])" office:value-type="float" office:value="-0.137021582096613" calcext:value-type="float">
            <text:p>-0.14</text:p>
          </table:table-cell>
          <table:table-cell table:number-columns-repeated="975"/>
        </table:table-row>
        <table:table-row table:style-name="ro2">
          <table:table-cell table:style-name="ce32" office:value-type="float" office:value="46" calcext:value-type="float">
            <text:p>46</text:p>
          </table:table-cell>
          <table:table-cell table:style-name="ce37" office:value-type="float" office:value="2.07325815434692" calcext:value-type="float">
            <text:p>2</text:p>
          </table:table-cell>
          <table:table-cell table:style-name="ce42" office:value-type="float" office:value="1.82039506514485" calcext:value-type="float">
            <text:p>2</text:p>
          </table:table-cell>
          <table:table-cell table:style-name="ce42" office:value-type="float" office:value="2.29148191190265" calcext:value-type="float">
            <text:p>2</text:p>
          </table:table-cell>
          <table:table-cell table:style-name="ce42" office:value-type="float" office:value="2.09901094801871" calcext:value-type="float">
            <text:p>2</text:p>
          </table:table-cell>
          <table:table-cell table:style-name="ce42" office:value-type="float" office:value="1.79210765238336" calcext:value-type="float">
            <text:p>2</text:p>
          </table:table-cell>
          <table:table-cell table:style-name="ce42" office:value-type="float" office:value="2.19700447069864" calcext:value-type="float">
            <text:p>2</text:p>
          </table:table-cell>
          <table:table-cell table:style-name="ce42" office:value-type="float" office:value="1.41599387338379" calcext:value-type="float">
            <text:p>1</text:p>
          </table:table-cell>
          <table:table-cell table:style-name="ce42" office:value-type="float" office:value="1.97792044190447" calcext:value-type="float">
            <text:p>2</text:p>
          </table:table-cell>
          <table:table-cell table:style-name="ce42" office:value-type="float" office:value="1.97013368016562" calcext:value-type="float">
            <text:p>2</text:p>
          </table:table-cell>
          <table:table-cell table:style-name="ce48" office:value-type="float" office:value="1.65701287192378" calcext:value-type="float">
            <text:p>2</text:p>
          </table:table-cell>
          <table:table-cell/>
          <table:table-cell table:formula="of:=[.D49]*0.25+[.D50]*0.5+[.D51]*0.25" office:value-type="float" office:value="2.25219435521477" calcext:value-type="float">
            <text:p>2</text:p>
          </table:table-cell>
          <table:table-cell table:formula="of:=[.E49]*0.25+[.E50]*0.5+[.E51]*0.25" office:value-type="float" office:value="2.00009327519917" calcext:value-type="float">
            <text:p>2</text:p>
          </table:table-cell>
          <table:table-cell table:formula="of:=[.F49]*0.25+[.F50]*0.5+[.F51]*0.25" office:value-type="float" office:value="1.78372054354933" calcext:value-type="float">
            <text:p>2</text:p>
          </table:table-cell>
          <table:table-cell table:formula="of:=[.G49]*0.25+[.G50]*0.5+[.G51]*0.25" office:value-type="float" office:value="2.24791694734156" calcext:value-type="float">
            <text:p>2</text:p>
          </table:table-cell>
          <table:table-cell table:formula="of:=[.H49]*0.25+[.H50]*0.5+[.H51]*0.25" office:value-type="float" office:value="1.57324970913813" calcext:value-type="float">
            <text:p>2</text:p>
          </table:table-cell>
          <table:table-cell table:formula="of:=[.I49]*0.25+[.I50]*0.5+[.I51]*0.25" office:value-type="float" office:value="2.17352230228765" calcext:value-type="float">
            <text:p>2</text:p>
          </table:table-cell>
          <table:table-cell table:formula="of:=[.J49]*0.25+[.J50]*0.5+[.J51]*0.25" office:value-type="float" office:value="1.88269842904671" calcext:value-type="float">
            <text:p>2</text:p>
          </table:table-cell>
          <table:table-cell table:formula="of:=[.K49]*0.25+[.K50]*0.5+[.K51]*0.25" office:value-type="float" office:value="1.91074474884837" calcext:value-type="float">
            <text:p>2</text:p>
          </table:table-cell>
          <table:table-cell table:formula="of:=[.B49]*0.25+[.B50]*0.5+[.B51]*0.25" office:value-type="float" office:value="2.06793666824003" calcext:value-type="float">
            <text:p>2</text:p>
          </table:table-cell>
          <table:table-cell table:formula="of:=[.C49]*0.25+[.C50]*0.5+[.C51]*0.25" office:value-type="float" office:value="2.06452879875709" calcext:value-type="float">
            <text:p>2</text:p>
          </table:table-cell>
          <table:table-cell/>
          <table:table-cell table:formula="of:=(80-[.$A50])/14" office:value-type="float" office:value="2.42857142857143" calcext:value-type="float">
            <text:p>2</text:p>
          </table:table-cell>
          <table:table-cell table:formula="of:=(80-[.$A50])/14" office:value-type="float" office:value="2.42857142857143" calcext:value-type="float">
            <text:p>2</text:p>
          </table:table-cell>
          <table:table-cell table:formula="of:=(80-[.$A50])/14" office:value-type="float" office:value="2.42857142857143" calcext:value-type="float">
            <text:p>2</text:p>
          </table:table-cell>
          <table:table-cell table:formula="of:=(80-[.$A50])/14" office:value-type="float" office:value="2.42857142857143" calcext:value-type="float">
            <text:p>2</text:p>
          </table:table-cell>
          <table:table-cell table:formula="of:=(80-[.$A50])/14" office:value-type="float" office:value="2.42857142857143" calcext:value-type="float">
            <text:p>2</text:p>
          </table:table-cell>
          <table:table-cell table:formula="of:=(80-[.$A50])/14" office:value-type="float" office:value="2.42857142857143" calcext:value-type="float">
            <text:p>2</text:p>
          </table:table-cell>
          <table:table-cell table:formula="of:=(80-[.$A50])/14" office:value-type="float" office:value="2.42857142857143" calcext:value-type="float">
            <text:p>2</text:p>
          </table:table-cell>
          <table:table-cell table:formula="of:=(80-[.$A50])/14" office:value-type="float" office:value="2.42857142857143" calcext:value-type="float">
            <text:p>2</text:p>
          </table:table-cell>
          <table:table-cell table:formula="of:=(80-[.$A50])/14" office:value-type="float" office:value="2.42857142857143" calcext:value-type="float">
            <text:p>2</text:p>
          </table:table-cell>
          <table:table-cell table:formula="of:=(80-[.$A50])/14" office:value-type="float" office:value="2.42857142857143" calcext:value-type="float">
            <text:p>2</text:p>
          </table:table-cell>
          <table:table-cell/>
          <table:table-cell table:style-name="ce17" table:formula="of:=[.M50]/[.X50]-1" office:value-type="float" office:value="-0.0726258537350961" calcext:value-type="float">
            <text:p>-0.07</text:p>
          </table:table-cell>
          <table:table-cell table:style-name="ce17" table:formula="of:=[.N50]/[.Y50]-1" office:value-type="float" office:value="-0.17643218080034" calcext:value-type="float">
            <text:p>-0.18</text:p>
          </table:table-cell>
          <table:table-cell table:style-name="ce17" table:formula="of:=[.O50]/[.Z50]-1" office:value-type="float" office:value="-0.265526835009098" calcext:value-type="float">
            <text:p>-0.27</text:p>
          </table:table-cell>
          <table:table-cell table:style-name="ce17" table:formula="of:=[.P50]/[.AA50]-1" office:value-type="float" office:value="-0.0743871393299468" calcext:value-type="float">
            <text:p>-0.07</text:p>
          </table:table-cell>
          <table:table-cell table:style-name="ce17" table:formula="of:=[.Q50]/[.AB50]-1" office:value-type="float" office:value="-0.352191296237242" calcext:value-type="float">
            <text:p>-0.35</text:p>
          </table:table-cell>
          <table:table-cell table:style-name="ce17" table:formula="of:=[.R50]/[.AC50]-1" office:value-type="float" office:value="-0.105020228469792" calcext:value-type="float">
            <text:p>-0.11</text:p>
          </table:table-cell>
          <table:table-cell table:style-name="ce17" table:formula="of:=[.S50]/[.AD50]-1" office:value-type="float" office:value="-0.224771235098412" calcext:value-type="float">
            <text:p>-0.22</text:p>
          </table:table-cell>
          <table:table-cell table:style-name="ce17" table:formula="of:=[.T50]/[.AE50]-1" office:value-type="float" office:value="-0.213222750474199" calcext:value-type="float">
            <text:p>-0.21</text:p>
          </table:table-cell>
          <table:table-cell table:style-name="ce17" table:formula="of:=[.U50]/[.AF50]-1" office:value-type="float" office:value="-0.148496666018812" calcext:value-type="float">
            <text:p>-0.15</text:p>
          </table:table-cell>
          <table:table-cell table:style-name="ce17" table:formula="of:=[.V50]/[.AG50]-1" office:value-type="float" office:value="-0.14989990639414" calcext:value-type="float">
            <text:p>-0.15</text:p>
          </table:table-cell>
          <table:table-cell table:number-columns-repeated="4"/>
          <table:table-cell table:style-name="ce17" table:formula="of:=AVERAGE([.AI50:.AR50])" office:value-type="float" office:value="-0.178257409156708" calcext:value-type="float">
            <text:p>-0.18</text:p>
          </table:table-cell>
          <table:table-cell table:number-columns-repeated="975"/>
        </table:table-row>
        <table:table-row table:style-name="ro2">
          <table:table-cell table:style-name="ce32" office:value-type="float" office:value="47" calcext:value-type="float">
            <text:p>47</text:p>
          </table:table-cell>
          <table:table-cell table:style-name="ce37" office:value-type="float" office:value="1.87611488434629" calcext:value-type="float">
            <text:p>2</text:p>
          </table:table-cell>
          <table:table-cell table:style-name="ce42" office:value-type="float" office:value="2.00571319127428" calcext:value-type="float">
            <text:p>2</text:p>
          </table:table-cell>
          <table:table-cell table:style-name="ce42" office:value-type="float" office:value="2.13748570514358" calcext:value-type="float">
            <text:p>2</text:p>
          </table:table-cell>
          <table:table-cell table:style-name="ce42" office:value-type="float" office:value="1.8369599538576" calcext:value-type="float">
            <text:p>2</text:p>
          </table:table-cell>
          <table:table-cell table:style-name="ce42" office:value-type="float" office:value="1.83389867767263" calcext:value-type="float">
            <text:p>2</text:p>
          </table:table-cell>
          <table:table-cell table:style-name="ce42" office:value-type="float" office:value="2.17844471124588" calcext:value-type="float">
            <text:p>2</text:p>
          </table:table-cell>
          <table:table-cell table:style-name="ce42" office:value-type="float" office:value="1.56090028266677" calcext:value-type="float">
            <text:p>2</text:p>
          </table:table-cell>
          <table:table-cell table:style-name="ce42" office:value-type="float" office:value="1.90709120636849" calcext:value-type="float">
            <text:p>2</text:p>
          </table:table-cell>
          <table:table-cell table:style-name="ce42" office:value-type="float" office:value="1.64129137398661" calcext:value-type="float">
            <text:p>2</text:p>
          </table:table-cell>
          <table:table-cell table:style-name="ce48" office:value-type="float" office:value="1.90138403398912" calcext:value-type="float">
            <text:p>2</text:p>
          </table:table-cell>
          <table:table-cell/>
          <table:table-cell table:formula="of:=[.D50]*0.25+[.D51]*0.5+[.D52]*0.25" office:value-type="float" office:value="2.29742737995549" calcext:value-type="float">
            <text:p>2</text:p>
          </table:table-cell>
          <table:table-cell table:formula="of:=[.E50]*0.25+[.E51]*0.5+[.E52]*0.25" office:value-type="float" office:value="1.88418503130091" calcext:value-type="float">
            <text:p>2</text:p>
          </table:table-cell>
          <table:table-cell table:formula="of:=[.F50]*0.25+[.F51]*0.5+[.F52]*0.25" office:value-type="float" office:value="1.77506300212602" calcext:value-type="float">
            <text:p>2</text:p>
          </table:table-cell>
          <table:table-cell table:formula="of:=[.G50]*0.25+[.G51]*0.5+[.G52]*0.25" office:value-type="float" office:value="3.35336187443339" calcext:value-type="float">
            <text:p>3</text:p>
          </table:table-cell>
          <table:table-cell table:formula="of:=[.H50]*0.25+[.H51]*0.5+[.H52]*0.25" office:value-type="float" office:value="2.69424583814721" calcext:value-type="float">
            <text:p>3</text:p>
          </table:table-cell>
          <table:table-cell table:formula="of:=[.I50]*0.25+[.I51]*0.5+[.I52]*0.25" office:value-type="float" office:value="3.05735058495804" calcext:value-type="float">
            <text:p>3</text:p>
          </table:table-cell>
          <table:table-cell table:formula="of:=[.J50]*0.25+[.J51]*0.5+[.J52]*0.25" office:value-type="float" office:value="2.9900540679089" calcext:value-type="float">
            <text:p>3</text:p>
          </table:table-cell>
          <table:table-cell table:formula="of:=[.K50]*0.25+[.K51]*0.5+[.K52]*0.25" office:value-type="float" office:value="1.77613222731272" calcext:value-type="float">
            <text:p>2</text:p>
          </table:table-cell>
          <table:table-cell table:formula="of:=[.B50]*0.25+[.B51]*0.5+[.B52]*0.25" office:value-type="float" office:value="3.1420435081584" calcext:value-type="float">
            <text:p>3</text:p>
          </table:table-cell>
          <table:table-cell table:formula="of:=[.C50]*0.25+[.C51]*0.5+[.C52]*0.25" office:value-type="float" office:value="1.92294590317917" calcext:value-type="float">
            <text:p>2</text:p>
          </table:table-cell>
          <table:table-cell/>
          <table:table-cell table:formula="of:=(80-[.$A51])/14" office:value-type="float" office:value="2.35714285714286" calcext:value-type="float">
            <text:p>2</text:p>
          </table:table-cell>
          <table:table-cell table:formula="of:=(80-[.$A51])/14" office:value-type="float" office:value="2.35714285714286" calcext:value-type="float">
            <text:p>2</text:p>
          </table:table-cell>
          <table:table-cell table:formula="of:=(80-[.$A51])/14" office:value-type="float" office:value="2.35714285714286" calcext:value-type="float">
            <text:p>2</text:p>
          </table:table-cell>
          <table:table-cell table:formula="of:=(80-[.$A51])/14" office:value-type="float" office:value="2.35714285714286" calcext:value-type="float">
            <text:p>2</text:p>
          </table:table-cell>
          <table:table-cell table:formula="of:=(80-[.$A51])/14" office:value-type="float" office:value="2.35714285714286" calcext:value-type="float">
            <text:p>2</text:p>
          </table:table-cell>
          <table:table-cell table:formula="of:=(80-[.$A51])/14" office:value-type="float" office:value="2.35714285714286" calcext:value-type="float">
            <text:p>2</text:p>
          </table:table-cell>
          <table:table-cell table:formula="of:=(80-[.$A51])/14" office:value-type="float" office:value="2.35714285714286" calcext:value-type="float">
            <text:p>2</text:p>
          </table:table-cell>
          <table:table-cell table:formula="of:=(80-[.$A51])/14" office:value-type="float" office:value="2.35714285714286" calcext:value-type="float">
            <text:p>2</text:p>
          </table:table-cell>
          <table:table-cell table:formula="of:=(80-[.$A51])/14" office:value-type="float" office:value="2.35714285714286" calcext:value-type="float">
            <text:p>2</text:p>
          </table:table-cell>
          <table:table-cell table:formula="of:=(80-[.$A51])/14" office:value-type="float" office:value="2.35714285714286" calcext:value-type="float">
            <text:p>2</text:p>
          </table:table-cell>
          <table:table-cell/>
          <table:table-cell table:style-name="ce17" table:formula="of:=[.M51]/[.X51]-1" office:value-type="float" office:value="-0.0253338388067599" calcext:value-type="float">
            <text:p>-0.03</text:p>
          </table:table-cell>
          <table:table-cell table:style-name="ce17" table:formula="of:=[.N51]/[.Y51]-1" office:value-type="float" office:value="-0.200648774599614" calcext:value-type="float">
            <text:p>-0.20</text:p>
          </table:table-cell>
          <table:table-cell table:style-name="ce17" table:formula="of:=[.O51]/[.Z51]-1" office:value-type="float" office:value="-0.246942968795024" calcext:value-type="float">
            <text:p>-0.25</text:p>
          </table:table-cell>
          <table:table-cell table:style-name="ce17" table:formula="of:=[.P51]/[.AA51]-1" office:value-type="float" office:value="0.422638370971741" calcext:value-type="float">
            <text:p>0.42</text:p>
          </table:table-cell>
          <table:table-cell table:style-name="ce17" table:formula="of:=[.Q51]/[.AB51]-1" office:value-type="float" office:value="0.143013385880633" calcext:value-type="float">
            <text:p>0.14</text:p>
          </table:table-cell>
          <table:table-cell table:style-name="ce17" table:formula="of:=[.R51]/[.AC51]-1" office:value-type="float" office:value="0.297057823921592" calcext:value-type="float">
            <text:p>0.30</text:p>
          </table:table-cell>
          <table:table-cell table:style-name="ce17" table:formula="of:=[.S51]/[.AD51]-1" office:value-type="float" office:value="0.268507786385596" calcext:value-type="float">
            <text:p>0.27</text:p>
          </table:table-cell>
          <table:table-cell table:style-name="ce17" table:formula="of:=[.T51]/[.AE51]-1" office:value-type="float" office:value="-0.246489358109754" calcext:value-type="float">
            <text:p>-0.25</text:p>
          </table:table-cell>
          <table:table-cell table:style-name="ce17" table:formula="of:=[.U51]/[.AF51]-1" office:value-type="float" office:value="0.332988154976291" calcext:value-type="float">
            <text:p>0.33</text:p>
          </table:table-cell>
          <table:table-cell table:style-name="ce17" table:formula="of:=[.V51]/[.AG51]-1" office:value-type="float" office:value="-0.184204768348229" calcext:value-type="float">
            <text:p>-0.18</text:p>
          </table:table-cell>
          <table:table-cell table:number-columns-repeated="4"/>
          <table:table-cell table:style-name="ce17" table:formula="of:=AVERAGE([.AI51:.AR51])" office:value-type="float" office:value="0.0560585813476472" calcext:value-type="float">
            <text:p>0.06</text:p>
          </table:table-cell>
          <table:table-cell table:number-columns-repeated="975"/>
        </table:table-row>
        <table:table-row table:style-name="ro2">
          <table:table-cell table:style-name="ce32" office:value-type="float" office:value="48" calcext:value-type="float">
            <text:p>48</text:p>
          </table:table-cell>
          <table:table-cell table:style-name="ce37" office:value-type="float" office:value="6.7426861095941" calcext:value-type="float">
            <text:p>7</text:p>
          </table:table-cell>
          <table:table-cell table:style-name="ce42" office:value-type="float" office:value="1.85996216502328" calcext:value-type="float">
            <text:p>2</text:p>
          </table:table-cell>
          <table:table-cell table:style-name="ce42" office:value-type="float" office:value="2.62325619763218" calcext:value-type="float">
            <text:p>3</text:p>
          </table:table-cell>
          <table:table-cell table:style-name="ce42" office:value-type="float" office:value="1.76380926946972" calcext:value-type="float">
            <text:p>2</text:p>
          </table:table-cell>
          <table:table-cell table:style-name="ce42" office:value-type="float" office:value="1.64034700077545" calcext:value-type="float">
            <text:p>2</text:p>
          </table:table-cell>
          <table:table-cell table:style-name="ce42" office:value-type="float" office:value="6.85955360454315" calcext:value-type="float">
            <text:p>7</text:p>
          </table:table-cell>
          <table:table-cell table:style-name="ce42" office:value-type="float" office:value="6.2391889138715" calcext:value-type="float">
            <text:p>6</text:p>
          </table:table-cell>
          <table:table-cell table:style-name="ce42" office:value-type="float" office:value="6.43729948519071" calcext:value-type="float">
            <text:p>6</text:p>
          </table:table-cell>
          <table:table-cell table:style-name="ce42" office:value-type="float" office:value="6.70749984349678" calcext:value-type="float">
            <text:p>7</text:p>
          </table:table-cell>
          <table:table-cell table:style-name="ce48" office:value-type="float" office:value="1.64474796934888" calcext:value-type="float">
            <text:p>2</text:p>
          </table:table-cell>
          <table:table-cell/>
          <table:table-cell table:formula="of:=[.D51]*0.25+[.D52]*0.5+[.D53]*0.25" office:value-type="float" office:value="2.39707952744596" calcext:value-type="float">
            <text:p>2</text:p>
          </table:table-cell>
          <table:table-cell table:formula="of:=[.E51]*0.25+[.E52]*0.5+[.E53]*0.25" office:value-type="float" office:value="1.86943243919498" calcext:value-type="float">
            <text:p>2</text:p>
          </table:table-cell>
          <table:table-cell table:formula="of:=[.F51]*0.25+[.F52]*0.5+[.F53]*0.25" office:value-type="float" office:value="1.67519270904801" calcext:value-type="float">
            <text:p>2</text:p>
          </table:table-cell>
          <table:table-cell table:formula="of:=[.G51]*0.25+[.G52]*0.5+[.G53]*0.25" office:value-type="float" office:value="4.50686703754701" calcext:value-type="float">
            <text:p>5</text:p>
          </table:table-cell>
          <table:table-cell table:formula="of:=[.H51]*0.25+[.H52]*0.5+[.H53]*0.25" office:value-type="float" office:value="3.84612366985455" calcext:value-type="float">
            <text:p>4</text:p>
          </table:table-cell>
          <table:table-cell table:formula="of:=[.I51]*0.25+[.I52]*0.5+[.I53]*0.25" office:value-type="float" office:value="4.11772907776272" calcext:value-type="float">
            <text:p>4</text:p>
          </table:table-cell>
          <table:table-cell table:formula="of:=[.J51]*0.25+[.J52]*0.5+[.J53]*0.25" office:value-type="float" office:value="4.1754309691807" calcext:value-type="float">
            <text:p>4</text:p>
          </table:table-cell>
          <table:table-cell table:formula="of:=[.K51]*0.25+[.K52]*0.5+[.K53]*0.25" office:value-type="float" office:value="1.66006115304894" calcext:value-type="float">
            <text:p>2</text:p>
          </table:table-cell>
          <table:table-cell table:formula="of:=[.B51]*0.25+[.B52]*0.5+[.B53]*0.25" office:value-type="float" office:value="4.28808355701636" calcext:value-type="float">
            <text:p>4</text:p>
          </table:table-cell>
          <table:table-cell table:formula="of:=[.C51]*0.25+[.C52]*0.5+[.C53]*0.25" office:value-type="float" office:value="1.87271611114302" calcext:value-type="float">
            <text:p>2</text:p>
          </table:table-cell>
          <table:table-cell/>
          <table:table-cell table:formula="of:=(80-[.$A52])/14" office:value-type="float" office:value="2.28571428571429" calcext:value-type="float">
            <text:p>2</text:p>
          </table:table-cell>
          <table:table-cell table:formula="of:=(80-[.$A52])/14" office:value-type="float" office:value="2.28571428571429" calcext:value-type="float">
            <text:p>2</text:p>
          </table:table-cell>
          <table:table-cell table:formula="of:=(80-[.$A52])/14" office:value-type="float" office:value="2.28571428571429" calcext:value-type="float">
            <text:p>2</text:p>
          </table:table-cell>
          <table:table-cell table:formula="of:=(80-[.$A52])/14" office:value-type="float" office:value="2.28571428571429" calcext:value-type="float">
            <text:p>2</text:p>
          </table:table-cell>
          <table:table-cell table:formula="of:=(80-[.$A52])/14" office:value-type="float" office:value="2.28571428571429" calcext:value-type="float">
            <text:p>2</text:p>
          </table:table-cell>
          <table:table-cell table:formula="of:=(80-[.$A52])/14" office:value-type="float" office:value="2.28571428571429" calcext:value-type="float">
            <text:p>2</text:p>
          </table:table-cell>
          <table:table-cell table:formula="of:=(80-[.$A52])/14" office:value-type="float" office:value="2.28571428571429" calcext:value-type="float">
            <text:p>2</text:p>
          </table:table-cell>
          <table:table-cell table:formula="of:=(80-[.$A52])/14" office:value-type="float" office:value="2.28571428571429" calcext:value-type="float">
            <text:p>2</text:p>
          </table:table-cell>
          <table:table-cell table:formula="of:=(80-[.$A52])/14" office:value-type="float" office:value="2.28571428571429" calcext:value-type="float">
            <text:p>2</text:p>
          </table:table-cell>
          <table:table-cell table:formula="of:=(80-[.$A52])/14" office:value-type="float" office:value="2.28571428571429" calcext:value-type="float">
            <text:p>2</text:p>
          </table:table-cell>
          <table:table-cell/>
          <table:table-cell table:style-name="ce17" table:formula="of:=[.M52]/[.X52]-1" office:value-type="float" office:value="0.0487222932576066" calcext:value-type="float">
            <text:p>0.05</text:p>
          </table:table-cell>
          <table:table-cell table:style-name="ce17" table:formula="of:=[.N52]/[.Y52]-1" office:value-type="float" office:value="-0.182123307852198" calcext:value-type="float">
            <text:p>-0.18</text:p>
          </table:table-cell>
          <table:table-cell table:style-name="ce17" table:formula="of:=[.O52]/[.Z52]-1" office:value-type="float" office:value="-0.267103189791496" calcext:value-type="float">
            <text:p>-0.27</text:p>
          </table:table-cell>
          <table:table-cell table:style-name="ce17" table:formula="of:=[.P52]/[.AA52]-1" office:value-type="float" office:value="0.971754328926815" calcext:value-type="float">
            <text:p>0.97</text:p>
          </table:table-cell>
          <table:table-cell table:style-name="ce17" table:formula="of:=[.Q52]/[.AB52]-1" office:value-type="float" office:value="0.682679105561364" calcext:value-type="float">
            <text:p>0.68</text:p>
          </table:table-cell>
          <table:table-cell table:style-name="ce17" table:formula="of:=[.R52]/[.AC52]-1" office:value-type="float" office:value="0.801506471521188" calcext:value-type="float">
            <text:p>0.80</text:p>
          </table:table-cell>
          <table:table-cell table:style-name="ce17" table:formula="of:=[.S52]/[.AD52]-1" office:value-type="float" office:value="0.826751049016558" calcext:value-type="float">
            <text:p>0.83</text:p>
          </table:table-cell>
          <table:table-cell table:style-name="ce17" table:formula="of:=[.T52]/[.AE52]-1" office:value-type="float" office:value="-0.273723245541089" calcext:value-type="float">
            <text:p>-0.27</text:p>
          </table:table-cell>
          <table:table-cell table:style-name="ce17" table:formula="of:=[.U52]/[.AF52]-1" office:value-type="float" office:value="0.876036556194657" calcext:value-type="float">
            <text:p>0.88</text:p>
          </table:table-cell>
          <table:table-cell table:style-name="ce17" table:formula="of:=[.V52]/[.AG52]-1" office:value-type="float" office:value="-0.180686701374928" calcext:value-type="float">
            <text:p>-0.18</text:p>
          </table:table-cell>
          <table:table-cell table:number-columns-repeated="4"/>
          <table:table-cell table:style-name="ce17" table:formula="of:=AVERAGE([.AI52:.AR52])" office:value-type="float" office:value="0.330381335991848" calcext:value-type="float">
            <text:p>0.33</text:p>
          </table:table-cell>
          <table:table-cell table:number-columns-repeated="975"/>
        </table:table-row>
        <table:table-row table:style-name="ro2">
          <table:table-cell table:style-name="ce32" office:value-type="float" office:value="49" calcext:value-type="float">
            <text:p>49</text:p>
          </table:table-cell>
          <table:table-cell table:style-name="ce37" office:value-type="float" office:value="1.79084712453094" calcext:value-type="float">
            <text:p>2</text:p>
          </table:table-cell>
          <table:table-cell table:style-name="ce42" office:value-type="float" office:value="1.76522692325124" calcext:value-type="float">
            <text:p>2</text:p>
          </table:table-cell>
          <table:table-cell table:style-name="ce42" office:value-type="float" office:value="2.2043200093759" calcext:value-type="float">
            <text:p>2</text:p>
          </table:table-cell>
          <table:table-cell table:style-name="ce42" office:value-type="float" office:value="2.11315126398286" calcext:value-type="float">
            <text:p>2</text:p>
          </table:table-cell>
          <table:table-cell table:style-name="ce42" office:value-type="float" office:value="1.58617815696851" calcext:value-type="float">
            <text:p>2</text:p>
          </table:table-cell>
          <table:table-cell table:style-name="ce42" office:value-type="float" office:value="2.12991622985583" calcext:value-type="float">
            <text:p>2</text:p>
          </table:table-cell>
          <table:table-cell table:style-name="ce42" office:value-type="float" office:value="1.34521656900842" calcext:value-type="float">
            <text:p>1</text:p>
          </table:table-cell>
          <table:table-cell table:style-name="ce42" office:value-type="float" office:value="1.68922613430096" calcext:value-type="float">
            <text:p>2</text:p>
          </table:table-cell>
          <table:table-cell table:style-name="ce42" office:value-type="float" office:value="1.64543281574264" calcext:value-type="float">
            <text:p>2</text:p>
          </table:table-cell>
          <table:table-cell table:style-name="ce48" office:value-type="float" office:value="1.44936463950887" calcext:value-type="float">
            <text:p>1</text:p>
          </table:table-cell>
          <table:table-cell/>
          <table:table-cell table:formula="of:=[.D52]*0.25+[.D53]*0.5+[.D54]*0.25" office:value-type="float" office:value="2.39573290200527" calcext:value-type="float">
            <text:p>2</text:p>
          </table:table-cell>
          <table:table-cell table:formula="of:=[.E52]*0.25+[.E53]*0.5+[.E54]*0.25" office:value-type="float" office:value="1.99281812386456" calcext:value-type="float">
            <text:p>2</text:p>
          </table:table-cell>
          <table:table-cell table:formula="of:=[.F52]*0.25+[.F53]*0.5+[.F54]*0.25" office:value-type="float" office:value="1.67797915795255" calcext:value-type="float">
            <text:p>2</text:p>
          </table:table-cell>
          <table:table-cell table:formula="of:=[.G52]*0.25+[.G53]*0.5+[.G54]*0.25" office:value-type="float" office:value="3.35969303804772" calcext:value-type="float">
            <text:p>3</text:p>
          </table:table-cell>
          <table:table-cell table:formula="of:=[.H52]*0.25+[.H53]*0.5+[.H54]*0.25" office:value-type="float" office:value="2.59631244224801" calcext:value-type="float">
            <text:p>3</text:p>
          </table:table-cell>
          <table:table-cell table:formula="of:=[.I52]*0.25+[.I53]*0.5+[.I54]*0.25" office:value-type="float" office:value="2.95088184327968" calcext:value-type="float">
            <text:p>3</text:p>
          </table:table-cell>
          <table:table-cell table:formula="of:=[.J52]*0.25+[.J53]*0.5+[.J54]*0.25" office:value-type="float" office:value="2.89060176232981" calcext:value-type="float">
            <text:p>3</text:p>
          </table:table-cell>
          <table:table-cell table:formula="of:=[.K52]*0.25+[.K53]*0.5+[.K54]*0.25" office:value-type="float" office:value="1.53418021275266" calcext:value-type="float">
            <text:p>2</text:p>
          </table:table-cell>
          <table:table-cell table:formula="of:=[.B52]*0.25+[.B53]*0.5+[.B54]*0.25" office:value-type="float" office:value="3.01409561573561" calcext:value-type="float">
            <text:p>3</text:p>
          </table:table-cell>
          <table:table-cell table:formula="of:=[.C52]*0.25+[.C53]*0.5+[.C54]*0.25" office:value-type="float" office:value="1.75844978532587" calcext:value-type="float">
            <text:p>2</text:p>
          </table:table-cell>
          <table:table-cell/>
          <table:table-cell table:formula="of:=(80-[.$A53])/14" office:value-type="float" office:value="2.21428571428571" calcext:value-type="float">
            <text:p>2</text:p>
          </table:table-cell>
          <table:table-cell table:formula="of:=(80-[.$A53])/14" office:value-type="float" office:value="2.21428571428571" calcext:value-type="float">
            <text:p>2</text:p>
          </table:table-cell>
          <table:table-cell table:formula="of:=(80-[.$A53])/14" office:value-type="float" office:value="2.21428571428571" calcext:value-type="float">
            <text:p>2</text:p>
          </table:table-cell>
          <table:table-cell table:formula="of:=(80-[.$A53])/14" office:value-type="float" office:value="2.21428571428571" calcext:value-type="float">
            <text:p>2</text:p>
          </table:table-cell>
          <table:table-cell table:formula="of:=(80-[.$A53])/14" office:value-type="float" office:value="2.21428571428571" calcext:value-type="float">
            <text:p>2</text:p>
          </table:table-cell>
          <table:table-cell table:formula="of:=(80-[.$A53])/14" office:value-type="float" office:value="2.21428571428571" calcext:value-type="float">
            <text:p>2</text:p>
          </table:table-cell>
          <table:table-cell table:formula="of:=(80-[.$A53])/14" office:value-type="float" office:value="2.21428571428571" calcext:value-type="float">
            <text:p>2</text:p>
          </table:table-cell>
          <table:table-cell table:formula="of:=(80-[.$A53])/14" office:value-type="float" office:value="2.21428571428571" calcext:value-type="float">
            <text:p>2</text:p>
          </table:table-cell>
          <table:table-cell table:formula="of:=(80-[.$A53])/14" office:value-type="float" office:value="2.21428571428571" calcext:value-type="float">
            <text:p>2</text:p>
          </table:table-cell>
          <table:table-cell table:formula="of:=(80-[.$A53])/14" office:value-type="float" office:value="2.21428571428571" calcext:value-type="float">
            <text:p>2</text:p>
          </table:table-cell>
          <table:table-cell/>
          <table:table-cell table:style-name="ce17" table:formula="of:=[.M53]/[.X53]-1" office:value-type="float" office:value="0.0819438912281849" calcext:value-type="float">
            <text:p>0.08</text:p>
          </table:table-cell>
          <table:table-cell table:style-name="ce17" table:formula="of:=[.N53]/[.Y53]-1" office:value-type="float" office:value="-0.100017621480522" calcext:value-type="float">
            <text:p>-0.10</text:p>
          </table:table-cell>
          <table:table-cell table:style-name="ce17" table:formula="of:=[.O53]/[.Z53]-1" office:value-type="float" office:value="-0.242202960924656" calcext:value-type="float">
            <text:p>-0.24</text:p>
          </table:table-cell>
          <table:table-cell table:style-name="ce17" table:formula="of:=[.P53]/[.AA53]-1" office:value-type="float" office:value="0.51728072686026" calcext:value-type="float">
            <text:p>0.52</text:p>
          </table:table-cell>
          <table:table-cell table:style-name="ce17" table:formula="of:=[.Q53]/[.AB53]-1" office:value-type="float" office:value="0.172528199724907" calcext:value-type="float">
            <text:p>0.17</text:p>
          </table:table-cell>
          <table:table-cell table:style-name="ce17" table:formula="of:=[.R53]/[.AC53]-1" office:value-type="float" office:value="0.332656316319853" calcext:value-type="float">
            <text:p>0.33</text:p>
          </table:table-cell>
          <table:table-cell table:style-name="ce17" table:formula="of:=[.S53]/[.AD53]-1" office:value-type="float" office:value="0.305433053955397" calcext:value-type="float">
            <text:p>0.31</text:p>
          </table:table-cell>
          <table:table-cell table:style-name="ce17" table:formula="of:=[.T53]/[.AE53]-1" office:value-type="float" office:value="-0.307144420047186" calcext:value-type="float">
            <text:p>-0.31</text:p>
          </table:table-cell>
          <table:table-cell table:style-name="ce17" table:formula="of:=[.U53]/[.AF53]-1" office:value-type="float" office:value="0.361204471622535" calcext:value-type="float">
            <text:p>0.36</text:p>
          </table:table-cell>
          <table:table-cell table:style-name="ce17" table:formula="of:=[.V53]/[.AG53]-1" office:value-type="float" office:value="-0.205861387272188" calcext:value-type="float">
            <text:p>-0.21</text:p>
          </table:table-cell>
          <table:table-cell table:number-columns-repeated="4"/>
          <table:table-cell table:style-name="ce17" table:formula="of:=AVERAGE([.AI53:.AR53])" office:value-type="float" office:value="0.0915820269986586" calcext:value-type="float">
            <text:p>0.09</text:p>
          </table:table-cell>
          <table:table-cell table:number-columns-repeated="975"/>
        </table:table-row>
        <table:table-row table:style-name="ro2">
          <table:table-cell table:style-name="ce32" office:value-type="float" office:value="50" calcext:value-type="float">
            <text:p>50</text:p>
          </table:table-cell>
          <table:table-cell table:style-name="ce37" office:value-type="float" office:value="1.73200210428647" calcext:value-type="float">
            <text:p>2</text:p>
          </table:table-cell>
          <table:table-cell table:style-name="ce42" office:value-type="float" office:value="1.64338312977772" calcext:value-type="float">
            <text:p>2</text:p>
          </table:table-cell>
          <table:table-cell table:style-name="ce42" office:value-type="float" office:value="2.55103539163709" calcext:value-type="float">
            <text:p>3</text:p>
          </table:table-cell>
          <table:table-cell table:style-name="ce42" office:value-type="float" office:value="1.9811606980228" calcext:value-type="float">
            <text:p>2</text:p>
          </table:table-cell>
          <table:table-cell table:style-name="ce42" office:value-type="float" office:value="1.89921331709772" calcext:value-type="float">
            <text:p>2</text:p>
          </table:table-cell>
          <table:table-cell table:style-name="ce42" office:value-type="float" office:value="2.31938608793606" calcext:value-type="float">
            <text:p>2</text:p>
          </table:table-cell>
          <table:table-cell table:style-name="ce42" office:value-type="float" office:value="1.45562771710371" calcext:value-type="float">
            <text:p>1</text:p>
          </table:table-cell>
          <table:table-cell table:style-name="ce42" office:value-type="float" office:value="1.98777561932607" calcext:value-type="float">
            <text:p>2</text:p>
          </table:table-cell>
          <table:table-cell table:style-name="ce42" office:value-type="float" office:value="1.56404157433717" calcext:value-type="float">
            <text:p>2</text:p>
          </table:table-cell>
          <table:table-cell table:style-name="ce48" office:value-type="float" office:value="1.59324360264401" calcext:value-type="float">
            <text:p>2</text:p>
          </table:table-cell>
          <table:table-cell/>
          <table:table-cell table:formula="of:=[.D53]*0.25+[.D54]*0.5+[.D55]*0.25" office:value-type="float" office:value="2.37197742162083" calcext:value-type="float">
            <text:p>2</text:p>
          </table:table-cell>
          <table:table-cell table:formula="of:=[.E53]*0.25+[.E54]*0.5+[.E55]*0.25" office:value-type="float" office:value="2.01178229399371" calcext:value-type="float">
            <text:p>2</text:p>
          </table:table-cell>
          <table:table-cell table:formula="of:=[.F53]*0.25+[.F54]*0.5+[.F55]*0.25" office:value-type="float" office:value="1.8374203043943" calcext:value-type="float">
            <text:p>2</text:p>
          </table:table-cell>
          <table:table-cell table:formula="of:=[.G53]*0.25+[.G54]*0.5+[.G55]*0.25" office:value-type="float" office:value="2.23152426502302" calcext:value-type="float">
            <text:p>2</text:p>
          </table:table-cell>
          <table:table-cell table:formula="of:=[.H53]*0.25+[.H54]*0.5+[.H55]*0.25" office:value-type="float" office:value="1.53203385625416" calcext:value-type="float">
            <text:p>2</text:p>
          </table:table-cell>
          <table:table-cell table:formula="of:=[.I53]*0.25+[.I54]*0.5+[.I55]*0.25" office:value-type="float" office:value="1.91278864178949" calcext:value-type="float">
            <text:p>2</text:p>
          </table:table-cell>
          <table:table-cell table:formula="of:=[.J53]*0.25+[.J54]*0.5+[.J55]*0.25" office:value-type="float" office:value="1.50857464894894" calcext:value-type="float">
            <text:p>2</text:p>
          </table:table-cell>
          <table:table-cell table:formula="of:=[.K53]*0.25+[.K54]*0.5+[.K55]*0.25" office:value-type="float" office:value="1.47066745143516" calcext:value-type="float">
            <text:p>1</text:p>
          </table:table-cell>
          <table:table-cell table:formula="of:=[.B53]*0.25+[.B54]*0.5+[.B55]*0.25" office:value-type="float" office:value="1.65146041759848" calcext:value-type="float">
            <text:p>2</text:p>
          </table:table-cell>
          <table:table-cell table:formula="of:=[.C53]*0.25+[.C54]*0.5+[.C55]*0.25" office:value-type="float" office:value="1.61251588013092" calcext:value-type="float">
            <text:p>2</text:p>
          </table:table-cell>
          <table:table-cell/>
          <table:table-cell table:formula="of:=(80-[.$A54])/14" office:value-type="float" office:value="2.14285714285714" calcext:value-type="float">
            <text:p>2</text:p>
          </table:table-cell>
          <table:table-cell table:formula="of:=(80-[.$A54])/14" office:value-type="float" office:value="2.14285714285714" calcext:value-type="float">
            <text:p>2</text:p>
          </table:table-cell>
          <table:table-cell table:formula="of:=(80-[.$A54])/14" office:value-type="float" office:value="2.14285714285714" calcext:value-type="float">
            <text:p>2</text:p>
          </table:table-cell>
          <table:table-cell table:formula="of:=(80-[.$A54])/14" office:value-type="float" office:value="2.14285714285714" calcext:value-type="float">
            <text:p>2</text:p>
          </table:table-cell>
          <table:table-cell table:formula="of:=(80-[.$A54])/14" office:value-type="float" office:value="2.14285714285714" calcext:value-type="float">
            <text:p>2</text:p>
          </table:table-cell>
          <table:table-cell table:formula="of:=(80-[.$A54])/14" office:value-type="float" office:value="2.14285714285714" calcext:value-type="float">
            <text:p>2</text:p>
          </table:table-cell>
          <table:table-cell table:formula="of:=(80-[.$A54])/14" office:value-type="float" office:value="2.14285714285714" calcext:value-type="float">
            <text:p>2</text:p>
          </table:table-cell>
          <table:table-cell table:formula="of:=(80-[.$A54])/14" office:value-type="float" office:value="2.14285714285714" calcext:value-type="float">
            <text:p>2</text:p>
          </table:table-cell>
          <table:table-cell table:formula="of:=(80-[.$A54])/14" office:value-type="float" office:value="2.14285714285714" calcext:value-type="float">
            <text:p>2</text:p>
          </table:table-cell>
          <table:table-cell table:formula="of:=(80-[.$A54])/14" office:value-type="float" office:value="2.14285714285714" calcext:value-type="float">
            <text:p>2</text:p>
          </table:table-cell>
          <table:table-cell/>
          <table:table-cell table:style-name="ce17" table:formula="of:=[.M54]/[.X54]-1" office:value-type="float" office:value="0.106922796756386" calcext:value-type="float">
            <text:p>0.11</text:p>
          </table:table-cell>
          <table:table-cell table:style-name="ce17" table:formula="of:=[.N54]/[.Y54]-1" office:value-type="float" office:value="-0.061168262802936" calcext:value-type="float">
            <text:p>-0.06</text:p>
          </table:table-cell>
          <table:table-cell table:style-name="ce17" table:formula="of:=[.O54]/[.Z54]-1" office:value-type="float" office:value="-0.142537191282658" calcext:value-type="float">
            <text:p>-0.14</text:p>
          </table:table-cell>
          <table:table-cell table:style-name="ce17" table:formula="of:=[.P54]/[.AA54]-1" office:value-type="float" office:value="0.0413779903440776" calcext:value-type="float">
            <text:p>0.04</text:p>
          </table:table-cell>
          <table:table-cell table:style-name="ce17" table:formula="of:=[.Q54]/[.AB54]-1" office:value-type="float" office:value="-0.285050867081393" calcext:value-type="float">
            <text:p>-0.29</text:p>
          </table:table-cell>
          <table:table-cell table:style-name="ce17" table:formula="of:=[.R54]/[.AC54]-1" office:value-type="float" office:value="-0.107365300498237" calcext:value-type="float">
            <text:p>-0.11</text:p>
          </table:table-cell>
          <table:table-cell table:style-name="ce17" table:formula="of:=[.S54]/[.AD54]-1" office:value-type="float" office:value="-0.295998497157162" calcext:value-type="float">
            <text:p>-0.30</text:p>
          </table:table-cell>
          <table:table-cell table:style-name="ce17" table:formula="of:=[.T54]/[.AE54]-1" office:value-type="float" office:value="-0.313688522663594" calcext:value-type="float">
            <text:p>-0.31</text:p>
          </table:table-cell>
          <table:table-cell table:style-name="ce17" table:formula="of:=[.U54]/[.AF54]-1" office:value-type="float" office:value="-0.229318471787374" calcext:value-type="float">
            <text:p>-0.23</text:p>
          </table:table-cell>
          <table:table-cell table:style-name="ce17" table:formula="of:=[.V54]/[.AG54]-1" office:value-type="float" office:value="-0.247492589272237" calcext:value-type="float">
            <text:p>-0.25</text:p>
          </table:table-cell>
          <table:table-cell table:number-columns-repeated="4"/>
          <table:table-cell table:style-name="ce17" table:formula="of:=AVERAGE([.AI54:.AR54])" office:value-type="float" office:value="-0.153431891544513" calcext:value-type="float">
            <text:p>-0.15</text:p>
          </table:table-cell>
          <table:table-cell table:number-columns-repeated="975"/>
        </table:table-row>
        <table:table-row table:style-name="ro2">
          <table:table-cell table:style-name="ce32" office:value-type="float" office:value="51" calcext:value-type="float">
            <text:p>51</text:p>
          </table:table-cell>
          <table:table-cell table:style-name="ce37" office:value-type="float" office:value="1.35099033729006" calcext:value-type="float">
            <text:p>1</text:p>
          </table:table-cell>
          <table:table-cell table:style-name="ce42" office:value-type="float" office:value="1.398070337717" calcext:value-type="float">
            <text:p>1</text:p>
          </table:table-cell>
          <table:table-cell table:style-name="ce42" office:value-type="float" office:value="2.18151889383322" calcext:value-type="float">
            <text:p>2</text:p>
          </table:table-cell>
          <table:table-cell table:style-name="ce42" office:value-type="float" office:value="1.97165651594637" calcext:value-type="float">
            <text:p>2</text:p>
          </table:table-cell>
          <table:table-cell table:style-name="ce42" office:value-type="float" office:value="1.96507642641327" calcext:value-type="float">
            <text:p>2</text:p>
          </table:table-cell>
          <table:table-cell table:style-name="ce42" office:value-type="float" office:value="2.15740865436415" calcext:value-type="float">
            <text:p>2</text:p>
          </table:table-cell>
          <table:table-cell table:style-name="ce42" office:value-type="float" office:value="1.87166342180081" calcext:value-type="float">
            <text:p>2</text:p>
          </table:table-cell>
          <table:table-cell table:style-name="ce42" office:value-type="float" office:value="1.98637719420486" calcext:value-type="float">
            <text:p>2</text:p>
          </table:table-cell>
          <table:table-cell table:style-name="ce42" office:value-type="float" office:value="1.26078263137877" calcext:value-type="float">
            <text:p>1</text:p>
          </table:table-cell>
          <table:table-cell table:style-name="ce48" office:value-type="float" office:value="1.24681796094374" calcext:value-type="float">
            <text:p>1</text:p>
          </table:table-cell>
          <table:table-cell/>
          <table:table-cell table:formula="of:=[.D54]*0.25+[.D55]*0.5+[.D56]*0.25" office:value-type="float" office:value="2.33449902845932" calcext:value-type="float">
            <text:p>2</text:p>
          </table:table-cell>
          <table:table-cell table:formula="of:=[.E54]*0.25+[.E55]*0.5+[.E56]*0.25" office:value-type="float" office:value="1.97851104737273" calcext:value-type="float">
            <text:p>2</text:p>
          </table:table-cell>
          <table:table-cell table:formula="of:=[.F54]*0.25+[.F55]*0.5+[.F56]*0.25" office:value-type="float" office:value="1.82165360361384" calcext:value-type="float">
            <text:p>2</text:p>
          </table:table-cell>
          <table:table-cell table:formula="of:=[.G54]*0.25+[.G55]*0.5+[.G56]*0.25" office:value-type="float" office:value="2.1372752998022" calcext:value-type="float">
            <text:p>2</text:p>
          </table:table-cell>
          <table:table-cell table:formula="of:=[.H54]*0.25+[.H55]*0.5+[.H56]*0.25" office:value-type="float" office:value="1.70997024145681" calcext:value-type="float">
            <text:p>2</text:p>
          </table:table-cell>
          <table:table-cell table:formula="of:=[.I54]*0.25+[.I55]*0.5+[.I56]*0.25" office:value-type="float" office:value="1.91919905866483" calcext:value-type="float">
            <text:p>2</text:p>
          </table:table-cell>
          <table:table-cell table:formula="of:=[.J54]*0.25+[.J55]*0.5+[.J56]*0.25" office:value-type="float" office:value="1.41439076389302" calcext:value-type="float">
            <text:p>1</text:p>
          </table:table-cell>
          <table:table-cell table:formula="of:=[.K54]*0.25+[.K55]*0.5+[.K56]*0.25" office:value-type="float" office:value="1.33549826647186" calcext:value-type="float">
            <text:p>1</text:p>
          </table:table-cell>
          <table:table-cell table:formula="of:=[.B54]*0.25+[.B55]*0.5+[.B56]*0.25" office:value-type="float" office:value="1.51743723217057" calcext:value-type="float">
            <text:p>2</text:p>
          </table:table-cell>
          <table:table-cell table:formula="of:=[.C54]*0.25+[.C55]*0.5+[.C56]*0.25" office:value-type="float" office:value="1.4512981153273" calcext:value-type="float">
            <text:p>1</text:p>
          </table:table-cell>
          <table:table-cell/>
          <table:table-cell table:formula="of:=(80-[.$A55])/14" office:value-type="float" office:value="2.07142857142857" calcext:value-type="float">
            <text:p>2</text:p>
          </table:table-cell>
          <table:table-cell table:formula="of:=(80-[.$A55])/14" office:value-type="float" office:value="2.07142857142857" calcext:value-type="float">
            <text:p>2</text:p>
          </table:table-cell>
          <table:table-cell table:formula="of:=(80-[.$A55])/14" office:value-type="float" office:value="2.07142857142857" calcext:value-type="float">
            <text:p>2</text:p>
          </table:table-cell>
          <table:table-cell table:formula="of:=(80-[.$A55])/14" office:value-type="float" office:value="2.07142857142857" calcext:value-type="float">
            <text:p>2</text:p>
          </table:table-cell>
          <table:table-cell table:formula="of:=(80-[.$A55])/14" office:value-type="float" office:value="2.07142857142857" calcext:value-type="float">
            <text:p>2</text:p>
          </table:table-cell>
          <table:table-cell table:formula="of:=(80-[.$A55])/14" office:value-type="float" office:value="2.07142857142857" calcext:value-type="float">
            <text:p>2</text:p>
          </table:table-cell>
          <table:table-cell table:formula="of:=(80-[.$A55])/14" office:value-type="float" office:value="2.07142857142857" calcext:value-type="float">
            <text:p>2</text:p>
          </table:table-cell>
          <table:table-cell table:formula="of:=(80-[.$A55])/14" office:value-type="float" office:value="2.07142857142857" calcext:value-type="float">
            <text:p>2</text:p>
          </table:table-cell>
          <table:table-cell table:formula="of:=(80-[.$A55])/14" office:value-type="float" office:value="2.07142857142857" calcext:value-type="float">
            <text:p>2</text:p>
          </table:table-cell>
          <table:table-cell table:formula="of:=(80-[.$A55])/14" office:value-type="float" office:value="2.07142857142857" calcext:value-type="float">
            <text:p>2</text:p>
          </table:table-cell>
          <table:table-cell/>
          <table:table-cell table:style-name="ce17" table:formula="of:=[.M55]/[.X55]-1" office:value-type="float" office:value="0.126999530980362" calcext:value-type="float">
            <text:p>0.13</text:p>
          </table:table-cell>
          <table:table-cell table:style-name="ce17" table:formula="of:=[.N55]/[.Y55]-1" office:value-type="float" office:value="-0.0448567357510948" calcext:value-type="float">
            <text:p>-0.04</text:p>
          </table:table-cell>
          <table:table-cell table:style-name="ce17" table:formula="of:=[.O55]/[.Z55]-1" office:value-type="float" office:value="-0.120581018945043" calcext:value-type="float">
            <text:p>-0.12</text:p>
          </table:table-cell>
          <table:table-cell table:style-name="ce17" table:formula="of:=[.P55]/[.AA55]-1" office:value-type="float" office:value="0.031788075766578" calcext:value-type="float">
            <text:p>0.03</text:p>
          </table:table-cell>
          <table:table-cell table:style-name="ce17" table:formula="of:=[.Q55]/[.AB55]-1" office:value-type="float" office:value="-0.174497124813956" calcext:value-type="float">
            <text:p>-0.17</text:p>
          </table:table-cell>
          <table:table-cell table:style-name="ce17" table:formula="of:=[.R55]/[.AC55]-1" office:value-type="float" office:value="-0.0734901096100812" calcext:value-type="float">
            <text:p>-0.07</text:p>
          </table:table-cell>
          <table:table-cell table:style-name="ce17" table:formula="of:=[.S55]/[.AD55]-1" office:value-type="float" office:value="-0.317190665706817" calcext:value-type="float">
            <text:p>-0.32</text:p>
          </table:table-cell>
          <table:table-cell table:style-name="ce17" table:formula="of:=[.T55]/[.AE55]-1" office:value-type="float" office:value="-0.355276698944619" calcext:value-type="float">
            <text:p>-0.36</text:p>
          </table:table-cell>
          <table:table-cell table:style-name="ce17" table:formula="of:=[.U55]/[.AF55]-1" office:value-type="float" office:value="-0.26744409481421" calcext:value-type="float">
            <text:p>-0.27</text:p>
          </table:table-cell>
          <table:table-cell table:style-name="ce17" table:formula="of:=[.V55]/[.AG55]-1" office:value-type="float" office:value="-0.299373323635097" calcext:value-type="float">
            <text:p>-0.30</text:p>
          </table:table-cell>
          <table:table-cell table:number-columns-repeated="4"/>
          <table:table-cell table:style-name="ce17" table:formula="of:=AVERAGE([.AI55:.AR55])" office:value-type="float" office:value="-0.149392216547398" calcext:value-type="float">
            <text:p>-0.15</text:p>
          </table:table-cell>
          <table:table-cell table:number-columns-repeated="975"/>
        </table:table-row>
        <table:table-row table:style-name="ro2">
          <table:table-cell table:style-name="ce32" office:value-type="float" office:value="52" calcext:value-type="float">
            <text:p>52</text:p>
          </table:table-cell>
          <table:table-cell table:style-name="ce37" office:value-type="float" office:value="1.63576614981568" calcext:value-type="float">
            <text:p>2</text:p>
          </table:table-cell>
          <table:table-cell table:style-name="ce42" office:value-type="float" office:value="1.36566865609747" calcext:value-type="float">
            <text:p>1</text:p>
          </table:table-cell>
          <table:table-cell table:style-name="ce42" office:value-type="float" office:value="2.42392293453374" calcext:value-type="float">
            <text:p>2</text:p>
          </table:table-cell>
          <table:table-cell table:style-name="ce42" office:value-type="float" office:value="1.98957045957538" calcext:value-type="float">
            <text:p>2</text:p>
          </table:table-cell>
          <table:table-cell table:style-name="ce42" office:value-type="float" office:value="1.4572482445311" calcext:value-type="float">
            <text:p>1</text:p>
          </table:table-cell>
          <table:table-cell table:style-name="ce42" office:value-type="float" office:value="1.91489780254444" calcext:value-type="float">
            <text:p>2</text:p>
          </table:table-cell>
          <table:table-cell table:style-name="ce42" office:value-type="float" office:value="1.6409264051219" calcext:value-type="float">
            <text:p>2</text:p>
          </table:table-cell>
          <table:table-cell table:style-name="ce42" office:value-type="float" office:value="1.71626622692354" calcext:value-type="float">
            <text:p>2</text:p>
          </table:table-cell>
          <table:table-cell table:style-name="ce42" office:value-type="float" office:value="1.57195621847738" calcext:value-type="float">
            <text:p>2</text:p>
          </table:table-cell>
          <table:table-cell table:style-name="ce48" office:value-type="float" office:value="1.25511354135595" calcext:value-type="float">
            <text:p>1</text:p>
          </table:table-cell>
          <table:table-cell/>
          <table:table-cell table:formula="of:=[.D55]*0.25+[.D56]*0.5+[.D57]*0.25" office:value-type="float" office:value="2.42662015039815" calcext:value-type="float">
            <text:p>2</text:p>
          </table:table-cell>
          <table:table-cell table:formula="of:=[.E55]*0.25+[.E56]*0.5+[.E57]*0.25" office:value-type="float" office:value="2.04149345099451" calcext:value-type="float">
            <text:p>2</text:p>
          </table:table-cell>
          <table:table-cell table:formula="of:=[.F55]*0.25+[.F56]*0.5+[.F57]*0.25" office:value-type="float" office:value="1.64918094370095" calcext:value-type="float">
            <text:p>2</text:p>
          </table:table-cell>
          <table:table-cell table:formula="of:=[.G55]*0.25+[.G56]*0.5+[.G57]*0.25" office:value-type="float" office:value="2.03168402232189" calcext:value-type="float">
            <text:p>2</text:p>
          </table:table-cell>
          <table:table-cell table:formula="of:=[.H55]*0.25+[.H56]*0.5+[.H57]*0.25" office:value-type="float" office:value="1.63501299850237" calcext:value-type="float">
            <text:p>2</text:p>
          </table:table-cell>
          <table:table-cell table:formula="of:=[.I55]*0.25+[.I56]*0.5+[.I57]*0.25" office:value-type="float" office:value="1.77775367236583" calcext:value-type="float">
            <text:p>2</text:p>
          </table:table-cell>
          <table:table-cell table:formula="of:=[.J55]*0.25+[.J56]*0.5+[.J57]*0.25" office:value-type="float" office:value="1.61666275287616" calcext:value-type="float">
            <text:p>2</text:p>
          </table:table-cell>
          <table:table-cell table:formula="of:=[.K55]*0.25+[.K56]*0.5+[.K57]*0.25" office:value-type="float" office:value="1.37828684381144" calcext:value-type="float">
            <text:p>1</text:p>
          </table:table-cell>
          <table:table-cell table:formula="of:=[.B55]*0.25+[.B56]*0.5+[.B57]*0.25" office:value-type="float" office:value="1.65183158197689" calcext:value-type="float">
            <text:p>2</text:p>
          </table:table-cell>
          <table:table-cell table:formula="of:=[.C55]*0.25+[.C56]*0.5+[.C57]*0.25" office:value-type="float" office:value="1.52934803167871" calcext:value-type="float">
            <text:p>2</text:p>
          </table:table-cell>
          <table:table-cell/>
          <table:table-cell table:formula="of:=(80-[.$A56])/14" office:value-type="float" office:value="2" calcext:value-type="float">
            <text:p>2</text:p>
          </table:table-cell>
          <table:table-cell table:formula="of:=(80-[.$A56])/14" office:value-type="float" office:value="2" calcext:value-type="float">
            <text:p>2</text:p>
          </table:table-cell>
          <table:table-cell table:formula="of:=(80-[.$A56])/14" office:value-type="float" office:value="2" calcext:value-type="float">
            <text:p>2</text:p>
          </table:table-cell>
          <table:table-cell table:formula="of:=(80-[.$A56])/14" office:value-type="float" office:value="2" calcext:value-type="float">
            <text:p>2</text:p>
          </table:table-cell>
          <table:table-cell table:formula="of:=(80-[.$A56])/14" office:value-type="float" office:value="2" calcext:value-type="float">
            <text:p>2</text:p>
          </table:table-cell>
          <table:table-cell table:formula="of:=(80-[.$A56])/14" office:value-type="float" office:value="2" calcext:value-type="float">
            <text:p>2</text:p>
          </table:table-cell>
          <table:table-cell table:formula="of:=(80-[.$A56])/14" office:value-type="float" office:value="2" calcext:value-type="float">
            <text:p>2</text:p>
          </table:table-cell>
          <table:table-cell table:formula="of:=(80-[.$A56])/14" office:value-type="float" office:value="2" calcext:value-type="float">
            <text:p>2</text:p>
          </table:table-cell>
          <table:table-cell table:formula="of:=(80-[.$A56])/14" office:value-type="float" office:value="2" calcext:value-type="float">
            <text:p>2</text:p>
          </table:table-cell>
          <table:table-cell table:formula="of:=(80-[.$A56])/14" office:value-type="float" office:value="2" calcext:value-type="float">
            <text:p>2</text:p>
          </table:table-cell>
          <table:table-cell/>
          <table:table-cell table:style-name="ce17" table:formula="of:=[.M56]/[.X56]-1" office:value-type="float" office:value="0.213310075199077" calcext:value-type="float">
            <text:p>0.21</text:p>
          </table:table-cell>
          <table:table-cell table:style-name="ce17" table:formula="of:=[.N56]/[.Y56]-1" office:value-type="float" office:value="0.0207467254972542" calcext:value-type="float">
            <text:p>0.02</text:p>
          </table:table-cell>
          <table:table-cell table:style-name="ce17" table:formula="of:=[.O56]/[.Z56]-1" office:value-type="float" office:value="-0.175409528149526" calcext:value-type="float">
            <text:p>-0.18</text:p>
          </table:table-cell>
          <table:table-cell table:style-name="ce17" table:formula="of:=[.P56]/[.AA56]-1" office:value-type="float" office:value="0.015842011160943" calcext:value-type="float">
            <text:p>0.02</text:p>
          </table:table-cell>
          <table:table-cell table:style-name="ce17" table:formula="of:=[.Q56]/[.AB56]-1" office:value-type="float" office:value="-0.182493500748813" calcext:value-type="float">
            <text:p>-0.18</text:p>
          </table:table-cell>
          <table:table-cell table:style-name="ce17" table:formula="of:=[.R56]/[.AC56]-1" office:value-type="float" office:value="-0.111123163817087" calcext:value-type="float">
            <text:p>-0.11</text:p>
          </table:table-cell>
          <table:table-cell table:style-name="ce17" table:formula="of:=[.S56]/[.AD56]-1" office:value-type="float" office:value="-0.191668623561921" calcext:value-type="float">
            <text:p>-0.19</text:p>
          </table:table-cell>
          <table:table-cell table:style-name="ce17" table:formula="of:=[.T56]/[.AE56]-1" office:value-type="float" office:value="-0.310856578094278" calcext:value-type="float">
            <text:p>-0.31</text:p>
          </table:table-cell>
          <table:table-cell table:style-name="ce17" table:formula="of:=[.U56]/[.AF56]-1" office:value-type="float" office:value="-0.174084209011554" calcext:value-type="float">
            <text:p>-0.17</text:p>
          </table:table-cell>
          <table:table-cell table:style-name="ce17" table:formula="of:=[.V56]/[.AG56]-1" office:value-type="float" office:value="-0.235325984160643" calcext:value-type="float">
            <text:p>-0.24</text:p>
          </table:table-cell>
          <table:table-cell table:number-columns-repeated="4"/>
          <table:table-cell table:style-name="ce17" table:formula="of:=AVERAGE([.AI56:.AR56])" office:value-type="float" office:value="-0.113106277568655" calcext:value-type="float">
            <text:p>-0.11</text:p>
          </table:table-cell>
          <table:table-cell table:number-columns-repeated="975"/>
        </table:table-row>
        <table:table-row table:style-name="ro2">
          <table:table-cell table:style-name="ce32" office:value-type="float" office:value="53" calcext:value-type="float">
            <text:p>53</text:p>
          </table:table-cell>
          <table:table-cell table:style-name="ce37" office:value-type="float" office:value="1.98480369098616" calcext:value-type="float">
            <text:p>2</text:p>
          </table:table-cell>
          <table:table-cell table:style-name="ce42" office:value-type="float" office:value="1.98798447680291" calcext:value-type="float">
            <text:p>2</text:p>
          </table:table-cell>
          <table:table-cell table:style-name="ce42" office:value-type="float" office:value="2.6771158386919" calcext:value-type="float">
            <text:p>3</text:p>
          </table:table-cell>
          <table:table-cell table:style-name="ce42" office:value-type="float" office:value="2.2151763688809" calcext:value-type="float">
            <text:p>2</text:p>
          </table:table-cell>
          <table:table-cell table:style-name="ce42" office:value-type="float" office:value="1.71715085932832" calcext:value-type="float">
            <text:p>2</text:p>
          </table:table-cell>
          <table:table-cell table:style-name="ce42" office:value-type="float" office:value="2.13953182983451" calcext:value-type="float">
            <text:p>2</text:p>
          </table:table-cell>
          <table:table-cell table:style-name="ce42" office:value-type="float" office:value="1.38653576196488" calcext:value-type="float">
            <text:p>1</text:p>
          </table:table-cell>
          <table:table-cell table:style-name="ce42" office:value-type="float" office:value="1.69210504141136" calcext:value-type="float">
            <text:p>2</text:p>
          </table:table-cell>
          <table:table-cell table:style-name="ce42" office:value-type="float" office:value="2.06195594317111" calcext:value-type="float">
            <text:p>2</text:p>
          </table:table-cell>
          <table:table-cell table:style-name="ce48" office:value-type="float" office:value="1.75610233159013" calcext:value-type="float">
            <text:p>2</text:p>
          </table:table-cell>
          <table:table-cell/>
          <table:table-cell table:formula="of:=[.D56]*0.25+[.D57]*0.5+[.D58]*0.25" office:value-type="float" office:value="3.29262989395021" calcext:value-type="float">
            <text:p>3</text:p>
          </table:table-cell>
          <table:table-cell table:formula="of:=[.E56]*0.25+[.E57]*0.5+[.E58]*0.25" office:value-type="float" office:value="2.14680830578352" calcext:value-type="float">
            <text:p>2</text:p>
          </table:table-cell>
          <table:table-cell table:formula="of:=[.F56]*0.25+[.F57]*0.5+[.F58]*0.25" office:value-type="float" office:value="1.64670173360634" calcext:value-type="float">
            <text:p>2</text:p>
          </table:table-cell>
          <table:table-cell table:formula="of:=[.G56]*0.25+[.G57]*0.5+[.G58]*0.25" office:value-type="float" office:value="2.06446021145823" calcext:value-type="float">
            <text:p>2</text:p>
          </table:table-cell>
          <table:table-cell table:formula="of:=[.H56]*0.25+[.H57]*0.5+[.H58]*0.25" office:value-type="float" office:value="1.43660699979304" calcext:value-type="float">
            <text:p>1</text:p>
          </table:table-cell>
          <table:table-cell table:formula="of:=[.I56]*0.25+[.I57]*0.5+[.I58]*0.25" office:value-type="float" office:value="1.66745622764723" calcext:value-type="float">
            <text:p>2</text:p>
          </table:table-cell>
          <table:table-cell table:formula="of:=[.J56]*0.25+[.J57]*0.5+[.J58]*0.25" office:value-type="float" office:value="1.78732552282721" calcext:value-type="float">
            <text:p>2</text:p>
          </table:table-cell>
          <table:table-cell table:formula="of:=[.K56]*0.25+[.K57]*0.5+[.K58]*0.25" office:value-type="float" office:value="1.52195607597705" calcext:value-type="float">
            <text:p>2</text:p>
          </table:table-cell>
          <table:table-cell table:formula="of:=[.B56]*0.25+[.B57]*0.5+[.B58]*0.25" office:value-type="float" office:value="1.77144001099713" calcext:value-type="float">
            <text:p>2</text:p>
          </table:table-cell>
          <table:table-cell table:formula="of:=[.C56]*0.25+[.C57]*0.5+[.C58]*0.25" office:value-type="float" office:value="1.66634031982811" calcext:value-type="float">
            <text:p>2</text:p>
          </table:table-cell>
          <table:table-cell/>
          <table:table-cell table:formula="of:=(80-[.$A57])/14" office:value-type="float" office:value="1.92857142857143" calcext:value-type="float">
            <text:p>2</text:p>
          </table:table-cell>
          <table:table-cell table:formula="of:=(80-[.$A57])/14" office:value-type="float" office:value="1.92857142857143" calcext:value-type="float">
            <text:p>2</text:p>
          </table:table-cell>
          <table:table-cell table:formula="of:=(80-[.$A57])/14" office:value-type="float" office:value="1.92857142857143" calcext:value-type="float">
            <text:p>2</text:p>
          </table:table-cell>
          <table:table-cell table:formula="of:=(80-[.$A57])/14" office:value-type="float" office:value="1.92857142857143" calcext:value-type="float">
            <text:p>2</text:p>
          </table:table-cell>
          <table:table-cell table:formula="of:=(80-[.$A57])/14" office:value-type="float" office:value="1.92857142857143" calcext:value-type="float">
            <text:p>2</text:p>
          </table:table-cell>
          <table:table-cell table:formula="of:=(80-[.$A57])/14" office:value-type="float" office:value="1.92857142857143" calcext:value-type="float">
            <text:p>2</text:p>
          </table:table-cell>
          <table:table-cell table:formula="of:=(80-[.$A57])/14" office:value-type="float" office:value="1.92857142857143" calcext:value-type="float">
            <text:p>2</text:p>
          </table:table-cell>
          <table:table-cell table:formula="of:=(80-[.$A57])/14" office:value-type="float" office:value="1.92857142857143" calcext:value-type="float">
            <text:p>2</text:p>
          </table:table-cell>
          <table:table-cell table:formula="of:=(80-[.$A57])/14" office:value-type="float" office:value="1.92857142857143" calcext:value-type="float">
            <text:p>2</text:p>
          </table:table-cell>
          <table:table-cell table:formula="of:=(80-[.$A57])/14" office:value-type="float" office:value="1.92857142857143" calcext:value-type="float">
            <text:p>2</text:p>
          </table:table-cell>
          <table:table-cell/>
          <table:table-cell table:style-name="ce17" table:formula="of:=[.M57]/[.X57]-1" office:value-type="float" office:value="0.707289574640852" calcext:value-type="float">
            <text:p>0.71</text:p>
          </table:table-cell>
          <table:table-cell table:style-name="ce17" table:formula="of:=[.N57]/[.Y57]-1" office:value-type="float" office:value="0.113159862258121" calcext:value-type="float">
            <text:p>0.11</text:p>
          </table:table-cell>
          <table:table-cell table:style-name="ce17" table:formula="of:=[.O57]/[.Z57]-1" office:value-type="float" office:value="-0.146154656648565" calcext:value-type="float">
            <text:p>-0.15</text:p>
          </table:table-cell>
          <table:table-cell table:style-name="ce17" table:formula="of:=[.P57]/[.AA57]-1" office:value-type="float" office:value="0.0704608503857489" calcext:value-type="float">
            <text:p>0.07</text:p>
          </table:table-cell>
          <table:table-cell table:style-name="ce17" table:formula="of:=[.Q57]/[.AB57]-1" office:value-type="float" office:value="-0.255092666773978" calcext:value-type="float">
            <text:p>-0.26</text:p>
          </table:table-cell>
          <table:table-cell table:style-name="ce17" table:formula="of:=[.R57]/[.AC57]-1" office:value-type="float" office:value="-0.135393067145881" calcext:value-type="float">
            <text:p>-0.14</text:p>
          </table:table-cell>
          <table:table-cell table:style-name="ce17" table:formula="of:=[.S57]/[.AD57]-1" office:value-type="float" office:value="-0.0732386177932992" calcext:value-type="float">
            <text:p>-0.07</text:p>
          </table:table-cell>
          <table:table-cell table:style-name="ce17" table:formula="of:=[.T57]/[.AE57]-1" office:value-type="float" office:value="-0.210837590234121" calcext:value-type="float">
            <text:p>-0.21</text:p>
          </table:table-cell>
          <table:table-cell table:style-name="ce17" table:formula="of:=[.U57]/[.AF57]-1" office:value-type="float" office:value="-0.0814755498533392" calcext:value-type="float">
            <text:p>-0.08</text:p>
          </table:table-cell>
          <table:table-cell table:style-name="ce17" table:formula="of:=[.V57]/[.AG57]-1" office:value-type="float" office:value="-0.135971686015056" calcext:value-type="float">
            <text:p>-0.14</text:p>
          </table:table-cell>
          <table:table-cell table:number-columns-repeated="4"/>
          <table:table-cell table:style-name="ce17" table:formula="of:=AVERAGE([.AI57:.AR57])" office:value-type="float" office:value="-0.0147253547179516" calcext:value-type="float">
            <text:p>-0.01</text:p>
          </table:table-cell>
          <table:table-cell table:number-columns-repeated="975"/>
        </table:table-row>
        <table:table-row table:style-name="ro2">
          <table:table-cell table:style-name="ce33" office:value-type="float" office:value="54" calcext:value-type="float">
            <text:p>54</text:p>
          </table:table-cell>
          <table:table-cell table:style-name="ce38" office:value-type="float" office:value="1.48038651220053" calcext:value-type="float">
            <text:p>1</text:p>
          </table:table-cell>
          <table:table-cell table:style-name="ce43" office:value-type="float" office:value="1.32372366960914" calcext:value-type="float">
            <text:p>1</text:p>
          </table:table-cell>
          <table:table-cell table:style-name="ce43" office:value-type="float" office:value="5.39236496388331" calcext:value-type="float">
            <text:p>5</text:p>
          </table:table-cell>
          <table:table-cell table:style-name="ce43" office:value-type="float" office:value="2.16731002579689" calcext:value-type="float">
            <text:p>2</text:p>
          </table:table-cell>
          <table:table-cell table:style-name="ce43" office:value-type="float" office:value="1.69525697123761" calcext:value-type="float">
            <text:p>2</text:p>
          </table:table-cell>
          <table:table-cell table:style-name="ce43" office:value-type="float" office:value="2.06387938361945" calcext:value-type="float">
            <text:p>2</text:p>
          </table:table-cell>
          <table:table-cell table:style-name="ce43" office:value-type="float" office:value="1.33243007012051" calcext:value-type="float">
            <text:p>1</text:p>
          </table:table-cell>
          <table:table-cell table:style-name="ce43" office:value-type="float" office:value="1.56934860084265" calcext:value-type="float">
            <text:p>2</text:p>
          </table:table-cell>
          <table:table-cell table:style-name="ce43" office:value-type="float" office:value="1.45343398648924" calcext:value-type="float">
            <text:p>1</text:p>
          </table:table-cell>
          <table:table-cell table:style-name="ce50" office:value-type="float" office:value="1.320506099372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34"/>
          <table:table-cell table:style-name="Default" table:number-columns-repeated="10"/>
          <table:table-cell table:number-columns-repeated="980"/>
        </table:table-row>
        <table:table-row table:style-name="ro2">
          <table:table-cell table:number-columns-repeated="34"/>
          <table:table-cell table:style-name="ce51" office:value-type="string" calcext:value-type="string">
            <text:p>Average Remainder</text:p>
          </table:table-cell>
          <table:table-cell table:number-columns-repeated="989"/>
        </table:table-row>
        <table:table-row table:style-name="ro2">
          <table:table-cell table:number-columns-repeated="34"/>
          <table:table-cell office:value-type="string" calcext:value-type="string">
            <text:p>Shallow</text:p>
          </table:table-cell>
          <table:table-cell table:number-columns-repeated="989"/>
        </table:table-row>
        <table:table-row table:style-name="ro2">
          <table:table-cell table:number-columns-repeated="33"/>
          <table:table-cell office:value-type="string" calcext:value-type="string">
            <text:p>Delt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80"/>
        </table:table-row>
        <table:table-row table:style-name="ro2">
          <table:table-cell table:number-columns-repeated="33"/>
          <table:table-cell office:value-type="float" office:value="2" calcext:value-type="float">
            <text:p>2</text:p>
          </table:table-cell>
          <table:table-cell table:style-name="Default" table:formula="of:=AVERAGE([.AI6:.AI57])" office:value-type="float" office:value="0.135483729479932" calcext:value-type="float">
            <text:p>0.1354837295</text:p>
          </table:table-cell>
          <table:table-cell table:style-name="Default" table:formula="of:=AVERAGE([.AJ6:.AJ57])" office:value-type="float" office:value="-0.0531277544361159" calcext:value-type="float">
            <text:p>-0.0531277544</text:p>
          </table:table-cell>
          <table:table-cell table:style-name="Default" table:formula="of:=AVERAGE([.AK6:.AK57])" office:value-type="float" office:value="-0.171188192723917" calcext:value-type="float">
            <text:p>-0.1711881927</text:p>
          </table:table-cell>
          <table:table-cell table:style-name="Default" table:formula="of:=AVERAGE([.AM6:.AM57])" office:value-type="float" office:value="-0.188122988424001" calcext:value-type="float">
            <text:p>-0.1881229884</text:p>
          </table:table-cell>
          <table:table-cell table:style-name="Default" table:number-columns-repeated="6"/>
          <table:table-cell table:number-columns-repeated="980"/>
        </table:table-row>
        <table:table-row table:style-name="ro2">
          <table:table-cell table:number-columns-repeated="33"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formula="of:=AVERAGE([.AL6:.AL57])" office:value-type="float" office:value="0.090854912089785" calcext:value-type="float">
            <text:p>0.0908549121</text:p>
          </table:table-cell>
          <table:table-cell table:style-name="Default" table:formula="of:=AVERAGE([.AN6:.AN57])" office:value-type="float" office:value="-0.00386832531612608" calcext:value-type="float">
            <text:p>-0.0038683253</text:p>
          </table:table-cell>
          <table:table-cell table:style-name="Default" table:formula="of:=AVERAGE([.AO6:.AO57])" office:value-type="float" office:value="-0.0851851602401509" calcext:value-type="float">
            <text:p>-0.0851851602</text:p>
          </table:table-cell>
          <table:table-cell table:style-name="Default" table:formula="of:=AVERAGE([.AP6:.AP57])" office:value-type="float" office:value="-0.184141185996583" calcext:value-type="float">
            <text:p>-0.184141186</text:p>
          </table:table-cell>
          <table:table-cell table:style-name="Default" table:number-columns-repeated="2"/>
          <table:table-cell table:number-columns-repeated="982"/>
        </table:table-row>
        <table:table-row table:style-name="ro2"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 table:formula="of:=AVERAGE([.AQ6:.AQ57])" office:value-type="float" office:value="0.0081829927586423" calcext:value-type="float">
            <text:p>0.0081829928</text:p>
          </table:table-cell>
          <table:table-cell table:style-name="Default" table:formula="of:=AVERAGE([.AR6:.AR57])" office:value-type="float" office:value="-0.0906447991424283" calcext:value-type="float">
            <text:p>-0.0906447991</text:p>
          </table:table-cell>
          <table:table-cell table:style-name="Default" table:number-columns-repeated="4"/>
          <table:table-cell table:number-columns-repeated="98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3"/>
          <table:table-cell office:value-type="string" calcext:value-type="string">
            <text:p>Del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table:number-columns-repeated="33"/>
          <table:table-cell office:value-type="float" office:value="2" calcext:value-type="float">
            <text:p>2</text:p>
          </table:table-cell>
          <table:table-cell table:style-name="ce17" office:value-type="float" office:value="0.5285166383" calcext:value-type="float">
            <text:p>0.53</text:p>
          </table:table-cell>
          <table:table-cell table:style-name="ce17" office:value-type="float" office:value="-0.1651808084" calcext:value-type="float">
            <text:p>-0.17</text:p>
          </table:table-cell>
          <table:table-cell table:style-name="ce17" office:value-type="float" office:value="-0.5806488586" calcext:value-type="float">
            <text:p>-0.58</text:p>
          </table:table-cell>
          <table:table-cell table:style-name="ce17" office:value-type="float" office:value="-0.6736566266" calcext:value-type="float">
            <text:p>-0.67</text:p>
          </table:table-cell>
          <table:table-cell table:style-name="ce17" table:number-columns-repeated="2"/>
          <table:table-cell table:number-columns-repeated="984"/>
        </table:table-row>
        <table:table-row table:style-name="ro2">
          <table:table-cell table:number-columns-repeated="33"/>
          <table:table-cell office:value-type="float" office:value="4" calcext:value-type="float">
            <text:p>4</text:p>
          </table:table-cell>
          <table:table-cell table:style-name="ce17" table:number-columns-repeated="2"/>
          <table:table-cell table:style-name="ce17" office:value-type="float" office:value="0.3488041076" calcext:value-type="float">
            <text:p>0.35</text:p>
          </table:table-cell>
          <table:table-cell table:style-name="ce17" office:value-type="float" office:value="0.0170300922" calcext:value-type="float">
            <text:p>0.02</text:p>
          </table:table-cell>
          <table:table-cell table:style-name="ce17" office:value-type="float" office:value="-0.2729442843" calcext:value-type="float">
            <text:p>-0.27</text:p>
          </table:table-cell>
          <table:table-cell table:style-name="ce17" office:value-type="float" office:value="-0.566252409" calcext:value-type="float">
            <text:p>-0.57</text:p>
          </table:table-cell>
          <table:table-cell table:number-columns-repeated="984"/>
        </table:table-row>
        <table:table-row table:style-name="ro2">
          <table:table-cell table:number-columns-repeated="33"/>
          <table:table-cell office:value-type="float" office:value="6" calcext:value-type="float">
            <text:p>6</text:p>
          </table:table-cell>
          <table:table-cell table:style-name="ce17" table:number-columns-repeated="4"/>
          <table:table-cell table:style-name="ce17" office:value-type="float" office:value="0.0715035871" calcext:value-type="float">
            <text:p>0.07</text:p>
          </table:table-cell>
          <table:table-cell table:style-name="ce17" office:value-type="float" office:value="-0.225883755" calcext:value-type="float">
            <text:p>-0.23</text:p>
          </table:table-cell>
          <table:table-cell table:number-columns-repeated="984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Pivot Table_Sheet1_1'.A1:'Pivot Table_Sheet1_1'.K58" table:buttons="'Pivot Table_Sheet1_1'.A1 'Pivot Table_Sheet1_1'.A4 'Pivot Table_Sheet1_1'.B3" table:grand-total="none">
          <table:source-cell-range table:cell-range-address="Sheet1.A2:Sheet1.B542"/>
          <table:data-pilot-field table:source-field-name="cut pair" table:orientation="column" table:used-hierarchy="0" table:function="auto">
            <table:data-pilot-level table:show-empty="false">
              <table:data-pilot-members>
                <table:data-pilot-member table:name="04/10/13" table:display="true" table:show-details="true"/>
                <table:data-pilot-member table:name="05/11/13" table:display="true" table:show-details="true"/>
                <table:data-pilot-member table:name=" 0/ 2" table:display="true" table:show-details="true"/>
                <table:data-pilot-member table:name=" 1/ 3" table:display="true" table:show-details="true"/>
                <table:data-pilot-member table:name=" 2/ 4" table:display="true" table:show-details="true"/>
                <table:data-pilot-member table:name=" 2/ 6" table:display="true" table:show-details="true"/>
                <table:data-pilot-member table:name=" 3/ 5" table:display="true" table:show-details="true"/>
                <table:data-pilot-member table:name=" 3/ 7" table:display="true" table:show-details="true"/>
                <table:data-pilot-member table:name=" 4/ 8" table:display="true" table:show-details="true"/>
                <table:data-pilot-member table:name=" 5/ 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mpty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err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.2468179609" table:display="true" table:show-details="true"/>
                <table:data-pilot-member table:name="1.2551135414" table:display="true" table:show-details="true"/>
                <table:data-pilot-member table:name="1.2607826314" table:display="true" table:show-details="true"/>
                <table:data-pilot-member table:name="1.3205060994" table:display="true" table:show-details="true"/>
                <table:data-pilot-member table:name="1.3237236696" table:display="true" table:show-details="true"/>
                <table:data-pilot-member table:name="1.3324300701" table:display="true" table:show-details="true"/>
                <table:data-pilot-member table:name="1.345216569" table:display="true" table:show-details="true"/>
                <table:data-pilot-member table:name="1.3509903373" table:display="true" table:show-details="true"/>
                <table:data-pilot-member table:name="1.3656686561" table:display="true" table:show-details="true"/>
                <table:data-pilot-member table:name="1.386535762" table:display="true" table:show-details="true"/>
                <table:data-pilot-member table:name="1.3980703377" table:display="true" table:show-details="true"/>
                <table:data-pilot-member table:name="1.4159938734" table:display="true" table:show-details="true"/>
                <table:data-pilot-member table:name="1.4493646395" table:display="true" table:show-details="true"/>
                <table:data-pilot-member table:name="1.4534339865" table:display="true" table:show-details="true"/>
                <table:data-pilot-member table:name="1.4556277171" table:display="true" table:show-details="true"/>
                <table:data-pilot-member table:name="1.4572482445" table:display="true" table:show-details="true"/>
                <table:data-pilot-member table:name="1.4803865122" table:display="true" table:show-details="true"/>
                <table:data-pilot-member table:name="1.5609002827" table:display="true" table:show-details="true"/>
                <table:data-pilot-member table:name="1.5640415743" table:display="true" table:show-details="true"/>
                <table:data-pilot-member table:name="1.5693486008" table:display="true" table:show-details="true"/>
                <table:data-pilot-member table:name="1.5719562185" table:display="true" table:show-details="true"/>
                <table:data-pilot-member table:name="1.586178157" table:display="true" table:show-details="true"/>
                <table:data-pilot-member table:name="1.5877863577" table:display="true" table:show-details="true"/>
                <table:data-pilot-member table:name="1.5932436026" table:display="true" table:show-details="true"/>
                <table:data-pilot-member table:name="1.6357661498" table:display="true" table:show-details="true"/>
                <table:data-pilot-member table:name="1.6403470008" table:display="true" table:show-details="true"/>
                <table:data-pilot-member table:name="1.6409264051" table:display="true" table:show-details="true"/>
                <table:data-pilot-member table:name="1.641291374" table:display="true" table:show-details="true"/>
                <table:data-pilot-member table:name="1.6433831298" table:display="true" table:show-details="true"/>
                <table:data-pilot-member table:name="1.6447479693" table:display="true" table:show-details="true"/>
                <table:data-pilot-member table:name="1.6454328157" table:display="true" table:show-details="true"/>
                <table:data-pilot-member table:name="1.6570128719" table:display="true" table:show-details="true"/>
                <table:data-pilot-member table:name="1.6841558499" table:display="true" table:show-details="true"/>
                <table:data-pilot-member table:name="1.6892261343" table:display="true" table:show-details="true"/>
                <table:data-pilot-member table:name="1.6921050414" table:display="true" table:show-details="true"/>
                <table:data-pilot-member table:name="1.6933584009" table:display="true" table:show-details="true"/>
                <table:data-pilot-member table:name="1.6952569712" table:display="true" table:show-details="true"/>
                <table:data-pilot-member table:name="1.7012072134" table:display="true" table:show-details="true"/>
                <table:data-pilot-member table:name="1.7162662269" table:display="true" table:show-details="true"/>
                <table:data-pilot-member table:name="1.7167681918" table:display="true" table:show-details="true"/>
                <table:data-pilot-member table:name="1.7171508593" table:display="true" table:show-details="true"/>
                <table:data-pilot-member table:name="1.7320021043" table:display="true" table:show-details="true"/>
                <table:data-pilot-member table:name="1.7326154029" table:display="true" table:show-details="true"/>
                <table:data-pilot-member table:name="1.7337674187" table:display="true" table:show-details="true"/>
                <table:data-pilot-member table:name="1.7561023316" table:display="true" table:show-details="true"/>
                <table:data-pilot-member table:name="1.7638092695" table:display="true" table:show-details="true"/>
                <table:data-pilot-member table:name="1.7652269233" table:display="true" table:show-details="true"/>
                <table:data-pilot-member table:name="1.7736633087" table:display="true" table:show-details="true"/>
                <table:data-pilot-member table:name="1.7789601613" table:display="true" table:show-details="true"/>
                <table:data-pilot-member table:name="1.7908471245" table:display="true" table:show-details="true"/>
                <table:data-pilot-member table:name="1.7921076524" table:display="true" table:show-details="true"/>
                <table:data-pilot-member table:name="1.7987358879" table:display="true" table:show-details="true"/>
                <table:data-pilot-member table:name="1.8203950651" table:display="true" table:show-details="true"/>
                <table:data-pilot-member table:name="1.8338986777" table:display="true" table:show-details="true"/>
                <table:data-pilot-member table:name="1.8369599539" table:display="true" table:show-details="true"/>
                <table:data-pilot-member table:name="1.8382560651" table:display="true" table:show-details="true"/>
                <table:data-pilot-member table:name="1.859962165" table:display="true" table:show-details="true"/>
                <table:data-pilot-member table:name="1.8716634218" table:display="true" table:show-details="true"/>
                <table:data-pilot-member table:name="1.8761148843" table:display="true" table:show-details="true"/>
                <table:data-pilot-member table:name="1.8992133171" table:display="true" table:show-details="true"/>
                <table:data-pilot-member table:name="1.9001108071" table:display="true" table:show-details="true"/>
                <table:data-pilot-member table:name="1.901384034" table:display="true" table:show-details="true"/>
                <table:data-pilot-member table:name="1.905589947" table:display="true" table:show-details="true"/>
                <table:data-pilot-member table:name="1.9070912064" table:display="true" table:show-details="true"/>
                <table:data-pilot-member table:name="1.9148978025" table:display="true" table:show-details="true"/>
                <table:data-pilot-member table:name="1.9182383187" table:display="true" table:show-details="true"/>
                <table:data-pilot-member table:name="1.9492349819" table:display="true" table:show-details="true"/>
                <table:data-pilot-member table:name="1.9650764264" table:display="true" table:show-details="true"/>
                <table:data-pilot-member table:name="1.9653912509" table:display="true" table:show-details="true"/>
                <table:data-pilot-member table:name="1.9701336802" table:display="true" table:show-details="true"/>
                <table:data-pilot-member table:name="1.9716565159" table:display="true" table:show-details="true"/>
                <table:data-pilot-member table:name="1.9749380016" table:display="true" table:show-details="true"/>
                <table:data-pilot-member table:name="1.9779204419" table:display="true" table:show-details="true"/>
                <table:data-pilot-member table:name="1.981160698" table:display="true" table:show-details="true"/>
                <table:data-pilot-member table:name="1.984803691" table:display="true" table:show-details="true"/>
                <table:data-pilot-member table:name="1.9863771942" table:display="true" table:show-details="true"/>
                <table:data-pilot-member table:name="1.986988889" table:display="true" table:show-details="true"/>
                <table:data-pilot-member table:name="1.9877756193" table:display="true" table:show-details="true"/>
                <table:data-pilot-member table:name="1.9879844768" table:display="true" table:show-details="true"/>
                <table:data-pilot-member table:name="1.9895704596" table:display="true" table:show-details="true"/>
                <table:data-pilot-member table:name="1.9997266264" table:display="true" table:show-details="true"/>
                <table:data-pilot-member table:name="2.001285431" table:display="true" table:show-details="true"/>
                <table:data-pilot-member table:name="2.0057131913" table:display="true" table:show-details="true"/>
                <table:data-pilot-member table:name="2.0099130935" table:display="true" table:show-details="true"/>
                <table:data-pilot-member table:name="2.0215319975" table:display="true" table:show-details="true"/>
                <table:data-pilot-member table:name="2.0221533624" table:display="true" table:show-details="true"/>
                <table:data-pilot-member table:name="2.0236175198" table:display="true" table:show-details="true"/>
                <table:data-pilot-member table:name="2.0360850637" table:display="true" table:show-details="true"/>
                <table:data-pilot-member table:name="2.0472204894" table:display="true" table:show-details="true"/>
                <table:data-pilot-member table:name="2.0619559432" table:display="true" table:show-details="true"/>
                <table:data-pilot-member table:name="2.0638793836" table:display="true" table:show-details="true"/>
                <table:data-pilot-member table:name="2.0732581543" table:display="true" table:show-details="true"/>
                <table:data-pilot-member table:name="2.0778354531" table:display="true" table:show-details="true"/>
                <table:data-pilot-member table:name="2.0969659195" table:display="true" table:show-details="true"/>
                <table:data-pilot-member table:name="2.099010948" table:display="true" table:show-details="true"/>
                <table:data-pilot-member table:name="2.1086723553" table:display="true" table:show-details="true"/>
                <table:data-pilot-member table:name="2.113151264" table:display="true" table:show-details="true"/>
                <table:data-pilot-member table:name="2.1299162299" table:display="true" table:show-details="true"/>
                <table:data-pilot-member table:name="2.1321635938" table:display="true" table:show-details="true"/>
                <table:data-pilot-member table:name="2.1373516174" table:display="true" table:show-details="true"/>
                <table:data-pilot-member table:name="2.1374857051" table:display="true" table:show-details="true"/>
                <table:data-pilot-member table:name="2.1395318298" table:display="true" table:show-details="true"/>
                <table:data-pilot-member table:name="2.1401510413" table:display="true" table:show-details="true"/>
                <table:data-pilot-member table:name="2.1564746506" table:display="true" table:show-details="true"/>
                <table:data-pilot-member table:name="2.1574086544" table:display="true" table:show-details="true"/>
                <table:data-pilot-member table:name="2.1590697464" table:display="true" table:show-details="true"/>
                <table:data-pilot-member table:name="2.1595966341" table:display="true" table:show-details="true"/>
                <table:data-pilot-member table:name="2.1673100258" table:display="true" table:show-details="true"/>
                <table:data-pilot-member table:name="2.1784447112" table:display="true" table:show-details="true"/>
                <table:data-pilot-member table:name="2.1815188938" table:display="true" table:show-details="true"/>
                <table:data-pilot-member table:name="2.19441296" table:display="true" table:show-details="true"/>
                <table:data-pilot-member table:name="2.1954056877" table:display="true" table:show-details="true"/>
                <table:data-pilot-member table:name="2.1970044707" table:display="true" table:show-details="true"/>
                <table:data-pilot-member table:name="2.2043200094" table:display="true" table:show-details="true"/>
                <table:data-pilot-member table:name="2.2151763689" table:display="true" table:show-details="true"/>
                <table:data-pilot-member table:name="2.2283959481" table:display="true" table:show-details="true"/>
                <table:data-pilot-member table:name="2.2378686208" table:display="true" table:show-details="true"/>
                <table:data-pilot-member table:name="2.2408687441" table:display="true" table:show-details="true"/>
                <table:data-pilot-member table:name="2.2491154799" table:display="true" table:show-details="true"/>
                <table:data-pilot-member table:name="2.2723716855" table:display="true" table:show-details="true"/>
                <table:data-pilot-member table:name="2.2750174993" table:display="true" table:show-details="true"/>
                <table:data-pilot-member table:name="2.2765373089" table:display="true" table:show-details="true"/>
                <table:data-pilot-member table:name="2.2825442912" table:display="true" table:show-details="true"/>
                <table:data-pilot-member table:name="2.2883278919" table:display="true" table:show-details="true"/>
                <table:data-pilot-member table:name="2.290516932" table:display="true" table:show-details="true"/>
                <table:data-pilot-member table:name="2.2914819119" table:display="true" table:show-details="true"/>
                <table:data-pilot-member table:name="2.2938220739" table:display="true" table:show-details="true"/>
                <table:data-pilot-member table:name="2.3113293779" table:display="true" table:show-details="true"/>
                <table:data-pilot-member table:name="2.3155023562" table:display="true" table:show-details="true"/>
                <table:data-pilot-member table:name="2.3193860879" table:display="true" table:show-details="true"/>
                <table:data-pilot-member table:name="2.3201170061" table:display="true" table:show-details="true"/>
                <table:data-pilot-member table:name="2.3233662372" table:display="true" table:show-details="true"/>
                <table:data-pilot-member table:name="2.3381664198" table:display="true" table:show-details="true"/>
                <table:data-pilot-member table:name="2.3411730986" table:display="true" table:show-details="true"/>
                <table:data-pilot-member table:name="2.3587997647" table:display="true" table:show-details="true"/>
                <table:data-pilot-member table:name="2.3944159413" table:display="true" table:show-details="true"/>
                <table:data-pilot-member table:name="2.3984364026" table:display="true" table:show-details="true"/>
                <table:data-pilot-member table:name="2.4192141367" table:display="true" table:show-details="true"/>
                <table:data-pilot-member table:name="2.4239229345" table:display="true" table:show-details="true"/>
                <table:data-pilot-member table:name="2.4275692176" table:display="true" table:show-details="true"/>
                <table:data-pilot-member table:name="2.4490420904" table:display="true" table:show-details="true"/>
                <table:data-pilot-member table:name="2.4548061576" table:display="true" table:show-details="true"/>
                <table:data-pilot-member table:name="2.4648605848" table:display="true" table:show-details="true"/>
                <table:data-pilot-member table:name="2.4806418513" table:display="true" table:show-details="true"/>
                <table:data-pilot-member table:name="2.4908785765" table:display="true" table:show-details="true"/>
                <table:data-pilot-member table:name="2.4949406261" table:display="true" table:show-details="true"/>
                <table:data-pilot-member table:name="2.4969631355" table:display="true" table:show-details="true"/>
                <table:data-pilot-member table:name="2.5027498271" table:display="true" table:show-details="true"/>
                <table:data-pilot-member table:name="2.510204753" table:display="true" table:show-details="true"/>
                <table:data-pilot-member table:name="2.5105028409" table:display="true" table:show-details="true"/>
                <table:data-pilot-member table:name="2.5233180694" table:display="true" table:show-details="true"/>
                <table:data-pilot-member table:name="2.5344786648" table:display="true" table:show-details="true"/>
                <table:data-pilot-member table:name="2.5431033843" table:display="true" table:show-details="true"/>
                <table:data-pilot-member table:name="2.5436888602" table:display="true" table:show-details="true"/>
                <table:data-pilot-member table:name="2.5461456299" table:display="true" table:show-details="true"/>
                <table:data-pilot-member table:name="2.5510353916" table:display="true" table:show-details="true"/>
                <table:data-pilot-member table:name="2.5600060086" table:display="true" table:show-details="true"/>
                <table:data-pilot-member table:name="2.5611998055" table:display="true" table:show-details="true"/>
                <table:data-pilot-member table:name="2.5630959931" table:display="true" table:show-details="true"/>
                <table:data-pilot-member table:name="2.5735999979" table:display="true" table:show-details="true"/>
                <table:data-pilot-member table:name="2.5839807719" table:display="true" table:show-details="true"/>
                <table:data-pilot-member table:name="2.5857953941" table:display="true" table:show-details="true"/>
                <table:data-pilot-member table:name="2.5882551993" table:display="true" table:show-details="true"/>
                <table:data-pilot-member table:name="2.6116118735" table:display="true" table:show-details="true"/>
                <table:data-pilot-member table:name="2.6120029058" table:display="true" table:show-details="true"/>
                <table:data-pilot-member table:name="2.6160852774" table:display="true" table:show-details="true"/>
                <table:data-pilot-member table:name="2.6217395446" table:display="true" table:show-details="true"/>
                <table:data-pilot-member table:name="2.6232561976" table:display="true" table:show-details="true"/>
                <table:data-pilot-member table:name="2.6258369555" table:display="true" table:show-details="true"/>
                <table:data-pilot-member table:name="2.6312811579" table:display="true" table:show-details="true"/>
                <table:data-pilot-member table:name="2.6343138952" table:display="true" table:show-details="true"/>
                <table:data-pilot-member table:name="2.6422064627" table:display="true" table:show-details="true"/>
                <table:data-pilot-member table:name="2.6470488359" table:display="true" table:show-details="true"/>
                <table:data-pilot-member table:name="2.6493451841" table:display="true" table:show-details="true"/>
                <table:data-pilot-member table:name="2.6508097524" table:display="true" table:show-details="true"/>
                <table:data-pilot-member table:name="2.6531041828" table:display="true" table:show-details="true"/>
                <table:data-pilot-member table:name="2.6544057908" table:display="true" table:show-details="true"/>
                <table:data-pilot-member table:name="2.6557383956" table:display="true" table:show-details="true"/>
                <table:data-pilot-member table:name="2.6771158387" table:display="true" table:show-details="true"/>
                <table:data-pilot-member table:name="2.6785768139" table:display="true" table:show-details="true"/>
                <table:data-pilot-member table:name="2.6798007268" table:display="true" table:show-details="true"/>
                <table:data-pilot-member table:name="2.6847689965" table:display="true" table:show-details="true"/>
                <table:data-pilot-member table:name="2.6848849315" table:display="true" table:show-details="true"/>
                <table:data-pilot-member table:name="2.6902586908" table:display="true" table:show-details="true"/>
                <table:data-pilot-member table:name="2.6946147013" table:display="true" table:show-details="true"/>
                <table:data-pilot-member table:name="2.6953040386" table:display="true" table:show-details="true"/>
                <table:data-pilot-member table:name="2.6991882125" table:display="true" table:show-details="true"/>
                <table:data-pilot-member table:name="2.7019378835" table:display="true" table:show-details="true"/>
                <table:data-pilot-member table:name="2.7324091723" table:display="true" table:show-details="true"/>
                <table:data-pilot-member table:name="2.7449220398" table:display="true" table:show-details="true"/>
                <table:data-pilot-member table:name="2.7474825189" table:display="true" table:show-details="true"/>
                <table:data-pilot-member table:name="2.7482708973" table:display="true" table:show-details="true"/>
                <table:data-pilot-member table:name="2.753315333" table:display="true" table:show-details="true"/>
                <table:data-pilot-member table:name="2.7605623486" table:display="true" table:show-details="true"/>
                <table:data-pilot-member table:name="2.7765648466" table:display="true" table:show-details="true"/>
                <table:data-pilot-member table:name="2.7778181093" table:display="true" table:show-details="true"/>
                <table:data-pilot-member table:name="2.7784804492" table:display="true" table:show-details="true"/>
                <table:data-pilot-member table:name="2.7794584548" table:display="true" table:show-details="true"/>
                <table:data-pilot-member table:name="2.7800363282" table:display="true" table:show-details="true"/>
                <table:data-pilot-member table:name="2.7858897327" table:display="true" table:show-details="true"/>
                <table:data-pilot-member table:name="2.8061060133" table:display="true" table:show-details="true"/>
                <table:data-pilot-member table:name="2.8164973667" table:display="true" table:show-details="true"/>
                <table:data-pilot-member table:name="2.8273401972" table:display="true" table:show-details="true"/>
                <table:data-pilot-member table:name="2.831157119" table:display="true" table:show-details="true"/>
                <table:data-pilot-member table:name="2.8413143" table:display="true" table:show-details="true"/>
                <table:data-pilot-member table:name="2.8496976054" table:display="true" table:show-details="true"/>
                <table:data-pilot-member table:name="2.8552492922" table:display="true" table:show-details="true"/>
                <table:data-pilot-member table:name="2.8589323754" table:display="true" table:show-details="true"/>
                <table:data-pilot-member table:name="2.8784962504" table:display="true" table:show-details="true"/>
                <table:data-pilot-member table:name="2.8825887934" table:display="true" table:show-details="true"/>
                <table:data-pilot-member table:name="2.9062005099" table:display="true" table:show-details="true"/>
                <table:data-pilot-member table:name="2.9067081759" table:display="true" table:show-details="true"/>
                <table:data-pilot-member table:name="2.9096486015" table:display="true" table:show-details="true"/>
                <table:data-pilot-member table:name="2.9178367501" table:display="true" table:show-details="true"/>
                <table:data-pilot-member table:name="2.9363933519" table:display="true" table:show-details="true"/>
                <table:data-pilot-member table:name="2.9395049101" table:display="true" table:show-details="true"/>
                <table:data-pilot-member table:name="2.9405390502" table:display="true" table:show-details="true"/>
                <table:data-pilot-member table:name="2.9466130005" table:display="true" table:show-details="true"/>
                <table:data-pilot-member table:name="2.9486592305" table:display="true" table:show-details="true"/>
                <table:data-pilot-member table:name="2.9528591239" table:display="true" table:show-details="true"/>
                <table:data-pilot-member table:name="2.96685396" table:display="true" table:show-details="true"/>
                <table:data-pilot-member table:name="2.9862690169" table:display="true" table:show-details="true"/>
                <table:data-pilot-member table:name="2.9926580688" table:display="true" table:show-details="true"/>
                <table:data-pilot-member table:name="2.9930021062" table:display="true" table:show-details="true"/>
                <table:data-pilot-member table:name="2.9957897218" table:display="true" table:show-details="true"/>
                <table:data-pilot-member table:name="2.9987748777" table:display="true" table:show-details="true"/>
                <table:data-pilot-member table:name="3.0168556692" table:display="true" table:show-details="true"/>
                <table:data-pilot-member table:name="3.0200707622" table:display="true" table:show-details="true"/>
                <table:data-pilot-member table:name="3.0375814246" table:display="true" table:show-details="true"/>
                <table:data-pilot-member table:name="3.0376975883" table:display="true" table:show-details="true"/>
                <table:data-pilot-member table:name="3.0396598559" table:display="true" table:show-details="true"/>
                <table:data-pilot-member table:name="3.0442435732" table:display="true" table:show-details="true"/>
                <table:data-pilot-member table:name="3.0450948978" table:display="true" table:show-details="true"/>
                <table:data-pilot-member table:name="3.0604959571" table:display="true" table:show-details="true"/>
                <table:data-pilot-member table:name="3.0640449466" table:display="true" table:show-details="true"/>
                <table:data-pilot-member table:name="3.0649993828" table:display="true" table:show-details="true"/>
                <table:data-pilot-member table:name="3.0809521274" table:display="true" table:show-details="true"/>
                <table:data-pilot-member table:name="3.082874627" table:display="true" table:show-details="true"/>
                <table:data-pilot-member table:name="3.0916025731" table:display="true" table:show-details="true"/>
                <table:data-pilot-member table:name="3.0964271209" table:display="true" table:show-details="true"/>
                <table:data-pilot-member table:name="3.1047875359" table:display="true" table:show-details="true"/>
                <table:data-pilot-member table:name="3.1069588663" table:display="true" table:show-details="true"/>
                <table:data-pilot-member table:name="3.1124252182" table:display="true" table:show-details="true"/>
                <table:data-pilot-member table:name="3.1182287971" table:display="true" table:show-details="true"/>
                <table:data-pilot-member table:name="3.1321913359" table:display="true" table:show-details="true"/>
                <table:data-pilot-member table:name="3.1346503499" table:display="true" table:show-details="true"/>
                <table:data-pilot-member table:name="3.150655383" table:display="true" table:show-details="true"/>
                <table:data-pilot-member table:name="3.1570044398" table:display="true" table:show-details="true"/>
                <table:data-pilot-member table:name="3.1597512696" table:display="true" table:show-details="true"/>
                <table:data-pilot-member table:name="3.1610448972" table:display="true" table:show-details="true"/>
                <table:data-pilot-member table:name="3.161055749" table:display="true" table:show-details="true"/>
                <table:data-pilot-member table:name="3.1616802522" table:display="true" table:show-details="true"/>
                <table:data-pilot-member table:name="3.17545638" table:display="true" table:show-details="true"/>
                <table:data-pilot-member table:name="3.1861257185" table:display="true" table:show-details="true"/>
                <table:data-pilot-member table:name="3.1967463179" table:display="true" table:show-details="true"/>
                <table:data-pilot-member table:name="3.2254038634" table:display="true" table:show-details="true"/>
                <table:data-pilot-member table:name="3.2262021352" table:display="true" table:show-details="true"/>
                <table:data-pilot-member table:name="3.2458216006" table:display="true" table:show-details="true"/>
                <table:data-pilot-member table:name="3.2462152267" table:display="true" table:show-details="true"/>
                <table:data-pilot-member table:name="3.2499084967" table:display="true" table:show-details="true"/>
                <table:data-pilot-member table:name="3.2521046262" table:display="true" table:show-details="true"/>
                <table:data-pilot-member table:name="3.2644331449" table:display="true" table:show-details="true"/>
                <table:data-pilot-member table:name="3.2953586323" table:display="true" table:show-details="true"/>
                <table:data-pilot-member table:name="3.2991936294" table:display="true" table:show-details="true"/>
                <table:data-pilot-member table:name="3.3072043865" table:display="true" table:show-details="true"/>
                <table:data-pilot-member table:name="3.3117272646" table:display="true" table:show-details="true"/>
                <table:data-pilot-member table:name="3.3123756251" table:display="true" table:show-details="true"/>
                <table:data-pilot-member table:name="3.3167239182" table:display="true" table:show-details="true"/>
                <table:data-pilot-member table:name="3.3207226125" table:display="true" table:show-details="true"/>
                <table:data-pilot-member table:name="3.3249129546" table:display="true" table:show-details="true"/>
                <table:data-pilot-member table:name="3.3296443398" table:display="true" table:show-details="true"/>
                <table:data-pilot-member table:name="3.3423952493" table:display="true" table:show-details="true"/>
                <table:data-pilot-member table:name="3.3428012851" table:display="true" table:show-details="true"/>
                <table:data-pilot-member table:name="3.3625592918" table:display="true" table:show-details="true"/>
                <table:data-pilot-member table:name="3.3640458839" table:display="true" table:show-details="true"/>
                <table:data-pilot-member table:name="3.3704145564" table:display="true" table:show-details="true"/>
                <table:data-pilot-member table:name="3.3863627415" table:display="true" table:show-details="true"/>
                <table:data-pilot-member table:name="3.4042251501" table:display="true" table:show-details="true"/>
                <table:data-pilot-member table:name="3.4056442307" table:display="true" table:show-details="true"/>
                <table:data-pilot-member table:name="3.4374956007" table:display="true" table:show-details="true"/>
                <table:data-pilot-member table:name="3.4379848309" table:display="true" table:show-details="true"/>
                <table:data-pilot-member table:name="3.4430237037" table:display="true" table:show-details="true"/>
                <table:data-pilot-member table:name="3.4473980762" table:display="true" table:show-details="true"/>
                <table:data-pilot-member table:name="3.4486883017" table:display="true" table:show-details="true"/>
                <table:data-pilot-member table:name="3.4526604115" table:display="true" table:show-details="true"/>
                <table:data-pilot-member table:name="3.4535543915" table:display="true" table:show-details="true"/>
                <table:data-pilot-member table:name="3.4554830725" table:display="true" table:show-details="true"/>
                <table:data-pilot-member table:name="3.4586824054" table:display="true" table:show-details="true"/>
                <table:data-pilot-member table:name="3.5008207596" table:display="true" table:show-details="true"/>
                <table:data-pilot-member table:name="3.5219543895" table:display="true" table:show-details="true"/>
                <table:data-pilot-member table:name="3.5377234727" table:display="true" table:show-details="true"/>
                <table:data-pilot-member table:name="3.5377644488" table:display="true" table:show-details="true"/>
                <table:data-pilot-member table:name="3.5407657813" table:display="true" table:show-details="true"/>
                <table:data-pilot-member table:name="3.5482632732" table:display="true" table:show-details="true"/>
                <table:data-pilot-member table:name="3.5502650698" table:display="true" table:show-details="true"/>
                <table:data-pilot-member table:name="3.5515298741" table:display="true" table:show-details="true"/>
                <table:data-pilot-member table:name="3.5629985233" table:display="true" table:show-details="true"/>
                <table:data-pilot-member table:name="3.5796603205" table:display="true" table:show-details="true"/>
                <table:data-pilot-member table:name="3.5847500099" table:display="true" table:show-details="true"/>
                <table:data-pilot-member table:name="3.5878820898" table:display="true" table:show-details="true"/>
                <table:data-pilot-member table:name="3.596905141" table:display="true" table:show-details="true"/>
                <table:data-pilot-member table:name="3.6021390872" table:display="true" table:show-details="true"/>
                <table:data-pilot-member table:name="3.6130444279" table:display="true" table:show-details="true"/>
                <table:data-pilot-member table:name="3.6144830086" table:display="true" table:show-details="true"/>
                <table:data-pilot-member table:name="3.6447771305" table:display="true" table:show-details="true"/>
                <table:data-pilot-member table:name="3.6477580586" table:display="true" table:show-details="true"/>
                <table:data-pilot-member table:name="3.6812386954" table:display="true" table:show-details="true"/>
                <table:data-pilot-member table:name="3.6865120032" table:display="true" table:show-details="true"/>
                <table:data-pilot-member table:name="3.7061571402" table:display="true" table:show-details="true"/>
                <table:data-pilot-member table:name="3.7118051899" table:display="true" table:show-details="true"/>
                <table:data-pilot-member table:name="3.7211593428" table:display="true" table:show-details="true"/>
                <table:data-pilot-member table:name="3.7308398722" table:display="true" table:show-details="true"/>
                <table:data-pilot-member table:name="3.7580026409" table:display="true" table:show-details="true"/>
                <table:data-pilot-member table:name="3.7582453908" table:display="true" table:show-details="true"/>
                <table:data-pilot-member table:name="3.7582511759" table:display="true" table:show-details="true"/>
                <table:data-pilot-member table:name="3.7894170122" table:display="true" table:show-details="true"/>
                <table:data-pilot-member table:name="3.7985730127" table:display="true" table:show-details="true"/>
                <table:data-pilot-member table:name="3.8274014445" table:display="true" table:show-details="true"/>
                <table:data-pilot-member table:name="3.8321465418" table:display="true" table:show-details="true"/>
                <table:data-pilot-member table:name="3.8394849555" table:display="true" table:show-details="true"/>
                <table:data-pilot-member table:name="3.8589929653" table:display="true" table:show-details="true"/>
                <table:data-pilot-member table:name="3.8724855708" table:display="true" table:show-details="true"/>
                <table:data-pilot-member table:name="3.87798095" table:display="true" table:show-details="true"/>
                <table:data-pilot-member table:name="3.8790615451" table:display="true" table:show-details="true"/>
                <table:data-pilot-member table:name="3.8823966119" table:display="true" table:show-details="true"/>
                <table:data-pilot-member table:name="3.9051823912" table:display="true" table:show-details="true"/>
                <table:data-pilot-member table:name="3.9117136168" table:display="true" table:show-details="true"/>
                <table:data-pilot-member table:name="3.9233393261" table:display="true" table:show-details="true"/>
                <table:data-pilot-member table:name="3.9317117936" table:display="true" table:show-details="true"/>
                <table:data-pilot-member table:name="3.9348800957" table:display="true" table:show-details="true"/>
                <table:data-pilot-member table:name="3.9592845569" table:display="true" table:show-details="true"/>
                <table:data-pilot-member table:name="3.9654014378" table:display="true" table:show-details="true"/>
                <table:data-pilot-member table:name="3.9709249382" table:display="true" table:show-details="true"/>
                <table:data-pilot-member table:name="3.9850597236" table:display="true" table:show-details="true"/>
                <table:data-pilot-member table:name="3.9897912605" table:display="true" table:show-details="true"/>
                <table:data-pilot-member table:name="3.9960729122" table:display="true" table:show-details="true"/>
                <table:data-pilot-member table:name="4.0377607253" table:display="true" table:show-details="true"/>
                <table:data-pilot-member table:name="4.0417252698" table:display="true" table:show-details="true"/>
                <table:data-pilot-member table:name="4.0483004482" table:display="true" table:show-details="true"/>
                <table:data-pilot-member table:name="4.0524620722" table:display="true" table:show-details="true"/>
                <table:data-pilot-member table:name="4.0668031053" table:display="true" table:show-details="true"/>
                <table:data-pilot-member table:name="4.0749892868" table:display="true" table:show-details="true"/>
                <table:data-pilot-member table:name="4.079692897" table:display="true" table:show-details="true"/>
                <table:data-pilot-member table:name="4.0848402726" table:display="true" table:show-details="true"/>
                <table:data-pilot-member table:name="4.1111035326" table:display="true" table:show-details="true"/>
                <table:data-pilot-member table:name="4.1443348072" table:display="true" table:show-details="true"/>
                <table:data-pilot-member table:name="4.1486907312" table:display="true" table:show-details="true"/>
                <table:data-pilot-member table:name="4.1765536388" table:display="true" table:show-details="true"/>
                <table:data-pilot-member table:name="4.1906559354" table:display="true" table:show-details="true"/>
                <table:data-pilot-member table:name="4.2043539276" table:display="true" table:show-details="true"/>
                <table:data-pilot-member table:name="4.2060907822" table:display="true" table:show-details="true"/>
                <table:data-pilot-member table:name="4.2073776155" table:display="true" table:show-details="true"/>
                <table:data-pilot-member table:name="4.2186100734" table:display="true" table:show-details="true"/>
                <table:data-pilot-member table:name="4.2298453633" table:display="true" table:show-details="true"/>
                <table:data-pilot-member table:name="4.2351389318" table:display="true" table:show-details="true"/>
                <table:data-pilot-member table:name="4.2516618566" table:display="true" table:show-details="true"/>
                <table:data-pilot-member table:name="4.2588306067" table:display="true" table:show-details="true"/>
                <table:data-pilot-member table:name="4.2597910228" table:display="true" table:show-details="true"/>
                <table:data-pilot-member table:name="4.2697675259" table:display="true" table:show-details="true"/>
                <table:data-pilot-member table:name="4.2761325076" table:display="true" table:show-details="true"/>
                <table:data-pilot-member table:name="4.2770579558" table:display="true" table:show-details="true"/>
                <table:data-pilot-member table:name="4.3324614958" table:display="true" table:show-details="true"/>
                <table:data-pilot-member table:name="4.333243219" table:display="true" table:show-details="true"/>
                <table:data-pilot-member table:name="4.3333016444" table:display="true" table:show-details="true"/>
                <table:data-pilot-member table:name="4.3415802206" table:display="true" table:show-details="true"/>
                <table:data-pilot-member table:name="4.3454888961" table:display="true" table:show-details="true"/>
                <table:data-pilot-member table:name="4.3502488994" table:display="true" table:show-details="true"/>
                <table:data-pilot-member table:name="4.3535948475" table:display="true" table:show-details="true"/>
                <table:data-pilot-member table:name="4.3544455414" table:display="true" table:show-details="true"/>
                <table:data-pilot-member table:name="4.3752260123" table:display="true" table:show-details="true"/>
                <table:data-pilot-member table:name="4.3806571698" table:display="true" table:show-details="true"/>
                <table:data-pilot-member table:name="4.3858327709" table:display="true" table:show-details="true"/>
                <table:data-pilot-member table:name="4.3930234182" table:display="true" table:show-details="true"/>
                <table:data-pilot-member table:name="4.4311152901" table:display="true" table:show-details="true"/>
                <table:data-pilot-member table:name="4.4824242732" table:display="true" table:show-details="true"/>
                <table:data-pilot-member table:name="4.4870723643" table:display="true" table:show-details="true"/>
                <table:data-pilot-member table:name="4.4944545533" table:display="true" table:show-details="true"/>
                <table:data-pilot-member table:name="4.4991516044" table:display="true" table:show-details="true"/>
                <table:data-pilot-member table:name="4.5047576495" table:display="true" table:show-details="true"/>
                <table:data-pilot-member table:name="4.526565136" table:display="true" table:show-details="true"/>
                <table:data-pilot-member table:name="4.5351150865" table:display="true" table:show-details="true"/>
                <table:data-pilot-member table:name="4.5457499365" table:display="true" table:show-details="true"/>
                <table:data-pilot-member table:name="4.5593169663" table:display="true" table:show-details="true"/>
                <table:data-pilot-member table:name="4.6032600501" table:display="true" table:show-details="true"/>
                <table:data-pilot-member table:name="4.6060637588" table:display="true" table:show-details="true"/>
                <table:data-pilot-member table:name="4.6130390287" table:display="true" table:show-details="true"/>
                <table:data-pilot-member table:name="4.6262434473" table:display="true" table:show-details="true"/>
                <table:data-pilot-member table:name="4.6294559483" table:display="true" table:show-details="true"/>
                <table:data-pilot-member table:name="4.6299865156" table:display="true" table:show-details="true"/>
                <table:data-pilot-member table:name="4.6372100046" table:display="true" table:show-details="true"/>
                <table:data-pilot-member table:name="4.6585219196" table:display="true" table:show-details="true"/>
                <table:data-pilot-member table:name="4.6725884256" table:display="true" table:show-details="true"/>
                <table:data-pilot-member table:name="4.6807712636" table:display="true" table:show-details="true"/>
                <table:data-pilot-member table:name="4.6818291152" table:display="true" table:show-details="true"/>
                <table:data-pilot-member table:name="4.6861528964" table:display="true" table:show-details="true"/>
                <table:data-pilot-member table:name="4.6943592634" table:display="true" table:show-details="true"/>
                <table:data-pilot-member table:name="4.7059888465" table:display="true" table:show-details="true"/>
                <table:data-pilot-member table:name="4.7077223625" table:display="true" table:show-details="true"/>
                <table:data-pilot-member table:name="4.7441835863" table:display="true" table:show-details="true"/>
                <table:data-pilot-member table:name="4.7444743275" table:display="true" table:show-details="true"/>
                <table:data-pilot-member table:name="4.7465961968" table:display="true" table:show-details="true"/>
                <table:data-pilot-member table:name="4.7783724781" table:display="true" table:show-details="true"/>
                <table:data-pilot-member table:name="4.7786662445" table:display="true" table:show-details="true"/>
                <table:data-pilot-member table:name="4.7788556072" table:display="true" table:show-details="true"/>
                <table:data-pilot-member table:name="4.7828803524" table:display="true" table:show-details="true"/>
                <table:data-pilot-member table:name="4.8695562984" table:display="true" table:show-details="true"/>
                <table:data-pilot-member table:name="4.9034003621" table:display="true" table:show-details="true"/>
                <table:data-pilot-member table:name="4.9507465272" table:display="true" table:show-details="true"/>
                <table:data-pilot-member table:name="4.9815479823" table:display="true" table:show-details="true"/>
                <table:data-pilot-member table:name="4.9976408009" table:display="true" table:show-details="true"/>
                <table:data-pilot-member table:name="5.0063967838" table:display="true" table:show-details="true"/>
                <table:data-pilot-member table:name="5.0200797999" table:display="true" table:show-details="true"/>
                <table:data-pilot-member table:name="5.0201791412" table:display="true" table:show-details="true"/>
                <table:data-pilot-member table:name="5.0245799821" table:display="true" table:show-details="true"/>
                <table:data-pilot-member table:name="5.0269401155" table:display="true" table:show-details="true"/>
                <table:data-pilot-member table:name="5.0346959925" table:display="true" table:show-details="true"/>
                <table:data-pilot-member table:name="5.0485432996" table:display="true" table:show-details="true"/>
                <table:data-pilot-member table:name="5.0630679917" table:display="true" table:show-details="true"/>
                <table:data-pilot-member table:name="5.0763969198" table:display="true" table:show-details="true"/>
                <table:data-pilot-member table:name="5.0775852721" table:display="true" table:show-details="true"/>
                <table:data-pilot-member table:name="5.090400051" table:display="true" table:show-details="true"/>
                <table:data-pilot-member table:name="5.0990688475" table:display="true" table:show-details="true"/>
                <table:data-pilot-member table:name="5.1257003965" table:display="true" table:show-details="true"/>
                <table:data-pilot-member table:name="5.1515523177" table:display="true" table:show-details="true"/>
                <table:data-pilot-member table:name="5.1578551015" table:display="true" table:show-details="true"/>
                <table:data-pilot-member table:name="5.1632686839" table:display="true" table:show-details="true"/>
                <table:data-pilot-member table:name="5.1814298376" table:display="true" table:show-details="true"/>
                <table:data-pilot-member table:name="5.1850694958" table:display="true" table:show-details="true"/>
                <table:data-pilot-member table:name="5.1859244444" table:display="true" table:show-details="true"/>
                <table:data-pilot-member table:name="5.2003410605" table:display="true" table:show-details="true"/>
                <table:data-pilot-member table:name="5.2013551489" table:display="true" table:show-details="true"/>
                <table:data-pilot-member table:name="5.2087898807" table:display="true" table:show-details="true"/>
                <table:data-pilot-member table:name="5.2191445946" table:display="true" table:show-details="true"/>
                <table:data-pilot-member table:name="5.2224508827" table:display="true" table:show-details="true"/>
                <table:data-pilot-member table:name="5.228038818" table:display="true" table:show-details="true"/>
                <table:data-pilot-member table:name="5.2313725601" table:display="true" table:show-details="true"/>
                <table:data-pilot-member table:name="5.2621062254" table:display="true" table:show-details="true"/>
                <table:data-pilot-member table:name="5.2699431958" table:display="true" table:show-details="true"/>
                <table:data-pilot-member table:name="5.2721557577" table:display="true" table:show-details="true"/>
                <table:data-pilot-member table:name="5.2724512856" table:display="true" table:show-details="true"/>
                <table:data-pilot-member table:name="5.2743193594" table:display="true" table:show-details="true"/>
                <table:data-pilot-member table:name="5.2955789048" table:display="true" table:show-details="true"/>
                <table:data-pilot-member table:name="5.3289669275" table:display="true" table:show-details="true"/>
                <table:data-pilot-member table:name="5.3349115633" table:display="true" table:show-details="true"/>
                <table:data-pilot-member table:name="5.3679804313" table:display="true" table:show-details="true"/>
                <table:data-pilot-member table:name="5.3853317602" table:display="true" table:show-details="true"/>
                <table:data-pilot-member table:name="5.3882774539" table:display="true" table:show-details="true"/>
                <table:data-pilot-member table:name="5.3923649639" table:display="true" table:show-details="true"/>
                <table:data-pilot-member table:name="5.4157556781" table:display="true" table:show-details="true"/>
                <table:data-pilot-member table:name="5.4177527133" table:display="true" table:show-details="true"/>
                <table:data-pilot-member table:name="5.4190072594" table:display="true" table:show-details="true"/>
                <table:data-pilot-member table:name="5.4607775638" table:display="true" table:show-details="true"/>
                <table:data-pilot-member table:name="5.4611966371" table:display="true" table:show-details="true"/>
                <table:data-pilot-member table:name="5.4644428863" table:display="true" table:show-details="true"/>
                <table:data-pilot-member table:name="5.5222916385" table:display="true" table:show-details="true"/>
                <table:data-pilot-member table:name="5.5265854428" table:display="true" table:show-details="true"/>
                <table:data-pilot-member table:name="5.5315221086" table:display="true" table:show-details="true"/>
                <table:data-pilot-member table:name="5.5971555757" table:display="true" table:show-details="true"/>
                <table:data-pilot-member table:name="5.6019936992" table:display="true" table:show-details="true"/>
                <table:data-pilot-member table:name="5.6065026633" table:display="true" table:show-details="true"/>
                <table:data-pilot-member table:name="5.6680292758" table:display="true" table:show-details="true"/>
                <table:data-pilot-member table:name="5.7155198407" table:display="true" table:show-details="true"/>
                <table:data-pilot-member table:name="5.7509192839" table:display="true" table:show-details="true"/>
                <table:data-pilot-member table:name="5.7527998416" table:display="true" table:show-details="true"/>
                <table:data-pilot-member table:name="5.8354035841" table:display="true" table:show-details="true"/>
                <table:data-pilot-member table:name="5.8703813056" table:display="true" table:show-details="true"/>
                <table:data-pilot-member table:name="5.8880045493" table:display="true" table:show-details="true"/>
                <table:data-pilot-member table:name="5.9095638459" table:display="true" table:show-details="true"/>
                <table:data-pilot-member table:name="5.9117883786" table:display="true" table:show-details="true"/>
                <table:data-pilot-member table:name="5.9125246741" table:display="true" table:show-details="true"/>
                <table:data-pilot-member table:name="5.9236226769" table:display="true" table:show-details="true"/>
                <table:data-pilot-member table:name="5.9341609965" table:display="true" table:show-details="true"/>
                <table:data-pilot-member table:name="6.0177210926" table:display="true" table:show-details="true"/>
                <table:data-pilot-member table:name="6.0536922554" table:display="true" table:show-details="true"/>
                <table:data-pilot-member table:name="6.0676228942" table:display="true" table:show-details="true"/>
                <table:data-pilot-member table:name="6.0824084537" table:display="true" table:show-details="true"/>
                <table:data-pilot-member table:name="6.0856248958" table:display="true" table:show-details="true"/>
                <table:data-pilot-member table:name="6.0978767142" table:display="true" table:show-details="true"/>
                <table:data-pilot-member table:name="6.1061570569" table:display="true" table:show-details="true"/>
                <table:data-pilot-member table:name="6.1250729278" table:display="true" table:show-details="true"/>
                <table:data-pilot-member table:name="6.1269072859" table:display="true" table:show-details="true"/>
                <table:data-pilot-member table:name="6.1637987974" table:display="true" table:show-details="true"/>
                <table:data-pilot-member table:name="6.2197957152" table:display="true" table:show-details="true"/>
                <table:data-pilot-member table:name="6.2391889139" table:display="true" table:show-details="true"/>
                <table:data-pilot-member table:name="6.2757591375" table:display="true" table:show-details="true"/>
                <table:data-pilot-member table:name="6.3264222767" table:display="true" table:show-details="true"/>
                <table:data-pilot-member table:name="6.3369690261" table:display="true" table:show-details="true"/>
                <table:data-pilot-member table:name="6.3430749408" table:display="true" table:show-details="true"/>
                <table:data-pilot-member table:name="6.3528341219" table:display="true" table:show-details="true"/>
                <table:data-pilot-member table:name="6.3672890629" table:display="true" table:show-details="true"/>
                <table:data-pilot-member table:name="6.3865974968" table:display="true" table:show-details="true"/>
                <table:data-pilot-member table:name="6.4317659828" table:display="true" table:show-details="true"/>
                <table:data-pilot-member table:name="6.4372994852" table:display="true" table:show-details="true"/>
                <table:data-pilot-member table:name="6.5025563438" table:display="true" table:show-details="true"/>
                <table:data-pilot-member table:name="6.7074998435" table:display="true" table:show-details="true"/>
                <table:data-pilot-member table:name="6.7426861096" table:display="true" table:show-details="true"/>
                <table:data-pilot-member table:name="6.7769455615" table:display="true" table:show-details="true"/>
                <table:data-pilot-member table:name="6.8132094173" table:display="true" table:show-details="true"/>
                <table:data-pilot-member table:name="6.85955360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3'.A1:'Pivot Table_Sheet1_3'.F12" table:buttons="'Pivot Table_Sheet1_3'.A1 'Pivot Table_Sheet1_3'.A4 'Pivot Table_Sheet1_3'.B3" table:grand-total="none">
          <table:source-cell-range table:cell-range-address="Sheet1.A1:Sheet1.E29"/>
          <table:data-pilot-field table:source-field-name="delta" table:orientation="column" table:used-hierarchy="0" table:function="auto">
            <table:data-pilot-level table:show-empty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hallow" table:orientation="row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e" table:orientation="data" table:used-hierarchy="0" table:function="sum">
            <table:data-pilot-level table:show-empty="false">
              <table:data-pilot-members>
                <table:data-pilot-member table:name="-0.44" table:display="true" table:show-details="true"/>
                <table:data-pilot-member table:name="-0.39" table:display="true" table:show-details="true"/>
                <table:data-pilot-member table:name="-0.35" table:display="true" table:show-details="true"/>
                <table:data-pilot-member table:name="-0.3" table:display="true" table:show-details="true"/>
                <table:data-pilot-member table:name="-0.26" table:display="true" table:show-details="true"/>
                <table:data-pilot-member table:name="-0.25" table:display="true" table:show-details="true"/>
                <table:data-pilot-member table:name="-0.19" table:display="true" table:show-details="true"/>
                <table:data-pilot-member table:name="-0.18" table:display="true" table:show-details="true"/>
                <table:data-pilot-member table:name="-0.17" table:display="true" table:show-details="true"/>
                <table:data-pilot-member table:name="-0.09" table:display="true" table:show-details="true"/>
                <table:data-pilot-member table:name="-0.05" table:display="true" table:show-details="true"/>
                <table:data-pilot-member table:name="-0.01" table:display="true" table:show-details="true"/>
                <table:data-pilot-member table:name="0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" table:display="true" table:show-details="true"/>
                <table:data-pilot-member table:name="0.24" table:display="true" table:show-details="true"/>
                <table:data-pilot-member table:name="0.27" table:display="true" table:show-details="true"/>
                <table:data-pilot-member table:name="0.35" table:display="true" table:show-details="true"/>
                <table:data-pilot-member table:name="0.4" table:display="true" table:show-details="true"/>
                <table:data-pilot-member table:name="0.43" table:display="true" table:show-details="true"/>
                <table:data-pilot-member table:name="0.49" table:display="true" table:show-details="true"/>
                <table:data-pilot-member table:name="0.56" table:display="true" table:show-details="true"/>
                <table:data-pilot-member table:name="0.62" table:display="true" table:show-details="true"/>
                <table:data-pilot-member table:name="0.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2:32:20.001696000</meta:creation-date>
    <dc:date>2013-12-13T14:49:59.226939000</dc:date>
    <meta:editing-duration>PT1H59M43S</meta:editing-duration>
    <meta:editing-cycles>4</meta:editing-cycles>
    <meta:generator>LibreOffice/4.1.3.2$MacOSX_x86 LibreOffice_project/70feb7d99726f064edab4605a8ab840c50ec57a</meta:generator>
    <meta:document-statistic meta:table-count="4" meta:cell-count="24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cm" svg:height="25.053cm" xlink:href=".." xlink:type="simple" chart:class="chart:line" chart:style-name="ch1">
        <chart:legend chart:legend-position="end" svg:x="13.144cm" svg:y="9.946cm" style:legend-expansion="high" chart:style-name="ch2"/>
        <chart:plot-area chart:style-name="ch3" table:cell-range-address="'Pivot Table_Sheet1_1'.AI5:'Pivot Table_Sheet1_1'.AR57" chart:data-source-has-labels="row" svg:x="0.31cm" svg:y="2.592cm" svg:width="13.023cm" svg:height="20.278cm">
          <chartooo:coordinate-region svg:x="1.372cm" svg:y="2.795cm" svg:width="11.757cm" svg:height="19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ivot Table_Sheet1_1'.AI6:'Pivot Table_Sheet1_1'.AI57" chart:label-cell-address="'Pivot Table_Sheet1_1'.AI5:'Pivot Table_Sheet1_1'.AI5" chart:class="chart:line">
            <chart:data-point chart:repeated="52"/>
          </chart:series>
          <chart:series chart:style-name="ch8" chart:values-cell-range-address="'Pivot Table_Sheet1_1'.AJ6:'Pivot Table_Sheet1_1'.AJ57" chart:label-cell-address="'Pivot Table_Sheet1_1'.AJ5:'Pivot Table_Sheet1_1'.AJ5" chart:class="chart:line">
            <chart:data-point chart:repeated="52"/>
          </chart:series>
          <chart:series chart:style-name="ch9" chart:values-cell-range-address="'Pivot Table_Sheet1_1'.AK6:'Pivot Table_Sheet1_1'.AK57" chart:label-cell-address="'Pivot Table_Sheet1_1'.AK5:'Pivot Table_Sheet1_1'.AK5" chart:class="chart:line">
            <chart:data-point chart:repeated="52"/>
          </chart:series>
          <chart:series chart:style-name="ch10" chart:values-cell-range-address="'Pivot Table_Sheet1_1'.AL6:'Pivot Table_Sheet1_1'.AL57" chart:label-cell-address="'Pivot Table_Sheet1_1'.AL5:'Pivot Table_Sheet1_1'.AL5" chart:class="chart:line">
            <chart:data-point chart:repeated="52"/>
          </chart:series>
          <chart:series chart:style-name="ch11" chart:values-cell-range-address="'Pivot Table_Sheet1_1'.AM6:'Pivot Table_Sheet1_1'.AM57" chart:label-cell-address="'Pivot Table_Sheet1_1'.AM5:'Pivot Table_Sheet1_1'.AM5" chart:class="chart:line">
            <chart:data-point chart:repeated="52"/>
          </chart:series>
          <chart:series chart:style-name="ch12" chart:values-cell-range-address="'Pivot Table_Sheet1_1'.AN6:'Pivot Table_Sheet1_1'.AN57" chart:label-cell-address="'Pivot Table_Sheet1_1'.AN5:'Pivot Table_Sheet1_1'.AN5" chart:class="chart:line">
            <chart:data-point chart:repeated="52"/>
          </chart:series>
          <chart:series chart:style-name="ch13" chart:values-cell-range-address="'Pivot Table_Sheet1_1'.AO6:'Pivot Table_Sheet1_1'.AO57" chart:label-cell-address="'Pivot Table_Sheet1_1'.AO5:'Pivot Table_Sheet1_1'.AO5" chart:class="chart:line">
            <chart:data-point chart:repeated="52"/>
          </chart:series>
          <chart:series chart:style-name="ch14" chart:values-cell-range-address="'Pivot Table_Sheet1_1'.AP6:'Pivot Table_Sheet1_1'.AP57" chart:label-cell-address="'Pivot Table_Sheet1_1'.AP5:'Pivot Table_Sheet1_1'.AP5" chart:class="chart:line">
            <chart:data-point chart:repeated="52"/>
          </chart:series>
          <chart:series chart:style-name="ch15" chart:values-cell-range-address="'Pivot Table_Sheet1_1'.AQ6:'Pivot Table_Sheet1_1'.AQ57" chart:label-cell-address="'Pivot Table_Sheet1_1'.AQ5:'Pivot Table_Sheet1_1'.AQ5" chart:class="chart:line">
            <chart:data-point chart:repeated="52"/>
          </chart:series>
          <chart:series chart:style-name="ch16" chart:values-cell-range-address="'Pivot Table_Sheet1_1'.AR6:'Pivot Table_Sheet1_1'.AR57" chart:label-cell-address="'Pivot Table_Sheet1_1'.AR5:'Pivot Table_Sheet1_1'.AR5" chart:class="chart:line">
            <chart:data-point chart:repeated="5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0/ 2</text:p>
                <draw:g>
                  <svg:desc>'Pivot Table_Sheet1_1'.AI5:'Pivot Table_Sheet1_1'.AI5</svg:desc>
                </draw:g>
              </table:table-cell>
              <table:table-cell office:value-type="string">
                <text:p> 1/ 3</text:p>
                <draw:g>
                  <svg:desc>'Pivot Table_Sheet1_1'.AJ5:'Pivot Table_Sheet1_1'.AJ5</svg:desc>
                </draw:g>
              </table:table-cell>
              <table:table-cell office:value-type="string">
                <text:p> 2/ 4</text:p>
                <draw:g>
                  <svg:desc>'Pivot Table_Sheet1_1'.AK5:'Pivot Table_Sheet1_1'.AK5</svg:desc>
                </draw:g>
              </table:table-cell>
              <table:table-cell office:value-type="string">
                <text:p> 2/ 6</text:p>
                <draw:g>
                  <svg:desc>'Pivot Table_Sheet1_1'.AL5:'Pivot Table_Sheet1_1'.AL5</svg:desc>
                </draw:g>
              </table:table-cell>
              <table:table-cell office:value-type="string">
                <text:p> 3/ 5</text:p>
                <draw:g>
                  <svg:desc>'Pivot Table_Sheet1_1'.AM5:'Pivot Table_Sheet1_1'.AM5</svg:desc>
                </draw:g>
              </table:table-cell>
              <table:table-cell office:value-type="string">
                <text:p> 3/ 7</text:p>
                <draw:g>
                  <svg:desc>'Pivot Table_Sheet1_1'.AN5:'Pivot Table_Sheet1_1'.AN5</svg:desc>
                </draw:g>
              </table:table-cell>
              <table:table-cell office:value-type="string">
                <text:p> 4/ 8</text:p>
                <draw:g>
                  <svg:desc>'Pivot Table_Sheet1_1'.AO5:'Pivot Table_Sheet1_1'.AO5</svg:desc>
                </draw:g>
              </table:table-cell>
              <table:table-cell office:value-type="string">
                <text:p> 5/ 9</text:p>
                <draw:g>
                  <svg:desc>'Pivot Table_Sheet1_1'.AP5:'Pivot Table_Sheet1_1'.AP5</svg:desc>
                </draw:g>
              </table:table-cell>
              <table:table-cell office:value-type="string">
                <text:p>4/10</text:p>
                <draw:g>
                  <svg:desc>'Pivot Table_Sheet1_1'.AQ5:'Pivot Table_Sheet1_1'.AQ5</svg:desc>
                </draw:g>
              </table:table-cell>
              <table:table-cell office:value-type="string">
                <text:p>5/11</text:p>
                <draw:g>
                  <svg:desc>'Pivot Table_Sheet1_1'.AR5:'Pivot Table_Sheet1_1'.AR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842152669824">
                <text:p>-0.12842152669824</text:p>
                <draw:g>
                  <svg:desc>'Pivot Table_Sheet1_1'.AI6:'Pivot Table_Sheet1_1'.AI57</svg:desc>
                </draw:g>
              </table:table-cell>
              <table:table-cell office:value-type="float" office:value="NaN">
                <text:p>NaN</text:p>
                <draw:g>
                  <svg:desc>'Pivot Table_Sheet1_1'.AJ6:'Pivot Table_Sheet1_1'.AJ57</svg:desc>
                </draw:g>
              </table:table-cell>
              <table:table-cell office:value-type="float" office:value="NaN">
                <text:p>NaN</text:p>
                <draw:g>
                  <svg:desc>'Pivot Table_Sheet1_1'.AK6:'Pivot Table_Sheet1_1'.AK57</svg:desc>
                </draw:g>
              </table:table-cell>
              <table:table-cell office:value-type="float" office:value="NaN">
                <text:p>NaN</text:p>
                <draw:g>
                  <svg:desc>'Pivot Table_Sheet1_1'.AL6:'Pivot Table_Sheet1_1'.AL57</svg:desc>
                </draw:g>
              </table:table-cell>
              <table:table-cell office:value-type="float" office:value="NaN">
                <text:p>NaN</text:p>
                <draw:g>
                  <svg:desc>'Pivot Table_Sheet1_1'.AM6:'Pivot Table_Sheet1_1'.AM57</svg:desc>
                </draw:g>
              </table:table-cell>
              <table:table-cell office:value-type="float" office:value="NaN">
                <text:p>NaN</text:p>
                <draw:g>
                  <svg:desc>'Pivot Table_Sheet1_1'.AN6:'Pivot Table_Sheet1_1'.AN57</svg:desc>
                </draw:g>
              </table:table-cell>
              <table:table-cell office:value-type="float" office:value="NaN">
                <text:p>NaN</text:p>
                <draw:g>
                  <svg:desc>'Pivot Table_Sheet1_1'.AO6:'Pivot Table_Sheet1_1'.AO57</svg:desc>
                </draw:g>
              </table:table-cell>
              <table:table-cell office:value-type="float" office:value="NaN">
                <text:p>NaN</text:p>
                <draw:g>
                  <svg:desc>'Pivot Table_Sheet1_1'.AP6:'Pivot Table_Sheet1_1'.AP57</svg:desc>
                </draw:g>
              </table:table-cell>
              <table:table-cell office:value-type="float" office:value="NaN">
                <text:p>NaN</text:p>
                <draw:g>
                  <svg:desc>'Pivot Table_Sheet1_1'.AQ6:'Pivot Table_Sheet1_1'.AQ57</svg:desc>
                </draw:g>
              </table:table-cell>
              <table:table-cell office:value-type="float" office:value="NaN">
                <text:p>NaN</text:p>
                <draw:g>
                  <svg:desc>'Pivot Table_Sheet1_1'.AR6:'Pivot Table_Sheet1_1'.AR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8799731465781">
                <text:p>0.0768799731465781</text:p>
              </table:table-cell>
              <table:table-cell office:value-type="float" office:value="-0.14990132464257">
                <text:p>-0.1499013246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581378765916">
                <text:p>0.114581378765916</text:p>
              </table:table-cell>
              <table:table-cell office:value-type="float" office:value="-0.0101575638957256">
                <text:p>-0.0101575638957256</text:p>
              </table:table-cell>
              <table:table-cell office:value-type="float" office:value="-0.259114079835189">
                <text:p>-0.25911407983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537950112962">
                <text:p>0.102537950112962</text:p>
              </table:table-cell>
              <table:table-cell office:value-type="float" office:value="-0.00689405033629231">
                <text:p>-0.00689405033629231</text:p>
              </table:table-cell>
              <table:table-cell office:value-type="float" office:value="-0.145588961515894">
                <text:p>-0.145588961515894</text:p>
              </table:table-cell>
              <table:table-cell office:value-type="float" office:value="-0.0272703764899184">
                <text:p>-0.027270376489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0601448737142">
                <text:p>0.160601448737142</text:p>
              </table:table-cell>
              <table:table-cell office:value-type="float" office:value="0.0119777716624518">
                <text:p>0.0119777716624518</text:p>
              </table:table-cell>
              <table:table-cell office:value-type="float" office:value="-0.113118466052845">
                <text:p>-0.113118466052845</text:p>
              </table:table-cell>
              <table:table-cell office:value-type="float" office:value="0.0898693935598218">
                <text:p>0.0898693935598218</text:p>
              </table:table-cell>
              <table:table-cell office:value-type="float" office:value="-0.168109740177124">
                <text:p>-0.16810974017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8443092757205">
                <text:p>0.238443092757205</text:p>
              </table:table-cell>
              <table:table-cell office:value-type="float" office:value="0.0256931301809911">
                <text:p>0.0256931301809911</text:p>
              </table:table-cell>
              <table:table-cell office:value-type="float" office:value="-0.10494990785839">
                <text:p>-0.10494990785839</text:p>
              </table:table-cell>
              <table:table-cell office:value-type="float" office:value="0.144229943908371">
                <text:p>0.144229943908371</text:p>
              </table:table-cell>
              <table:table-cell office:value-type="float" office:value="-0.127808560333233">
                <text:p>-0.127808560333233</text:p>
              </table:table-cell>
              <table:table-cell office:value-type="float" office:value="0.10474656572771">
                <text:p>0.1047465657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2886261271581">
                <text:p>0.262886261271581</text:p>
              </table:table-cell>
              <table:table-cell office:value-type="float" office:value="-0.0301863760281138">
                <text:p>-0.0301863760281138</text:p>
              </table:table-cell>
              <table:table-cell office:value-type="float" office:value="-0.129831125608167">
                <text:p>-0.129831125608167</text:p>
              </table:table-cell>
              <table:table-cell office:value-type="float" office:value="0.178815152844745">
                <text:p>0.178815152844745</text:p>
              </table:table-cell>
              <table:table-cell office:value-type="float" office:value="-0.137125839212495">
                <text:p>-0.137125839212495</text:p>
              </table:table-cell>
              <table:table-cell office:value-type="float" office:value="0.158032173361187">
                <text:p>0.158032173361187</text:p>
              </table:table-cell>
              <table:table-cell office:value-type="float" office:value="0.0174977201686628">
                <text:p>0.017497720168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4297406262137">
                <text:p>0.254297406262137</text:p>
              </table:table-cell>
              <table:table-cell office:value-type="float" office:value="-0.0248408196389457">
                <text:p>-0.0248408196389457</text:p>
              </table:table-cell>
              <table:table-cell office:value-type="float" office:value="-0.0877498151745236">
                <text:p>-0.0877498151745236</text:p>
              </table:table-cell>
              <table:table-cell office:value-type="float" office:value="0.221947058222864">
                <text:p>0.221947058222864</text:p>
              </table:table-cell>
              <table:table-cell office:value-type="float" office:value="-0.15197852940259">
                <text:p>-0.15197852940259</text:p>
              </table:table-cell>
              <table:table-cell office:value-type="float" office:value="0.155932169581707">
                <text:p>0.155932169581707</text:p>
              </table:table-cell>
              <table:table-cell office:value-type="float" office:value="0.0792209755639455">
                <text:p>0.0792209755639455</text:p>
              </table:table-cell>
              <table:table-cell office:value-type="float" office:value="-0.00701524075043269">
                <text:p>-0.0070152407504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5365842825682">
                <text:p>0.265365842825682</text:p>
              </table:table-cell>
              <table:table-cell office:value-type="float" office:value="0.0424328836364256">
                <text:p>0.0424328836364256</text:p>
              </table:table-cell>
              <table:table-cell office:value-type="float" office:value="0.000563626121900196">
                <text:p>0.000563626121900196</text:p>
              </table:table-cell>
              <table:table-cell office:value-type="float" office:value="0.257620184544421">
                <text:p>0.257620184544421</text:p>
              </table:table-cell>
              <table:table-cell office:value-type="float" office:value="-0.10804801421772">
                <text:p>-0.10804801421772</text:p>
              </table:table-cell>
              <table:table-cell office:value-type="float" office:value="0.164310813134184">
                <text:p>0.164310813134184</text:p>
              </table:table-cell>
              <table:table-cell office:value-type="float" office:value="0.0835626428516527">
                <text:p>0.0835626428516527</text:p>
              </table:table-cell>
              <table:table-cell office:value-type="float" office:value="0.0291479863523167">
                <text:p>0.0291479863523167</text:p>
              </table:table-cell>
              <table:table-cell office:value-type="float" office:value="0.176272021679655">
                <text:p>0.176272021679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9524700653626">
                <text:p>0.269524700653626</text:p>
              </table:table-cell>
              <table:table-cell office:value-type="float" office:value="0.0517108878151193">
                <text:p>0.0517108878151193</text:p>
              </table:table-cell>
              <table:table-cell office:value-type="float" office:value="0.0293438318838255">
                <text:p>0.0293438318838255</text:p>
              </table:table-cell>
              <table:table-cell office:value-type="float" office:value="0.272467398404888">
                <text:p>0.272467398404888</text:p>
              </table:table-cell>
              <table:table-cell office:value-type="float" office:value="-0.022642580399034">
                <text:p>-0.022642580399034</text:p>
              </table:table-cell>
              <table:table-cell office:value-type="float" office:value="0.186747142739517">
                <text:p>0.186747142739517</text:p>
              </table:table-cell>
              <table:table-cell office:value-type="float" office:value="0.0340180210261809">
                <text:p>0.0340180210261809</text:p>
              </table:table-cell>
              <table:table-cell office:value-type="float" office:value="-0.0259010496245536">
                <text:p>-0.0259010496245536</text:p>
              </table:table-cell>
              <table:table-cell office:value-type="float" office:value="0.140880882658076">
                <text:p>0.140880882658076</text:p>
              </table:table-cell>
              <table:table-cell office:value-type="float" office:value="0.0457705466522544">
                <text:p>0.0457705466522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8334731462522">
                <text:p>0.238334731462522</text:p>
              </table:table-cell>
              <table:table-cell office:value-type="float" office:value="0.0128012837752129">
                <text:p>0.0128012837752129</text:p>
              </table:table-cell>
              <table:table-cell office:value-type="float" office:value="0.0137381064724897">
                <text:p>0.0137381064724897</text:p>
              </table:table-cell>
              <table:table-cell office:value-type="float" office:value="0.272786927243907">
                <text:p>0.272786927243907</text:p>
              </table:table-cell>
              <table:table-cell office:value-type="float" office:value="-0.0421035894218972">
                <text:p>-0.0421035894218972</text:p>
              </table:table-cell>
              <table:table-cell office:value-type="float" office:value="0.136427689073429">
                <text:p>0.136427689073429</text:p>
              </table:table-cell>
              <table:table-cell office:value-type="float" office:value="0.0177252811710198">
                <text:p>0.0177252811710198</text:p>
              </table:table-cell>
              <table:table-cell office:value-type="float" office:value="-0.0164916224430453">
                <text:p>-0.0164916224430453</text:p>
              </table:table-cell>
              <table:table-cell office:value-type="float" office:value="0.135724407157223">
                <text:p>0.135724407157223</text:p>
              </table:table-cell>
              <table:table-cell office:value-type="float" office:value="0.0862583414400469">
                <text:p>0.0862583414400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5374332779475">
                <text:p>0.195374332779475</text:p>
              </table:table-cell>
              <table:table-cell office:value-type="float" office:value="0.0199037565635511">
                <text:p>0.0199037565635511</text:p>
              </table:table-cell>
              <table:table-cell office:value-type="float" office:value="0.0155399173423036">
                <text:p>0.0155399173423036</text:p>
              </table:table-cell>
              <table:table-cell office:value-type="float" office:value="0.304048202672423">
                <text:p>0.304048202672423</text:p>
              </table:table-cell>
              <table:table-cell office:value-type="float" office:value="-0.0925218668153156">
                <text:p>-0.0925218668153156</text:p>
              </table:table-cell>
              <table:table-cell office:value-type="float" office:value="0.125478534675907">
                <text:p>0.125478534675907</text:p>
              </table:table-cell>
              <table:table-cell office:value-type="float" office:value="0.0990161463433556">
                <text:p>0.0990161463433556</text:p>
              </table:table-cell>
              <table:table-cell office:value-type="float" office:value="0.0433547191470609">
                <text:p>0.0433547191470609</text:p>
              </table:table-cell>
              <table:table-cell office:value-type="float" office:value="0.227809718838541">
                <text:p>0.227809718838541</text:p>
              </table:table-cell>
              <table:table-cell office:value-type="float" office:value="0.153062341432781">
                <text:p>0.153062341432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9576197382783">
                <text:p>0.169576197382783</text:p>
              </table:table-cell>
              <table:table-cell office:value-type="float" office:value="0.062297959693526">
                <text:p>0.062297959693526</text:p>
              </table:table-cell>
              <table:table-cell office:value-type="float" office:value="0.0193775635327365">
                <text:p>0.0193775635327365</text:p>
              </table:table-cell>
              <table:table-cell office:value-type="float" office:value="0.329193549941094">
                <text:p>0.329193549941094</text:p>
              </table:table-cell>
              <table:table-cell office:value-type="float" office:value="-0.0691721899938263">
                <text:p>-0.0691721899938263</text:p>
              </table:table-cell>
              <table:table-cell office:value-type="float" office:value="0.16157352454863">
                <text:p>0.16157352454863</text:p>
              </table:table-cell>
              <table:table-cell office:value-type="float" office:value="0.142194659128003">
                <text:p>0.142194659128003</text:p>
              </table:table-cell>
              <table:table-cell office:value-type="float" office:value="0.0184956890936743">
                <text:p>0.0184956890936743</text:p>
              </table:table-cell>
              <table:table-cell office:value-type="float" office:value="0.266509051549888">
                <text:p>0.266509051549888</text:p>
              </table:table-cell>
              <table:table-cell office:value-type="float" office:value="0.145692669485486">
                <text:p>0.145692669485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2453291297913">
                <text:p>0.212453291297913</text:p>
              </table:table-cell>
              <table:table-cell office:value-type="float" office:value="0.0464544022938529">
                <text:p>0.0464544022938529</text:p>
              </table:table-cell>
              <table:table-cell office:value-type="float" office:value="-0.0709204979377822">
                <text:p>-0.0709204979377822</text:p>
              </table:table-cell>
              <table:table-cell office:value-type="float" office:value="0.213636777693382">
                <text:p>0.213636777693382</text:p>
              </table:table-cell>
              <table:table-cell office:value-type="float" office:value="-0.118043505981958">
                <text:p>-0.118043505981958</text:p>
              </table:table-cell>
              <table:table-cell office:value-type="float" office:value="0.0656882846008193">
                <text:p>0.0656882846008193</text:p>
              </table:table-cell>
              <table:table-cell office:value-type="float" office:value="0.034635778464126">
                <text:p>0.034635778464126</text:p>
              </table:table-cell>
              <table:table-cell office:value-type="float" office:value="-0.0405258635001413">
                <text:p>-0.0405258635001413</text:p>
              </table:table-cell>
              <table:table-cell office:value-type="float" office:value="0.173476897286078">
                <text:p>0.173476897286078</text:p>
              </table:table-cell>
              <table:table-cell office:value-type="float" office:value="0.105660727904127">
                <text:p>0.105660727904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217278256896">
                <text:p>0.31217278256896</text:p>
              </table:table-cell>
              <table:table-cell office:value-type="float" office:value="0.0336329840952394">
                <text:p>0.0336329840952394</text:p>
              </table:table-cell>
              <table:table-cell office:value-type="float" office:value="-0.172519147271267">
                <text:p>-0.172519147271267</text:p>
              </table:table-cell>
              <table:table-cell office:value-type="float" office:value="0.098902283103163">
                <text:p>0.098902283103163</text:p>
              </table:table-cell>
              <table:table-cell office:value-type="float" office:value="-0.205613987647483">
                <text:p>-0.205613987647483</text:p>
              </table:table-cell>
              <table:table-cell office:value-type="float" office:value="-0.0407565695296732">
                <text:p>-0.0407565695296732</text:p>
              </table:table-cell>
              <table:table-cell office:value-type="float" office:value="-0.0465611842051665">
                <text:p>-0.0465611842051665</text:p>
              </table:table-cell>
              <table:table-cell office:value-type="float" office:value="-0.0319846262216088">
                <text:p>-0.0319846262216088</text:p>
              </table:table-cell>
              <table:table-cell office:value-type="float" office:value="0.122596135232507">
                <text:p>0.122596135232507</text:p>
              </table:table-cell>
              <table:table-cell office:value-type="float" office:value="0.132407051231207">
                <text:p>0.132407051231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8322117838704">
                <text:p>0.328322117838704</text:p>
              </table:table-cell>
              <table:table-cell office:value-type="float" office:value="0.112848829783079">
                <text:p>0.112848829783079</text:p>
              </table:table-cell>
              <table:table-cell office:value-type="float" office:value="-0.119617342608058">
                <text:p>-0.119617342608058</text:p>
              </table:table-cell>
              <table:table-cell office:value-type="float" office:value="0.150813653701537">
                <text:p>0.150813653701537</text:p>
              </table:table-cell>
              <table:table-cell office:value-type="float" office:value="-0.201104734725188">
                <text:p>-0.201104734725188</text:p>
              </table:table-cell>
              <table:table-cell office:value-type="float" office:value="-0.017425332220976">
                <text:p>-0.017425332220976</text:p>
              </table:table-cell>
              <table:table-cell office:value-type="float" office:value="-0.0462629752955921">
                <text:p>-0.0462629752955921</text:p>
              </table:table-cell>
              <table:table-cell office:value-type="float" office:value="-0.0412342072491416">
                <text:p>-0.0412342072491416</text:p>
              </table:table-cell>
              <table:table-cell office:value-type="float" office:value="0.109557273673113">
                <text:p>0.109557273673113</text:p>
              </table:table-cell>
              <table:table-cell office:value-type="float" office:value="0.130373348414519">
                <text:p>0.130373348414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6657832857084">
                <text:p>0.256657832857084</text:p>
              </table:table-cell>
              <table:table-cell office:value-type="float" office:value="0.112477245257561">
                <text:p>0.112477245257561</text:p>
              </table:table-cell>
              <table:table-cell office:value-type="float" office:value="-0.048582249664518">
                <text:p>-0.048582249664518</text:p>
              </table:table-cell>
              <table:table-cell office:value-type="float" office:value="0.176896300556564">
                <text:p>0.176896300556564</text:p>
              </table:table-cell>
              <table:table-cell office:value-type="float" office:value="-0.149377920209872">
                <text:p>-0.149377920209872</text:p>
              </table:table-cell>
              <table:table-cell office:value-type="float" office:value="0.044691668604389">
                <text:p>0.044691668604389</text:p>
              </table:table-cell>
              <table:table-cell office:value-type="float" office:value="-0.0890183370298669">
                <text:p>-0.0890183370298669</text:p>
              </table:table-cell>
              <table:table-cell office:value-type="float" office:value="-0.142323247079917">
                <text:p>-0.142323247079917</text:p>
              </table:table-cell>
              <table:table-cell office:value-type="float" office:value="0.0215463164163328">
                <text:p>0.0215463164163328</text:p>
              </table:table-cell>
              <table:table-cell office:value-type="float" office:value="0.0086233951067749">
                <text:p>0.0086233951067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218183713676">
                <text:p>0.179218183713676</text:p>
              </table:table-cell>
              <table:table-cell office:value-type="float" office:value="-0.0331372044211596">
                <text:p>-0.0331372044211596</text:p>
              </table:table-cell>
              <table:table-cell office:value-type="float" office:value="-0.129531268062014">
                <text:p>-0.129531268062014</text:p>
              </table:table-cell>
              <table:table-cell office:value-type="float" office:value="0.0875154505287981">
                <text:p>0.0875154505287981</text:p>
              </table:table-cell>
              <table:table-cell office:value-type="float" office:value="-0.104313859177424">
                <text:p>-0.104313859177424</text:p>
              </table:table-cell>
              <table:table-cell office:value-type="float" office:value="0.0525686977990576">
                <text:p>0.0525686977990576</text:p>
              </table:table-cell>
              <table:table-cell office:value-type="float" office:value="-0.100731463524717">
                <text:p>-0.100731463524717</text:p>
              </table:table-cell>
              <table:table-cell office:value-type="float" office:value="-0.193457512755621">
                <text:p>-0.193457512755621</text:p>
              </table:table-cell>
              <table:table-cell office:value-type="float" office:value="0.00215819415932006">
                <text:p>0.00215819415932006</text:p>
              </table:table-cell>
              <table:table-cell office:value-type="float" office:value="-0.0688093318685274">
                <text:p>-0.0688093318685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017158686562">
                <text:p>0.100017158686562</text:p>
              </table:table-cell>
              <table:table-cell office:value-type="float" office:value="-0.0815232492984065">
                <text:p>-0.0815232492984065</text:p>
              </table:table-cell>
              <table:table-cell office:value-type="float" office:value="-0.189049347753263">
                <text:p>-0.189049347753263</text:p>
              </table:table-cell>
              <table:table-cell office:value-type="float" office:value="0.061590287403489">
                <text:p>0.061590287403489</text:p>
              </table:table-cell>
              <table:table-cell office:value-type="float" office:value="-0.12276579977167">
                <text:p>-0.12276579977167</text:p>
              </table:table-cell>
              <table:table-cell office:value-type="float" office:value="0.0456762202056686">
                <text:p>0.0456762202056686</text:p>
              </table:table-cell>
              <table:table-cell office:value-type="float" office:value="-0.0468690465874577">
                <text:p>-0.0468690465874577</text:p>
              </table:table-cell>
              <table:table-cell office:value-type="float" office:value="-0.119839107087942">
                <text:p>-0.119839107087942</text:p>
              </table:table-cell>
              <table:table-cell office:value-type="float" office:value="0.0813716653007674">
                <text:p>0.0813716653007674</text:p>
              </table:table-cell>
              <table:table-cell office:value-type="float" office:value="-0.00698916996856502">
                <text:p>-0.00698916996856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89124979567681">
                <text:p>0.0789124979567681</text:p>
              </table:table-cell>
              <table:table-cell office:value-type="float" office:value="-0.0626587303137209">
                <text:p>-0.0626587303137209</text:p>
              </table:table-cell>
              <table:table-cell office:value-type="float" office:value="-0.169265655237111">
                <text:p>-0.169265655237111</text:p>
              </table:table-cell>
              <table:table-cell office:value-type="float" office:value="0.0759016203770078">
                <text:p>0.0759016203770078</text:p>
              </table:table-cell>
              <table:table-cell office:value-type="float" office:value="-0.21540596282513">
                <text:p>-0.21540596282513</text:p>
              </table:table-cell>
              <table:table-cell office:value-type="float" office:value="0.0384648458576644">
                <text:p>0.0384648458576644</text:p>
              </table:table-cell>
              <table:table-cell office:value-type="float" office:value="-0.0460401940439782">
                <text:p>-0.0460401940439782</text:p>
              </table:table-cell>
              <table:table-cell office:value-type="float" office:value="-0.0743804681197849">
                <text:p>-0.0743804681197849</text:p>
              </table:table-cell>
              <table:table-cell office:value-type="float" office:value="0.0835754825940174">
                <text:p>0.0835754825940174</text:p>
              </table:table-cell>
              <table:table-cell office:value-type="float" office:value="0.0406408578243849">
                <text:p>0.04064085782438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9643448344302">
                <text:p>0.069643448344302</text:p>
              </table:table-cell>
              <table:table-cell office:value-type="float" office:value="-0.117037829539858">
                <text:p>-0.117037829539858</text:p>
              </table:table-cell>
              <table:table-cell office:value-type="float" office:value="-0.194799181393032">
                <text:p>-0.194799181393032</text:p>
              </table:table-cell>
              <table:table-cell office:value-type="float" office:value="0.0294495884209189">
                <text:p>0.0294495884209189</text:p>
              </table:table-cell>
              <table:table-cell office:value-type="float" office:value="-0.287039106160608">
                <text:p>-0.287039106160608</text:p>
              </table:table-cell>
              <table:table-cell office:value-type="float" office:value="-0.0209820382283168">
                <text:p>-0.0209820382283168</text:p>
              </table:table-cell>
              <table:table-cell office:value-type="float" office:value="-0.0779238928061112">
                <text:p>-0.0779238928061112</text:p>
              </table:table-cell>
              <table:table-cell office:value-type="float" office:value="-0.122877390224885">
                <text:p>-0.122877390224885</text:p>
              </table:table-cell>
              <table:table-cell office:value-type="float" office:value="0.0395466339065047">
                <text:p>0.0395466339065047</text:p>
              </table:table-cell>
              <table:table-cell office:value-type="float" office:value="-0.00657374192425819">
                <text:p>-0.00657374192425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22189602271415">
                <text:p>0.0722189602271415</text:p>
              </table:table-cell>
              <table:table-cell office:value-type="float" office:value="-0.148588165801089">
                <text:p>-0.148588165801089</text:p>
              </table:table-cell>
              <table:table-cell office:value-type="float" office:value="-0.229912657397377">
                <text:p>-0.229912657397377</text:p>
              </table:table-cell>
              <table:table-cell office:value-type="float" office:value="-0.000814548864432885">
                <text:p>-0.000814548864432885</text:p>
              </table:table-cell>
              <table:table-cell office:value-type="float" office:value="-0.29846197639424">
                <text:p>-0.29846197639424</text:p>
              </table:table-cell>
              <table:table-cell office:value-type="float" office:value="-0.0687847608268973">
                <text:p>-0.0687847608268973</text:p>
              </table:table-cell>
              <table:table-cell office:value-type="float" office:value="-0.0915980076734042">
                <text:p>-0.0915980076734042</text:p>
              </table:table-cell>
              <table:table-cell office:value-type="float" office:value="-0.167398106434705">
                <text:p>-0.167398106434705</text:p>
              </table:table-cell>
              <table:table-cell office:value-type="float" office:value="0.0194467535318161">
                <text:p>0.0194467535318161</text:p>
              </table:table-cell>
              <table:table-cell office:value-type="float" office:value="-0.0469872972650626">
                <text:p>-0.0469872972650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4249773477778">
                <text:p>0.0914249773477778</text:p>
              </table:table-cell>
              <table:table-cell office:value-type="float" office:value="-0.111532601398597">
                <text:p>-0.111532601398597</text:p>
              </table:table-cell>
              <table:table-cell office:value-type="float" office:value="-0.254194617336135">
                <text:p>-0.254194617336135</text:p>
              </table:table-cell>
              <table:table-cell office:value-type="float" office:value="-0.0260829881608442">
                <text:p>-0.0260829881608442</text:p>
              </table:table-cell>
              <table:table-cell office:value-type="float" office:value="-0.312099948086389">
                <text:p>-0.312099948086389</text:p>
              </table:table-cell>
              <table:table-cell office:value-type="float" office:value="-0.104194374192265">
                <text:p>-0.104194374192265</text:p>
              </table:table-cell>
              <table:table-cell office:value-type="float" office:value="-0.135019929138125">
                <text:p>-0.135019929138125</text:p>
              </table:table-cell>
              <table:table-cell office:value-type="float" office:value="-0.20938578203048">
                <text:p>-0.20938578203048</text:p>
              </table:table-cell>
              <table:table-cell office:value-type="float" office:value="-0.0195525908229666">
                <text:p>-0.0195525908229666</text:p>
              </table:table-cell>
              <table:table-cell office:value-type="float" office:value="-0.072379898497325">
                <text:p>-0.072379898497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59916294870242">
                <text:p>0.0859916294870242</text:p>
              </table:table-cell>
              <table:table-cell office:value-type="float" office:value="-0.0374239924937033">
                <text:p>-0.0374239924937033</text:p>
              </table:table-cell>
              <table:table-cell office:value-type="float" office:value="-0.240914691573019">
                <text:p>-0.240914691573019</text:p>
              </table:table-cell>
              <table:table-cell office:value-type="float" office:value="-0.0330057625394543">
                <text:p>-0.0330057625394543</text:p>
              </table:table-cell>
              <table:table-cell office:value-type="float" office:value="-0.339398847002508">
                <text:p>-0.339398847002508</text:p>
              </table:table-cell>
              <table:table-cell office:value-type="float" office:value="-0.147913661731991">
                <text:p>-0.147913661731991</text:p>
              </table:table-cell>
              <table:table-cell office:value-type="float" office:value="-0.165752609687944">
                <text:p>-0.165752609687944</text:p>
              </table:table-cell>
              <table:table-cell office:value-type="float" office:value="-0.240823639602164">
                <text:p>-0.240823639602164</text:p>
              </table:table-cell>
              <table:table-cell office:value-type="float" office:value="-0.0354609723103397">
                <text:p>-0.0354609723103397</text:p>
              </table:table-cell>
              <table:table-cell office:value-type="float" office:value="-0.0847966236994188">
                <text:p>-0.0847966236994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0153595934428">
                <text:p>0.120153595934428</text:p>
              </table:table-cell>
              <table:table-cell office:value-type="float" office:value="-0.0199422702421423">
                <text:p>-0.0199422702421423</text:p>
              </table:table-cell>
              <table:table-cell office:value-type="float" office:value="-0.146924287839301">
                <text:p>-0.146924287839301</text:p>
              </table:table-cell>
              <table:table-cell office:value-type="float" office:value="0.0208243150290384">
                <text:p>0.0208243150290384</text:p>
              </table:table-cell>
              <table:table-cell office:value-type="float" office:value="-0.285798755684591">
                <text:p>-0.285798755684591</text:p>
              </table:table-cell>
              <table:table-cell office:value-type="float" office:value="-0.113565535864386">
                <text:p>-0.113565535864386</text:p>
              </table:table-cell>
              <table:table-cell office:value-type="float" office:value="-0.165470690096395">
                <text:p>-0.165470690096395</text:p>
              </table:table-cell>
              <table:table-cell office:value-type="float" office:value="-0.261377383941725">
                <text:p>-0.261377383941725</text:p>
              </table:table-cell>
              <table:table-cell office:value-type="float" office:value="-0.0465755137317773">
                <text:p>-0.0465755137317773</text:p>
              </table:table-cell>
              <table:table-cell office:value-type="float" office:value="-0.103943559752228">
                <text:p>-0.103943559752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4382475136278">
                <text:p>0.154382475136278</text:p>
              </table:table-cell>
              <table:table-cell office:value-type="float" office:value="-0.0906457474313401">
                <text:p>-0.0906457474313401</text:p>
              </table:table-cell>
              <table:table-cell office:value-type="float" office:value="-0.118408067517578">
                <text:p>-0.118408067517578</text:p>
              </table:table-cell>
              <table:table-cell office:value-type="float" office:value="0.0186764763608387">
                <text:p>0.0186764763608387</text:p>
              </table:table-cell>
              <table:table-cell office:value-type="float" office:value="-0.207089165160181">
                <text:p>-0.207089165160181</text:p>
              </table:table-cell>
              <table:table-cell office:value-type="float" office:value="-0.0833612889441603">
                <text:p>-0.0833612889441603</text:p>
              </table:table-cell>
              <table:table-cell office:value-type="float" office:value="-0.197724694475372">
                <text:p>-0.197724694475372</text:p>
              </table:table-cell>
              <table:table-cell office:value-type="float" office:value="-0.30172402480887">
                <text:p>-0.30172402480887</text:p>
              </table:table-cell>
              <table:table-cell office:value-type="float" office:value="-0.111425515433664">
                <text:p>-0.111425515433664</text:p>
              </table:table-cell>
              <table:table-cell office:value-type="float" office:value="-0.18329222244127">
                <text:p>-0.18329222244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0900990837053">
                <text:p>0.180900990837053</text:p>
              </table:table-cell>
              <table:table-cell office:value-type="float" office:value="-0.141579620880364">
                <text:p>-0.141579620880364</text:p>
              </table:table-cell>
              <table:table-cell office:value-type="float" office:value="-0.194685754379781">
                <text:p>-0.194685754379781</text:p>
              </table:table-cell>
              <table:table-cell office:value-type="float" office:value="-0.00896121598612765">
                <text:p>-0.00896121598612765</text:p>
              </table:table-cell>
              <table:table-cell office:value-type="float" office:value="-0.211251030761161">
                <text:p>-0.211251030761161</text:p>
              </table:table-cell>
              <table:table-cell office:value-type="float" office:value="-0.107071318391581">
                <text:p>-0.107071318391581</text:p>
              </table:table-cell>
              <table:table-cell office:value-type="float" office:value="-0.208685740376815">
                <text:p>-0.208685740376815</text:p>
              </table:table-cell>
              <table:table-cell office:value-type="float" office:value="-0.28522924231628">
                <text:p>-0.28522924231628</text:p>
              </table:table-cell>
              <table:table-cell office:value-type="float" office:value="-0.128539993266839">
                <text:p>-0.128539993266839</text:p>
              </table:table-cell>
              <table:table-cell office:value-type="float" office:value="-0.205523883585471">
                <text:p>-0.205523883585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8629803890676">
                <text:p>0.148629803890676</text:p>
              </table:table-cell>
              <table:table-cell office:value-type="float" office:value="-0.162873733042488">
                <text:p>-0.162873733042488</text:p>
              </table:table-cell>
              <table:table-cell office:value-type="float" office:value="-0.238405211610439">
                <text:p>-0.238405211610439</text:p>
              </table:table-cell>
              <table:table-cell office:value-type="float" office:value="0.0147168131732747">
                <text:p>0.0147168131732747</text:p>
              </table:table-cell>
              <table:table-cell office:value-type="float" office:value="-0.222949260350651">
                <text:p>-0.222949260350651</text:p>
              </table:table-cell>
              <table:table-cell office:value-type="float" office:value="-0.0875141575196042">
                <text:p>-0.0875141575196042</text:p>
              </table:table-cell>
              <table:table-cell office:value-type="float" office:value="-0.185175550570507">
                <text:p>-0.185175550570507</text:p>
              </table:table-cell>
              <table:table-cell office:value-type="float" office:value="-0.219747548262448">
                <text:p>-0.219747548262448</text:p>
              </table:table-cell>
              <table:table-cell office:value-type="float" office:value="-0.0899709004878279">
                <text:p>-0.0899709004878279</text:p>
              </table:table-cell>
              <table:table-cell office:value-type="float" office:value="-0.153226431416013">
                <text:p>-0.153226431416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33432641874749">
                <text:p>0.0233432641874749</text:p>
              </table:table-cell>
              <table:table-cell office:value-type="float" office:value="-0.200358337814229">
                <text:p>-0.200358337814229</text:p>
              </table:table-cell>
              <table:table-cell office:value-type="float" office:value="-0.263890253426114">
                <text:p>-0.263890253426114</text:p>
              </table:table-cell>
              <table:table-cell office:value-type="float" office:value="-0.00262006403520365">
                <text:p>-0.00262006403520365</text:p>
              </table:table-cell>
              <table:table-cell office:value-type="float" office:value="-0.268580362125673">
                <text:p>-0.268580362125673</text:p>
              </table:table-cell>
              <table:table-cell office:value-type="float" office:value="-0.118721091737877">
                <text:p>-0.118721091737877</text:p>
              </table:table-cell>
              <table:table-cell office:value-type="float" office:value="-0.18882838065336">
                <text:p>-0.18882838065336</text:p>
              </table:table-cell>
              <table:table-cell office:value-type="float" office:value="-0.187732099361669">
                <text:p>-0.187732099361669</text:p>
              </table:table-cell>
              <table:table-cell office:value-type="float" office:value="-0.0947507526966544">
                <text:p>-0.0947507526966544</text:p>
              </table:table-cell>
              <table:table-cell office:value-type="float" office:value="-0.130529520560875">
                <text:p>-0.130529520560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47721560268357">
                <text:p>0.0347721560268357</text:p>
              </table:table-cell>
              <table:table-cell office:value-type="float" office:value="-0.200518128469579">
                <text:p>-0.200518128469579</text:p>
              </table:table-cell>
              <table:table-cell office:value-type="float" office:value="-0.270978992923162">
                <text:p>-0.270978992923162</text:p>
              </table:table-cell>
              <table:table-cell office:value-type="float" office:value="-0.044825266113526">
                <text:p>-0.044825266113526</text:p>
              </table:table-cell>
              <table:table-cell office:value-type="float" office:value="-0.340318060302483">
                <text:p>-0.340318060302483</text:p>
              </table:table-cell>
              <table:table-cell office:value-type="float" office:value="-0.194759276582727">
                <text:p>-0.194759276582727</text:p>
              </table:table-cell>
              <table:table-cell office:value-type="float" office:value="-0.225182006928205">
                <text:p>-0.225182006928205</text:p>
              </table:table-cell>
              <table:table-cell office:value-type="float" office:value="-0.203083844388488">
                <text:p>-0.203083844388488</text:p>
              </table:table-cell>
              <table:table-cell office:value-type="float" office:value="-0.117076627535953">
                <text:p>-0.117076627535953</text:p>
              </table:table-cell>
              <table:table-cell office:value-type="float" office:value="-0.152004311512572">
                <text:p>-0.152004311512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9913608148307">
                <text:p>0.169913608148307</text:p>
              </table:table-cell>
              <table:table-cell office:value-type="float" office:value="-0.108020545720666">
                <text:p>-0.108020545720666</text:p>
              </table:table-cell>
              <table:table-cell office:value-type="float" office:value="-0.26119088060199">
                <text:p>-0.26119088060199</text:p>
              </table:table-cell>
              <table:table-cell office:value-type="float" office:value="-0.0597391855859327">
                <text:p>-0.0597391855859327</text:p>
              </table:table-cell>
              <table:table-cell office:value-type="float" office:value="-0.33360970515257">
                <text:p>-0.33360970515257</text:p>
              </table:table-cell>
              <table:table-cell office:value-type="float" office:value="-0.187430341481317">
                <text:p>-0.187430341481317</text:p>
              </table:table-cell>
              <table:table-cell office:value-type="float" office:value="-0.230647977847992">
                <text:p>-0.230647977847992</text:p>
              </table:table-cell>
              <table:table-cell office:value-type="float" office:value="-0.228144636581526">
                <text:p>-0.228144636581526</text:p>
              </table:table-cell>
              <table:table-cell office:value-type="float" office:value="-0.066537089168284">
                <text:p>-0.066537089168284</text:p>
              </table:table-cell>
              <table:table-cell office:value-type="float" office:value="-0.155051889218762">
                <text:p>-0.155051889218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4598195058677">
                <text:p>0.194598195058677</text:p>
              </table:table-cell>
              <table:table-cell office:value-type="float" office:value="0.0137340816182163">
                <text:p>0.0137340816182163</text:p>
              </table:table-cell>
              <table:table-cell office:value-type="float" office:value="-0.245462697327084">
                <text:p>-0.245462697327084</text:p>
              </table:table-cell>
              <table:table-cell office:value-type="float" office:value="-0.0627472756651484">
                <text:p>-0.0627472756651484</text:p>
              </table:table-cell>
              <table:table-cell office:value-type="float" office:value="-0.289410944004544">
                <text:p>-0.289410944004544</text:p>
              </table:table-cell>
              <table:table-cell office:value-type="float" office:value="-0.124266874216094">
                <text:p>-0.124266874216094</text:p>
              </table:table-cell>
              <table:table-cell office:value-type="float" office:value="-0.187802664617359">
                <text:p>-0.187802664617359</text:p>
              </table:table-cell>
              <table:table-cell office:value-type="float" office:value="-0.234867090495971">
                <text:p>-0.234867090495971</text:p>
              </table:table-cell>
              <table:table-cell office:value-type="float" office:value="-0.00852990847919588">
                <text:p>-0.00852990847919588</text:p>
              </table:table-cell>
              <table:table-cell office:value-type="float" office:value="-0.0950346425385501">
                <text:p>-0.0950346425385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7538593918177">
                <text:p>0.0777538593918177</text:p>
              </table:table-cell>
              <table:table-cell office:value-type="float" office:value="0.00613650127110454">
                <text:p>0.00613650127110454</text:p>
              </table:table-cell>
              <table:table-cell office:value-type="float" office:value="-0.152776537030587">
                <text:p>-0.152776537030587</text:p>
              </table:table-cell>
              <table:table-cell office:value-type="float" office:value="-0.0398499095579278">
                <text:p>-0.0398499095579278</text:p>
              </table:table-cell>
              <table:table-cell office:value-type="float" office:value="-0.212823650621888">
                <text:p>-0.212823650621888</text:p>
              </table:table-cell>
              <table:table-cell office:value-type="float" office:value="-0.032220557207441">
                <text:p>-0.032220557207441</text:p>
              </table:table-cell>
              <table:table-cell office:value-type="float" office:value="-0.218147243947507">
                <text:p>-0.218147243947507</text:p>
              </table:table-cell>
              <table:table-cell office:value-type="float" office:value="-0.253749045883396">
                <text:p>-0.253749045883396</text:p>
              </table:table-cell>
              <table:table-cell office:value-type="float" office:value="-0.0738691836786776">
                <text:p>-0.0738691836786776</text:p>
              </table:table-cell>
              <table:table-cell office:value-type="float" office:value="-0.0853930312092909">
                <text:p>-0.0853930312092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59821996022951">
                <text:p>-0.0259821996022951</text:p>
              </table:table-cell>
              <table:table-cell office:value-type="float" office:value="-0.0708449991604732">
                <text:p>-0.0708449991604732</text:p>
              </table:table-cell>
              <table:table-cell office:value-type="float" office:value="-0.0906617048807591">
                <text:p>-0.0906617048807591</text:p>
              </table:table-cell>
              <table:table-cell office:value-type="float" office:value="0.0257185293783113">
                <text:p>0.0257185293783113</text:p>
              </table:table-cell>
              <table:table-cell office:value-type="float" office:value="-0.10012190743374">
                <text:p>-0.10012190743374</text:p>
              </table:table-cell>
              <table:table-cell office:value-type="float" office:value="0.0522965678731115">
                <text:p>0.0522965678731115</text:p>
              </table:table-cell>
              <table:table-cell office:value-type="float" office:value="-0.232977042872697">
                <text:p>-0.232977042872697</text:p>
              </table:table-cell>
              <table:table-cell office:value-type="float" office:value="-0.289822970365735">
                <text:p>-0.289822970365735</text:p>
              </table:table-cell>
              <table:table-cell office:value-type="float" office:value="-0.107871718557856">
                <text:p>-0.107871718557856</text:p>
              </table:table-cell>
              <table:table-cell office:value-type="float" office:value="-0.144220213642171">
                <text:p>-0.144220213642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55778442885724">
                <text:p>0.00755778442885724</text:p>
              </table:table-cell>
              <table:table-cell office:value-type="float" office:value="-0.0832941379514859">
                <text:p>-0.0832941379514859</text:p>
              </table:table-cell>
              <table:table-cell office:value-type="float" office:value="-0.171736575505832">
                <text:p>-0.171736575505832</text:p>
              </table:table-cell>
              <table:table-cell office:value-type="float" office:value="0.0654697639745061">
                <text:p>0.0654697639745061</text:p>
              </table:table-cell>
              <table:table-cell office:value-type="float" office:value="-0.117685373721123">
                <text:p>-0.117685373721123</text:p>
              </table:table-cell>
              <table:table-cell office:value-type="float" office:value="0.0611541346623048">
                <text:p>0.0611541346623048</text:p>
              </table:table-cell>
              <table:table-cell office:value-type="float" office:value="-0.134967345015854">
                <text:p>-0.134967345015854</text:p>
              </table:table-cell>
              <table:table-cell office:value-type="float" office:value="-0.24588854359687">
                <text:p>-0.24588854359687</text:p>
              </table:table-cell>
              <table:table-cell office:value-type="float" office:value="-0.0155295844302047">
                <text:p>-0.0155295844302047</text:p>
              </table:table-cell>
              <table:table-cell office:value-type="float" office:value="-0.101534300973958">
                <text:p>-0.101534300973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37476388847316">
                <text:p>0.0937476388847316</text:p>
              </table:table-cell>
              <table:table-cell office:value-type="float" office:value="-0.0999610194518352">
                <text:p>-0.0999610194518352</text:p>
              </table:table-cell>
              <table:table-cell office:value-type="float" office:value="-0.26487497244776">
                <text:p>-0.26487497244776</text:p>
              </table:table-cell>
              <table:table-cell office:value-type="float" office:value="-0.00587132019788095">
                <text:p>-0.00587132019788095</text:p>
              </table:table-cell>
              <table:table-cell office:value-type="float" office:value="-0.294001837629176">
                <text:p>-0.294001837629176</text:p>
              </table:table-cell>
              <table:table-cell office:value-type="float" office:value="-0.0259714236254724">
                <text:p>-0.0259714236254724</text:p>
              </table:table-cell>
              <table:table-cell office:value-type="float" office:value="-0.113271889713462">
                <text:p>-0.113271889713462</text:p>
              </table:table-cell>
              <table:table-cell office:value-type="float" office:value="-0.171692691779366">
                <text:p>-0.171692691779366</text:p>
              </table:table-cell>
              <table:table-cell office:value-type="float" office:value="-0.0153344260318704">
                <text:p>-0.0153344260318704</text:p>
              </table:table-cell>
              <table:table-cell office:value-type="float" office:value="-0.050186968185808">
                <text:p>-0.050186968185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8872195102367">
                <text:p>0.118872195102367</text:p>
              </table:table-cell>
              <table:table-cell office:value-type="float" office:value="-0.089197244296035">
                <text:p>-0.089197244296035</text:p>
              </table:table-cell>
              <table:table-cell office:value-type="float" office:value="-0.269927505067705">
                <text:p>-0.269927505067705</text:p>
              </table:table-cell>
              <table:table-cell office:value-type="float" office:value="-0.0883404993832476">
                <text:p>-0.0883404993832476</text:p>
              </table:table-cell>
              <table:table-cell office:value-type="float" office:value="-0.401541186122084">
                <text:p>-0.401541186122084</text:p>
              </table:table-cell>
              <table:table-cell office:value-type="float" office:value="-0.146282871476457">
                <text:p>-0.146282871476457</text:p>
              </table:table-cell>
              <table:table-cell office:value-type="float" office:value="-0.13349352507041">
                <text:p>-0.13349352507041</text:p>
              </table:table-cell>
              <table:table-cell office:value-type="float" office:value="-0.16664195177049">
                <text:p>-0.16664195177049</text:p>
              </table:table-cell>
              <table:table-cell office:value-type="float" office:value="-0.0927920493637146">
                <text:p>-0.0927920493637146</text:p>
              </table:table-cell>
              <table:table-cell office:value-type="float" office:value="-0.0925314412157464">
                <text:p>-0.0925314412157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1113687464274">
                <text:p>0.111113687464274</text:p>
              </table:table-cell>
              <table:table-cell office:value-type="float" office:value="-0.109540962899595">
                <text:p>-0.109540962899595</text:p>
              </table:table-cell>
              <table:table-cell office:value-type="float" office:value="-0.262197879230943">
                <text:p>-0.262197879230943</text:p>
              </table:table-cell>
              <table:table-cell office:value-type="float" office:value="-0.0918968318434207">
                <text:p>-0.0918968318434207</text:p>
              </table:table-cell>
              <table:table-cell office:value-type="float" office:value="-0.397827016258473">
                <text:p>-0.397827016258473</text:p>
              </table:table-cell>
              <table:table-cell office:value-type="float" office:value="-0.21761419763746">
                <text:p>-0.21761419763746</text:p>
              </table:table-cell>
              <table:table-cell office:value-type="float" office:value="-0.151221713473856">
                <text:p>-0.151221713473856</text:p>
              </table:table-cell>
              <table:table-cell office:value-type="float" office:value="-0.188316439896052">
                <text:p>-0.188316439896052</text:p>
              </table:table-cell>
              <table:table-cell office:value-type="float" office:value="-0.12668671153268">
                <text:p>-0.12668671153268</text:p>
              </table:table-cell>
              <table:table-cell office:value-type="float" office:value="-0.136765841431515">
                <text:p>-0.136765841431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5562465934806">
                <text:p>0.175562465934806</text:p>
              </table:table-cell>
              <table:table-cell office:value-type="float" office:value="-0.104877107160065">
                <text:p>-0.104877107160065</text:p>
              </table:table-cell>
              <table:table-cell office:value-type="float" office:value="-0.29810992224801">
                <text:p>-0.29810992224801</text:p>
              </table:table-cell>
              <table:table-cell office:value-type="float" office:value="-0.0955941421431024">
                <text:p>-0.0955941421431024</text:p>
              </table:table-cell>
              <table:table-cell office:value-type="float" office:value="-0.403883567840121">
                <text:p>-0.403883567840121</text:p>
              </table:table-cell>
              <table:table-cell office:value-type="float" office:value="-0.22110019649632">
                <text:p>-0.22110019649632</text:p>
              </table:table-cell>
              <table:table-cell office:value-type="float" office:value="-0.225922107802778">
                <text:p>-0.225922107802778</text:p>
              </table:table-cell>
              <table:table-cell office:value-type="float" office:value="-0.217515037993446">
                <text:p>-0.217515037993446</text:p>
              </table:table-cell>
              <table:table-cell office:value-type="float" office:value="-0.134150094429145">
                <text:p>-0.134150094429145</text:p>
              </table:table-cell>
              <table:table-cell office:value-type="float" office:value="-0.174019738696672">
                <text:p>-0.174019738696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8368565067949">
                <text:p>0.218368565067949</text:p>
              </table:table-cell>
              <table:table-cell office:value-type="float" office:value="0.0595670869936182">
                <text:p>0.0595670869936182</text:p>
              </table:table-cell>
              <table:table-cell office:value-type="float" office:value="-0.258141545931521">
                <text:p>-0.258141545931521</text:p>
              </table:table-cell>
              <table:table-cell office:value-type="float" office:value="-0.0595437240663146">
                <text:p>-0.0595437240663146</text:p>
              </table:table-cell>
              <table:table-cell office:value-type="float" office:value="-0.41037220116435">
                <text:p>-0.41037220116435</text:p>
              </table:table-cell>
              <table:table-cell office:value-type="float" office:value="-0.200966359810206">
                <text:p>-0.200966359810206</text:p>
              </table:table-cell>
              <table:table-cell office:value-type="float" office:value="-0.264777561544881">
                <text:p>-0.264777561544881</text:p>
              </table:table-cell>
              <table:table-cell office:value-type="float" office:value="-0.255829251170273">
                <text:p>-0.255829251170273</text:p>
              </table:table-cell>
              <table:table-cell office:value-type="float" office:value="-0.140981501522228">
                <text:p>-0.140981501522228</text:p>
              </table:table-cell>
              <table:table-cell office:value-type="float" office:value="-0.19724061387319">
                <text:p>-0.197240613873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2841236957699">
                <text:p>0.142841236957699</text:p>
              </table:table-cell>
              <table:table-cell office:value-type="float" office:value="0.0852088892226579">
                <text:p>0.0852088892226579</text:p>
              </table:table-cell>
              <table:table-cell office:value-type="float" office:value="-0.13226694778478">
                <text:p>-0.13226694778478</text:p>
              </table:table-cell>
              <table:table-cell office:value-type="float" office:value="0.028597589622422">
                <text:p>0.028597589622422</text:p>
              </table:table-cell>
              <table:table-cell office:value-type="float" office:value="-0.329103157761825">
                <text:p>-0.329103157761825</text:p>
              </table:table-cell>
              <table:table-cell office:value-type="float" office:value="-0.179849939605349">
                <text:p>-0.179849939605349</text:p>
              </table:table-cell>
              <table:table-cell office:value-type="float" office:value="-0.286893095000834">
                <text:p>-0.286893095000834</text:p>
              </table:table-cell>
              <table:table-cell office:value-type="float" office:value="-0.308765157041301">
                <text:p>-0.308765157041301</text:p>
              </table:table-cell>
              <table:table-cell office:value-type="float" office:value="-0.194393429982121">
                <text:p>-0.194393429982121</text:p>
              </table:table-cell>
              <table:table-cell office:value-type="float" office:value="-0.223556844667083">
                <text:p>-0.223556844667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54646563543035">
                <text:p>0.0354646563543035</text:p>
              </table:table-cell>
              <table:table-cell office:value-type="float" office:value="-0.0845168303199002">
                <text:p>-0.0845168303199002</text:p>
              </table:table-cell>
              <table:table-cell office:value-type="float" office:value="-0.152111215571701">
                <text:p>-0.152111215571701</text:p>
              </table:table-cell>
              <table:table-cell office:value-type="float" office:value="0.0238436624859446">
                <text:p>0.0238436624859446</text:p>
              </table:table-cell>
              <table:table-cell office:value-type="float" office:value="-0.211452662771121">
                <text:p>-0.211452662771121</text:p>
              </table:table-cell>
              <table:table-cell office:value-type="float" office:value="-0.139451135023357">
                <text:p>-0.139451135023357</text:p>
              </table:table-cell>
              <table:table-cell office:value-type="float" office:value="-0.238152149350308">
                <text:p>-0.238152149350308</text:p>
              </table:table-cell>
              <table:table-cell office:value-type="float" office:value="-0.315544055674159">
                <text:p>-0.315544055674159</text:p>
              </table:table-cell>
              <table:table-cell office:value-type="float" office:value="-0.160001299113002">
                <text:p>-0.160001299113002</text:p>
              </table:table-cell>
              <table:table-cell office:value-type="float" office:value="-0.223184668026218">
                <text:p>-0.223184668026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20142649841964">
                <text:p>-0.0520142649841964</text:p>
              </table:table-cell>
              <table:table-cell office:value-type="float" office:value="-0.196678515802968">
                <text:p>-0.196678515802968</text:p>
              </table:table-cell>
              <table:table-cell office:value-type="float" office:value="-0.275045513858595">
                <text:p>-0.275045513858595</text:p>
              </table:table-cell>
              <table:table-cell office:value-type="float" office:value="-0.0190859480498505">
                <text:p>-0.0190859480498505</text:p>
              </table:table-cell>
              <table:table-cell office:value-type="float" office:value="-0.194185874741305">
                <text:p>-0.194185874741305</text:p>
              </table:table-cell>
              <table:table-cell office:value-type="float" office:value="-0.0497994657761304">
                <text:p>-0.0497994657761304</text:p>
              </table:table-cell>
              <table:table-cell office:value-type="float" office:value="-0.134779710773937">
                <text:p>-0.134779710773937</text:p>
              </table:table-cell>
              <table:table-cell office:value-type="float" office:value="-0.218577847279141">
                <text:p>-0.218577847279141</text:p>
              </table:table-cell>
              <table:table-cell office:value-type="float" office:value="-0.0554258924034732">
                <text:p>-0.0554258924034732</text:p>
              </table:table-cell>
              <table:table-cell office:value-type="float" office:value="-0.132000095305668">
                <text:p>-0.132000095305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790689205694871">
                <text:p>-0.0790689205694871</text:p>
              </table:table-cell>
              <table:table-cell office:value-type="float" office:value="-0.198321766121839">
                <text:p>-0.198321766121839</text:p>
              </table:table-cell>
              <table:table-cell office:value-type="float" office:value="-0.30405885454082">
                <text:p>-0.30405885454082</text:p>
              </table:table-cell>
              <table:table-cell office:value-type="float" office:value="-0.0421463871561502">
                <text:p>-0.0421463871561502</text:p>
              </table:table-cell>
              <table:table-cell office:value-type="float" office:value="-0.273656402300796">
                <text:p>-0.273656402300796</text:p>
              </table:table-cell>
              <table:table-cell office:value-type="float" office:value="-0.00442629639870984">
                <text:p>-0.00442629639870984</text:p>
              </table:table-cell>
              <table:table-cell office:value-type="float" office:value="-0.154314115678937">
                <text:p>-0.154314115678937</text:p>
              </table:table-cell>
              <table:table-cell office:value-type="float" office:value="-0.158225874598835">
                <text:p>-0.158225874598835</text:p>
              </table:table-cell>
              <table:table-cell office:value-type="float" office:value="-0.074374188933297">
                <text:p>-0.074374188933297</text:p>
              </table:table-cell>
              <table:table-cell office:value-type="float" office:value="-0.0816230146672593">
                <text:p>-0.08162301466725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726258537350961">
                <text:p>-0.0726258537350961</text:p>
              </table:table-cell>
              <table:table-cell office:value-type="float" office:value="-0.17643218080034">
                <text:p>-0.17643218080034</text:p>
              </table:table-cell>
              <table:table-cell office:value-type="float" office:value="-0.265526835009098">
                <text:p>-0.265526835009098</text:p>
              </table:table-cell>
              <table:table-cell office:value-type="float" office:value="-0.0743871393299468">
                <text:p>-0.0743871393299468</text:p>
              </table:table-cell>
              <table:table-cell office:value-type="float" office:value="-0.352191296237242">
                <text:p>-0.352191296237242</text:p>
              </table:table-cell>
              <table:table-cell office:value-type="float" office:value="-0.105020228469792">
                <text:p>-0.105020228469792</text:p>
              </table:table-cell>
              <table:table-cell office:value-type="float" office:value="-0.224771235098412">
                <text:p>-0.224771235098412</text:p>
              </table:table-cell>
              <table:table-cell office:value-type="float" office:value="-0.213222750474199">
                <text:p>-0.213222750474199</text:p>
              </table:table-cell>
              <table:table-cell office:value-type="float" office:value="-0.148496666018812">
                <text:p>-0.148496666018812</text:p>
              </table:table-cell>
              <table:table-cell office:value-type="float" office:value="-0.14989990639414">
                <text:p>-0.14989990639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53338388067599">
                <text:p>-0.0253338388067599</text:p>
              </table:table-cell>
              <table:table-cell office:value-type="float" office:value="-0.200648774599614">
                <text:p>-0.200648774599614</text:p>
              </table:table-cell>
              <table:table-cell office:value-type="float" office:value="-0.246942968795024">
                <text:p>-0.246942968795024</text:p>
              </table:table-cell>
              <table:table-cell office:value-type="float" office:value="0.422638370971741">
                <text:p>0.422638370971741</text:p>
              </table:table-cell>
              <table:table-cell office:value-type="float" office:value="0.143013385880633">
                <text:p>0.143013385880633</text:p>
              </table:table-cell>
              <table:table-cell office:value-type="float" office:value="0.297057823921592">
                <text:p>0.297057823921592</text:p>
              </table:table-cell>
              <table:table-cell office:value-type="float" office:value="0.268507786385596">
                <text:p>0.268507786385596</text:p>
              </table:table-cell>
              <table:table-cell office:value-type="float" office:value="-0.246489358109754">
                <text:p>-0.246489358109754</text:p>
              </table:table-cell>
              <table:table-cell office:value-type="float" office:value="0.332988154976291">
                <text:p>0.332988154976291</text:p>
              </table:table-cell>
              <table:table-cell office:value-type="float" office:value="-0.184204768348229">
                <text:p>-0.184204768348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87222932576066">
                <text:p>0.0487222932576066</text:p>
              </table:table-cell>
              <table:table-cell office:value-type="float" office:value="-0.182123307852198">
                <text:p>-0.182123307852198</text:p>
              </table:table-cell>
              <table:table-cell office:value-type="float" office:value="-0.267103189791496">
                <text:p>-0.267103189791496</text:p>
              </table:table-cell>
              <table:table-cell office:value-type="float" office:value="0.971754328926815">
                <text:p>0.971754328926815</text:p>
              </table:table-cell>
              <table:table-cell office:value-type="float" office:value="0.682679105561364">
                <text:p>0.682679105561364</text:p>
              </table:table-cell>
              <table:table-cell office:value-type="float" office:value="0.801506471521188">
                <text:p>0.801506471521188</text:p>
              </table:table-cell>
              <table:table-cell office:value-type="float" office:value="0.826751049016558">
                <text:p>0.826751049016558</text:p>
              </table:table-cell>
              <table:table-cell office:value-type="float" office:value="-0.273723245541089">
                <text:p>-0.273723245541089</text:p>
              </table:table-cell>
              <table:table-cell office:value-type="float" office:value="0.876036556194657">
                <text:p>0.876036556194657</text:p>
              </table:table-cell>
              <table:table-cell office:value-type="float" office:value="-0.180686701374928">
                <text:p>-0.1806867013749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19438912281849">
                <text:p>0.0819438912281849</text:p>
              </table:table-cell>
              <table:table-cell office:value-type="float" office:value="-0.100017621480522">
                <text:p>-0.100017621480522</text:p>
              </table:table-cell>
              <table:table-cell office:value-type="float" office:value="-0.242202960924656">
                <text:p>-0.242202960924656</text:p>
              </table:table-cell>
              <table:table-cell office:value-type="float" office:value="0.51728072686026">
                <text:p>0.51728072686026</text:p>
              </table:table-cell>
              <table:table-cell office:value-type="float" office:value="0.172528199724907">
                <text:p>0.172528199724907</text:p>
              </table:table-cell>
              <table:table-cell office:value-type="float" office:value="0.332656316319853">
                <text:p>0.332656316319853</text:p>
              </table:table-cell>
              <table:table-cell office:value-type="float" office:value="0.305433053955397">
                <text:p>0.305433053955397</text:p>
              </table:table-cell>
              <table:table-cell office:value-type="float" office:value="-0.307144420047186">
                <text:p>-0.307144420047186</text:p>
              </table:table-cell>
              <table:table-cell office:value-type="float" office:value="0.361204471622535">
                <text:p>0.361204471622535</text:p>
              </table:table-cell>
              <table:table-cell office:value-type="float" office:value="-0.205861387272188">
                <text:p>-0.205861387272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6922796756386">
                <text:p>0.106922796756386</text:p>
              </table:table-cell>
              <table:table-cell office:value-type="float" office:value="-0.061168262802936">
                <text:p>-0.061168262802936</text:p>
              </table:table-cell>
              <table:table-cell office:value-type="float" office:value="-0.142537191282658">
                <text:p>-0.142537191282658</text:p>
              </table:table-cell>
              <table:table-cell office:value-type="float" office:value="0.0413779903440776">
                <text:p>0.0413779903440776</text:p>
              </table:table-cell>
              <table:table-cell office:value-type="float" office:value="-0.285050867081393">
                <text:p>-0.285050867081393</text:p>
              </table:table-cell>
              <table:table-cell office:value-type="float" office:value="-0.107365300498237">
                <text:p>-0.107365300498237</text:p>
              </table:table-cell>
              <table:table-cell office:value-type="float" office:value="-0.295998497157162">
                <text:p>-0.295998497157162</text:p>
              </table:table-cell>
              <table:table-cell office:value-type="float" office:value="-0.313688522663594">
                <text:p>-0.313688522663594</text:p>
              </table:table-cell>
              <table:table-cell office:value-type="float" office:value="-0.229318471787374">
                <text:p>-0.229318471787374</text:p>
              </table:table-cell>
              <table:table-cell office:value-type="float" office:value="-0.247492589272237">
                <text:p>-0.247492589272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6999530980362">
                <text:p>0.126999530980362</text:p>
              </table:table-cell>
              <table:table-cell office:value-type="float" office:value="-0.0448567357510948">
                <text:p>-0.0448567357510948</text:p>
              </table:table-cell>
              <table:table-cell office:value-type="float" office:value="-0.120581018945043">
                <text:p>-0.120581018945043</text:p>
              </table:table-cell>
              <table:table-cell office:value-type="float" office:value="0.031788075766578">
                <text:p>0.031788075766578</text:p>
              </table:table-cell>
              <table:table-cell office:value-type="float" office:value="-0.174497124813956">
                <text:p>-0.174497124813956</text:p>
              </table:table-cell>
              <table:table-cell office:value-type="float" office:value="-0.0734901096100812">
                <text:p>-0.0734901096100812</text:p>
              </table:table-cell>
              <table:table-cell office:value-type="float" office:value="-0.317190665706817">
                <text:p>-0.317190665706817</text:p>
              </table:table-cell>
              <table:table-cell office:value-type="float" office:value="-0.355276698944619">
                <text:p>-0.355276698944619</text:p>
              </table:table-cell>
              <table:table-cell office:value-type="float" office:value="-0.26744409481421">
                <text:p>-0.26744409481421</text:p>
              </table:table-cell>
              <table:table-cell office:value-type="float" office:value="-0.299373323635097">
                <text:p>-0.2993733236350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3310075199077">
                <text:p>0.213310075199077</text:p>
              </table:table-cell>
              <table:table-cell office:value-type="float" office:value="0.0207467254972542">
                <text:p>0.0207467254972542</text:p>
              </table:table-cell>
              <table:table-cell office:value-type="float" office:value="-0.175409528149526">
                <text:p>-0.175409528149526</text:p>
              </table:table-cell>
              <table:table-cell office:value-type="float" office:value="0.015842011160943">
                <text:p>0.015842011160943</text:p>
              </table:table-cell>
              <table:table-cell office:value-type="float" office:value="-0.182493500748813">
                <text:p>-0.182493500748813</text:p>
              </table:table-cell>
              <table:table-cell office:value-type="float" office:value="-0.111123163817087">
                <text:p>-0.111123163817087</text:p>
              </table:table-cell>
              <table:table-cell office:value-type="float" office:value="-0.191668623561921">
                <text:p>-0.191668623561921</text:p>
              </table:table-cell>
              <table:table-cell office:value-type="float" office:value="-0.310856578094278">
                <text:p>-0.310856578094278</text:p>
              </table:table-cell>
              <table:table-cell office:value-type="float" office:value="-0.174084209011554">
                <text:p>-0.174084209011554</text:p>
              </table:table-cell>
              <table:table-cell office:value-type="float" office:value="-0.235325984160643">
                <text:p>-0.2353259841606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7289574640852">
                <text:p>0.707289574640852</text:p>
              </table:table-cell>
              <table:table-cell office:value-type="float" office:value="0.113159862258121">
                <text:p>0.113159862258121</text:p>
              </table:table-cell>
              <table:table-cell office:value-type="float" office:value="-0.146154656648565">
                <text:p>-0.146154656648565</text:p>
              </table:table-cell>
              <table:table-cell office:value-type="float" office:value="0.0704608503857489">
                <text:p>0.0704608503857489</text:p>
              </table:table-cell>
              <table:table-cell office:value-type="float" office:value="-0.255092666773978">
                <text:p>-0.255092666773978</text:p>
              </table:table-cell>
              <table:table-cell office:value-type="float" office:value="-0.135393067145881">
                <text:p>-0.135393067145881</text:p>
              </table:table-cell>
              <table:table-cell office:value-type="float" office:value="-0.0732386177932992">
                <text:p>-0.0732386177932992</text:p>
              </table:table-cell>
              <table:table-cell office:value-type="float" office:value="-0.210837590234121">
                <text:p>-0.210837590234121</text:p>
              </table:table-cell>
              <table:table-cell office:value-type="float" office:value="-0.0814755498533392">
                <text:p>-0.0814755498533392</text:p>
              </table:table-cell>
              <table:table-cell office:value-type="float" office:value="-0.135971686015056">
                <text:p>-0.135971686015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SD prediction error</text:p>
        </chart:title>
        <chart:subtitle svg:x="5.065cm" svg:y="1.285cm" chart:style-name="ch3">
          <text:p>By shallow depth and depth delta</text:p>
        </chart:subtitle>
        <chart:legend chart:legend-position="end" svg:x="15.056cm" svg:y="3.691cm" style:legend-expansion="high" chart:style-name="ch4"/>
        <chart:plot-area chart:style-name="ch5" table:cell-range-address="'Pivot Table_Sheet1_1'.AH62:'Pivot Table_Sheet1_1'.AN65" chart:data-source-has-labels="both" svg:x="1.312cm" svg:y="2.31cm" svg:width="13.104cm" svg:height="5.548cm">
          <chartooo:coordinate-region svg:x="2.374cm" svg:y="2.513cm" svg:width="12.042cm" svg:height="5.142cm"/>
          <chart:axis chart:dimension="x" chart:name="primary-x" chart:style-name="ch6" chartooo:axis-type="auto">
            <chartooo:date-scale/>
            <chart:title svg:x="6.78cm" svg:y="8.039cm" chart:style-name="ch7">
              <text:p>Shallow Depth</text:p>
            </chart:title>
            <chart:categories table:cell-range-address="'Pivot Table_Sheet1_1'.AI62:'Pivot Table_Sheet1_1'.AN62"/>
          </chart:axis>
          <chart:axis chart:dimension="y" chart:name="primary-y" chart:style-name="ch8">
            <chart:title svg:x="0.451cm" svg:y="6.182cm" chart:style-name="ch9">
              <text:p>SD Remainder</text:p>
            </chart:title>
            <chart:grid chart:style-name="ch10" chart:class="major"/>
          </chart:axis>
          <chart:series chart:style-name="ch11" chart:values-cell-range-address="'Pivot Table_Sheet1_1'.AI63:'Pivot Table_Sheet1_1'.AN63" chart:label-cell-address="'Pivot Table_Sheet1_1'.AH63:'Pivot Table_Sheet1_1'.AH63" chart:class="chart:bar">
            <chart:data-point chart:repeated="6"/>
          </chart:series>
          <chart:series chart:style-name="ch12" chart:values-cell-range-address="'Pivot Table_Sheet1_1'.AI64:'Pivot Table_Sheet1_1'.AN64" chart:label-cell-address="'Pivot Table_Sheet1_1'.AH64:'Pivot Table_Sheet1_1'.AH64" chart:class="chart:bar">
            <chart:data-point chart:repeated="6"/>
          </chart:series>
          <chart:series chart:style-name="ch13" chart:values-cell-range-address="'Pivot Table_Sheet1_1'.AI65:'Pivot Table_Sheet1_1'.AN65" chart:label-cell-address="'Pivot Table_Sheet1_1'.AH65:'Pivot Table_Sheet1_1'.AH6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Pivot Table_Sheet1_1'.AI62:'Pivot Table_Sheet1_1'.AN6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Pivot Table_Sheet1_1'.AH63:'Pivot Table_Sheet1_1'.AH63</svg:desc>
                </draw:g>
              </table:table-cell>
              <table:table-cell office:value-type="float" office:value="0.135483729479932">
                <text:p>0.135483729479932</text:p>
                <draw:g>
                  <svg:desc>'Pivot Table_Sheet1_1'.AI63:'Pivot Table_Sheet1_1'.AN63</svg:desc>
                </draw:g>
              </table:table-cell>
              <table:table-cell office:value-type="float" office:value="-0.0531277544361159">
                <text:p>-0.0531277544361159</text:p>
              </table:table-cell>
              <table:table-cell office:value-type="float" office:value="-0.171188192723917">
                <text:p>-0.171188192723917</text:p>
              </table:table-cell>
              <table:table-cell office:value-type="float" office:value="-0.188122988424001">
                <text:p>-0.18812298842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Pivot Table_Sheet1_1'.AH64:'Pivot Table_Sheet1_1'.AH64</svg:desc>
                </draw:g>
              </table:table-cell>
              <table:table-cell office:value-type="float" office:value="NaN">
                <text:p>NaN</text:p>
                <draw:g>
                  <svg:desc>'Pivot Table_Sheet1_1'.AI64:'Pivot Table_Sheet1_1'.AN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90854912089785">
                <text:p>0.090854912089785</text:p>
              </table:table-cell>
              <table:table-cell office:value-type="float" office:value="-0.00386832531612608">
                <text:p>-0.00386832531612608</text:p>
              </table:table-cell>
              <table:table-cell office:value-type="float" office:value="-0.0851851602401509">
                <text:p>-0.0851851602401509</text:p>
              </table:table-cell>
              <table:table-cell office:value-type="float" office:value="-0.184141185996583">
                <text:p>-0.184141185996583</text:p>
              </table:table-cell>
            </table:table-row>
            <table:table-row>
              <table:table-cell office:value-type="string">
                <text:p>6</text:p>
                <draw:g>
                  <svg:desc>'Pivot Table_Sheet1_1'.AH65:'Pivot Table_Sheet1_1'.AH65</svg:desc>
                </draw:g>
              </table:table-cell>
              <table:table-cell office:value-type="float" office:value="NaN">
                <text:p>NaN</text:p>
                <draw:g>
                  <svg:desc>'Pivot Table_Sheet1_1'.AI65:'Pivot Table_Sheet1_1'.AN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1829927586423">
                <text:p>0.0081829927586423</text:p>
              </table:table-cell>
              <table:table-cell office:value-type="float" office:value="-0.0906447991424283">
                <text:p>-0.0906447991424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69cm" svg:height="9cm" xlink:href=".." xlink:type="simple" chart:class="chart:line" chart:style-name="ch1">
        <chart:legend chart:legend-position="end" svg:x="14.62cm" svg:y="3.185cm" style:legend-expansion="high" chart:style-name="ch2"/>
        <chart:plot-area chart:style-name="ch3" table:cell-range-address="'Pivot Table_Sheet1_3'.A4:'Pivot Table_Sheet1_3'.F12" chart:data-source-has-labels="both" svg:x="0.777cm" svg:y="0.855cm" svg:width="13.189cm" svg:height="7.545cm">
          <chartooo:coordinate-region svg:x="1.622cm" svg:y="1.058cm" svg:width="12.248cm" svg:height="7.139cm"/>
          <chart:axis chart:dimension="x" chart:name="primary-x" chart:style-name="ch4" chartooo:axis-type="auto">
            <chartooo:date-scale/>
            <chart:categories table:cell-range-address="'Pivot Table_Sheet1_3'.A5:'Pivot Table_Sheet1_3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Sheet1_3'.B5:'Pivot Table_Sheet1_3'.B12" chart:label-cell-address="'Pivot Table_Sheet1_3'.B4:'Pivot Table_Sheet1_3'.B4" chart:class="chart:line">
            <chart:data-point chart:repeated="8"/>
          </chart:series>
          <chart:series chart:style-name="ch7" chart:values-cell-range-address="'Pivot Table_Sheet1_3'.C5:'Pivot Table_Sheet1_3'.C12" chart:label-cell-address="'Pivot Table_Sheet1_3'.C4:'Pivot Table_Sheet1_3'.C4" chart:class="chart:line">
            <chart:data-point chart:repeated="8"/>
          </chart:series>
          <chart:series chart:style-name="ch8" chart:values-cell-range-address="'Pivot Table_Sheet1_3'.D5:'Pivot Table_Sheet1_3'.D12" chart:label-cell-address="'Pivot Table_Sheet1_3'.D4:'Pivot Table_Sheet1_3'.D4" chart:class="chart:line">
            <chart:data-point chart:repeated="8"/>
          </chart:series>
          <chart:series chart:style-name="ch9" chart:values-cell-range-address="'Pivot Table_Sheet1_3'.E5:'Pivot Table_Sheet1_3'.E12" chart:label-cell-address="'Pivot Table_Sheet1_3'.E4:'Pivot Table_Sheet1_3'.E4" chart:class="chart:line">
            <chart:data-point chart:repeated="8"/>
          </chart:series>
          <chart:series chart:style-name="ch10" chart:values-cell-range-address="'Pivot Table_Sheet1_3'.F5:'Pivot Table_Sheet1_3'.F12" chart:label-cell-address="'Pivot Table_Sheet1_3'.F4:'Pivot Table_Sheet1_3'.F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'Pivot Table_Sheet1_3'.B4:'Pivot Table_Sheet1_3'.B4</svg:desc>
                </draw:g>
              </table:table-cell>
              <table:table-cell office:value-type="string">
                <text:p>4</text:p>
                <draw:g>
                  <svg:desc>'Pivot Table_Sheet1_3'.C4:'Pivot Table_Sheet1_3'.C4</svg:desc>
                </draw:g>
              </table:table-cell>
              <table:table-cell office:value-type="string">
                <text:p>6</text:p>
                <draw:g>
                  <svg:desc>'Pivot Table_Sheet1_3'.D4:'Pivot Table_Sheet1_3'.D4</svg:desc>
                </draw:g>
              </table:table-cell>
              <table:table-cell office:value-type="string">
                <text:p>8</text:p>
                <draw:g>
                  <svg:desc>'Pivot Table_Sheet1_3'.E4:'Pivot Table_Sheet1_3'.E4</svg:desc>
                </draw:g>
              </table:table-cell>
              <table:table-cell office:value-type="string">
                <text:p>10</text:p>
                <draw:g>
                  <svg:desc>'Pivot Table_Sheet1_3'.F4:'Pivot Table_Sheet1_3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ivot Table_Sheet1_3'.A5:'Pivot Table_Sheet1_3'.A12</svg:desc>
                </draw:g>
              </table:table-cell>
              <table:table-cell office:value-type="float" office:value="0.16">
                <text:p>0.16</text:p>
                <draw:g>
                  <svg:desc>'Pivot Table_Sheet1_3'.B5:'Pivot Table_Sheet1_3'.B12</svg:desc>
                </draw:g>
              </table:table-cell>
              <table:table-cell office:value-type="float" office:value="0.4">
                <text:p>0.4</text:p>
                <draw:g>
                  <svg:desc>'Pivot Table_Sheet1_3'.C5:'Pivot Table_Sheet1_3'.C12</svg:desc>
                </draw:g>
              </table:table-cell>
              <table:table-cell office:value-type="float" office:value="0.56">
                <text:p>0.56</text:p>
                <draw:g>
                  <svg:desc>'Pivot Table_Sheet1_3'.D5:'Pivot Table_Sheet1_3'.D12</svg:desc>
                </draw:g>
              </table:table-cell>
              <table:table-cell office:value-type="float" office:value="0.62">
                <text:p>0.62</text:p>
                <draw:g>
                  <svg:desc>'Pivot Table_Sheet1_3'.E5:'Pivot Table_Sheet1_3'.E12</svg:desc>
                </draw:g>
              </table:table-cell>
              <table:table-cell office:value-type="float" office:value="0.67">
                <text:p>0.67</text:p>
                <draw:g>
                  <svg:desc>'Pivot Table_Sheet1_3'.F5:'Pivot Table_Sheet1_3'.F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05">
                <text:p>-0.05</text:p>
              </table:table-cell>
              <table:table-cell office:value-type="float" office:value="0.24">
                <text:p>0.24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17">
                <text:p>-0.17</text:p>
              </table:table-cell>
              <table:table-cell office:value-type="float" office:value="0.09">
                <text:p>0.09</text:p>
              </table:table-cell>
              <table:table-cell office:value-type="float" office:value="0.2">
                <text:p>0.2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19">
                <text:p>-0.19</text:p>
              </table:table-cell>
              <table:table-cell office:value-type="float" office:value="-0.01">
                <text:p>-0.01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.26">
                <text:p>-0.26</text:p>
              </table:table-cell>
              <table:table-cell office:value-type="float" office:value="-0.09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-0.18">
                <text:p>-0.18</text:p>
              </table:table-cell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39">
                <text:p>-0.39</text:p>
              </table:table-cell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4">
                <text:p>-0.44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7" chart:maximum="1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9cm" xlink:href=".." xlink:type="simple" chart:class="chart:line" chart:style-name="ch1">
        <chart:legend chart:legend-position="end" svg:x="14.249cm" svg:y="3.189cm" style:legend-expansion="high" chart:style-name="ch2"/>
        <chart:plot-area chart:style-name="ch3" table:cell-range-address="'Pivot Table_Sheet1_3'.O4:'Pivot Table_Sheet1_3'.T12" chart:data-source-has-labels="both" svg:x="0.769cm" svg:y="0.855cm" svg:width="12.842cm" svg:height="7.554cm">
          <chartooo:coordinate-region svg:x="1.696cm" svg:y="1.059cm" svg:width="11.819cm" svg:height="6.696cm"/>
          <chart:axis chart:dimension="x" chart:name="primary-x" chart:style-name="ch4" chartooo:axis-type="auto">
            <chartooo:date-scale/>
            <chart:categories table:cell-range-address="'Pivot Table_Sheet1_3'.O5:'Pivot Table_Sheet1_3'.O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Sheet1_3'.P5:'Pivot Table_Sheet1_3'.P12" chart:label-cell-address="'Pivot Table_Sheet1_3'.P4:'Pivot Table_Sheet1_3'.P4" chart:class="chart:line">
            <chart:data-point chart:repeated="8"/>
          </chart:series>
          <chart:series chart:style-name="ch8" chart:values-cell-range-address="'Pivot Table_Sheet1_3'.Q5:'Pivot Table_Sheet1_3'.Q12" chart:label-cell-address="'Pivot Table_Sheet1_3'.Q4:'Pivot Table_Sheet1_3'.Q4" chart:class="chart:line">
            <chart:data-point chart:repeated="8"/>
          </chart:series>
          <chart:series chart:style-name="ch9" chart:values-cell-range-address="'Pivot Table_Sheet1_3'.R5:'Pivot Table_Sheet1_3'.R12" chart:label-cell-address="'Pivot Table_Sheet1_3'.R4:'Pivot Table_Sheet1_3'.R4" chart:class="chart:line">
            <chart:data-point chart:repeated="8"/>
          </chart:series>
          <chart:series chart:style-name="ch10" chart:values-cell-range-address="'Pivot Table_Sheet1_3'.S5:'Pivot Table_Sheet1_3'.S12" chart:label-cell-address="'Pivot Table_Sheet1_3'.S4:'Pivot Table_Sheet1_3'.S4" chart:class="chart:line">
            <chart:data-point chart:repeated="8"/>
          </chart:series>
          <chart:series chart:style-name="ch11" chart:values-cell-range-address="'Pivot Table_Sheet1_3'.T5:'Pivot Table_Sheet1_3'.T12" chart:label-cell-address="'Pivot Table_Sheet1_3'.T4:'Pivot Table_Sheet1_3'.T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'Pivot Table_Sheet1_3'.P4:'Pivot Table_Sheet1_3'.P4</svg:desc>
                </draw:g>
              </table:table-cell>
              <table:table-cell office:value-type="string">
                <text:p>4</text:p>
                <draw:g>
                  <svg:desc>'Pivot Table_Sheet1_3'.Q4:'Pivot Table_Sheet1_3'.Q4</svg:desc>
                </draw:g>
              </table:table-cell>
              <table:table-cell office:value-type="string">
                <text:p>6</text:p>
                <draw:g>
                  <svg:desc>'Pivot Table_Sheet1_3'.R4:'Pivot Table_Sheet1_3'.R4</svg:desc>
                </draw:g>
              </table:table-cell>
              <table:table-cell office:value-type="string">
                <text:p>8</text:p>
                <draw:g>
                  <svg:desc>'Pivot Table_Sheet1_3'.S4:'Pivot Table_Sheet1_3'.S4</svg:desc>
                </draw:g>
              </table:table-cell>
              <table:table-cell office:value-type="string">
                <text:p>10</text:p>
                <draw:g>
                  <svg:desc>'Pivot Table_Sheet1_3'.T4:'Pivot Table_Sheet1_3'.T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ivot Table_Sheet1_3'.O5:'Pivot Table_Sheet1_3'.O12</svg:desc>
                </draw:g>
              </table:table-cell>
              <table:table-cell office:value-type="float" office:value="0.8236">
                <text:p>0.8236</text:p>
                <draw:g>
                  <svg:desc>'Pivot Table_Sheet1_3'.P5:'Pivot Table_Sheet1_3'.P12</svg:desc>
                </draw:g>
              </table:table-cell>
              <table:table-cell office:value-type="float" office:value="0.994">
                <text:p>0.994</text:p>
                <draw:g>
                  <svg:desc>'Pivot Table_Sheet1_3'.Q5:'Pivot Table_Sheet1_3'.Q12</svg:desc>
                </draw:g>
              </table:table-cell>
              <table:table-cell office:value-type="float" office:value="1.1076">
                <text:p>1.1076</text:p>
                <draw:g>
                  <svg:desc>'Pivot Table_Sheet1_3'.R5:'Pivot Table_Sheet1_3'.R12</svg:desc>
                </draw:g>
              </table:table-cell>
              <table:table-cell office:value-type="float" office:value="1.1502">
                <text:p>1.1502</text:p>
                <draw:g>
                  <svg:desc>'Pivot Table_Sheet1_3'.S5:'Pivot Table_Sheet1_3'.S12</svg:desc>
                </draw:g>
              </table:table-cell>
              <table:table-cell office:value-type="float" office:value="1.1857">
                <text:p>1.1857</text:p>
                <draw:g>
                  <svg:desc>'Pivot Table_Sheet1_3'.T5:'Pivot Table_Sheet1_3'.T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695">
                <text:p>0.7695</text:p>
              </table:table-cell>
              <table:table-cell office:value-type="float" office:value="1.0044">
                <text:p>1.0044</text:p>
              </table:table-cell>
              <table:table-cell office:value-type="float" office:value="1.0935">
                <text:p>1.0935</text:p>
              </table:table-cell>
              <table:table-cell office:value-type="float" office:value="1.1583">
                <text:p>1.1583</text:p>
              </table:table-cell>
              <table:table-cell office:value-type="float" office:value="1.2069">
                <text:p>1.206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553">
                <text:p>0.7553</text:p>
              </table:table-cell>
              <table:table-cell office:value-type="float" office:value="0.9919">
                <text:p>0.9919</text:p>
              </table:table-cell>
              <table:table-cell office:value-type="float" office:value="1.092">
                <text:p>1.092</text:p>
              </table:table-cell>
              <table:table-cell office:value-type="float" office:value="1.1557">
                <text:p>1.1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181">
                <text:p>0.8181</text:p>
              </table:table-cell>
              <table:table-cell office:value-type="float" office:value="0.9999">
                <text:p>0.9999</text:p>
              </table:table-cell>
              <table:table-cell office:value-type="float" office:value="1.111">
                <text:p>1.111</text:p>
              </table:table-cell>
              <table:table-cell office:value-type="float" office:value="1.1817">
                <text:p>1.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214">
                <text:p>0.8214</text:p>
              </table:table-cell>
              <table:table-cell office:value-type="float" office:value="1.0101">
                <text:p>1.0101</text:p>
              </table:table-cell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865">
                <text:p>0.7865</text:p>
              </table:table-cell>
              <table:table-cell office:value-type="float" office:value="0.9922">
                <text:p>0.9922</text:p>
              </table:table-cell>
              <table:table-cell office:value-type="float" office:value="1.1011">
                <text:p>1.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7991">
                <text:p>0.7991</text:p>
              </table:table-cell>
              <table:table-cell office:value-type="float" office:value="0.9825">
                <text:p>0.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896">
                <text:p>0.7896</text:p>
              </table:table-cell>
              <table:table-cell office:value-type="float" office:value="0.987">
                <text:p>0.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